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標楷體1" fo:font-size="17pt" fo:font-weight="bold" officeooo:rsid="09ab3c06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style:use-window-font-color="true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>
      <style:text-properties style:use-window-font-color="true" style:font-name="標楷體1" fo:font-size="17pt" fo:font-weight="bold" officeooo:rsid="0a99dd5d" officeooo:paragraph-rsid="13edc2a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>
      <style:text-properties style:use-window-font-color="true" style:font-name="標楷體1" fo:font-size="17pt" fo:font-weight="bold" officeooo:rsid="0a99dd5d" officeooo:paragraph-rsid="1f7b944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>
      <style:text-properties style:use-window-font-color="true" style:font-name="標楷體1" fo:font-size="17pt" fo:font-weight="bold" officeooo:rsid="0880e60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>
      <style:text-properties style:use-window-font-color="true" style:font-name="標楷體1" fo:font-size="17pt" fo:font-weight="bold" officeooo:rsid="13bf696a" officeooo:paragraph-rsid="1501b03c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>
      <style:text-properties style:use-window-font-color="true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>
      <style:text-properties style:use-window-font-color="true" style:font-name="標楷體1" fo:font-size="17pt" fo:font-weight="bold" officeooo:rsid="03ee0d5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>
      <style:text-properties style:use-window-font-color="true" style:font-name="標楷體1" fo:font-size="17pt" fo:font-weight="bold" officeooo:rsid="0a3fd8c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>
      <style:text-properties style:use-window-font-color="true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>
      <style:text-properties style:use-window-font-color="true" fo:font-size="17pt" fo:font-weight="bold" officeooo:rsid="03ee0d5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>
      <style:text-properties style:use-window-font-color="true" fo:font-size="17pt" fo:font-weight="bold" officeooo:rsid="05dde295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>
      <style:text-properties style:use-window-font-color="true" fo:font-size="17pt" fo:font-weight="bold" officeooo:rsid="05dde295" officeooo:paragraph-rsid="19509528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>
      <style:text-properties style:use-window-font-color="true" fo:font-size="17pt" fo:font-weight="bold" officeooo:paragraph-rsid="1519dd24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>
      <style:text-properties style:use-window-font-color="true" fo:font-size="17pt" fo:font-weight="bold" officeooo:paragraph-rsid="1bd5fd86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>
      <style:text-properties style:use-window-font-color="true" fo:font-size="17pt" fo:font-weight="bold" officeooo:paragraph-rsid="1bfac17c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>
      <style:text-properties style:use-window-font-color="true" fo:font-size="17pt" fo:font-weight="bold" officeooo:paragraph-rsid="1c05b535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>
      <style:text-properties style:use-window-font-color="true" fo:font-size="17pt" fo:font-weight="bold" officeooo:paragraph-rsid="1c119afa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>
      <style:text-properties style:use-window-font-color="true" fo:font-size="17pt" fo:font-weight="bold" officeooo:paragraph-rsid="13523fe2" style:font-name-asian="標楷體1" style:font-size-asian="17pt" style:font-weight-asian="bold" style:font-size-complex="17pt" style:font-weight-complex="bold"/>
    </style:style>
    <style:style style:name="P20" style:family="paragraph" style:parent-style-name="Standard">
      <style:text-properties style:use-window-font-color="true" fo:font-size="17pt" fo:font-weight="bold" officeooo:paragraph-rsid="1bd5fd86" style:font-name-asian="標楷體1" style:font-size-asian="17pt" style:font-weight-asian="bold" style:font-size-complex="17pt" style:font-weight-complex="bold"/>
    </style:style>
    <style:style style:name="P21" style:family="paragraph" style:parent-style-name="Standard">
      <style:text-properties style:use-window-font-color="true" fo:font-size="17pt" fo:font-weight="bold" officeooo:paragraph-rsid="1bd791f0" style:font-name-asian="標楷體1" style:font-size-asian="17pt" style:font-weight-asian="bold" style:font-size-complex="17pt" style:font-weight-complex="bold"/>
    </style:style>
    <style:style style:name="P22" style:family="paragraph" style:parent-style-name="Standard">
      <style:text-properties style:use-window-font-color="true" style:font-name="Liberation Serif" fo:font-size="17pt" style:text-underline-style="none" fo:font-weight="bold" officeooo:rsid="1886033b" officeooo:paragraph-rsid="1886033b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>
      <style:text-properties style:use-window-font-color="true" style:font-name="Liberation Serif" fo:font-size="17pt" style:text-underline-style="none" fo:font-weight="bold" officeooo:rsid="13fbfca5" officeooo:paragraph-rsid="1f83078e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>
      <style:text-properties style:use-window-font-color="true" style:font-name="Liberation Serif" fo:font-size="17pt" style:text-underline-style="none" fo:font-weight="bold" officeooo:rsid="13fbfca5" officeooo:paragraph-rsid="140b2e0b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>
      <style:text-properties fo:color="#050505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>
      <style:text-properties fo:color="#050505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>
      <style:text-properties fo:color="#050505" style:font-name="標楷體1" fo:font-size="17pt" fo:font-weight="bold" officeooo:rsid="0880e60f" officeooo:paragraph-rsid="151ef253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>
      <style:text-properties fo:color="#333333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>
      <style:text-properties fo:color="#333333" fo:font-size="17pt" fo:font-weight="bold" officeooo:rsid="1f320750" officeooo:paragraph-rsid="1f2dbfda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>
      <style:text-properties fo:color="#333333" fo:font-size="17pt" fo:font-weight="bold" officeooo:rsid="1263b12b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>
      <style:text-properties fo:color="#333333" fo:font-size="17pt" fo:font-weight="bold" officeooo:paragraph-rsid="135c007a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>
      <style:text-properties fo:color="#333333" fo:font-size="17pt" fo:font-weight="bold" officeooo:paragraph-rsid="1efe63f2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>
      <style:text-properties fo:color="#333333" fo:font-size="17pt" fo:font-weight="bold" officeooo:paragraph-rsid="1efd56a1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>
      <style:text-properties fo:color="#333333" fo:font-size="17pt" fo:font-weight="bold" officeooo:paragraph-rsid="1efc265c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>
      <style:text-properties fo:color="#333333" style:font-name="Liberation Serif" fo:font-size="17pt" style:text-underline-style="none" fo:font-weight="bold" officeooo:rsid="13fbfca5" officeooo:paragraph-rsid="1f6854e0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>
      <style:text-properties fo:color="#333333" style:font-name="Liberation Serif" fo:font-size="17pt" style:text-underline-style="none" fo:font-weight="bold" officeooo:rsid="13fbfca5" officeooo:paragraph-rsid="142ec746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>
      <style:text-properties fo:color="#333333" style:font-name="Liberation Serif" fo:font-size="17pt" style:text-underline-style="none" fo:font-weight="bold" officeooo:rsid="13fbfca5" officeooo:paragraph-rsid="150d9d74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>
      <style:text-properties fo:color="#333333" style:font-name="Liberation Serif" fo:font-size="17pt" style:text-underline-style="none" fo:font-weight="bold" officeooo:rsid="13fbfca5" officeooo:paragraph-rsid="14291927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>
      <style:text-properties fo:color="#333333" style:font-name="Liberation Serif" fo:font-size="17pt" style:text-underline-style="none" fo:font-weight="bold" officeooo:rsid="13fbfca5" officeooo:paragraph-rsid="1444d8f3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>
      <style:text-properties fo:color="#333333" style:font-name="Liberation Serif" fo:font-size="17pt" style:text-underline-style="none" fo:font-weight="bold" officeooo:rsid="13fbfca5" officeooo:paragraph-rsid="1414dd92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>
      <style:text-properties fo:color="#333333" style:font-name="Liberation Serif" fo:font-size="17pt" style:text-underline-style="none" fo:font-weight="bold" officeooo:rsid="13fbfca5" officeooo:paragraph-rsid="195603c2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>
      <style:text-properties fo:color="#333333" style:font-name="Liberation Serif" fo:font-size="17pt" style:text-underline-style="none" fo:font-weight="bold" officeooo:rsid="13fbfca5" officeooo:paragraph-rsid="146921bc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>
      <style:text-properties fo:color="#333333" style:font-name="Liberation Serif" fo:font-size="17pt" style:text-underline-style="none" fo:font-weight="bold" officeooo:rsid="13fbfca5" officeooo:paragraph-rsid="142e6e95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>
      <style:text-properties fo:color="#333333" style:font-name="Liberation Serif" fo:font-size="17pt" style:text-underline-style="none" fo:font-weight="bold" officeooo:rsid="13fbfca5" officeooo:paragraph-rsid="148b8ebc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>
      <style:text-properties fo:color="#333333" style:font-name="Liberation Serif" fo:font-size="17pt" style:text-underline-style="none" fo:font-weight="bold" officeooo:rsid="13fbfca5" officeooo:paragraph-rsid="150862ae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>
      <style:text-properties fo:color="#333333" style:font-name="Liberation Serif" fo:font-size="17pt" style:text-underline-style="none" fo:font-weight="bold" officeooo:rsid="13fbfca5" officeooo:paragraph-rsid="14881136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>
      <style:text-properties fo:color="#333333" style:font-name="Liberation Serif" fo:font-size="17pt" style:text-underline-style="none" fo:font-weight="bold" officeooo:rsid="13fbfca5" officeooo:paragraph-rsid="141bd4f7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>
      <style:text-properties fo:color="#333333" style:font-name="Liberation Serif" fo:font-size="17pt" style:text-underline-style="none" fo:font-weight="bold" officeooo:rsid="13fbfca5" officeooo:paragraph-rsid="141ded7f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>
      <style:text-properties fo:color="#333333" style:font-name="Liberation Serif" fo:font-size="17pt" style:text-underline-style="none" fo:font-weight="bold" officeooo:rsid="13fbfca5" officeooo:paragraph-rsid="1bcd584a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>
      <style:text-properties fo:color="#333333" style:font-name="Liberation Serif" fo:font-size="17pt" style:text-underline-style="none" fo:font-weight="bold" officeooo:rsid="13fbfca5" officeooo:paragraph-rsid="1bcf32ff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>
      <style:text-properties fo:color="#333333" style:font-name="Liberation Serif" fo:font-size="17pt" style:text-underline-style="none" fo:font-weight="bold" officeooo:rsid="13fbfca5" officeooo:paragraph-rsid="1b4feb9f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>
      <style:text-properties fo:color="#333333" style:font-name="Liberation Serif" fo:font-size="17pt" style:text-underline-style="none" fo:font-weight="bold" officeooo:rsid="13fbfca5" officeooo:paragraph-rsid="1b7a4f6f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>
      <style:text-properties fo:color="#333333" style:font-name="Liberation Serif" fo:font-size="17pt" style:text-underline-style="none" fo:font-weight="bold" officeooo:rsid="13fbfca5" officeooo:paragraph-rsid="1b4e69f3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>
      <style:text-properties fo:color="#333333" style:font-name="Liberation Serif" fo:font-size="17pt" style:text-underline-style="none" fo:font-weight="bold" officeooo:rsid="13fbfca5" officeooo:paragraph-rsid="19db2ba5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>
      <style:text-properties fo:color="#333333" style:font-name="Liberation Serif" fo:font-size="17pt" style:text-underline-style="none" fo:font-weight="bold" officeooo:rsid="13fbfca5" officeooo:paragraph-rsid="19d8046b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>
      <style:text-properties fo:color="#333333" style:font-name="Liberation Serif" fo:font-size="17pt" style:text-underline-style="none" fo:font-weight="bold" officeooo:rsid="13fbfca5" officeooo:paragraph-rsid="148818b9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>
      <style:text-properties fo:color="#333333" style:font-name="Liberation Serif" fo:font-size="17pt" style:text-underline-style="none" fo:font-weight="bold" officeooo:rsid="13fbfca5" officeooo:paragraph-rsid="140d17a9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>
      <style:text-properties fo:color="#333333" style:font-name="Liberation Serif" fo:font-size="17pt" style:text-underline-style="none" fo:font-weight="bold" officeooo:rsid="13fbfca5" officeooo:paragraph-rsid="145c072c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>
      <style:text-properties fo:color="#333333" style:font-name="Liberation Serif" fo:font-size="17pt" style:text-underline-style="none" fo:font-weight="bold" officeooo:rsid="13fbfca5" officeooo:paragraph-rsid="14919092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>
      <style:text-properties fo:color="#333333" style:font-name="Liberation Serif" fo:font-size="17pt" style:text-underline-style="none" fo:font-weight="bold" officeooo:rsid="13fbfca5" officeooo:paragraph-rsid="147c9454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>
      <style:text-properties fo:color="#333333" style:font-name="Liberation Serif" fo:font-size="17pt" style:text-underline-style="none" fo:font-weight="bold" officeooo:rsid="13fbfca5" officeooo:paragraph-rsid="15e8b8a8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>
      <style:text-properties fo:color="#333333" style:font-name="Liberation Serif" fo:font-size="17pt" style:text-underline-style="none" fo:font-weight="bold" officeooo:rsid="13fbfca5" officeooo:paragraph-rsid="1540ff6f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>
      <style:text-properties fo:color="#333333" style:font-name="Liberation Serif" fo:font-size="17pt" style:text-underline-style="none" fo:font-weight="bold" officeooo:rsid="13fbfca5" officeooo:paragraph-rsid="15db3916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>
      <style:text-properties fo:color="#333333" style:font-name="Liberation Serif" fo:font-size="17pt" style:text-underline-style="none" fo:font-weight="bold" officeooo:rsid="13fbfca5" officeooo:paragraph-rsid="16007908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>
      <style:text-properties fo:color="#333333" style:font-name="Liberation Serif" fo:font-size="17pt" style:text-underline-style="none" fo:font-weight="bold" officeooo:rsid="13fbfca5" officeooo:paragraph-rsid="16191fa2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>
      <style:text-properties fo:color="#333333" style:font-name="Liberation Serif" fo:font-size="17pt" style:text-underline-style="none" fo:font-weight="bold" officeooo:rsid="13fbfca5" officeooo:paragraph-rsid="161394b0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>
      <style:text-properties fo:color="#333333" style:font-name="Liberation Serif" fo:font-size="17pt" style:text-underline-style="none" fo:font-weight="bold" officeooo:rsid="13fbfca5" officeooo:paragraph-rsid="16135f17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>
      <style:text-properties fo:color="#333333" style:font-name="Liberation Serif" fo:font-size="17pt" style:text-underline-style="none" fo:font-weight="bold" officeooo:rsid="13fbfca5" officeooo:paragraph-rsid="1633d442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>
      <style:text-properties fo:color="#333333" style:font-name="Liberation Serif" fo:font-size="17pt" style:text-underline-style="none" fo:font-weight="bold" officeooo:rsid="13fbfca5" officeooo:paragraph-rsid="15ca29b2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>
      <style:text-properties fo:color="#333333" style:font-name="Liberation Serif" fo:font-size="17pt" style:text-underline-style="none" fo:font-weight="bold" officeooo:rsid="13fbfca5" officeooo:paragraph-rsid="160058f4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>
      <style:text-properties fo:color="#333333" style:font-name="Liberation Serif" fo:font-size="17pt" style:text-underline-style="none" fo:font-weight="bold" officeooo:rsid="13fbfca5" officeooo:paragraph-rsid="16066ebe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>
      <style:text-properties fo:color="#333333" style:font-name="Liberation Serif" fo:font-size="17pt" style:text-underline-style="none" fo:font-weight="bold" officeooo:rsid="13fbfca5" officeooo:paragraph-rsid="1545d71c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>
      <style:text-properties fo:color="#333333" style:font-name="Liberation Serif" fo:font-size="17pt" style:text-underline-style="none" fo:font-weight="bold" officeooo:rsid="13fbfca5" officeooo:paragraph-rsid="16dcabf0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>
      <style:text-properties fo:color="#333333" style:font-name="Liberation Serif" fo:font-size="17pt" style:text-underline-style="none" fo:font-weight="bold" officeooo:rsid="13fbfca5" officeooo:paragraph-rsid="17c7d559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>
      <style:text-properties fo:color="#333333" style:font-name="Liberation Serif" fo:font-size="17pt" style:text-underline-style="none" fo:font-weight="bold" officeooo:rsid="13fbfca5" officeooo:paragraph-rsid="17cd51ae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>
      <style:text-properties fo:color="#333333" style:font-name="Liberation Serif" fo:font-size="17pt" style:text-underline-style="none" fo:font-weight="bold" officeooo:rsid="13fbfca5" officeooo:paragraph-rsid="17c6ca71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>
      <style:text-properties fo:color="#333333" style:font-name="Liberation Serif" fo:font-size="17pt" style:text-underline-style="none" fo:font-weight="bold" officeooo:rsid="13fbfca5" officeooo:paragraph-rsid="17c982e9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>
      <style:text-properties fo:color="#333333" style:font-name="Liberation Serif" fo:font-size="17pt" style:text-underline-style="none" fo:font-weight="bold" officeooo:rsid="13fbfca5" officeooo:paragraph-rsid="17c1db06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>
      <style:text-properties fo:color="#333333" style:font-name="Liberation Serif" fo:font-size="17pt" style:text-underline-style="none" fo:font-weight="bold" officeooo:rsid="13fbfca5" officeooo:paragraph-rsid="1814153b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>
      <style:text-properties fo:color="#333333" style:font-name="Liberation Serif" fo:font-size="17pt" style:text-underline-style="none" fo:font-weight="bold" officeooo:rsid="13fbfca5" officeooo:paragraph-rsid="181f807d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>
      <style:text-properties fo:color="#333333" style:font-name="Liberation Serif" fo:font-size="17pt" style:text-underline-style="none" fo:font-weight="bold" officeooo:rsid="13fbfca5" officeooo:paragraph-rsid="1811861e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>
      <style:text-properties fo:color="#333333" style:font-name="Liberation Serif" fo:font-size="17pt" style:text-underline-style="none" fo:font-weight="bold" officeooo:rsid="13fbfca5" officeooo:paragraph-rsid="181dc286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>
      <style:text-properties fo:color="#333333" style:font-name="Liberation Serif" fo:font-size="17pt" style:text-underline-style="none" fo:font-weight="bold" officeooo:rsid="13fbfca5" officeooo:paragraph-rsid="1810570b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>
      <style:text-properties fo:color="#333333" style:font-name="Liberation Serif" fo:font-size="17pt" style:text-underline-style="none" fo:font-weight="bold" officeooo:rsid="13fbfca5" officeooo:paragraph-rsid="18100c73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>
      <style:text-properties fo:color="#333333" style:font-name="Liberation Serif" fo:font-size="17pt" style:text-underline-style="none" fo:font-weight="bold" officeooo:rsid="13fbfca5" officeooo:paragraph-rsid="1841c0e9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>
      <style:text-properties fo:color="#333333" style:font-name="Liberation Serif" fo:font-size="17pt" style:text-underline-style="none" fo:font-weight="bold" officeooo:rsid="13fbfca5" officeooo:paragraph-rsid="18437385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>
      <style:text-properties fo:color="#333333" style:font-name="Liberation Serif" fo:font-size="17pt" style:text-underline-style="none" fo:font-weight="bold" officeooo:rsid="13fbfca5" officeooo:paragraph-rsid="183fbf83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>
      <style:text-properties fo:color="#333333" style:font-name="Liberation Serif" fo:font-size="17pt" style:text-underline-style="none" fo:font-weight="bold" officeooo:rsid="13fbfca5" officeooo:paragraph-rsid="1816a6e0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>
      <style:text-properties fo:color="#333333" style:font-name="Liberation Serif" fo:font-size="17pt" style:text-underline-style="none" fo:font-weight="bold" officeooo:rsid="13fbfca5" officeooo:paragraph-rsid="181634f7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>
      <style:text-properties fo:color="#333333" style:font-name="Liberation Serif" fo:font-size="17pt" style:text-underline-style="none" fo:font-weight="bold" officeooo:rsid="13fbfca5" officeooo:paragraph-rsid="182a1e4a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>
      <style:text-properties fo:color="#333333" style:font-name="Liberation Serif" fo:font-size="17pt" style:text-underline-style="none" fo:font-weight="bold" officeooo:rsid="13fbfca5" officeooo:paragraph-rsid="180f4f1e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>
      <style:text-properties fo:color="#333333" style:font-name="Liberation Serif" fo:font-size="17pt" style:text-underline-style="none" fo:font-weight="bold" officeooo:rsid="13fbfca5" officeooo:paragraph-rsid="180ccb13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>
      <style:text-properties fo:color="#333333" style:font-name="Liberation Serif" fo:font-size="17pt" style:text-underline-style="none" fo:font-weight="bold" officeooo:rsid="13fbfca5" officeooo:paragraph-rsid="180ed6ab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>
      <style:text-properties fo:color="#333333" style:font-name="Liberation Serif" fo:font-size="17pt" style:text-underline-style="none" fo:font-weight="bold" officeooo:rsid="13fbfca5" officeooo:paragraph-rsid="1865e138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>
      <style:text-properties fo:color="#333333" style:font-name="Liberation Serif" fo:font-size="17pt" style:text-underline-style="none" fo:font-weight="bold" officeooo:rsid="13fbfca5" officeooo:paragraph-rsid="1869a904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>
      <style:text-properties fo:color="#333333" style:font-name="Liberation Serif" fo:font-size="17pt" style:text-underline-style="none" fo:font-weight="bold" officeooo:rsid="13fbfca5" officeooo:paragraph-rsid="18785f7a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>
      <style:text-properties fo:color="#333333" style:font-name="Liberation Serif" fo:font-size="17pt" style:text-underline-style="none" fo:font-weight="bold" officeooo:rsid="13fbfca5" officeooo:paragraph-rsid="1862ae82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>
      <style:text-properties fo:color="#333333" style:font-name="Liberation Serif" fo:font-size="17pt" style:text-underline-style="none" fo:font-weight="bold" officeooo:rsid="13fbfca5" officeooo:paragraph-rsid="17d5b24c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>
      <style:text-properties fo:color="#333333" style:font-name="Liberation Serif" fo:font-size="17pt" style:text-underline-style="none" fo:font-weight="bold" officeooo:rsid="13fbfca5" officeooo:paragraph-rsid="17d912af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>
      <style:text-properties fo:color="#333333" style:font-name="Liberation Serif" fo:font-size="17pt" style:text-underline-style="none" fo:font-weight="bold" officeooo:rsid="13fbfca5" officeooo:paragraph-rsid="17d3ac3e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>
      <style:text-properties fo:color="#333333" style:font-name="Liberation Serif" fo:font-size="17pt" style:text-underline-style="none" fo:font-weight="bold" officeooo:rsid="13fbfca5" officeooo:paragraph-rsid="17d2a4f9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>
      <style:text-properties fo:color="#333333" style:font-name="Liberation Serif" fo:font-size="17pt" style:text-underline-style="none" fo:font-weight="bold" officeooo:rsid="13fbfca5" officeooo:paragraph-rsid="17d91d11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>
      <style:text-properties fo:color="#333333" style:font-name="Liberation Serif" fo:font-size="17pt" style:text-underline-style="none" fo:font-weight="bold" officeooo:rsid="13fbfca5" officeooo:paragraph-rsid="17e41df8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>
      <style:text-properties fo:color="#333333" style:font-name="Liberation Serif" fo:font-size="17pt" style:text-underline-style="none" fo:font-weight="bold" officeooo:rsid="13fbfca5" officeooo:paragraph-rsid="17dd2ff1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>
      <style:text-properties fo:color="#333333" style:font-name="Liberation Serif" fo:font-size="17pt" style:text-underline-style="none" fo:font-weight="bold" officeooo:rsid="13fbfca5" officeooo:paragraph-rsid="17dc124c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>
      <style:text-properties fo:color="#333333" style:font-name="Liberation Serif" fo:font-size="17pt" style:text-underline-style="none" fo:font-weight="bold" officeooo:rsid="13fbfca5" officeooo:paragraph-rsid="17ffa2a9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>
      <style:text-properties fo:color="#333333" style:font-name="Liberation Serif" fo:font-size="17pt" style:text-underline-style="none" fo:font-weight="bold" officeooo:rsid="13fbfca5" officeooo:paragraph-rsid="180bac96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>
      <style:text-properties fo:color="#333333" style:font-name="Liberation Serif" fo:font-size="17pt" style:text-underline-style="none" fo:font-weight="bold" officeooo:rsid="13fbfca5" officeooo:paragraph-rsid="180357e1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>
      <style:text-properties fo:color="#333333" style:font-name="Liberation Serif" fo:font-size="17pt" style:text-underline-style="none" fo:font-weight="bold" officeooo:rsid="13fbfca5" officeooo:paragraph-rsid="18003b44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>
      <style:text-properties fo:color="#333333" style:font-name="Liberation Serif" fo:font-size="17pt" style:text-underline-style="none" fo:font-weight="bold" officeooo:rsid="13fbfca5" officeooo:paragraph-rsid="17ff28c3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>
      <style:text-properties fo:color="#333333" style:font-name="Liberation Serif" fo:font-size="17pt" style:text-underline-style="none" fo:font-weight="bold" officeooo:rsid="13fbfca5" officeooo:paragraph-rsid="17f50fd7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>
      <style:text-properties fo:color="#333333" style:font-name="Liberation Serif" fo:font-size="17pt" style:text-underline-style="none" fo:font-weight="bold" officeooo:rsid="13fbfca5" officeooo:paragraph-rsid="17fd1585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>
      <style:text-properties fo:color="#333333" style:font-name="Liberation Serif" fo:font-size="17pt" style:text-underline-style="none" fo:font-weight="bold" officeooo:rsid="13fbfca5" officeooo:paragraph-rsid="17f37ac3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>
      <style:text-properties fo:color="#333333" style:font-name="Liberation Serif" fo:font-size="17pt" style:text-underline-style="none" fo:font-weight="bold" officeooo:rsid="13fbfca5" officeooo:paragraph-rsid="18051b41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>
      <style:text-properties fo:color="#333333" style:font-name="Liberation Serif" fo:font-size="17pt" style:text-underline-style="none" fo:font-weight="bold" officeooo:rsid="13fbfca5" officeooo:paragraph-rsid="18082623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>
      <style:text-properties fo:color="#333333" style:font-name="Liberation Serif" fo:font-size="17pt" style:text-underline-style="none" fo:font-weight="bold" officeooo:rsid="13fbfca5" officeooo:paragraph-rsid="17f073cb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>
      <style:text-properties fo:color="#333333" style:font-name="Liberation Serif" fo:font-size="17pt" style:text-underline-style="none" fo:font-weight="bold" officeooo:rsid="13fbfca5" officeooo:paragraph-rsid="18806d09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>
      <style:text-properties fo:color="#333333" style:font-name="Liberation Serif" fo:font-size="17pt" style:text-underline-style="none" fo:font-weight="bold" officeooo:rsid="13fbfca5" officeooo:paragraph-rsid="17efb984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>
      <style:text-properties fo:color="#333333" style:font-name="Liberation Serif" fo:font-size="17pt" style:text-underline-style="none" fo:font-weight="bold" officeooo:rsid="13fbfca5" officeooo:paragraph-rsid="17e79438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>
      <style:text-properties fo:color="#333333" style:font-name="Liberation Serif" fo:font-size="17pt" style:text-underline-style="none" fo:font-weight="bold" officeooo:rsid="13fbfca5" officeooo:paragraph-rsid="187ba48d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>
      <style:text-properties fo:color="#333333" style:font-name="Liberation Serif" fo:font-size="17pt" style:text-underline-style="none" fo:font-weight="bold" officeooo:rsid="13fbfca5" officeooo:paragraph-rsid="17e641f3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>
      <style:text-properties fo:color="#333333" style:font-name="Liberation Serif" fo:font-size="17pt" style:text-underline-style="none" fo:font-weight="bold" officeooo:rsid="13fbfca5" officeooo:paragraph-rsid="188466d5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>
      <style:text-properties fo:color="#333333" style:font-name="Liberation Serif" fo:font-size="17pt" style:text-underline-style="none" fo:font-weight="bold" officeooo:rsid="13fbfca5" officeooo:paragraph-rsid="17da5060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>
      <style:text-properties fo:color="#333333" style:font-name="Liberation Serif" fo:font-size="17pt" style:text-underline-style="none" fo:font-weight="bold" officeooo:rsid="13fbfca5" officeooo:paragraph-rsid="17d01c72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>
      <style:text-properties fo:color="#333333" style:font-name="Liberation Serif" fo:font-size="17pt" style:text-underline-style="none" fo:font-weight="bold" officeooo:rsid="13fbfca5" officeooo:paragraph-rsid="18834c7a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>
      <style:text-properties fo:color="#333333" style:font-name="Liberation Serif" fo:font-size="17pt" style:text-underline-style="none" fo:font-weight="bold" officeooo:rsid="13fbfca5" officeooo:paragraph-rsid="17be62fa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>
      <style:text-properties fo:color="#333333" style:font-name="Liberation Serif" fo:font-size="17pt" style:text-underline-style="none" fo:font-weight="bold" officeooo:rsid="13fbfca5" officeooo:paragraph-rsid="17c377d0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>
      <style:text-properties fo:color="#333333" style:font-name="Liberation Serif" fo:font-size="17pt" style:text-underline-style="none" fo:font-weight="bold" officeooo:rsid="13fbfca5" officeooo:paragraph-rsid="17bc7b79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>
      <style:text-properties fo:color="#333333" style:font-name="Liberation Serif" fo:font-size="17pt" style:text-underline-style="none" fo:font-weight="bold" officeooo:rsid="13fbfca5" officeooo:paragraph-rsid="17b8d3f0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>
      <style:text-properties fo:color="#333333" style:font-name="Liberation Serif" fo:font-size="17pt" style:text-underline-style="none" fo:font-weight="bold" officeooo:rsid="13fbfca5" officeooo:paragraph-rsid="17b80ecd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>
      <style:text-properties fo:color="#333333" style:font-name="Liberation Serif" fo:font-size="17pt" style:text-underline-style="none" fo:font-weight="bold" officeooo:rsid="13fbfca5" officeooo:paragraph-rsid="17ac91f7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>
      <style:text-properties fo:color="#333333" style:font-name="Liberation Serif" fo:font-size="17pt" style:text-underline-style="none" fo:font-weight="bold" officeooo:rsid="13fbfca5" officeooo:paragraph-rsid="17b131ca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>
      <style:text-properties fo:color="#333333" style:font-name="Liberation Serif" fo:font-size="17pt" style:text-underline-style="none" fo:font-weight="bold" officeooo:rsid="13fbfca5" officeooo:paragraph-rsid="17b17bcc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>
      <style:text-properties fo:color="#333333" style:font-name="Liberation Serif" fo:font-size="17pt" style:text-underline-style="none" fo:font-weight="bold" officeooo:rsid="13fbfca5" officeooo:paragraph-rsid="17a9283f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>
      <style:text-properties fo:color="#333333" style:font-name="Liberation Serif" fo:font-size="17pt" style:text-underline-style="none" fo:font-weight="bold" officeooo:rsid="13fbfca5" officeooo:paragraph-rsid="17a7d387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>
      <style:text-properties fo:color="#333333" style:font-name="Liberation Serif" fo:font-size="17pt" style:text-underline-style="none" fo:font-weight="bold" officeooo:rsid="13fbfca5" officeooo:paragraph-rsid="17a62489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>
      <style:text-properties fo:color="#333333" style:font-name="Liberation Serif" fo:font-size="17pt" style:text-underline-style="none" fo:font-weight="bold" officeooo:rsid="13fbfca5" officeooo:paragraph-rsid="17a4b4ed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>
      <style:text-properties fo:color="#333333" style:font-name="Liberation Serif" fo:font-size="17pt" style:text-underline-style="none" fo:font-weight="bold" officeooo:rsid="13fbfca5" officeooo:paragraph-rsid="17a225bc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>
      <style:text-properties fo:color="#333333" style:font-name="Liberation Serif" fo:font-size="17pt" style:text-underline-style="none" fo:font-weight="bold" officeooo:rsid="13fbfca5" officeooo:paragraph-rsid="179a0205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>
      <style:text-properties fo:color="#333333" style:font-name="Liberation Serif" fo:font-size="17pt" style:text-underline-style="none" fo:font-weight="bold" officeooo:rsid="13fbfca5" officeooo:paragraph-rsid="17970e2c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>
      <style:text-properties fo:color="#333333" style:font-name="Liberation Serif" fo:font-size="17pt" style:text-underline-style="none" fo:font-weight="bold" officeooo:rsid="13fbfca5" officeooo:paragraph-rsid="1796a95d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>
      <style:text-properties fo:color="#333333" style:font-name="Liberation Serif" fo:font-size="17pt" style:text-underline-style="none" fo:font-weight="bold" officeooo:rsid="13fbfca5" officeooo:paragraph-rsid="17920073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>
      <style:text-properties fo:color="#333333" style:font-name="Liberation Serif" fo:font-size="17pt" style:text-underline-style="none" fo:font-weight="bold" officeooo:rsid="13fbfca5" officeooo:paragraph-rsid="179106a0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>
      <style:text-properties fo:color="#333333" style:font-name="Liberation Serif" fo:font-size="17pt" style:text-underline-style="none" fo:font-weight="bold" officeooo:rsid="13fbfca5" officeooo:paragraph-rsid="179804d4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>
      <style:text-properties fo:color="#333333" style:font-name="Liberation Serif" fo:font-size="17pt" style:text-underline-style="none" fo:font-weight="bold" officeooo:rsid="13fbfca5" officeooo:paragraph-rsid="1792b0e0" style:font-name-asian="標楷體1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>
      <style:text-properties fo:color="#333333" style:font-name="Liberation Serif" fo:font-size="17pt" style:text-underline-style="none" fo:font-weight="bold" officeooo:rsid="13fbfca5" officeooo:paragraph-rsid="178bcdc5" style:font-name-asian="標楷體1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>
      <style:text-properties fo:color="#333333" style:font-name="Liberation Serif" fo:font-size="17pt" style:text-underline-style="none" fo:font-weight="bold" officeooo:rsid="13fbfca5" officeooo:paragraph-rsid="1a81df12" style:font-name-asian="標楷體1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>
      <style:text-properties fo:color="#333333" style:font-name="Liberation Serif" fo:font-size="17pt" style:text-underline-style="none" fo:font-weight="bold" officeooo:rsid="13fbfca5" officeooo:paragraph-rsid="174a6151" style:font-name-asian="標楷體1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>
      <style:text-properties fo:color="#333333" style:font-name="Liberation Serif" fo:font-size="17pt" style:text-underline-style="none" fo:font-weight="bold" officeooo:rsid="13fbfca5" officeooo:paragraph-rsid="174b704a" style:font-name-asian="標楷體1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>
      <style:text-properties fo:color="#333333" style:font-name="Liberation Serif" fo:font-size="17pt" style:text-underline-style="none" fo:font-weight="bold" officeooo:rsid="13fbfca5" officeooo:paragraph-rsid="1749dd4c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>
      <style:text-properties fo:color="#333333" style:font-name="Liberation Serif" fo:font-size="17pt" style:text-underline-style="none" fo:font-weight="bold" officeooo:rsid="13fbfca5" officeooo:paragraph-rsid="175ead6f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>
      <style:text-properties fo:color="#333333" style:font-name="Liberation Serif" fo:font-size="17pt" style:text-underline-style="none" fo:font-weight="bold" officeooo:rsid="13fbfca5" officeooo:paragraph-rsid="193264f3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>
      <style:text-properties fo:color="#333333" style:font-name="Liberation Serif" fo:font-size="17pt" style:text-underline-style="none" fo:font-weight="bold" officeooo:rsid="13fbfca5" officeooo:paragraph-rsid="19393371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>
      <style:text-properties fo:color="#333333" style:font-name="Liberation Serif" fo:font-size="17pt" style:text-underline-style="none" fo:font-weight="bold" officeooo:rsid="13fbfca5" officeooo:paragraph-rsid="1a6aa8ff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>
      <style:text-properties fo:color="#333333" style:font-name="Liberation Serif" fo:font-size="17pt" style:text-underline-style="none" fo:font-weight="bold" officeooo:rsid="13fbfca5" officeooo:paragraph-rsid="192c1f71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>
      <style:text-properties fo:color="#333333" style:font-name="Liberation Serif" fo:font-size="17pt" style:text-underline-style="none" fo:font-weight="bold" officeooo:rsid="13fbfca5" officeooo:paragraph-rsid="18c73f70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>
      <style:text-properties fo:color="#333333" style:font-name="Liberation Serif" fo:font-size="17pt" style:text-underline-style="none" fo:font-weight="bold" officeooo:rsid="13fbfca5" officeooo:paragraph-rsid="194996bc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>
      <style:text-properties fo:color="#333333" style:font-name="Liberation Serif" fo:font-size="17pt" style:text-underline-style="none" fo:font-weight="bold" officeooo:rsid="13fbfca5" officeooo:paragraph-rsid="19a44d2c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>
      <style:text-properties fo:color="#333333" style:font-name="Liberation Serif" fo:font-size="17pt" style:text-underline-style="none" fo:font-weight="bold" officeooo:rsid="13fbfca5" officeooo:paragraph-rsid="1c990992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>
      <style:text-properties fo:color="#333333" style:font-name="Liberation Serif" fo:font-size="17pt" style:text-underline-style="none" fo:font-weight="bold" officeooo:rsid="13fbfca5" officeooo:paragraph-rsid="1cb5e220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>
      <style:text-properties fo:color="#333333" style:font-name="Liberation Serif" fo:font-size="17pt" style:text-underline-style="none" fo:font-weight="bold" officeooo:rsid="13fbfca5" officeooo:paragraph-rsid="1c98eabe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>
      <style:text-properties fo:color="#333333" style:font-name="Liberation Serif" fo:font-size="17pt" style:text-underline-style="none" fo:font-weight="bold" officeooo:rsid="13fbfca5" officeooo:paragraph-rsid="1c9669d1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>
      <style:text-properties fo:color="#333333" style:font-name="Liberation Serif" fo:font-size="17pt" style:text-underline-style="none" fo:font-weight="bold" officeooo:rsid="13fbfca5" officeooo:paragraph-rsid="1c94b9a3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>
      <style:text-properties fo:color="#333333" style:font-name="Liberation Serif" fo:font-size="17pt" style:text-underline-style="none" fo:font-weight="bold" officeooo:rsid="13fbfca5" officeooo:paragraph-rsid="1cb0269d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>
      <style:text-properties fo:color="#333333" style:font-name="Liberation Serif" fo:font-size="17pt" style:text-underline-style="none" fo:font-weight="bold" officeooo:rsid="13fbfca5" officeooo:paragraph-rsid="1c93f494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>
      <style:text-properties fo:color="#333333" style:font-name="Liberation Serif" fo:font-size="17pt" style:text-underline-style="none" fo:font-weight="bold" officeooo:rsid="13fbfca5" officeooo:paragraph-rsid="19b4997b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>
      <style:text-properties fo:color="#333333" style:font-name="Liberation Serif" fo:font-size="17pt" style:text-underline-style="none" fo:font-weight="bold" officeooo:rsid="13fbfca5" officeooo:paragraph-rsid="19d2267d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>
      <style:text-properties fo:color="#333333" style:font-name="Liberation Serif" fo:font-size="17pt" style:text-underline-style="none" fo:font-weight="bold" officeooo:rsid="13fbfca5" officeooo:paragraph-rsid="19bfb76e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>
      <style:text-properties fo:color="#333333" style:font-name="Liberation Serif" fo:font-size="17pt" style:text-underline-style="none" fo:font-weight="bold" officeooo:rsid="13fbfca5" officeooo:paragraph-rsid="19b755c1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>
      <style:text-properties fo:color="#333333" style:font-name="Liberation Serif" fo:font-size="17pt" style:text-underline-style="none" fo:font-weight="bold" officeooo:rsid="13fbfca5" officeooo:paragraph-rsid="19b21610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>
      <style:text-properties fo:color="#333333" style:font-name="Liberation Serif" fo:font-size="17pt" style:text-underline-style="none" fo:font-weight="bold" officeooo:rsid="13fbfca5" officeooo:paragraph-rsid="19b0ab19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>
      <style:text-properties fo:color="#333333" style:font-name="Liberation Serif" fo:font-size="17pt" style:text-underline-style="none" fo:font-weight="bold" officeooo:rsid="13fbfca5" officeooo:paragraph-rsid="19aa2ac8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>
      <style:text-properties fo:color="#333333" style:font-name="Liberation Serif" fo:font-size="17pt" style:text-underline-style="none" fo:font-weight="bold" officeooo:rsid="13fbfca5" officeooo:paragraph-rsid="19af1842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>
      <style:text-properties fo:color="#333333" style:font-name="Liberation Serif" fo:font-size="17pt" style:text-underline-style="none" fo:font-weight="bold" officeooo:rsid="13fbfca5" officeooo:paragraph-rsid="1923d57d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>
      <style:text-properties fo:color="#333333" style:font-name="Liberation Serif" fo:font-size="17pt" style:text-underline-style="none" fo:font-weight="bold" officeooo:rsid="13fbfca5" officeooo:paragraph-rsid="1927ad1c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>
      <style:text-properties fo:color="#333333" style:font-name="Liberation Serif" fo:font-size="17pt" style:text-underline-style="none" fo:font-weight="bold" officeooo:rsid="13fbfca5" officeooo:paragraph-rsid="190a3da1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>
      <style:text-properties fo:color="#333333" style:font-name="Liberation Serif" fo:font-size="17pt" style:text-underline-style="none" fo:font-weight="bold" officeooo:rsid="13fbfca5" officeooo:paragraph-rsid="19071f2b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>
      <style:text-properties fo:color="#333333" style:font-name="Liberation Serif" fo:font-size="17pt" style:text-underline-style="none" fo:font-weight="bold" officeooo:rsid="13fbfca5" officeooo:paragraph-rsid="19086d79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>
      <style:text-properties fo:color="#333333" style:font-name="Liberation Serif" fo:font-size="17pt" style:text-underline-style="none" fo:font-weight="bold" officeooo:rsid="13fbfca5" officeooo:paragraph-rsid="18d6da98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>
      <style:text-properties fo:color="#333333" style:font-name="Liberation Serif" fo:font-size="17pt" style:text-underline-style="none" fo:font-weight="bold" officeooo:rsid="13fbfca5" officeooo:paragraph-rsid="18dca018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>
      <style:text-properties fo:color="#333333" style:font-name="Liberation Serif" fo:font-size="17pt" style:text-underline-style="none" fo:font-weight="bold" officeooo:rsid="13fbfca5" officeooo:paragraph-rsid="18e1723a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>
      <style:text-properties fo:color="#333333" style:font-name="Liberation Serif" fo:font-size="17pt" style:text-underline-style="none" fo:font-weight="bold" officeooo:rsid="13fbfca5" officeooo:paragraph-rsid="18e4feb9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>
      <style:text-properties fo:color="#333333" style:font-name="Liberation Serif" fo:font-size="17pt" style:text-underline-style="none" fo:font-weight="bold" officeooo:rsid="13fbfca5" officeooo:paragraph-rsid="1d52ba75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>
      <style:text-properties fo:color="#333333" style:font-name="Liberation Serif" fo:font-size="17pt" style:text-underline-style="none" fo:font-weight="bold" officeooo:rsid="13fbfca5" officeooo:paragraph-rsid="18d17e50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>
      <style:text-properties fo:color="#333333" style:font-name="Liberation Serif" fo:font-size="17pt" style:text-underline-style="none" fo:font-weight="bold" officeooo:rsid="13fbfca5" officeooo:paragraph-rsid="18ccdf89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>
      <style:text-properties fo:color="#333333" style:font-name="Liberation Serif" fo:font-size="17pt" style:text-underline-style="none" fo:font-weight="bold" officeooo:rsid="13fbfca5" officeooo:paragraph-rsid="18e5d1d5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>
      <style:text-properties fo:color="#333333" style:font-name="Liberation Serif" fo:font-size="17pt" style:text-underline-style="none" fo:font-weight="bold" officeooo:rsid="13fbfca5" officeooo:paragraph-rsid="18c3bebe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>
      <style:text-properties fo:color="#333333" style:font-name="Liberation Serif" fo:font-size="17pt" style:text-underline-style="none" fo:font-weight="bold" officeooo:rsid="13fbfca5" officeooo:paragraph-rsid="18c44bf9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>
      <style:text-properties fo:color="#333333" style:font-name="Liberation Serif" fo:font-size="17pt" style:text-underline-style="none" fo:font-weight="bold" officeooo:rsid="13fbfca5" officeooo:paragraph-rsid="18c259aa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>
      <style:text-properties fo:color="#333333" style:font-name="Liberation Serif" fo:font-size="17pt" style:text-underline-style="none" fo:font-weight="bold" officeooo:rsid="13fbfca5" officeooo:paragraph-rsid="1d6ad6d7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>
      <style:text-properties fo:color="#333333" style:font-name="Liberation Serif" fo:font-size="17pt" style:text-underline-style="none" fo:font-weight="bold" officeooo:rsid="13fbfca5" officeooo:paragraph-rsid="1d676e3d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>
      <style:text-properties fo:color="#333333" style:font-name="Liberation Serif" fo:font-size="17pt" style:text-underline-style="none" fo:font-weight="bold" officeooo:rsid="13fbfca5" officeooo:paragraph-rsid="1d6c4bfb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>
      <style:text-properties fo:color="#333333" style:font-name="Liberation Serif" fo:font-size="17pt" style:text-underline-style="none" fo:font-weight="bold" officeooo:rsid="13fbfca5" officeooo:paragraph-rsid="1d5f0fe2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>
      <style:text-properties fo:color="#333333" style:font-name="Liberation Serif" fo:font-size="17pt" style:text-underline-style="none" fo:font-weight="bold" officeooo:rsid="13fbfca5" officeooo:paragraph-rsid="1d6a67b7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>
      <style:text-properties fo:color="#333333" style:font-name="Liberation Serif" fo:font-size="17pt" style:text-underline-style="none" fo:font-weight="bold" officeooo:rsid="13fbfca5" officeooo:paragraph-rsid="1d771d97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>
      <style:text-properties fo:color="#333333" style:font-name="Liberation Serif" fo:font-size="17pt" style:text-underline-style="none" fo:font-weight="bold" officeooo:rsid="13fbfca5" officeooo:paragraph-rsid="1d964958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>
      <style:text-properties fo:color="#333333" style:font-name="Liberation Serif" fo:font-size="17pt" style:text-underline-style="none" fo:font-weight="bold" officeooo:rsid="13fbfca5" officeooo:paragraph-rsid="1d568d3a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>
      <style:text-properties fo:color="#333333" style:font-name="Liberation Serif" fo:font-size="17pt" style:text-underline-style="none" fo:font-weight="bold" officeooo:rsid="13fbfca5" officeooo:paragraph-rsid="1d65c077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>
      <style:text-properties fo:color="#333333" style:font-name="Liberation Serif" fo:font-size="17pt" style:text-underline-style="none" fo:font-weight="bold" officeooo:rsid="13fbfca5" officeooo:paragraph-rsid="1d5e3536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>
      <style:text-properties fo:color="#333333" style:font-name="Liberation Serif" fo:font-size="17pt" style:text-underline-style="none" fo:font-weight="bold" officeooo:rsid="13fbfca5" officeooo:paragraph-rsid="1d8b57c4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>
      <style:text-properties fo:color="#333333" style:font-name="Liberation Serif" fo:font-size="17pt" style:text-underline-style="none" fo:font-weight="bold" officeooo:rsid="13fbfca5" officeooo:paragraph-rsid="1d48bc19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>
      <style:text-properties fo:color="#333333" style:font-name="Liberation Serif" fo:font-size="17pt" style:text-underline-style="none" fo:font-weight="bold" officeooo:rsid="13fbfca5" officeooo:paragraph-rsid="18a209aa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>
      <style:text-properties fo:color="#333333" style:font-name="Liberation Serif" fo:font-size="17pt" style:text-underline-style="none" fo:font-weight="bold" officeooo:rsid="13fbfca5" officeooo:paragraph-rsid="18a00d64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>
      <style:text-properties fo:color="#333333" style:font-name="Liberation Serif" fo:font-size="17pt" style:text-underline-style="none" fo:font-weight="bold" officeooo:rsid="13fbfca5" officeooo:paragraph-rsid="18b04b42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>
      <style:text-properties fo:color="#333333" style:font-name="Liberation Serif" fo:font-size="17pt" style:text-underline-style="none" fo:font-weight="bold" officeooo:rsid="13fbfca5" officeooo:paragraph-rsid="18b19a5b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>
      <style:text-properties fo:color="#333333" style:font-name="Liberation Serif" fo:font-size="17pt" style:text-underline-style="none" fo:font-weight="bold" officeooo:rsid="13fbfca5" officeooo:paragraph-rsid="18bb00f2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>
      <style:text-properties fo:color="#333333" style:font-name="Liberation Serif" fo:font-size="17pt" style:text-underline-style="none" fo:font-weight="bold" officeooo:rsid="13fbfca5" officeooo:paragraph-rsid="18a95a43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>
      <style:text-properties fo:color="#333333" style:font-name="Liberation Serif" fo:font-size="17pt" style:text-underline-style="none" fo:font-weight="bold" officeooo:rsid="13fbfca5" officeooo:paragraph-rsid="18a6ef07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>
      <style:text-properties fo:color="#333333" style:font-name="Liberation Serif" fo:font-size="17pt" style:text-underline-style="none" fo:font-weight="bold" officeooo:rsid="13fbfca5" officeooo:paragraph-rsid="18af8815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>
      <style:text-properties fo:color="#333333" style:font-name="Liberation Serif" fo:font-size="17pt" style:text-underline-style="none" fo:font-weight="bold" officeooo:rsid="13fbfca5" officeooo:paragraph-rsid="189f1e21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>
      <style:text-properties fo:color="#333333" style:font-name="Liberation Serif" fo:font-size="17pt" style:text-underline-style="none" fo:font-weight="bold" officeooo:rsid="13fbfca5" officeooo:paragraph-rsid="189d9878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>
      <style:text-properties fo:color="#333333" style:font-name="Liberation Serif" fo:font-size="17pt" style:text-underline-style="none" fo:font-weight="bold" officeooo:rsid="13fbfca5" officeooo:paragraph-rsid="176b125d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>
      <style:text-properties fo:color="#333333" style:font-name="Liberation Serif" fo:font-size="17pt" style:text-underline-style="none" fo:font-weight="bold" officeooo:rsid="13fbfca5" officeooo:paragraph-rsid="1763d027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>
      <style:text-properties fo:color="#333333" style:font-name="Liberation Serif" fo:font-size="17pt" style:text-underline-style="none" fo:font-weight="bold" officeooo:rsid="13fbfca5" officeooo:paragraph-rsid="17623b46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>
      <style:text-properties fo:color="#333333" style:font-name="Liberation Serif" fo:font-size="17pt" style:text-underline-style="none" fo:font-weight="bold" officeooo:rsid="13fbfca5" officeooo:paragraph-rsid="1782ad5d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>
      <style:text-properties fo:color="#333333" style:font-name="Liberation Serif" fo:font-size="17pt" style:text-underline-style="none" fo:font-weight="bold" officeooo:rsid="13fbfca5" officeooo:paragraph-rsid="174bf065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>
      <style:text-properties fo:color="#333333" style:font-name="Liberation Serif" fo:font-size="17pt" style:text-underline-style="none" fo:font-weight="bold" officeooo:rsid="13fbfca5" officeooo:paragraph-rsid="176231bf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>
      <style:text-properties fo:color="#333333" style:font-name="Liberation Serif" fo:font-size="17pt" style:text-underline-style="none" fo:font-weight="bold" officeooo:rsid="13fbfca5" officeooo:paragraph-rsid="17718dc4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>
      <style:text-properties fo:color="#333333" style:font-name="Liberation Serif" fo:font-size="17pt" style:text-underline-style="none" fo:font-weight="bold" officeooo:rsid="13fbfca5" officeooo:paragraph-rsid="17751839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>
      <style:text-properties fo:color="#333333" style:font-name="Liberation Serif" fo:font-size="17pt" style:text-underline-style="none" fo:font-weight="bold" officeooo:rsid="13fbfca5" officeooo:paragraph-rsid="176e10c6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>
      <style:text-properties fo:color="#333333" style:font-name="Liberation Serif" fo:font-size="17pt" style:text-underline-style="none" fo:font-weight="bold" officeooo:rsid="13fbfca5" officeooo:paragraph-rsid="1757c70b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>
      <style:text-properties fo:color="#333333" style:font-name="Liberation Serif" fo:font-size="17pt" style:text-underline-style="none" fo:font-weight="bold" officeooo:rsid="13fbfca5" officeooo:paragraph-rsid="178825d8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>
      <style:text-properties fo:color="#333333" style:font-name="Liberation Serif" fo:font-size="17pt" style:text-underline-style="none" fo:font-weight="bold" officeooo:rsid="13fbfca5" officeooo:paragraph-rsid="177ccf34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>
      <style:text-properties fo:color="#333333" style:font-name="Liberation Serif" fo:font-size="17pt" style:text-underline-style="none" fo:font-weight="bold" officeooo:rsid="13fbfca5" officeooo:paragraph-rsid="175362c7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>
      <style:text-properties fo:color="#333333" style:font-name="Liberation Serif" fo:font-size="17pt" style:text-underline-style="none" fo:font-weight="bold" officeooo:rsid="13fbfca5" officeooo:paragraph-rsid="175437a9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>
      <style:text-properties fo:color="#333333" style:font-name="Liberation Serif" fo:font-size="17pt" style:text-underline-style="none" fo:font-weight="bold" officeooo:rsid="13fbfca5" officeooo:paragraph-rsid="174def5f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>
      <style:text-properties fo:color="#333333" style:font-name="Liberation Serif" fo:font-size="17pt" style:text-underline-style="none" fo:font-weight="bold" officeooo:rsid="13fbfca5" officeooo:paragraph-rsid="173bb0a0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>
      <style:text-properties fo:color="#333333" style:font-name="Liberation Serif" fo:font-size="17pt" style:text-underline-style="none" fo:font-weight="bold" officeooo:rsid="13fbfca5" officeooo:paragraph-rsid="173f2ebb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>
      <style:text-properties fo:color="#333333" style:font-name="Liberation Serif" fo:font-size="17pt" style:text-underline-style="none" fo:font-weight="bold" officeooo:rsid="13fbfca5" officeooo:paragraph-rsid="173dbf77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>
      <style:text-properties fo:color="#333333" style:font-name="Liberation Serif" fo:font-size="17pt" style:text-underline-style="none" fo:font-weight="bold" officeooo:rsid="13fbfca5" officeooo:paragraph-rsid="17321047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>
      <style:text-properties fo:color="#333333" style:font-name="Liberation Serif" fo:font-size="17pt" style:text-underline-style="none" fo:font-weight="bold" officeooo:rsid="13fbfca5" officeooo:paragraph-rsid="173bdac7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>
      <style:text-properties fo:color="#333333" style:font-name="Liberation Serif" fo:font-size="17pt" style:text-underline-style="none" fo:font-weight="bold" officeooo:rsid="13fbfca5" officeooo:paragraph-rsid="17305d5f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>
      <style:text-properties fo:color="#333333" style:font-name="Liberation Serif" fo:font-size="17pt" style:text-underline-style="none" fo:font-weight="bold" officeooo:rsid="13fbfca5" officeooo:paragraph-rsid="172e35c8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>
      <style:text-properties fo:color="#333333" style:font-name="Liberation Serif" fo:font-size="17pt" style:text-underline-style="none" fo:font-weight="bold" officeooo:rsid="13fbfca5" officeooo:paragraph-rsid="172afbcf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>
      <style:text-properties fo:color="#333333" style:font-name="Liberation Serif" fo:font-size="17pt" style:text-underline-style="none" fo:font-weight="bold" officeooo:rsid="13fbfca5" officeooo:paragraph-rsid="171fb274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>
      <style:text-properties fo:color="#333333" style:font-name="Liberation Serif" fo:font-size="17pt" style:text-underline-style="none" fo:font-weight="bold" officeooo:rsid="13fbfca5" officeooo:paragraph-rsid="171d1cde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>
      <style:text-properties fo:color="#333333" style:font-name="Liberation Serif" fo:font-size="17pt" style:text-underline-style="none" fo:font-weight="bold" officeooo:rsid="13fbfca5" officeooo:paragraph-rsid="172b22e6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>
      <style:text-properties fo:color="#333333" style:font-name="Liberation Serif" fo:font-size="17pt" style:text-underline-style="none" fo:font-weight="bold" officeooo:rsid="13fbfca5" officeooo:paragraph-rsid="1729de11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>
      <style:text-properties fo:color="#333333" style:font-name="Liberation Serif" fo:font-size="17pt" style:text-underline-style="none" fo:font-weight="bold" officeooo:rsid="13fbfca5" officeooo:paragraph-rsid="172a563a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>
      <style:text-properties fo:color="#333333" style:font-name="Liberation Serif" fo:font-size="17pt" style:text-underline-style="none" fo:font-weight="bold" officeooo:rsid="13fbfca5" officeooo:paragraph-rsid="17213099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>
      <style:text-properties fo:color="#333333" style:font-name="Liberation Serif" fo:font-size="17pt" style:text-underline-style="none" fo:font-weight="bold" officeooo:rsid="13fbfca5" officeooo:paragraph-rsid="172c7610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>
      <style:text-properties fo:color="#333333" style:font-name="Liberation Serif" fo:font-size="17pt" style:text-underline-style="none" fo:font-weight="bold" officeooo:rsid="13fbfca5" officeooo:paragraph-rsid="171dd4df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>
      <style:text-properties fo:color="#333333" style:font-name="Liberation Serif" fo:font-size="17pt" style:text-underline-style="none" fo:font-weight="bold" officeooo:rsid="13fbfca5" officeooo:paragraph-rsid="171d9edf" style:font-name-asian="標楷體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>
      <style:text-properties fo:color="#333333" style:font-name="Liberation Serif" fo:font-size="17pt" style:text-underline-style="none" fo:font-weight="bold" officeooo:rsid="13fbfca5" officeooo:paragraph-rsid="172c83ed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>
      <style:text-properties fo:color="#333333" style:font-name="Liberation Serif" fo:font-size="17pt" style:text-underline-style="none" fo:font-weight="bold" officeooo:rsid="13fbfca5" officeooo:paragraph-rsid="171cf445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>
      <style:text-properties fo:color="#333333" style:font-name="Liberation Serif" fo:font-size="17pt" style:text-underline-style="none" fo:font-weight="bold" officeooo:rsid="13fbfca5" officeooo:paragraph-rsid="171586df" style:font-name-asian="標楷體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>
      <style:text-properties fo:color="#333333" style:font-name="Liberation Serif" fo:font-size="17pt" style:text-underline-style="none" fo:font-weight="bold" officeooo:rsid="13fbfca5" officeooo:paragraph-rsid="17154288" style:font-name-asian="標楷體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>
      <style:text-properties fo:color="#333333" style:font-name="Liberation Serif" fo:font-size="17pt" style:text-underline-style="none" fo:font-weight="bold" officeooo:rsid="13fbfca5" officeooo:paragraph-rsid="1713d390" style:font-name-asian="標楷體1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>
      <style:text-properties fo:color="#333333" style:font-name="Liberation Serif" fo:font-size="17pt" style:text-underline-style="none" fo:font-weight="bold" officeooo:rsid="13fbfca5" officeooo:paragraph-rsid="17105fd8" style:font-name-asian="標楷體1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>
      <style:text-properties fo:color="#333333" style:font-name="Liberation Serif" fo:font-size="17pt" style:text-underline-style="none" fo:font-weight="bold" officeooo:rsid="13fbfca5" officeooo:paragraph-rsid="170eb942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>
      <style:text-properties fo:color="#333333" style:font-name="Liberation Serif" fo:font-size="17pt" style:text-underline-style="none" fo:font-weight="bold" officeooo:rsid="13fbfca5" officeooo:paragraph-rsid="170d00d4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>
      <style:text-properties fo:color="#333333" style:font-name="Liberation Serif" fo:font-size="17pt" style:text-underline-style="none" fo:font-weight="bold" officeooo:rsid="13fbfca5" officeooo:paragraph-rsid="1709c2bc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>
      <style:text-properties fo:color="#333333" style:font-name="Liberation Serif" fo:font-size="17pt" style:text-underline-style="none" fo:font-weight="bold" officeooo:rsid="13fbfca5" officeooo:paragraph-rsid="17081a74" style:font-name-asian="標楷體1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>
      <style:text-properties fo:color="#333333" style:font-name="Liberation Serif" fo:font-size="17pt" style:text-underline-style="none" fo:font-weight="bold" officeooo:rsid="13fbfca5" officeooo:paragraph-rsid="170762ba" style:font-name-asian="標楷體1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>
      <style:text-properties fo:color="#333333" style:font-name="Liberation Serif" fo:font-size="17pt" style:text-underline-style="none" fo:font-weight="bold" officeooo:rsid="13fbfca5" officeooo:paragraph-rsid="170580a5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>
      <style:text-properties fo:color="#333333" style:font-name="Liberation Serif" fo:font-size="17pt" style:text-underline-style="none" fo:font-weight="bold" officeooo:rsid="13fbfca5" officeooo:paragraph-rsid="1700b589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>
      <style:text-properties fo:color="#333333" style:font-name="Liberation Serif" fo:font-size="17pt" style:text-underline-style="none" fo:font-weight="bold" officeooo:rsid="13fbfca5" officeooo:paragraph-rsid="16f5ceca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>
      <style:text-properties fo:color="#333333" style:font-name="Liberation Serif" fo:font-size="17pt" style:text-underline-style="none" fo:font-weight="bold" officeooo:rsid="13fbfca5" officeooo:paragraph-rsid="16f8f507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>
      <style:text-properties fo:color="#333333" style:font-name="Liberation Serif" fo:font-size="17pt" style:text-underline-style="none" fo:font-weight="bold" officeooo:rsid="13fbfca5" officeooo:paragraph-rsid="16ed5be1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>
      <style:text-properties fo:color="#333333" style:font-name="Liberation Serif" fo:font-size="17pt" style:text-underline-style="none" fo:font-weight="bold" officeooo:rsid="13fbfca5" officeooo:paragraph-rsid="16ebbe35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>
      <style:text-properties fo:color="#333333" style:font-name="Liberation Serif" fo:font-size="17pt" style:text-underline-style="none" fo:font-weight="bold" officeooo:rsid="13fbfca5" officeooo:paragraph-rsid="16f0043b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>
      <style:text-properties fo:color="#333333" style:font-name="Liberation Serif" fo:font-size="17pt" style:text-underline-style="none" fo:font-weight="bold" officeooo:rsid="13fbfca5" officeooo:paragraph-rsid="16e57252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>
      <style:text-properties fo:color="#333333" style:font-name="Liberation Serif" fo:font-size="17pt" style:text-underline-style="none" fo:font-weight="bold" officeooo:rsid="13fbfca5" officeooo:paragraph-rsid="16e18ba7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>
      <style:text-properties fo:color="#333333" style:font-name="Liberation Serif" fo:font-size="17pt" style:text-underline-style="none" fo:font-weight="bold" officeooo:rsid="13fbfca5" officeooo:paragraph-rsid="16e72cb7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>
      <style:text-properties fo:color="#333333" style:font-name="Liberation Serif" fo:font-size="17pt" style:text-underline-style="none" fo:font-weight="bold" officeooo:rsid="13fbfca5" officeooo:paragraph-rsid="16dc8fd3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>
      <style:text-properties fo:color="#333333" style:font-name="Liberation Serif" fo:font-size="17pt" style:text-underline-style="none" fo:font-weight="bold" officeooo:rsid="13fbfca5" officeooo:paragraph-rsid="16baab6a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>
      <style:text-properties fo:color="#333333" style:font-name="Liberation Serif" fo:font-size="17pt" style:text-underline-style="none" fo:font-weight="bold" officeooo:rsid="13fbfca5" officeooo:paragraph-rsid="16c38a07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>
      <style:text-properties fo:color="#333333" style:font-name="Liberation Serif" fo:font-size="17pt" style:text-underline-style="none" fo:font-weight="bold" officeooo:rsid="13fbfca5" officeooo:paragraph-rsid="16c1a9cf" style:font-name-asian="標楷體1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>
      <style:text-properties fo:color="#333333" style:font-name="Liberation Serif" fo:font-size="17pt" style:text-underline-style="none" fo:font-weight="bold" officeooo:rsid="13fbfca5" officeooo:paragraph-rsid="16b26d8e" style:font-name-asian="標楷體1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>
      <style:text-properties fo:color="#333333" style:font-name="Liberation Serif" fo:font-size="17pt" style:text-underline-style="none" fo:font-weight="bold" officeooo:rsid="13fbfca5" officeooo:paragraph-rsid="16bc1814" style:font-name-asian="標楷體1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>
      <style:text-properties fo:color="#333333" style:font-name="Liberation Serif" fo:font-size="17pt" style:text-underline-style="none" fo:font-weight="bold" officeooo:rsid="13fbfca5" officeooo:paragraph-rsid="16a6af56" style:font-name-asian="標楷體1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>
      <style:text-properties fo:color="#333333" style:font-name="Liberation Serif" fo:font-size="17pt" style:text-underline-style="none" fo:font-weight="bold" officeooo:rsid="13fbfca5" officeooo:paragraph-rsid="16abe658" style:font-name-asian="標楷體1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>
      <style:text-properties fo:color="#333333" style:font-name="Liberation Serif" fo:font-size="17pt" style:text-underline-style="none" fo:font-weight="bold" officeooo:rsid="13fbfca5" officeooo:paragraph-rsid="15ae90cb" style:font-name-asian="標楷體1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>
      <style:text-properties fo:color="#333333" style:font-name="Liberation Serif" fo:font-size="17pt" style:text-underline-style="none" fo:font-weight="bold" officeooo:rsid="13fbfca5" officeooo:paragraph-rsid="15a84ea6" style:font-name-asian="標楷體1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>
      <style:text-properties fo:color="#333333" style:font-name="Liberation Serif" fo:font-size="17pt" style:text-underline-style="none" fo:font-weight="bold" officeooo:rsid="13fbfca5" officeooo:paragraph-rsid="159aad80" style:font-name-asian="標楷體1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>
      <style:text-properties fo:color="#333333" style:font-name="Liberation Serif" fo:font-size="17pt" style:text-underline-style="none" fo:font-weight="bold" officeooo:rsid="13fbfca5" officeooo:paragraph-rsid="158a8c9c" style:font-name-asian="標楷體1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>
      <style:text-properties fo:color="#333333" style:font-name="Liberation Serif" fo:font-size="17pt" style:text-underline-style="none" fo:font-weight="bold" officeooo:rsid="13fbfca5" officeooo:paragraph-rsid="15845e1a" style:font-name-asian="標楷體1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>
      <style:text-properties fo:color="#333333" style:font-name="Liberation Serif" fo:font-size="17pt" style:text-underline-style="none" fo:font-weight="bold" officeooo:rsid="13fbfca5" officeooo:paragraph-rsid="1580d95f" style:font-name-asian="標楷體1" style:font-size-asian="17pt" style:language-asian="zh" style:country-asian="TW" style:font-weight-asian="bold" style:font-size-complex="17pt" style:font-weight-complex="bold"/>
    </style:style>
    <style:style style:name="P279" style:family="paragraph" style:parent-style-name="Standard">
      <style:text-properties fo:color="#333333" style:font-name="Liberation Serif" fo:font-size="17pt" style:text-underline-style="none" fo:font-weight="bold" officeooo:rsid="13fbfca5" officeooo:paragraph-rsid="1575d036" style:font-name-asian="標楷體1" style:font-size-asian="17pt" style:language-asian="zh" style:country-asian="TW" style:font-weight-asian="bold" style:font-size-complex="17pt" style:font-weight-complex="bold"/>
    </style:style>
    <style:style style:name="P280" style:family="paragraph" style:parent-style-name="Standard">
      <style:text-properties fo:color="#333333" style:font-name="Liberation Serif" fo:font-size="17pt" style:text-underline-style="none" fo:font-weight="bold" officeooo:rsid="13fbfca5" officeooo:paragraph-rsid="1573ed8f" style:font-name-asian="標楷體1" style:font-size-asian="17pt" style:language-asian="zh" style:country-asian="TW" style:font-weight-asian="bold" style:font-size-complex="17pt" style:font-weight-complex="bold"/>
    </style:style>
    <style:style style:name="P281" style:family="paragraph" style:parent-style-name="Standard">
      <style:text-properties fo:color="#333333" style:font-name="Liberation Serif" fo:font-size="17pt" style:text-underline-style="none" fo:font-weight="bold" officeooo:rsid="13fbfca5" officeooo:paragraph-rsid="158ff512" style:font-name-asian="標楷體1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>
      <style:text-properties fo:color="#333333" style:font-name="Liberation Serif" fo:font-size="17pt" style:text-underline-style="none" fo:font-weight="bold" officeooo:rsid="13fbfca5" officeooo:paragraph-rsid="164b10e5" style:font-name-asian="標楷體1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>
      <style:text-properties fo:color="#333333" style:font-name="Liberation Serif" fo:font-size="17pt" style:text-underline-style="none" fo:font-weight="bold" officeooo:rsid="13fbfca5" officeooo:paragraph-rsid="1591b83e" style:font-name-asian="標楷體1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>
      <style:text-properties fo:color="#333333" style:font-name="Liberation Serif" fo:font-size="17pt" style:text-underline-style="none" fo:font-weight="bold" officeooo:rsid="13fbfca5" officeooo:paragraph-rsid="15f9206b" style:font-name-asian="標楷體1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>
      <style:text-properties fo:color="#333333" style:font-name="Liberation Serif" fo:font-size="17pt" style:text-underline-style="none" fo:font-weight="bold" officeooo:rsid="13fbfca5" officeooo:paragraph-rsid="156d6910" style:font-name-asian="標楷體1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>
      <style:text-properties fo:color="#333333" style:font-name="Liberation Serif" fo:font-size="17pt" style:text-underline-style="none" fo:font-weight="bold" officeooo:rsid="13fbfca5" officeooo:paragraph-rsid="15dfa0e1" style:font-name-asian="標楷體1" style:font-size-asian="17pt" style:language-asian="zh" style:country-asian="TW" style:font-weight-asian="bold" style:font-size-complex="17pt" style:font-weight-complex="bold"/>
    </style:style>
    <style:style style:name="P287" style:family="paragraph" style:parent-style-name="Standard">
      <style:text-properties fo:color="#333333" style:font-name="Liberation Serif" fo:font-size="17pt" style:text-underline-style="none" fo:font-weight="bold" officeooo:rsid="13fbfca5" officeooo:paragraph-rsid="1f9b3225" style:font-name-asian="標楷體1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>
      <style:text-properties fo:color="#333333" style:font-name="Liberation Serif" fo:font-size="17pt" style:text-underline-style="none" fo:font-weight="bold" officeooo:rsid="13fbfca5" officeooo:paragraph-rsid="15054b5d" style:font-name-asian="標楷體1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>
      <style:text-properties fo:color="#333333" style:font-name="Liberation Serif" fo:font-size="17pt" style:text-underline-style="none" fo:font-weight="bold" officeooo:rsid="13fbfca5" officeooo:paragraph-rsid="13fd57a1" style:font-name-asian="標楷體1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>
      <style:text-properties fo:color="#333333" style:font-name="Liberation Serif" fo:font-size="17pt" style:text-underline-style="none" fo:font-weight="bold" officeooo:rsid="13fbfca5" officeooo:paragraph-rsid="14972828" style:font-name-asian="標楷體1" style:font-size-asian="17pt" style:language-asian="zh" style:country-asian="TW" style:font-weight-asian="bold" style:font-size-complex="17pt" style:font-weight-complex="bold"/>
    </style:style>
    <style:style style:name="P291" style:family="paragraph" style:parent-style-name="Standard">
      <style:text-properties fo:color="#333333" style:font-name="Liberation Serif" fo:font-size="17pt" style:text-underline-style="none" fo:font-weight="bold" officeooo:rsid="13fbfca5" officeooo:paragraph-rsid="147af847" style:font-name-asian="標楷體1" style:font-size-asian="17pt" style:language-asian="zh" style:country-asian="TW" style:font-weight-asian="bold" style:font-size-complex="17pt" style:font-weight-complex="bold"/>
    </style:style>
    <style:style style:name="P292" style:family="paragraph" style:parent-style-name="Standard">
      <style:text-properties fo:color="#333333" style:font-name="Liberation Serif" fo:font-size="17pt" style:text-underline-style="none" fo:font-weight="bold" officeooo:rsid="13fbfca5" officeooo:paragraph-rsid="1bafd53e" style:font-name-asian="標楷體1" style:font-size-asian="17pt" style:language-asian="zh" style:country-asian="TW" style:font-weight-asian="bold" style:font-size-complex="17pt" style:font-weight-complex="bold"/>
    </style:style>
    <style:style style:name="P293" style:family="paragraph" style:parent-style-name="Standard">
      <style:text-properties fo:color="#333333" style:font-name="Liberation Serif" fo:font-size="17pt" style:text-underline-style="none" fo:font-weight="bold" officeooo:rsid="13fbfca5" officeooo:paragraph-rsid="1b4f4368" style:font-name-asian="標楷體1" style:font-size-asian="17pt" style:language-asian="zh" style:country-asian="TW" style:font-weight-asian="bold" style:font-size-complex="17pt" style:font-weight-complex="bold"/>
    </style:style>
    <style:style style:name="P294" style:family="paragraph" style:parent-style-name="Standard">
      <style:text-properties fo:color="#333333" style:font-name="Liberation Serif" fo:font-size="17pt" style:text-underline-style="none" fo:font-weight="bold" officeooo:rsid="13fbfca5" officeooo:paragraph-rsid="1448ca23" style:font-name-asian="標楷體1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>
      <style:text-properties fo:color="#333333" style:font-name="Liberation Serif" fo:font-size="17pt" style:text-underline-style="none" fo:font-weight="bold" officeooo:rsid="13fbfca5" officeooo:paragraph-rsid="1fa5abea" style:font-name-asian="標楷體1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>
      <style:text-properties fo:color="#333333" style:font-name="Liberation Serif" fo:font-size="17pt" style:text-underline-style="none" fo:font-weight="bold" officeooo:rsid="13fbfca5" officeooo:paragraph-rsid="178f6c68" style:font-name-asian="標楷體1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>
      <style:text-properties fo:color="#333333" style:font-name="Liberation Serif" fo:font-size="17pt" style:text-underline-style="none" fo:font-weight="bold" officeooo:rsid="13fbfca5" officeooo:paragraph-rsid="1798b9b5" style:font-name-asian="標楷體1" style:font-size-asian="17pt" style:language-asian="zh" style:country-asian="TW" style:font-weight-asian="bold" style:font-size-complex="17pt" style:font-weight-complex="bold"/>
    </style:style>
    <style:style style:name="P298" style:family="paragraph" style:parent-style-name="Standard">
      <style:text-properties fo:color="#333333" style:font-name="Liberation Serif" fo:font-size="17pt" style:text-underline-style="none" fo:font-weight="bold" officeooo:rsid="1886033b" officeooo:paragraph-rsid="1a125669" style:font-name-asian="標楷體1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>
      <style:text-properties fo:color="#333333" style:font-name="Liberation Serif" fo:font-size="17pt" style:text-underline-style="none" fo:font-weight="bold" officeooo:rsid="1886033b" officeooo:paragraph-rsid="1a05c75f" style:font-name-asian="標楷體1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>
      <style:text-properties fo:color="#333333" style:font-name="Liberation Serif" fo:font-size="17pt" style:text-underline-style="none" fo:font-weight="bold" officeooo:rsid="1886033b" officeooo:paragraph-rsid="1a5254ee" style:font-name-asian="標楷體1" style:font-size-asian="17pt" style:language-asian="zh" style:country-asian="TW" style:font-weight-asian="bold" style:font-size-complex="17pt" style:font-weight-complex="bold"/>
    </style:style>
    <style:style style:name="P301" style:family="paragraph" style:parent-style-name="Standard">
      <style:text-properties fo:color="#333333" style:font-name="Liberation Serif" fo:font-size="17pt" style:text-underline-style="none" fo:font-weight="bold" officeooo:rsid="1886033b" officeooo:paragraph-rsid="1a4e4431" style:font-name-asian="標楷體1" style:font-size-asian="17pt" style:language-asian="zh" style:country-asian="TW" style:font-weight-asian="bold" style:font-size-complex="17pt" style:font-weight-complex="bold"/>
    </style:style>
    <style:style style:name="P302" style:family="paragraph" style:parent-style-name="Standard">
      <style:text-properties fo:color="#333333" style:font-name="Liberation Serif" fo:font-size="17pt" style:text-underline-style="none" fo:font-weight="bold" officeooo:rsid="1886033b" officeooo:paragraph-rsid="1a406192" style:font-name-asian="標楷體1" style:font-size-asian="17pt" style:language-asian="zh" style:country-asian="TW" style:font-weight-asian="bold" style:font-size-complex="17pt" style:font-weight-complex="bold"/>
    </style:style>
    <style:style style:name="P303" style:family="paragraph" style:parent-style-name="Standard">
      <style:text-properties fo:color="#333333" style:font-name="Liberation Serif" fo:font-size="17pt" style:text-underline-style="none" fo:font-weight="bold" officeooo:rsid="1886033b" officeooo:paragraph-rsid="1a417931" style:font-name-asian="標楷體1" style:font-size-asian="17pt" style:language-asian="zh" style:country-asian="TW" style:font-weight-asian="bold" style:font-size-complex="17pt" style:font-weight-complex="bold"/>
    </style:style>
    <style:style style:name="P304" style:family="paragraph" style:parent-style-name="Standard">
      <style:text-properties fo:color="#333333" style:font-name="Liberation Serif" fo:font-size="17pt" style:text-underline-style="none" fo:font-weight="bold" officeooo:rsid="1886033b" officeooo:paragraph-rsid="1a83f225" style:font-name-asian="標楷體1" style:font-size-asian="17pt" style:language-asian="zh" style:country-asian="TW" style:font-weight-asian="bold" style:font-size-complex="17pt" style:font-weight-complex="bold"/>
    </style:style>
    <style:style style:name="P305" style:family="paragraph" style:parent-style-name="Standard">
      <style:text-properties fo:color="#333333" style:font-name="Liberation Serif" fo:font-size="17pt" style:text-underline-style="none" fo:font-weight="bold" officeooo:rsid="1886033b" officeooo:paragraph-rsid="1a3bd48c" style:font-name-asian="標楷體1" style:font-size-asian="17pt" style:language-asian="zh" style:country-asian="TW" style:font-weight-asian="bold" style:font-size-complex="17pt" style:font-weight-complex="bold"/>
    </style:style>
    <style:style style:name="P306" style:family="paragraph" style:parent-style-name="Standard">
      <style:text-properties fo:color="#333333" style:font-name="Liberation Serif" fo:font-size="17pt" style:text-underline-style="none" fo:font-weight="bold" officeooo:rsid="1886033b" officeooo:paragraph-rsid="1a3a2d73" style:font-name-asian="標楷體1" style:font-size-asian="17pt" style:language-asian="zh" style:country-asian="TW" style:font-weight-asian="bold" style:font-size-complex="17pt" style:font-weight-complex="bold"/>
    </style:style>
    <style:style style:name="P307" style:family="paragraph" style:parent-style-name="Standard">
      <style:text-properties fo:color="#333333" style:font-name="Liberation Serif" fo:font-size="17pt" style:text-underline-style="none" fo:font-weight="bold" officeooo:rsid="1886033b" officeooo:paragraph-rsid="1a33f9fd" style:font-name-asian="標楷體1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>
      <style:text-properties fo:color="#333333" style:font-name="Liberation Serif" fo:font-size="17pt" style:text-underline-style="none" fo:font-weight="bold" officeooo:rsid="1886033b" officeooo:paragraph-rsid="1a073695" style:font-name-asian="標楷體1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>
      <style:text-properties fo:color="#333333" style:font-name="Liberation Serif" fo:font-size="17pt" style:text-underline-style="none" fo:font-weight="bold" officeooo:rsid="1886033b" officeooo:paragraph-rsid="19fa8ee9" style:font-name-asian="標楷體1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>
      <style:text-properties fo:color="#333333" style:font-name="Liberation Serif" fo:font-size="17pt" style:text-underline-style="none" fo:font-weight="bold" officeooo:rsid="1886033b" officeooo:paragraph-rsid="19f9b3fd" style:font-name-asian="標楷體1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>
      <style:text-properties fo:color="#333333" style:font-name="Liberation Serif" fo:font-size="17pt" style:text-underline-style="none" fo:font-weight="bold" officeooo:rsid="1886033b" officeooo:paragraph-rsid="1966c7aa" style:font-name-asian="標楷體1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>
      <style:text-properties fo:color="#333333" style:font-name="Liberation Serif" fo:font-size="17pt" style:text-underline-style="none" fo:font-weight="bold" officeooo:rsid="1886033b" officeooo:paragraph-rsid="1ac95b0a" style:font-name-asian="標楷體1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>
      <style:text-properties fo:color="#333333" style:font-name="Liberation Serif" fo:font-size="17pt" style:text-underline-style="none" fo:font-weight="bold" officeooo:rsid="1886033b" officeooo:paragraph-rsid="1887da08" style:font-name-asian="標楷體1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>
      <style:text-properties fo:color="#333333" style:font-name="Liberation Serif" fo:font-size="17pt" style:text-underline-style="none" fo:font-weight="bold" officeooo:rsid="1886033b" officeooo:paragraph-rsid="1ac7afa8" style:font-name-asian="標楷體1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>
      <style:text-properties fo:color="#333333" style:font-name="Liberation Serif" fo:font-size="17pt" style:text-underline-style="none" fo:font-weight="bold" officeooo:rsid="1886033b" officeooo:paragraph-rsid="19a0b7c5" style:font-name-asian="標楷體1" style:font-size-asian="17pt" style:language-asian="zh" style:country-asian="TW" style:font-weight-asian="bold" style:font-size-complex="17pt" style:font-weight-complex="bold"/>
    </style:style>
    <style:style style:name="P316" style:family="paragraph" style:parent-style-name="Standard">
      <style:text-properties fo:color="#333333" style:font-name="Liberation Serif" fo:font-size="17pt" style:text-underline-style="none" fo:font-weight="bold" officeooo:rsid="1886033b" officeooo:paragraph-rsid="199135e4" style:font-name-asian="標楷體1" style:font-size-asian="17pt" style:language-asian="zh" style:country-asian="TW" style:font-weight-asian="bold" style:font-size-complex="17pt" style:font-weight-complex="bold"/>
    </style:style>
    <style:style style:name="P317" style:family="paragraph" style:parent-style-name="Standard">
      <style:text-properties fo:color="#333333" style:font-name="Liberation Serif" fo:font-size="17pt" style:text-underline-style="none" fo:font-weight="bold" officeooo:rsid="1886033b" officeooo:paragraph-rsid="1995d0d3" style:font-name-asian="標楷體1" style:font-size-asian="17pt" style:language-asian="zh" style:country-asian="TW" style:font-weight-asian="bold" style:font-size-complex="17pt" style:font-weight-complex="bold"/>
    </style:style>
    <style:style style:name="P318" style:family="paragraph" style:parent-style-name="Standard">
      <style:text-properties fo:color="#333333" style:font-name="Liberation Serif" fo:font-size="17pt" style:text-underline-style="none" fo:font-weight="bold" officeooo:rsid="1886033b" officeooo:paragraph-rsid="1ac6cf61" style:font-name-asian="標楷體1" style:font-size-asian="17pt" style:language-asian="zh" style:country-asian="TW" style:font-weight-asian="bold" style:font-size-complex="17pt" style:font-weight-complex="bold"/>
    </style:style>
    <style:style style:name="P319" style:family="paragraph" style:parent-style-name="Standard">
      <style:text-properties fo:color="#333333" style:font-name="Liberation Serif" fo:font-size="17pt" style:text-underline-style="none" fo:font-weight="bold" officeooo:rsid="1886033b" officeooo:paragraph-rsid="1ac5dee0" style:font-name-asian="標楷體1" style:font-size-asian="17pt" style:language-asian="zh" style:country-asian="TW" style:font-weight-asian="bold" style:font-size-complex="17pt" style:font-weight-complex="bold"/>
    </style:style>
    <style:style style:name="P320" style:family="paragraph" style:parent-style-name="Standard">
      <style:text-properties fo:color="#333333" style:font-name="Liberation Serif" fo:font-size="17pt" style:text-underline-style="none" fo:font-weight="bold" officeooo:rsid="1886033b" officeooo:paragraph-rsid="18999c7e" style:font-name-asian="標楷體1" style:font-size-asian="17pt" style:language-asian="zh" style:country-asian="TW" style:font-weight-asian="bold" style:font-size-complex="17pt" style:font-weight-complex="bold"/>
    </style:style>
    <style:style style:name="P321" style:family="paragraph" style:parent-style-name="Standard">
      <style:text-properties fo:color="#333333" style:font-name="Liberation Serif" fo:font-size="17pt" style:text-underline-style="none" fo:font-weight="bold" officeooo:rsid="1886033b" officeooo:paragraph-rsid="188e7eed" style:font-name-asian="標楷體1" style:font-size-asian="17pt" style:language-asian="zh" style:country-asian="TW" style:font-weight-asian="bold" style:font-size-complex="17pt" style:font-weight-complex="bold"/>
    </style:style>
    <style:style style:name="P322" style:family="paragraph" style:parent-style-name="Standard">
      <style:text-properties fo:color="#333333" style:font-name="Liberation Serif" fo:font-size="17pt" style:text-underline-style="none" fo:font-weight="bold" officeooo:rsid="1886033b" officeooo:paragraph-rsid="1ac4a42e" style:font-name-asian="標楷體1" style:font-size-asian="17pt" style:language-asian="zh" style:country-asian="TW" style:font-weight-asian="bold" style:font-size-complex="17pt" style:font-weight-complex="bold"/>
    </style:style>
    <style:style style:name="P323" style:family="paragraph" style:parent-style-name="Standard">
      <style:text-properties fo:color="#333333" style:font-name="Liberation Serif" fo:font-size="17pt" style:text-underline-style="none" fo:font-weight="bold" officeooo:rsid="1886033b" officeooo:paragraph-rsid="1886033b" style:font-name-asian="標楷體1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>
      <style:text-properties fo:color="#333333" style:font-name="Liberation Serif" fo:font-size="17pt" style:text-underline-style="none" fo:font-weight="bold" officeooo:rsid="1a08545e" officeooo:paragraph-rsid="1a2d11a1" style:font-name-asian="標楷體1" style:font-size-asian="17pt" style:language-asian="zh" style:country-asian="TW" style:font-weight-asian="bold" style:font-size-complex="17pt" style:font-weight-complex="bold"/>
    </style:style>
    <style:style style:name="P325" style:family="paragraph" style:parent-style-name="Standard">
      <style:text-properties fo:color="#333333" style:font-name="Liberation Serif" fo:font-size="17pt" style:text-underline-style="none" fo:font-weight="bold" officeooo:rsid="1a4348e6" officeooo:paragraph-rsid="1a406192" style:font-name-asian="標楷體1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>
      <style:text-properties fo:color="#333333" style:font-name="Liberation Serif" fo:font-size="17pt" style:text-underline-style="none" fo:font-weight="bold" officeooo:rsid="1a4348e6" officeooo:paragraph-rsid="1a4e4431" style:font-name-asian="標楷體1" style:font-size-asian="17pt" style:language-asian="zh" style:country-asian="TW" style:font-weight-asian="bold" style:font-size-complex="17pt" style:font-weight-complex="bold"/>
    </style:style>
    <style:style style:name="P327" style:family="paragraph" style:parent-style-name="Standard">
      <style:text-properties fo:color="#333333" style:font-name="Liberation Serif" fo:font-size="17pt" style:text-underline-style="none" fo:font-weight="bold" officeooo:rsid="1a4348e6" officeooo:paragraph-rsid="1a978c5f" style:font-name-asian="標楷體1" style:font-size-asian="17pt" style:language-asian="zh" style:country-asian="TW" style:font-weight-asian="bold" style:font-size-complex="17pt" style:font-weight-complex="bold"/>
    </style:style>
    <style:style style:name="P328" style:family="paragraph" style:parent-style-name="Standard">
      <style:text-properties fo:color="#333333" style:font-name="Liberation Serif" fo:font-size="17pt" style:text-underline-style="none" fo:font-weight="bold" officeooo:rsid="17574896" officeooo:paragraph-rsid="175ead6f" style:font-name-asian="標楷體1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>
      <style:text-properties fo:color="#333333" style:font-name="Liberation Serif" fo:font-size="17pt" style:text-underline-style="none" fo:font-weight="bold" officeooo:rsid="18bbff63" officeooo:paragraph-rsid="18bbff63" style:font-name-asian="標楷體1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>
      <style:text-properties fo:color="#333333" style:font-name="Liberation Serif" fo:font-size="17pt" style:text-underline-style="none" fo:font-weight="bold" officeooo:rsid="152be9ae" officeooo:paragraph-rsid="1564e630" style:font-name-asian="標楷體1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>
      <style:text-properties fo:color="#333333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>
      <style:text-properties fo:color="#333333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33" style:family="paragraph" style:parent-style-name="Standard">
      <style:text-properties fo:color="#333333" style:font-name="標楷體1" fo:font-size="17pt" fo:font-weight="bold" officeooo:rsid="0a99dd5d" officeooo:paragraph-rsid="1bfac17c" style:font-name-asian="標楷體1" style:font-size-asian="17pt" style:language-asian="zh" style:country-asian="TW" style:font-weight-asian="bold" style:font-size-complex="17pt" style:font-weight-complex="bold"/>
    </style:style>
    <style:style style:name="P334" style:family="paragraph" style:parent-style-name="Standard">
      <style:text-properties fo:color="#333333" style:font-name="標楷體1" fo:font-size="17pt" fo:font-weight="bold" officeooo:rsid="0a99dd5d" officeooo:paragraph-rsid="1bee2268" style:font-name-asian="標楷體1" style:font-size-asian="17pt" style:language-asian="zh" style:country-asian="TW" style:font-weight-asian="bold" style:font-size-complex="17pt" style:font-weight-complex="bold"/>
    </style:style>
    <style:style style:name="P335" style:family="paragraph" style:parent-style-name="Standard">
      <style:text-properties fo:color="#333333" style:font-name="標楷體1" fo:font-size="17pt" fo:font-weight="bold" officeooo:rsid="0a99dd5d" officeooo:paragraph-rsid="1beb733f" style:font-name-asian="標楷體1" style:font-size-asian="17pt" style:language-asian="zh" style:country-asian="TW" style:font-weight-asian="bold" style:font-size-complex="17pt" style:font-weight-complex="bold"/>
    </style:style>
    <style:style style:name="P336" style:family="paragraph" style:parent-style-name="Standard">
      <style:text-properties fo:color="#333333" style:font-name="標楷體1" fo:font-size="17pt" fo:font-weight="bold" officeooo:rsid="0a99dd5d" officeooo:paragraph-rsid="1bdf5e3d" style:font-name-asian="標楷體1" style:font-size-asian="17pt" style:language-asian="zh" style:country-asian="TW" style:font-weight-asian="bold" style:font-size-complex="17pt" style:font-weight-complex="bold"/>
    </style:style>
    <style:style style:name="P337" style:family="paragraph" style:parent-style-name="Standard">
      <style:text-properties fo:color="#333333" style:font-name="標楷體1" fo:font-size="17pt" fo:font-weight="bold" officeooo:rsid="0a99dd5d" officeooo:paragraph-rsid="1bde77c4" style:font-name-asian="標楷體1" style:font-size-asian="17pt" style:language-asian="zh" style:country-asian="TW" style:font-weight-asian="bold" style:font-size-complex="17pt" style:font-weight-complex="bold"/>
    </style:style>
    <style:style style:name="P338" style:family="paragraph" style:parent-style-name="Standard">
      <style:text-properties fo:color="#333333" style:font-name="標楷體1" fo:font-size="17pt" fo:font-weight="bold" officeooo:rsid="0a99dd5d" officeooo:paragraph-rsid="1bdcc8e5" style:font-name-asian="標楷體1" style:font-size-asian="17pt" style:language-asian="zh" style:country-asian="TW" style:font-weight-asian="bold" style:font-size-complex="17pt" style:font-weight-complex="bold"/>
    </style:style>
    <style:style style:name="P339" style:family="paragraph" style:parent-style-name="Standard">
      <style:text-properties fo:color="#333333" style:font-name="標楷體1" fo:font-size="17pt" fo:font-weight="bold" officeooo:rsid="0a99dd5d" officeooo:paragraph-rsid="1bd791f0" style:font-name-asian="標楷體1" style:font-size-asian="17pt" style:language-asian="zh" style:country-asian="TW" style:font-weight-asian="bold" style:font-size-complex="17pt" style:font-weight-complex="bold"/>
    </style:style>
    <style:style style:name="P340" style:family="paragraph" style:parent-style-name="Standard">
      <style:text-properties fo:color="#333333" style:font-name="標楷體1" fo:font-size="17pt" fo:font-weight="bold" officeooo:rsid="126cb6c5" officeooo:paragraph-rsid="1ef081ba" style:font-name-asian="標楷體1" style:font-size-asian="17pt" style:language-asian="zh" style:country-asian="TW" style:font-weight-asian="bold" style:font-size-complex="17pt" style:font-weight-complex="bold"/>
    </style:style>
    <style:style style:name="P341" style:family="paragraph" style:parent-style-name="Standard">
      <style:text-properties fo:color="#333333" style:font-name="標楷體1" fo:font-size="17pt" fo:font-weight="bold" officeooo:rsid="126cb6c5" officeooo:paragraph-rsid="1355930f" style:font-name-asian="標楷體1" style:font-size-asian="17pt" style:language-asian="zh" style:country-asian="TW" style:font-weight-asian="bold" style:font-size-complex="17pt" style:font-weight-complex="bold"/>
    </style:style>
    <style:style style:name="P342" style:family="paragraph" style:parent-style-name="Standard">
      <style:text-properties fo:color="#333333" style:font-name="標楷體1" fo:font-size="17pt" fo:font-weight="bold" officeooo:rsid="126cb6c5" officeooo:paragraph-rsid="1f2dbfda" style:font-name-asian="標楷體1" style:font-size-asian="17pt" style:language-asian="zh" style:country-asian="TW" style:font-weight-asian="bold" style:font-size-complex="17pt" style:font-weight-complex="bold"/>
    </style:style>
    <style:style style:name="P343" style:family="paragraph" style:parent-style-name="Standard">
      <style:text-properties fo:color="#333333" style:font-name="標楷體1" fo:font-size="17pt" fo:font-weight="bold" officeooo:rsid="126cb6c5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44" style:family="paragraph" style:parent-style-name="Standard">
      <style:text-properties fo:color="#333333" style:font-name="標楷體1" fo:font-size="17pt" fo:font-weight="bold" officeooo:rsid="13bf696a" officeooo:paragraph-rsid="13cdfab6" style:font-name-asian="標楷體1" style:font-size-asian="17pt" style:language-asian="zh" style:country-asian="TW" style:font-weight-asian="bold" style:font-size-complex="17pt" style:font-weight-complex="bold"/>
    </style:style>
    <style:style style:name="P345" style:family="paragraph" style:parent-style-name="Standard">
      <style:text-properties fo:color="#333333" style:font-name="標楷體1" fo:font-size="17pt" fo:font-weight="bold" officeooo:rsid="13bf696a" officeooo:paragraph-rsid="1501b03c" style:font-name-asian="標楷體1" style:font-size-asian="17pt" style:language-asian="zh" style:country-asian="TW" style:font-weight-asian="bold" style:font-size-complex="17pt" style:font-weight-complex="bold"/>
    </style:style>
    <style:style style:name="P346" style:family="paragraph" style:parent-style-name="Standard">
      <style:text-properties fo:color="#333333" style:font-name="標楷體1" fo:font-size="17pt" fo:font-weight="bold" officeooo:rsid="0880e60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47" style:family="paragraph" style:parent-style-name="Standard">
      <style:text-properties fo:color="#333333" style:font-name="標楷體1" fo:font-size="17pt" fo:font-weight="bold" officeooo:rsid="1f320750" officeooo:paragraph-rsid="1f2dbfda" style:font-name-asian="標楷體1" style:font-size-asian="17pt" style:language-asian="zh" style:country-asian="TW" style:font-weight-asian="bold" style:font-size-complex="17pt" style:font-weight-complex="bold"/>
    </style:style>
    <style:style style:name="P348" style:family="paragraph" style:parent-style-name="Standard">
      <style:text-properties fo:color="#333333" style:font-name="標楷體1" fo:font-size="17pt" fo:font-weight="bold" officeooo:rsid="107f9d8a" officeooo:paragraph-rsid="135c007a" style:font-name-asian="標楷體1" style:font-size-asian="17pt" style:language-asian="zh" style:country-asian="TW" style:font-weight-asian="bold" style:font-size-complex="17pt" style:font-weight-complex="bold"/>
    </style:style>
    <style:style style:name="P349" style:family="paragraph" style:parent-style-name="Standard">
      <style:text-properties fo:color="#333333" style:font-name="標楷體1" fo:font-size="17pt" fo:font-weight="bold" officeooo:rsid="107f9d8a" officeooo:paragraph-rsid="14df2abe" style:font-name-asian="標楷體1" style:font-size-asian="17pt" style:language-asian="zh" style:country-asian="TW" style:font-weight-asian="bold" style:font-size-complex="17pt" style:font-weight-complex="bold"/>
    </style:style>
    <style:style style:name="P350" style:family="paragraph" style:parent-style-name="Standard">
      <style:text-properties fo:color="#333333" style:font-name="標楷體1" fo:font-size="17pt" style:text-underline-style="none" fo:font-weight="bold" officeooo:rsid="13fbfca5" officeooo:paragraph-rsid="16a1a917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>
      <style:text-properties fo:color="#333333" style:font-name="標楷體1" fo:font-size="17pt" style:text-underline-style="none" fo:font-weight="bold" officeooo:rsid="13fbfca5" officeooo:paragraph-rsid="1696315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>
      <style:text-properties fo:color="#333333" style:font-name="標楷體1" fo:font-size="17pt" style:text-underline-style="none" fo:font-weight="bold" officeooo:rsid="13fbfca5" officeooo:paragraph-rsid="1624bae2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>
      <style:text-properties fo:color="#333333" style:font-name="標楷體1" fo:font-size="17pt" style:text-underline-style="none" fo:font-weight="bold" officeooo:rsid="13fbfca5" officeooo:paragraph-rsid="16239c72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>
      <style:text-properties fo:color="#333333" style:font-name="標楷體1" fo:font-size="17pt" style:text-underline-style="none" fo:font-weight="bold" officeooo:rsid="13fbfca5" officeooo:paragraph-rsid="16108ffd" style:font-name-asian="標楷體1" style:font-size-asian="17pt" style:language-asian="zh" style:country-asian="TW" style:font-weight-asian="bold" style:font-size-complex="17pt" style:font-weight-complex="bold"/>
    </style:style>
    <style:style style:name="P355" style:family="paragraph" style:parent-style-name="Standard">
      <style:text-properties fo:color="#333333" style:font-name="標楷體1" fo:font-size="17pt" style:text-underline-style="none" fo:font-weight="bold" officeooo:rsid="13fbfca5" officeooo:paragraph-rsid="1620885d" style:font-name-asian="標楷體1" style:font-size-asian="17pt" style:language-asian="zh" style:country-asian="TW" style:font-weight-asian="bold" style:font-size-complex="17pt" style:font-weight-complex="bold"/>
    </style:style>
    <style:style style:name="P356" style:family="paragraph" style:parent-style-name="Standard">
      <style:text-properties fo:color="#333333" style:font-name="標楷體1" fo:font-size="17pt" style:text-underline-style="none" fo:font-weight="bold" officeooo:rsid="13fbfca5" officeooo:paragraph-rsid="1614b363" style:font-name-asian="標楷體1" style:font-size-asian="17pt" style:language-asian="zh" style:country-asian="TW" style:font-weight-asian="bold" style:font-size-complex="17pt" style:font-weight-complex="bold"/>
    </style:style>
    <style:style style:name="P357" style:family="paragraph" style:parent-style-name="Standard">
      <style:text-properties fo:color="#333333" style:font-name="標楷體1" fo:font-size="17pt" style:text-underline-style="none" fo:font-weight="bold" officeooo:rsid="13fbfca5" officeooo:paragraph-rsid="1692a2b1" style:font-name-asian="標楷體1" style:font-size-asian="17pt" style:language-asian="zh" style:country-asian="TW" style:font-weight-asian="bold" style:font-size-complex="17pt" style:font-weight-complex="bold"/>
    </style:style>
    <style:style style:name="P358" style:family="paragraph" style:parent-style-name="Standard">
      <style:text-properties fo:color="#333333" style:font-name="標楷體1" fo:font-size="17pt" style:text-underline-style="none" fo:font-weight="bold" officeooo:rsid="13fbfca5" officeooo:paragraph-rsid="160bf431" style:font-name-asian="標楷體1" style:font-size-asian="17pt" style:language-asian="zh" style:country-asian="TW" style:font-weight-asian="bold" style:font-size-complex="17pt" style:font-weight-complex="bold"/>
    </style:style>
    <style:style style:name="P359" style:family="paragraph" style:parent-style-name="Standard">
      <style:text-properties fo:color="#333333" style:font-name="標楷體1" fo:font-size="17pt" style:text-underline-style="none" fo:font-weight="bold" officeooo:rsid="13fbfca5" officeooo:paragraph-rsid="1633d442" style:font-name-asian="標楷體1" style:font-size-asian="17pt" style:language-asian="zh" style:country-asian="TW" style:font-weight-asian="bold" style:font-size-complex="17pt" style:font-weight-complex="bold"/>
    </style:style>
    <style:style style:name="P360" style:family="paragraph" style:parent-style-name="Standard">
      <style:text-properties fo:color="#333333" style:font-name="標楷體1" fo:font-size="17pt" style:text-underline-style="none" fo:font-weight="bold" officeooo:rsid="13fbfca5" officeooo:paragraph-rsid="1686e21b" style:font-name-asian="標楷體1" style:font-size-asian="17pt" style:language-asian="zh" style:country-asian="TW" style:font-weight-asian="bold" style:font-size-complex="17pt" style:font-weight-complex="bold"/>
    </style:style>
    <style:style style:name="P361" style:family="paragraph" style:parent-style-name="Standard">
      <style:text-properties fo:color="#333333" style:font-name="標楷體1" fo:font-size="17pt" style:text-underline-style="none" fo:font-weight="bold" officeooo:rsid="13fbfca5" officeooo:paragraph-rsid="160058f4" style:font-name-asian="標楷體1" style:font-size-asian="17pt" style:language-asian="zh" style:country-asian="TW" style:font-weight-asian="bold" style:font-size-complex="17pt" style:font-weight-complex="bold"/>
    </style:style>
    <style:style style:name="P362" style:family="paragraph" style:parent-style-name="Standard">
      <style:text-properties fo:color="#333333" style:font-name="標楷體1" fo:font-size="17pt" style:text-underline-style="none" fo:font-weight="bold" officeooo:rsid="13fbfca5" officeooo:paragraph-rsid="15ca29b2" style:font-name-asian="標楷體1" style:font-size-asian="17pt" style:language-asian="zh" style:country-asian="TW" style:font-weight-asian="bold" style:font-size-complex="17pt" style:font-weight-complex="bold"/>
    </style:style>
    <style:style style:name="P363" style:family="paragraph" style:parent-style-name="Standard">
      <style:text-properties fo:color="#333333" style:font-name="標楷體1" fo:font-size="17pt" style:text-underline-style="none" fo:font-weight="bold" officeooo:rsid="13fbfca5" officeooo:paragraph-rsid="167140a2" style:font-name-asian="標楷體1" style:font-size-asian="17pt" style:language-asian="zh" style:country-asian="TW" style:font-weight-asian="bold" style:font-size-complex="17pt" style:font-weight-complex="bold"/>
    </style:style>
    <style:style style:name="P364" style:family="paragraph" style:parent-style-name="Standard">
      <style:text-properties fo:color="#333333" style:font-name="標楷體1" fo:font-size="17pt" style:text-underline-style="none" fo:font-weight="bold" officeooo:rsid="13fbfca5" officeooo:paragraph-rsid="156e11a7" style:font-name-asian="標楷體1" style:font-size-asian="17pt" style:language-asian="zh" style:country-asian="TW" style:font-weight-asian="bold" style:font-size-complex="17pt" style:font-weight-complex="bold"/>
    </style:style>
    <style:style style:name="P365" style:family="paragraph" style:parent-style-name="Standard">
      <style:text-properties fo:color="#333333" style:font-name="標楷體1" fo:font-size="17pt" style:text-underline-style="none" fo:font-weight="bold" officeooo:rsid="13fbfca5" officeooo:paragraph-rsid="15540042" style:font-name-asian="標楷體1" style:font-size-asian="17pt" style:language-asian="zh" style:country-asian="TW" style:font-weight-asian="bold" style:font-size-complex="17pt" style:font-weight-complex="bold"/>
    </style:style>
    <style:style style:name="P366" style:family="paragraph" style:parent-style-name="Standard">
      <style:text-properties fo:color="#333333" style:font-name="標楷體1" fo:font-size="17pt" style:text-underline-style="none" fo:font-weight="bold" officeooo:rsid="13fbfca5" officeooo:paragraph-rsid="154c88be" style:font-name-asian="標楷體1" style:font-size-asian="17pt" style:language-asian="zh" style:country-asian="TW" style:font-weight-asian="bold" style:font-size-complex="17pt" style:font-weight-complex="bold"/>
    </style:style>
    <style:style style:name="P367" style:family="paragraph" style:parent-style-name="Standard">
      <style:text-properties fo:color="#333333" style:font-name="標楷體1" fo:font-size="17pt" style:text-underline-style="none" fo:font-weight="bold" officeooo:rsid="13fbfca5" officeooo:paragraph-rsid="1549176b" style:font-name-asian="標楷體1" style:font-size-asian="17pt" style:language-asian="zh" style:country-asian="TW" style:font-weight-asian="bold" style:font-size-complex="17pt" style:font-weight-complex="bold"/>
    </style:style>
    <style:style style:name="P368" style:family="paragraph" style:parent-style-name="Standard">
      <style:text-properties fo:color="#333333" style:font-name="標楷體1" fo:font-size="17pt" style:text-underline-style="none" fo:font-weight="bold" officeooo:rsid="13fbfca5" officeooo:paragraph-rsid="184b8ff9" style:font-name-asian="標楷體1" style:font-size-asian="17pt" style:language-asian="zh" style:country-asian="TW" style:font-weight-asian="bold" style:font-size-complex="17pt" style:font-weight-complex="bold"/>
    </style:style>
    <style:style style:name="P369" style:family="paragraph" style:parent-style-name="Standard">
      <style:text-properties fo:color="#333333" style:font-name="標楷體1" fo:font-size="17pt" style:text-underline-style="none" fo:font-weight="bold" officeooo:rsid="13fbfca5" officeooo:paragraph-rsid="184690be" style:font-name-asian="標楷體1" style:font-size-asian="17pt" style:language-asian="zh" style:country-asian="TW" style:font-weight-asian="bold" style:font-size-complex="17pt" style:font-weight-complex="bold"/>
    </style:style>
    <style:style style:name="P370" style:family="paragraph" style:parent-style-name="Standard">
      <style:text-properties fo:color="#333333" style:font-name="標楷體1" fo:font-size="17pt" style:text-underline-style="none" fo:font-weight="bold" officeooo:rsid="13fbfca5" officeooo:paragraph-rsid="185bbd56" style:font-name-asian="標楷體1" style:font-size-asian="17pt" style:language-asian="zh" style:country-asian="TW" style:font-weight-asian="bold" style:font-size-complex="17pt" style:font-weight-complex="bold"/>
    </style:style>
    <style:style style:name="P371" style:family="paragraph" style:parent-style-name="Standard">
      <style:text-properties fo:color="#333333" style:font-name="標楷體1" fo:font-size="17pt" style:text-underline-style="none" fo:font-weight="bold" officeooo:rsid="13fbfca5" officeooo:paragraph-rsid="1857d94c" style:font-name-asian="標楷體1" style:font-size-asian="17pt" style:language-asian="zh" style:country-asian="TW" style:font-weight-asian="bold" style:font-size-complex="17pt" style:font-weight-complex="bold"/>
    </style:style>
    <style:style style:name="P372" style:family="paragraph" style:parent-style-name="Standard">
      <style:text-properties fo:color="#333333" style:font-name="標楷體1" fo:font-size="17pt" style:text-underline-style="none" fo:font-weight="bold" officeooo:rsid="181634f7" officeooo:paragraph-rsid="1816a6e0" style:font-name-asian="標楷體1" style:font-size-asian="17pt" style:language-asian="zh" style:country-asian="TW" style:font-weight-asian="bold" style:font-size-complex="17pt" style:font-weight-complex="bold"/>
    </style:style>
    <style:style style:name="P373" style:family="paragraph" style:parent-style-name="Standard">
      <style:text-properties fo:color="#010101" style:font-name="標楷體1" fo:font-size="17pt" fo:font-weight="bold" officeooo:rsid="0a99dd5d" officeooo:paragraph-rsid="1f669e6e" style:font-name-asian="標楷體1" style:font-size-asian="17pt" style:language-asian="zh" style:country-asian="TW" style:font-weight-asian="bold" style:font-size-complex="17pt" style:font-weight-complex="bold"/>
    </style:style>
    <style:style style:name="P374" style:family="paragraph" style:parent-style-name="Standard">
      <style:text-properties fo:color="#010101" style:font-name="標楷體1" fo:font-size="17pt" fo:font-weight="bold" officeooo:rsid="0a99dd5d" officeooo:paragraph-rsid="13f54ae7" style:font-name-asian="標楷體1" style:font-size-asian="17pt" style:language-asian="zh" style:country-asian="TW" style:font-weight-asian="bold" style:font-size-complex="17pt" style:font-weight-complex="bold"/>
    </style:style>
    <style:style style:name="P375" style:family="paragraph" style:parent-style-name="Standard">
      <style:text-properties fo:color="#010101" style:font-name="標楷體1" fo:font-size="17pt" fo:font-weight="bold" officeooo:rsid="0880e60f" officeooo:paragraph-rsid="1f7b9444" style:font-name-asian="標楷體1" style:font-size-asian="17pt" style:language-asian="zh" style:country-asian="TW" style:font-weight-asian="bold" style:font-size-complex="17pt" style:font-weight-complex="bold"/>
    </style:style>
    <style:style style:name="P376" style:family="paragraph" style:parent-style-name="Standard">
      <style:text-properties fo:color="#010101" style:font-name="標楷體1" fo:font-size="17pt" fo:font-weight="bold" officeooo:rsid="0880e60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77" style:family="paragraph" style:parent-style-name="Standard">
      <style:text-properties fo:color="#010101" style:font-name="標楷體1" fo:font-size="17pt" style:text-underline-style="none" fo:font-weight="bold" officeooo:rsid="16cf433e" officeooo:paragraph-rsid="1b0cbd3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8" style:family="paragraph" style:parent-style-name="Standard">
      <style:text-properties fo:color="#010101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79" style:family="paragraph" style:parent-style-name="Standard">
      <style:text-properties fo:color="#010101" fo:font-size="17pt" fo:font-weight="bold" officeooo:paragraph-rsid="1ad69cea" style:font-name-asian="標楷體1" style:font-size-asian="17pt" style:language-asian="zh" style:country-asian="TW" style:font-weight-asian="bold" style:font-size-complex="17pt" style:font-weight-complex="bold"/>
    </style:style>
    <style:style style:name="P380" style:family="paragraph" style:parent-style-name="Standard">
      <style:text-properties fo:color="#010101" style:font-name="Liberation Serif" fo:font-size="8pt" style:text-underline-style="none" fo:font-weight="bold" officeooo:rsid="12306769" officeooo:paragraph-rsid="1f7efe58" style:font-name-asian="標楷體1" style:font-size-asian="8pt" style:language-asian="zh" style:country-asian="TW" style:font-weight-asian="bold" style:font-size-complex="8pt" style:font-weight-complex="bold"/>
    </style:style>
    <style:style style:name="P381" style:family="paragraph" style:parent-style-name="Standard">
      <style:text-properties fo:color="#010101" officeooo:paragraph-rsid="15f69232"/>
    </style:style>
    <style:style style:name="P382" style:family="paragraph" style:parent-style-name="Standard">
      <style:text-properties officeooo:paragraph-rsid="1a5cc441"/>
    </style:style>
    <style:style style:name="P383" style:family="paragraph" style:parent-style-name="Standard">
      <style:text-properties officeooo:paragraph-rsid="1a654bd5"/>
    </style:style>
    <style:style style:name="P384" style:family="paragraph" style:parent-style-name="Standard">
      <style:text-properties officeooo:paragraph-rsid="1a184e66"/>
    </style:style>
    <style:style style:name="P385" style:family="paragraph" style:parent-style-name="Standard">
      <style:text-properties officeooo:paragraph-rsid="1a16aba7"/>
    </style:style>
    <style:style style:name="P386" style:family="paragraph" style:parent-style-name="Standard">
      <style:text-properties officeooo:paragraph-rsid="1a406192"/>
    </style:style>
    <style:style style:name="P387" style:family="paragraph" style:parent-style-name="Standard">
      <style:text-properties officeooo:paragraph-rsid="188e7eed"/>
    </style:style>
    <style:style style:name="P388" style:family="paragraph" style:parent-style-name="Standard">
      <style:text-properties officeooo:paragraph-rsid="1892283c"/>
    </style:style>
    <style:style style:name="P389" style:family="paragraph" style:parent-style-name="Standard">
      <style:text-properties fo:color="#1c1c1c" style:font-name="標楷體1" fo:font-size="17pt" style:text-underline-style="none" fo:font-weight="bold" officeooo:rsid="141cb316" officeooo:paragraph-rsid="1973ebcd" style:font-name-asian="標楷體1" style:font-size-asian="17pt" style:language-asian="zh" style:country-asian="TW" style:font-weight-asian="bold" style:font-size-complex="17pt" style:font-weight-complex="bold"/>
    </style:style>
    <style:style style:name="P390" style:family="paragraph" style:parent-style-name="Standard">
      <style:text-properties fo:color="#1c1c1c" style:font-name="標楷體1" fo:font-size="17pt" style:text-underline-style="none" fo:font-weight="bold" officeooo:rsid="141cb316" officeooo:paragraph-rsid="1978e8d0" style:font-name-asian="標楷體1" style:font-size-asian="17pt" style:language-asian="zh" style:country-asian="TW" style:font-weight-asian="bold" style:font-size-complex="17pt" style:font-weight-complex="bold"/>
    </style:style>
    <style:style style:name="P391" style:family="paragraph" style:parent-style-name="Standard">
      <style:text-properties fo:color="#1c1c1c" style:font-name="標楷體1" fo:font-size="17pt" style:text-underline-style="none" fo:font-weight="bold" officeooo:rsid="141cb316" officeooo:paragraph-rsid="198441f8" style:font-name-asian="標楷體1" style:font-size-asian="17pt" style:language-asian="zh" style:country-asian="TW" style:font-weight-asian="bold" style:font-size-complex="17pt" style:font-weight-complex="bold"/>
    </style:style>
    <style:style style:name="P392" style:family="paragraph" style:parent-style-name="Standard">
      <style:text-properties officeooo:paragraph-rsid="15e5bf3f"/>
    </style:style>
    <style:style style:name="P393" style:family="paragraph" style:parent-style-name="Standard">
      <style:text-properties officeooo:paragraph-rsid="15ec5acc"/>
    </style:style>
    <style:style style:name="P394" style:family="paragraph" style:parent-style-name="Standard">
      <style:text-properties officeooo:paragraph-rsid="1816a6e0"/>
    </style:style>
    <style:style style:name="P395" style:family="paragraph" style:parent-style-name="Standard">
      <style:text-properties officeooo:paragraph-rsid="1844dd71"/>
    </style:style>
    <style:style style:name="P396" style:family="paragraph" style:parent-style-name="Standard">
      <style:text-properties officeooo:paragraph-rsid="179ad626"/>
    </style:style>
    <style:style style:name="P397" style:family="paragraph" style:parent-style-name="Standard">
      <style:text-properties officeooo:paragraph-rsid="17718dc4"/>
    </style:style>
    <style:style style:name="P398" style:family="paragraph" style:parent-style-name="Standard">
      <style:text-properties officeooo:paragraph-rsid="17565d40"/>
    </style:style>
    <style:style style:name="P399" style:family="paragraph" style:parent-style-name="Standard">
      <style:text-properties officeooo:paragraph-rsid="175362c7"/>
    </style:style>
    <style:style style:name="P400" style:family="paragraph" style:parent-style-name="Standard">
      <style:text-properties officeooo:paragraph-rsid="16d8669b"/>
    </style:style>
    <style:style style:name="P401" style:family="paragraph" style:parent-style-name="Standard">
      <style:text-properties officeooo:paragraph-rsid="16db626a"/>
    </style:style>
    <style:style style:name="P402" style:family="paragraph" style:parent-style-name="Standard">
      <style:text-properties officeooo:paragraph-rsid="16a8be73"/>
    </style:style>
    <style:style style:name="P403" style:family="paragraph" style:parent-style-name="Standard">
      <style:text-properties officeooo:paragraph-rsid="16b34761"/>
    </style:style>
    <style:style style:name="P404" style:family="paragraph" style:parent-style-name="Standard">
      <style:text-properties officeooo:paragraph-rsid="163fd68c"/>
    </style:style>
    <style:style style:name="P405" style:family="paragraph" style:parent-style-name="Standard">
      <style:text-properties officeooo:paragraph-rsid="165a34fa"/>
    </style:style>
    <style:style style:name="P406" style:family="paragraph" style:parent-style-name="Standard">
      <style:text-properties officeooo:paragraph-rsid="15a1c566"/>
    </style:style>
    <style:style style:name="P407" style:family="paragraph" style:parent-style-name="Standard">
      <style:text-properties officeooo:paragraph-rsid="151f603c"/>
    </style:style>
    <style:style style:name="P408" style:family="paragraph" style:parent-style-name="Standard">
      <style:text-properties officeooo:paragraph-rsid="135c007a"/>
    </style:style>
    <style:style style:name="P409" style:family="paragraph" style:parent-style-name="Standard">
      <style:text-properties officeooo:paragraph-rsid="1f0f0a6b"/>
    </style:style>
    <style:style style:name="P410" style:family="paragraph" style:parent-style-name="Standard">
      <style:text-properties officeooo:paragraph-rsid="1efc265c"/>
    </style:style>
    <style:style style:name="P411" style:family="paragraph" style:parent-style-name="Standard">
      <style:text-properties officeooo:paragraph-rsid="1e8bcef9"/>
    </style:style>
    <style:style style:name="P412" style:family="paragraph" style:parent-style-name="Standard">
      <style:text-properties officeooo:paragraph-rsid="15125c35"/>
    </style:style>
    <style:style style:name="P413" style:family="paragraph" style:parent-style-name="Standard">
      <style:text-properties officeooo:paragraph-rsid="14de29b7"/>
    </style:style>
    <style:style style:name="P414" style:family="paragraph" style:parent-style-name="Standard">
      <style:text-properties officeooo:paragraph-rsid="14e36014"/>
    </style:style>
    <style:style style:name="P415" style:family="paragraph" style:parent-style-name="Standard">
      <style:text-properties officeooo:paragraph-rsid="1f6dae77"/>
    </style:style>
    <style:style style:name="P416" style:family="paragraph" style:parent-style-name="Standard">
      <style:text-properties officeooo:paragraph-rsid="1c6bf4a8"/>
    </style:style>
    <style:style style:name="P417" style:family="paragraph" style:parent-style-name="Standard" style:list-style-name="L1">
      <style:text-properties style:use-window-font-color="true" fo:font-size="17pt" fo:font-weight="bold" officeooo:paragraph-rsid="1ae478ca" style:font-name-asian="標楷體1" style:font-size-asian="17pt" style:language-asian="zh" style:country-asian="TW" style:font-weight-asian="bold" style:font-size-complex="17pt" style:font-weight-complex="bold"/>
    </style:style>
    <style:style style:name="P418" style:family="paragraph" style:parent-style-name="Standard" style:list-style-name="L1">
      <style:text-properties style:use-window-font-color="true" fo:font-size="17pt" fo:font-weight="bold" officeooo:paragraph-rsid="1372c9be" style:font-name-asian="標楷體1" style:font-size-asian="17pt" style:language-asian="zh" style:country-asian="TW" style:font-weight-asian="bold" style:font-size-complex="17pt" style:font-weight-complex="bold"/>
    </style:style>
    <style:style style:name="P419" style:family="paragraph" style:parent-style-name="Standard" style:list-style-name="L4">
      <style:text-properties style:use-window-font-color="true" fo:font-size="17pt" officeooo:paragraph-rsid="13523fe2" style:font-name-asian="標楷體1" style:font-size-asian="17pt" style:language-asian="zh" style:country-asian="TW" style:font-size-complex="17pt"/>
    </style:style>
    <style:style style:name="P420" style:family="paragraph" style:parent-style-name="Standard" style:list-style-name="L4">
      <style:text-properties style:use-window-font-color="true" fo:font-size="17pt" officeooo:rsid="03ee0d5f" officeooo:paragraph-rsid="13523fe2" style:font-name-asian="標楷體1" style:font-size-asian="17pt" style:language-asian="zh" style:country-asian="TW" style:font-size-complex="17pt"/>
    </style:style>
    <style:style style:name="P421" style:family="paragraph" style:parent-style-name="Standard" style:list-style-name="Numbering_20_123">
      <style:text-properties style:use-window-font-color="true" style:font-name="標楷體1" fo:font-size="17pt" fo:font-weight="bold" officeooo:rsid="07d49e0d" officeooo:paragraph-rsid="1fb18dc0" style:font-name-asian="標楷體1" style:font-size-asian="17pt" style:language-asian="zh" style:country-asian="TW" style:font-weight-asian="bold" style:font-size-complex="17pt" style:font-weight-complex="bold"/>
    </style:style>
    <style:style style:name="P422" style:family="paragraph" style:parent-style-name="Standard" style:list-style-name="Numbering_20_123">
      <style:text-properties style:use-window-font-color="true" style:font-name="標楷體1" fo:font-size="17pt" fo:font-weight="bold" officeooo:rsid="10d29b60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23" style:family="paragraph" style:parent-style-name="Standard" style:list-style-name="Numbering_20_123">
      <style:text-properties style:use-window-font-color="true" style:font-name="標楷體1" fo:font-size="17pt" fo:font-weight="bold" officeooo:rsid="07ca52e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24" style:family="paragraph" style:parent-style-name="Standard" style:list-style-name="Numbering_20_123">
      <style:text-properties style:use-window-font-color="true" style:font-name="標楷體1" fo:font-size="17pt" fo:font-weight="bold" officeooo:rsid="083ef85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25" style:family="paragraph" style:parent-style-name="Standard" style:list-style-name="Numbering_20_123">
      <style:text-properties style:use-window-font-color="true" style:font-name="標楷體1" fo:font-size="17pt" fo:font-weight="bold" officeooo:rsid="083ef854" officeooo:paragraph-rsid="1f38eb63" style:font-name-asian="標楷體1" style:font-size-asian="17pt" style:language-asian="zh" style:country-asian="TW" style:font-weight-asian="bold" style:font-size-complex="17pt" style:font-weight-complex="bold"/>
    </style:style>
    <style:style style:name="P426" style:family="paragraph" style:parent-style-name="Standard" style:list-style-name="Numbering_20_123">
      <style:text-properties style:use-window-font-color="true" style:font-name="標楷體1" fo:font-size="17pt" fo:font-weight="bold" officeooo:rsid="083ef854" officeooo:paragraph-rsid="1c8f6da9" style:font-name-asian="標楷體1" style:font-size-asian="17pt" style:language-asian="zh" style:country-asian="TW" style:font-weight-asian="bold" style:font-size-complex="17pt" style:font-weight-complex="bold"/>
    </style:style>
    <style:style style:name="P427" style:family="paragraph" style:parent-style-name="Standard" style:list-style-name="Numbering_20_123">
      <style:text-properties style:use-window-font-color="true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28" style:family="paragraph" style:parent-style-name="Standard" style:list-style-name="Numbering_20_123">
      <style:text-properties style:use-window-font-color="true" style:font-name="標楷體1" fo:font-size="17pt" fo:font-weight="bold" officeooo:rsid="0a7edee9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429" style:family="paragraph" style:parent-style-name="Standard" style:list-style-name="Numbering_20_123">
      <style:text-properties style:use-window-font-color="true" style:font-name="標楷體1" fo:font-size="17pt" fo:font-weight="bold" officeooo:rsid="0a6d63ec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0" style:family="paragraph" style:parent-style-name="Standard" style:list-style-name="Numbering_20_123">
      <style:text-properties style:use-window-font-color="true" style:font-name="標楷體1" fo:font-size="17pt" fo:font-weight="bold" officeooo:rsid="0a1d5fe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1" style:family="paragraph" style:parent-style-name="Standard" style:list-style-name="Numbering_20_123">
      <style:text-properties style:use-window-font-color="true" style:font-name="標楷體1" fo:font-size="17pt" fo:font-weight="bold" officeooo:rsid="09d9573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2" style:family="paragraph" style:parent-style-name="Standard" style:list-style-name="L2">
      <style:text-properties style:use-window-font-color="true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3" style:family="paragraph" style:parent-style-name="Standard" style:list-style-name="L4">
      <style:text-properties style:use-window-font-color="true" style:font-name="標楷體1" fo:font-size="17pt" fo:font-weight="bold" officeooo:rsid="0679415e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4" style:family="paragraph" style:parent-style-name="Standard" style:list-style-name="L4">
      <style:text-properties style:use-window-font-color="true" style:font-name="標楷體1" fo:font-size="17pt" fo:font-weight="bold" officeooo:rsid="06803882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5" style:family="paragraph" style:parent-style-name="Standard" style:list-style-name="L4">
      <style:text-properties style:use-window-font-color="true" style:font-name="標楷體1" fo:font-size="17pt" fo:font-weight="bold" officeooo:rsid="09ab3c06" officeooo:paragraph-rsid="1ad29feb" style:font-name-asian="標楷體1" style:font-size-asian="17pt" style:language-asian="zh" style:country-asian="TW" style:font-weight-asian="bold" style:font-size-complex="17pt" style:font-weight-complex="bold"/>
    </style:style>
    <style:style style:name="P436" style:family="paragraph" style:parent-style-name="Standard" style:list-style-name="L4">
      <style:text-properties style:use-window-font-color="true" style:font-name="標楷體1" fo:font-size="17pt" fo:font-weight="bold" officeooo:rsid="09ab3c06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7" style:family="paragraph" style:parent-style-name="Standard" style:list-style-name="L4">
      <style:text-properties style:use-window-font-color="true" style:font-name="標楷體1" fo:font-size="17pt" fo:font-weight="bold" officeooo:rsid="09ab3c06" officeooo:paragraph-rsid="1649e206" style:font-name-asian="標楷體1" style:font-size-asian="17pt" style:language-asian="zh" style:country-asian="TW" style:font-weight-asian="bold" style:font-size-complex="17pt" style:font-weight-complex="bold"/>
    </style:style>
    <style:style style:name="P438" style:family="paragraph" style:parent-style-name="Standard" style:list-style-name="L4">
      <style:text-properties style:use-window-font-color="true" style:font-name="標楷體1" fo:font-size="17pt" fo:font-weight="bold" officeooo:rsid="09ab3c06" officeooo:paragraph-rsid="13b43d44" style:font-name-asian="標楷體1" style:font-size-asian="17pt" style:language-asian="zh" style:country-asian="TW" style:font-weight-asian="bold" style:font-size-complex="17pt" style:font-weight-complex="bold"/>
    </style:style>
    <style:style style:name="P439" style:family="paragraph" style:parent-style-name="Standard" style:list-style-name="L4">
      <style:text-properties style:use-window-font-color="true" style:font-name="標楷體1" fo:font-size="17pt" fo:font-weight="bold" officeooo:rsid="09ab3c06" officeooo:paragraph-rsid="19f01609" style:font-name-asian="標楷體1" style:font-size-asian="17pt" style:language-asian="zh" style:country-asian="TW" style:font-weight-asian="bold" style:font-size-complex="17pt" style:font-weight-complex="bold"/>
    </style:style>
    <style:style style:name="P440" style:family="paragraph" style:parent-style-name="Standard" style:list-style-name="L4">
      <style:text-properties style:use-window-font-color="true" style:font-name="標楷體1" fo:font-size="17pt" fo:font-weight="bold" officeooo:rsid="1aba6cdf" officeooo:paragraph-rsid="1aba6cdf" style:font-name-asian="標楷體1" style:font-size-asian="17pt" style:language-asian="zh" style:country-asian="TW" style:font-weight-asian="bold" style:font-size-complex="17pt" style:font-weight-complex="bold"/>
    </style:style>
    <style:style style:name="P441" style:family="paragraph" style:parent-style-name="Standard" style:list-style-name="L4">
      <style:text-properties style:use-window-font-color="true" style:font-name="標楷體1" fo:font-size="17pt" fo:font-weight="bold" officeooo:rsid="18616f26" officeooo:paragraph-rsid="18616f26" style:font-name-asian="標楷體1" style:font-size-asian="17pt" style:language-asian="zh" style:country-asian="TW" style:font-weight-asian="bold" style:font-size-complex="17pt" style:font-weight-complex="bold"/>
    </style:style>
    <style:style style:name="P442" style:family="paragraph" style:parent-style-name="Standard" style:list-style-name="Numbering_20_123">
      <style:text-properties style:use-window-font-color="true" style:font-name="標楷體1" fo:font-size="17pt" fo:font-weight="bold" officeooo:paragraph-rsid="14ef3967" style:font-name-asian="標楷體1" style:font-size-asian="17pt" style:font-weight-asian="bold" style:font-size-complex="17pt" style:font-weight-complex="bold"/>
    </style:style>
    <style:style style:name="P443" style:family="paragraph" style:parent-style-name="Standard" style:list-style-name="Numbering_20_123">
      <style:text-properties style:use-window-font-color="true" style:font-name="標楷體1" fo:font-size="17pt" fo:font-weight="bold" officeooo:rsid="0cfbc8ab" officeooo:paragraph-rsid="13523fe2" style:font-name-asian="標楷體1" style:font-size-asian="17pt" style:font-weight-asian="bold" style:font-size-complex="17pt" style:font-weight-complex="bold"/>
    </style:style>
    <style:style style:name="P444" style:family="paragraph" style:parent-style-name="Standard" style:list-style-name="Numbering_20_123">
      <style:text-properties style:use-window-font-color="true" style:font-name="標楷體1" fo:font-size="17pt" fo:font-weight="bold" officeooo:rsid="0cfbc8ab" officeooo:paragraph-rsid="14f2f4c8" style:font-name-asian="標楷體1" style:font-size-asian="17pt" style:font-weight-asian="bold" style:font-size-complex="17pt" style:font-weight-complex="bold"/>
    </style:style>
    <style:style style:name="P445" style:family="paragraph" style:parent-style-name="Standard" style:list-style-name="L4">
      <style:text-properties style:use-window-font-color="true" style:font-name="標楷體1" fo:font-size="17pt" fo:font-weight="normal" officeooo:rsid="04eb972c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46" style:family="paragraph" style:parent-style-name="Standard" style:list-style-name="L4">
      <style:text-properties style:use-window-font-color="true" style:font-name="標楷體1" fo:font-size="17pt" fo:font-weight="normal" officeooo:rsid="07d7359b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47" style:family="paragraph" style:parent-style-name="Standard" style:list-style-name="L4">
      <style:text-properties style:use-window-font-color="true" style:font-name="標楷體1" fo:font-size="17pt" fo:font-weight="normal" officeooo:rsid="064360ae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48" style:family="paragraph" style:parent-style-name="Standard" style:list-style-name="L4">
      <style:text-properties style:use-window-font-color="true" style:font-name="標楷體1" fo:font-size="17pt" fo:font-weight="normal" officeooo:rsid="0b37c6c1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49" style:family="paragraph" style:parent-style-name="Standard" style:list-style-name="L4">
      <style:text-properties style:use-window-font-color="true" style:font-name="標楷體1" fo:font-size="17pt" fo:font-weight="normal" officeooo:rsid="09ab3c06" officeooo:paragraph-rsid="1ad29feb" style:font-name-asian="標楷體1" style:font-size-asian="17pt" style:language-asian="zh" style:country-asian="TW" style:font-weight-asian="normal" style:font-size-complex="17pt" style:font-weight-complex="normal"/>
    </style:style>
    <style:style style:name="P450" style:family="paragraph" style:parent-style-name="Standard" style:list-style-name="L4">
      <style:text-properties style:use-window-font-color="true" style:font-name="標楷體1" fo:font-size="17pt" style:text-underline-style="none" fo:font-weight="normal" officeooo:rsid="08476271" officeooo:paragraph-rsid="19f6af95" style:font-name-asian="標楷體1" style:font-size-asian="17pt" style:language-asian="zh" style:country-asian="TW" style:font-weight-asian="normal" style:font-size-complex="17pt" style:font-weight-complex="normal"/>
    </style:style>
    <style:style style:name="P451" style:family="paragraph" style:parent-style-name="Standard" style:list-style-name="L4">
      <style:text-properties style:use-window-font-color="true" style:font-name="標楷體1" fo:font-size="17pt" style:text-underline-style="none" fo:font-weight="bold" officeooo:rsid="08476271" officeooo:paragraph-rsid="19f6af95" style:font-name-asian="標楷體1" style:font-size-asian="17pt" style:language-asian="zh" style:country-asian="TW" style:font-weight-asian="bold" style:font-size-complex="17pt" style:font-weight-complex="bold"/>
    </style:style>
    <style:style style:name="P452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abf6c0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3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ad3ca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4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b452c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5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3f2ed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6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41b9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7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88f5c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8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8f02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9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914ad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0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a4b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1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32ba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2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d0cea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3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745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4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90bf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5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809e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6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723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7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9227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8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cea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9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eb9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0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c88f5c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1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2c78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2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3d1f5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3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0c99f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4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134d2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5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147f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6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8ae4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7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92b03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8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f9f0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9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f3abe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0" style:family="paragraph" style:parent-style-name="Standard" style:list-style-name="Numbering_20_123">
      <style:text-properties style:use-window-font-color="true" style:font-name="Liberation Serif" officeooo:paragraph-rsid="13523fe2" style:font-name-asian="Liberation Serif"/>
    </style:style>
    <style:style style:name="P481" style:family="paragraph" style:parent-style-name="Standard" style:list-style-name="Numbering_20_123">
      <style:text-properties style:use-window-font-color="true" style:font-name="Liberation Serif" officeooo:paragraph-rsid="14f2f4c8" style:font-name-asian="Liberation Serif"/>
    </style:style>
    <style:style style:name="P482" style:family="paragraph" style:parent-style-name="Standard" style:list-style-name="Numbering_20_123">
      <style:text-properties style:use-window-font-color="true" style:font-name="Liberation Serif" fo:font-size="17pt" fo:font-weight="bold" officeooo:rsid="0cfbc8ab" officeooo:paragraph-rsid="13523fe2" style:font-name-asian="標楷體1" style:font-size-asian="17pt" style:font-weight-asian="bold" style:font-size-complex="17pt" style:font-weight-complex="bold"/>
    </style:style>
    <style:style style:name="P483" style:family="paragraph" style:parent-style-name="Standard" style:list-style-name="Numbering_20_123">
      <style:text-properties style:use-window-font-color="true" style:font-name="Liberation Serif" fo:font-size="17pt" fo:font-weight="bold" officeooo:rsid="083ef854" officeooo:paragraph-rsid="13523fe2" style:font-name-asian="Liberation Serif" style:font-size-asian="17pt" style:language-asian="zh" style:country-asian="TW" style:font-weight-asian="bold" style:font-size-complex="17pt" style:font-weight-complex="bold"/>
    </style:style>
    <style:style style:name="P484" style:family="paragraph" style:parent-style-name="Standard" style:list-style-name="Numbering_20_123">
      <style:text-properties style:use-window-font-color="true" style:font-name="Liberation Serif" fo:font-size="17pt" fo:font-weight="bold" officeooo:rsid="083ef854" officeooo:paragraph-rsid="14f413a9" style:font-name-asian="Liberation Serif" style:font-size-asian="17pt" style:language-asian="zh" style:country-asian="TW" style:font-weight-asian="bold" style:font-size-complex="17pt" style:font-weight-complex="bold"/>
    </style:style>
    <style:style style:name="P485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3fbfca5" officeooo:paragraph-rsid="148d7abb" style:font-name-asian="標楷體1" style:font-size-asian="17pt" style:language-asian="zh" style:country-asian="TW" style:font-weight-asian="bold" style:font-size-complex="17pt" style:font-weight-complex="bold"/>
    </style:style>
    <style:style style:name="P486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dfa903" style:font-name-asian="標楷體1" style:font-size-asian="17pt" style:language-asian="zh" style:country-asian="TW" style:font-weight-asian="bold" style:font-size-complex="17pt" style:font-weight-complex="bold"/>
    </style:style>
    <style:style style:name="P487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e335c3" style:font-name-asian="標楷體1" style:font-size-asian="17pt" style:language-asian="zh" style:country-asian="TW" style:font-weight-asian="bold" style:font-size-complex="17pt" style:font-weight-complex="bold"/>
    </style:style>
    <style:style style:name="P488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f0db21" style:font-name-asian="標楷體1" style:font-size-asian="17pt" style:language-asian="zh" style:country-asian="TW" style:font-weight-asian="bold" style:font-size-complex="17pt" style:font-weight-complex="bold"/>
    </style:style>
    <style:style style:name="P489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f6af95" style:font-name-asian="標楷體1" style:font-size-asian="17pt" style:language-asian="zh" style:country-asian="TW" style:font-weight-asian="bold" style:font-size-complex="17pt" style:font-weight-complex="bold"/>
    </style:style>
    <style:style style:name="P490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a9c0ccf" style:font-name-asian="標楷體1" style:font-size-asian="17pt" style:language-asian="zh" style:country-asian="TW" style:font-weight-asian="bold" style:font-size-complex="17pt" style:font-weight-complex="bold"/>
    </style:style>
    <style:style style:name="P491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a7db5a" officeooo:paragraph-rsid="1aa7db5a" style:font-name-asian="標楷體1" style:font-size-asian="17pt" style:language-asian="zh" style:country-asian="TW" style:font-weight-asian="bold" style:font-size-complex="17pt" style:font-weight-complex="bold"/>
    </style:style>
    <style:style style:name="P492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a7db5a" officeooo:paragraph-rsid="1aa9714a" style:font-name-asian="標楷體1" style:font-size-asian="17pt" style:language-asian="zh" style:country-asian="TW" style:font-weight-asian="bold" style:font-size-complex="17pt" style:font-weight-complex="bold"/>
    </style:style>
    <style:style style:name="P493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a7db5a" officeooo:paragraph-rsid="1aaf1556" style:font-name-asian="標楷體1" style:font-size-asian="17pt" style:language-asian="zh" style:country-asian="TW" style:font-weight-asian="bold" style:font-size-complex="17pt" style:font-weight-complex="bold"/>
    </style:style>
    <style:style style:name="P494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bb88be" officeooo:paragraph-rsid="1abcf377" style:font-name-asian="標楷體1" style:font-size-asian="17pt" style:language-asian="zh" style:country-asian="TW" style:font-weight-asian="bold" style:font-size-complex="17pt" style:font-weight-complex="bold"/>
    </style:style>
    <style:style style:name="P495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fb038e1" officeooo:paragraph-rsid="1abedbe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96" style:family="paragraph" style:parent-style-name="Standard" style:list-style-name="Numbering_20_123">
      <style:text-properties style:use-window-font-color="true" officeooo:paragraph-rsid="13523fe2"/>
    </style:style>
    <style:style style:name="P497" style:family="paragraph" style:parent-style-name="Standard" style:list-style-name="Numbering_20_123">
      <style:text-properties style:use-window-font-color="true" officeooo:paragraph-rsid="135e5a39"/>
    </style:style>
    <style:style style:name="P498" style:family="paragraph" style:parent-style-name="Standard" style:list-style-name="Numbering_20_123">
      <style:text-properties style:use-window-font-color="true" officeooo:paragraph-rsid="14f2f4c8"/>
    </style:style>
    <style:style style:name="P499" style:family="paragraph" style:parent-style-name="Standard" style:list-style-name="Numbering_20_123">
      <style:text-properties style:use-window-font-color="true" officeooo:paragraph-rsid="135e8a4d"/>
    </style:style>
    <style:style style:name="P500" style:family="paragraph" style:parent-style-name="Standard" style:list-style-name="Numbering_20_123">
      <style:text-properties style:use-window-font-color="true" officeooo:rsid="136faed0" officeooo:paragraph-rsid="14f2f4c8"/>
    </style:style>
    <style:style style:name="P501" style:family="paragraph" style:parent-style-name="Standard" style:list-style-name="L1">
      <style:text-properties fo:color="#010101" fo:font-size="17pt" fo:font-weight="bold" officeooo:paragraph-rsid="1c5e05d9" style:font-name-asian="標楷體1" style:font-size-asian="17pt" style:language-asian="zh" style:country-asian="TW" style:font-weight-asian="bold" style:font-size-complex="17pt" style:font-weight-complex="bold"/>
    </style:style>
    <style:style style:name="P502" style:family="paragraph" style:parent-style-name="Standard" style:list-style-name="Numbering_20_123">
      <style:text-properties officeooo:paragraph-rsid="13523fe2"/>
    </style:style>
    <style:style style:name="P503" style:family="paragraph" style:parent-style-name="Standard" style:list-style-name="Numbering_20_123">
      <style:text-properties officeooo:paragraph-rsid="14eda08b"/>
    </style:style>
    <style:style style:name="P504" style:family="paragraph" style:parent-style-name="Standard" style:list-style-name="Numbering_20_123">
      <style:text-properties fo:color="#333333" fo:font-size="17pt" fo:font-weight="bold" officeooo:rsid="083d327b" officeooo:paragraph-rsid="13523fe2" style:font-size-asian="17pt" style:font-weight-asian="bold" style:font-size-complex="17pt" style:font-weight-complex="bold"/>
    </style:style>
    <style:style style:name="P505" style:family="paragraph" style:parent-style-name="Standard" style:list-style-name="Numbering_20_123">
      <style:text-properties fo:color="#333333" fo:font-size="17pt" fo:font-weight="bold" officeooo:rsid="07d60567" officeooo:paragraph-rsid="13523fe2" style:font-size-asian="17pt" style:font-weight-asian="bold" style:font-size-complex="17pt" style:font-weight-complex="bold"/>
    </style:style>
    <style:style style:name="P506" style:family="paragraph" style:parent-style-name="Standard" style:list-style-name="Numbering_20_123">
      <style:text-properties fo:color="#333333" fo:font-size="17pt" fo:font-weight="bold" officeooo:rsid="0a3fd8c7" officeooo:paragraph-rsid="13523fe2" style:font-name-asian="標楷體1" style:font-size-asian="17pt" style:font-weight-asian="bold" style:font-size-complex="17pt" style:font-weight-complex="bold"/>
    </style:style>
    <style:style style:name="P507" style:family="paragraph" style:parent-style-name="Standard" style:list-style-name="Numbering_20_123">
      <style:text-properties fo:color="#333333" officeooo:paragraph-rsid="13523fe2"/>
    </style:style>
    <style:style style:name="P508" style:family="paragraph" style:parent-style-name="Standard" style:list-style-name="Numbering_20_123">
      <style:text-properties fo:color="#333333" officeooo:paragraph-rsid="135e5a39"/>
    </style:style>
    <style:style style:name="P509" style:family="paragraph" style:parent-style-name="Standard" style:list-style-name="Numbering_20_123">
      <style:text-properties fo:color="#333333" officeooo:paragraph-rsid="14f2f4c8"/>
    </style:style>
    <style:style style:name="P510" style:family="paragraph" style:parent-style-name="Standard" style:list-style-name="Numbering_20_123">
      <style:text-properties fo:color="#333333" style:font-name="標楷體1" fo:font-size="17pt" fo:font-weight="bold" officeooo:rsid="07d6056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11" style:family="paragraph" style:parent-style-name="Standard" style:list-style-name="Numbering_20_123">
      <style:text-properties fo:color="#333333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12" style:family="paragraph" style:parent-style-name="Standard" style:list-style-name="Numbering_20_123">
      <style:text-properties fo:color="#333333" style:font-name="標楷體1" fo:font-size="17pt" fo:font-weight="bold" officeooo:rsid="08476271" officeooo:paragraph-rsid="149e8b9d" style:font-name-asian="標楷體1" style:font-size-asian="17pt" style:language-asian="zh" style:country-asian="TW" style:font-weight-asian="bold" style:font-size-complex="17pt" style:font-weight-complex="bold"/>
    </style:style>
    <style:style style:name="P513" style:family="paragraph" style:parent-style-name="Standard" style:list-style-name="Numbering_20_123">
      <style:text-properties fo:color="#333333" style:font-name="標楷體1" fo:font-size="17pt" fo:font-weight="bold" officeooo:rsid="08476271" officeooo:paragraph-rsid="17b2b3c9" style:font-name-asian="標楷體1" style:font-size-asian="17pt" style:language-asian="zh" style:country-asian="TW" style:font-weight-asian="bold" style:font-size-complex="17pt" style:font-weight-complex="bold"/>
    </style:style>
    <style:style style:name="P514" style:family="paragraph" style:parent-style-name="Standard" style:list-style-name="Numbering_20_123">
      <style:text-properties fo:color="#333333" style:font-name="標楷體1" fo:font-size="17pt" fo:font-weight="bold" officeooo:rsid="08476271" officeooo:paragraph-rsid="14a5ccf3" style:font-name-asian="標楷體1" style:font-size-asian="17pt" style:language-asian="zh" style:country-asian="TW" style:font-weight-asian="bold" style:font-size-complex="17pt" style:font-weight-complex="bold"/>
    </style:style>
    <style:style style:name="P515" style:family="paragraph" style:parent-style-name="Standard" style:list-style-name="Numbering_20_123">
      <style:text-properties fo:color="#333333" style:font-name="標楷體1" fo:font-size="17pt" fo:font-weight="bold" officeooo:rsid="08476271" officeooo:paragraph-rsid="14b53304" style:font-name-asian="標楷體1" style:font-size-asian="17pt" style:language-asian="zh" style:country-asian="TW" style:font-weight-asian="bold" style:font-size-complex="17pt" style:font-weight-complex="bold"/>
    </style:style>
    <style:style style:name="P516" style:family="paragraph" style:parent-style-name="Standard" style:list-style-name="Numbering_20_123">
      <style:text-properties fo:color="#333333" style:font-name="標楷體1" fo:font-size="17pt" fo:font-weight="bold" officeooo:rsid="08476271" officeooo:paragraph-rsid="14ca5fe1" style:font-name-asian="標楷體1" style:font-size-asian="17pt" style:language-asian="zh" style:country-asian="TW" style:font-weight-asian="bold" style:font-size-complex="17pt" style:font-weight-complex="bold"/>
    </style:style>
    <style:style style:name="P517" style:family="paragraph" style:parent-style-name="Standard" style:list-style-name="Numbering_20_123">
      <style:text-properties fo:color="#333333" style:font-name="標楷體1" fo:font-size="17pt" fo:font-weight="bold" officeooo:rsid="08476271" officeooo:paragraph-rsid="14cdce7a" style:font-name-asian="標楷體1" style:font-size-asian="17pt" style:language-asian="zh" style:country-asian="TW" style:font-weight-asian="bold" style:font-size-complex="17pt" style:font-weight-complex="bold"/>
    </style:style>
    <style:style style:name="P518" style:family="paragraph" style:parent-style-name="Standard" style:list-style-name="Numbering_20_123">
      <style:text-properties fo:color="#333333" style:font-name="標楷體1" fo:font-size="17pt" fo:font-weight="bold" officeooo:rsid="08476271" officeooo:paragraph-rsid="14c80e78" style:font-name-asian="標楷體1" style:font-size-asian="17pt" style:language-asian="zh" style:country-asian="TW" style:font-weight-asian="bold" style:font-size-complex="17pt" style:font-weight-complex="bold"/>
    </style:style>
    <style:style style:name="P519" style:family="paragraph" style:parent-style-name="Standard" style:list-style-name="Numbering_20_123">
      <style:text-properties fo:color="#333333" style:font-name="標楷體1" fo:font-size="17pt" fo:font-weight="bold" officeooo:rsid="08476271" officeooo:paragraph-rsid="14c4583a" style:font-name-asian="標楷體1" style:font-size-asian="17pt" style:language-asian="zh" style:country-asian="TW" style:font-weight-asian="bold" style:font-size-complex="17pt" style:font-weight-complex="bold"/>
    </style:style>
    <style:style style:name="P520" style:family="paragraph" style:parent-style-name="Standard" style:list-style-name="Numbering_20_123">
      <style:text-properties fo:color="#333333" style:font-name="標楷體1" fo:font-size="17pt" fo:font-weight="bold" officeooo:rsid="08476271" officeooo:paragraph-rsid="14ac1723" style:font-name-asian="標楷體1" style:font-size-asian="17pt" style:language-asian="zh" style:country-asian="TW" style:font-weight-asian="bold" style:font-size-complex="17pt" style:font-weight-complex="bold"/>
    </style:style>
    <style:style style:name="P521" style:family="paragraph" style:parent-style-name="Standard" style:list-style-name="Numbering_20_123">
      <style:text-properties fo:color="#333333" style:font-name="標楷體1" fo:font-size="17pt" fo:font-weight="bold" officeooo:rsid="08476271" officeooo:paragraph-rsid="14d13f39" style:font-name-asian="標楷體1" style:font-size-asian="17pt" style:language-asian="zh" style:country-asian="TW" style:font-weight-asian="bold" style:font-size-complex="17pt" style:font-weight-complex="bold"/>
    </style:style>
    <style:style style:name="P522" style:family="paragraph" style:parent-style-name="Standard" style:list-style-name="Numbering_20_123">
      <style:text-properties fo:color="#333333" style:font-name="標楷體1" fo:font-size="17pt" fo:font-weight="bold" officeooo:rsid="08476271" officeooo:paragraph-rsid="14dddb48" style:font-name-asian="標楷體1" style:font-size-asian="17pt" style:language-asian="zh" style:country-asian="TW" style:font-weight-asian="bold" style:font-size-complex="17pt" style:font-weight-complex="bold"/>
    </style:style>
    <style:style style:name="P523" style:family="paragraph" style:parent-style-name="Standard" style:list-style-name="Numbering_20_123">
      <style:text-properties fo:color="#333333" style:font-name="標楷體1" fo:font-size="17pt" fo:font-weight="bold" officeooo:rsid="08476271" officeooo:paragraph-rsid="14d2e956" style:font-name-asian="標楷體1" style:font-size-asian="17pt" style:language-asian="zh" style:country-asian="TW" style:font-weight-asian="bold" style:font-size-complex="17pt" style:font-weight-complex="bold"/>
    </style:style>
    <style:style style:name="P524" style:family="paragraph" style:parent-style-name="Standard" style:list-style-name="Numbering_20_123">
      <style:text-properties fo:color="#333333" style:font-name="標楷體1" fo:font-size="17pt" fo:font-weight="bold" officeooo:rsid="08476271" officeooo:paragraph-rsid="14d4d6af" style:font-name-asian="標楷體1" style:font-size-asian="17pt" style:language-asian="zh" style:country-asian="TW" style:font-weight-asian="bold" style:font-size-complex="17pt" style:font-weight-complex="bold"/>
    </style:style>
    <style:style style:name="P525" style:family="paragraph" style:parent-style-name="Standard" style:list-style-name="Numbering_20_123">
      <style:text-properties fo:color="#333333" style:font-name="標楷體1" fo:font-size="17pt" fo:font-weight="bold" officeooo:rsid="08476271" officeooo:paragraph-rsid="14dbe5fe" style:font-name-asian="標楷體1" style:font-size-asian="17pt" style:language-asian="zh" style:country-asian="TW" style:font-weight-asian="bold" style:font-size-complex="17pt" style:font-weight-complex="bold"/>
    </style:style>
    <style:style style:name="P526" style:family="paragraph" style:parent-style-name="Standard" style:list-style-name="Numbering_20_123">
      <style:text-properties fo:color="#333333" style:font-name="標楷體1" fo:font-size="17pt" fo:font-weight="bold" officeooo:rsid="08476271" officeooo:paragraph-rsid="14cb984b" style:font-name-asian="標楷體1" style:font-size-asian="17pt" style:language-asian="zh" style:country-asian="TW" style:font-weight-asian="bold" style:font-size-complex="17pt" style:font-weight-complex="bold"/>
    </style:style>
    <style:style style:name="P527" style:family="paragraph" style:parent-style-name="Standard" style:list-style-name="Numbering_20_123">
      <style:text-properties fo:color="#333333" style:font-name="標楷體1" fo:font-size="17pt" fo:font-weight="bold" officeooo:rsid="08476271" officeooo:paragraph-rsid="14cd0bb8" style:font-name-asian="標楷體1" style:font-size-asian="17pt" style:language-asian="zh" style:country-asian="TW" style:font-weight-asian="bold" style:font-size-complex="17pt" style:font-weight-complex="bold"/>
    </style:style>
    <style:style style:name="P528" style:family="paragraph" style:parent-style-name="Standard" style:list-style-name="Numbering_20_123">
      <style:text-properties fo:color="#333333" style:font-name="標楷體1" fo:font-size="17pt" fo:font-weight="bold" officeooo:rsid="08476271" officeooo:paragraph-rsid="14ed1c22" style:font-name-asian="標楷體1" style:font-size-asian="17pt" style:language-asian="zh" style:country-asian="TW" style:font-weight-asian="bold" style:font-size-complex="17pt" style:font-weight-complex="bold"/>
    </style:style>
    <style:style style:name="P529" style:family="paragraph" style:parent-style-name="Standard" style:list-style-name="Numbering_20_123">
      <style:text-properties fo:color="#333333" style:font-name="標楷體1" fo:font-size="17pt" fo:font-weight="bold" officeooo:rsid="083ef85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30" style:family="paragraph" style:parent-style-name="Standard" style:list-style-name="Numbering_20_123">
      <style:text-properties fo:color="#333333" style:font-name="標楷體1" fo:font-size="17pt" fo:font-weight="bold" officeooo:rsid="083ef854" officeooo:paragraph-rsid="1d2e2680" style:font-name-asian="標楷體1" style:font-size-asian="17pt" style:language-asian="zh" style:country-asian="TW" style:font-weight-asian="bold" style:font-size-complex="17pt" style:font-weight-complex="bold"/>
    </style:style>
    <style:style style:name="P531" style:family="paragraph" style:parent-style-name="Standard" style:list-style-name="Numbering_20_123">
      <style:text-properties fo:color="#333333" style:font-name="標楷體1" fo:font-size="17pt" fo:font-weight="bold" officeooo:rsid="0ebae3e3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32" style:family="paragraph" style:parent-style-name="Standard" style:list-style-name="Numbering_20_123">
      <style:text-properties fo:color="#333333" style:font-name="標楷體1" fo:font-size="17pt" fo:font-weight="bold" officeooo:rsid="0a7edee9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533" style:family="paragraph" style:parent-style-name="Standard" style:list-style-name="Numbering_20_123">
      <style:text-properties fo:color="#333333" style:font-name="標楷體1" fo:font-size="17pt" fo:font-weight="bold" officeooo:rsid="12386e9f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534" style:family="paragraph" style:parent-style-name="Standard" style:list-style-name="Numbering_20_123">
      <style:text-properties fo:color="#333333" style:font-name="標楷體1" fo:font-size="17pt" fo:font-weight="bold" officeooo:rsid="0a6d63ec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35" style:family="paragraph" style:parent-style-name="Standard" style:list-style-name="Numbering_20_123">
      <style:text-properties fo:color="#333333" style:font-name="標楷體1" fo:font-size="17pt" fo:font-weight="bold" officeooo:rsid="0a3fd8c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36" style:family="paragraph" style:parent-style-name="Standard" style:list-style-name="Numbering_20_123">
      <style:text-properties fo:color="#333333" style:font-name="標楷體1" fo:font-size="17pt" fo:font-weight="bold" officeooo:rsid="0ca7ad0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37" style:family="paragraph" style:parent-style-name="Standard" style:list-style-name="Numbering_20_123">
      <style:text-properties fo:color="#333333" style:font-name="標楷體1" fo:font-size="17pt" fo:font-weight="bold" officeooo:rsid="0a1d5fe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38" style:family="paragraph" style:parent-style-name="Standard" style:list-style-name="L2">
      <style:text-properties fo:color="#333333" style:font-name="標楷體1" fo:font-size="17pt" fo:font-weight="bold" officeooo:rsid="0a99dd5d" officeooo:paragraph-rsid="1dbfe7f1" style:font-name-asian="標楷體1" style:font-size-asian="17pt" style:language-asian="zh" style:country-asian="TW" style:font-weight-asian="bold" style:font-size-complex="17pt" style:font-weight-complex="bold"/>
    </style:style>
    <style:style style:name="P539" style:family="paragraph" style:parent-style-name="Standard" style:list-style-name="L2">
      <style:text-properties fo:color="#333333" style:font-name="標楷體1" fo:font-size="17pt" fo:font-weight="bold" officeooo:rsid="0a99dd5d" officeooo:paragraph-rsid="1db3c82f" style:font-name-asian="標楷體1" style:font-size-asian="17pt" style:language-asian="zh" style:country-asian="TW" style:font-weight-asian="bold" style:font-size-complex="17pt" style:font-weight-complex="bold"/>
    </style:style>
    <style:style style:name="P540" style:family="paragraph" style:parent-style-name="Standard" style:list-style-name="L2">
      <style:text-properties fo:color="#333333" style:font-name="標楷體1" fo:font-size="17pt" fo:font-weight="bold" officeooo:rsid="0a99dd5d" officeooo:paragraph-rsid="1dd6e06d" style:font-name-asian="標楷體1" style:font-size-asian="17pt" style:language-asian="zh" style:country-asian="TW" style:font-weight-asian="bold" style:font-size-complex="17pt" style:font-weight-complex="bold"/>
    </style:style>
    <style:style style:name="P541" style:family="paragraph" style:parent-style-name="Standard" style:list-style-name="L2">
      <style:text-properties fo:color="#333333" style:font-name="標楷體1" fo:font-size="17pt" fo:font-weight="bold" officeooo:rsid="0a99dd5d" officeooo:paragraph-rsid="1de19955" style:font-name-asian="標楷體1" style:font-size-asian="17pt" style:language-asian="zh" style:country-asian="TW" style:font-weight-asian="bold" style:font-size-complex="17pt" style:font-weight-complex="bold"/>
    </style:style>
    <style:style style:name="P542" style:family="paragraph" style:parent-style-name="Standard" style:list-style-name="Numbering_20_123">
      <style:text-properties fo:color="#333333" style:font-name="標楷體1" fo:font-size="17pt" fo:font-weight="bold" officeooo:rsid="0f53e213" officeooo:paragraph-rsid="13523fe2" style:font-name-asian="標楷體1" style:font-size-asian="17pt" style:font-weight-asian="bold" style:font-size-complex="17pt" style:font-weight-complex="bold"/>
    </style:style>
    <style:style style:name="P543" style:family="paragraph" style:parent-style-name="Standard" style:list-style-name="Numbering_20_123">
      <style:text-properties fo:color="#333333" style:font-name="標楷體1" fo:font-size="17pt" fo:font-weight="bold" officeooo:rsid="0cc5fbd2" officeooo:paragraph-rsid="13523fe2" style:font-name-asian="標楷體1" style:font-size-asian="17pt" style:font-weight-asian="bold" style:font-size-complex="17pt" style:font-weight-complex="bold"/>
    </style:style>
    <style:style style:name="P544" style:family="paragraph" style:parent-style-name="Standard" style:list-style-name="Numbering_20_123">
      <style:text-properties fo:color="#333333" style:font-name="標楷體1" fo:font-size="17pt" fo:font-weight="bold" officeooo:paragraph-rsid="13523fe2" style:font-name-asian="標楷體1" style:font-size-asian="17pt" style:font-weight-asian="bold" style:font-size-complex="17pt" style:font-weight-complex="bold"/>
    </style:style>
    <style:style style:name="P545" style:family="paragraph" style:parent-style-name="Standard" style:list-style-name="Numbering_20_123">
      <style:text-properties fo:color="#333333" style:font-name="標楷體1" fo:font-size="17pt" fo:font-weight="bold" officeooo:paragraph-rsid="14f0e4a7" style:font-name-asian="標楷體1" style:font-size-asian="17pt" style:font-weight-asian="bold" style:font-size-complex="17pt" style:font-weight-complex="bold"/>
    </style:style>
    <style:style style:name="P546" style:family="paragraph" style:parent-style-name="Standard" style:list-style-name="Numbering_20_123">
      <style:text-properties fo:color="#333333" style:font-name="標楷體1" fo:font-size="17pt" fo:font-weight="bold" officeooo:paragraph-rsid="1e15da56" style:font-name-asian="標楷體1" style:font-size-asian="17pt" style:font-weight-asian="bold" style:font-size-complex="17pt" style:font-weight-complex="bold"/>
    </style:style>
    <style:style style:name="P547" style:family="paragraph" style:parent-style-name="Standard" style:list-style-name="Numbering_20_123">
      <style:text-properties fo:color="#333333" style:font-name="標楷體1" fo:font-size="17pt" fo:font-weight="bold" officeooo:paragraph-rsid="1e72044a" style:font-name-asian="標楷體1" style:font-size-asian="17pt" style:font-weight-asian="bold" style:font-size-complex="17pt" style:font-weight-complex="bold"/>
    </style:style>
    <style:style style:name="P548" style:family="paragraph" style:parent-style-name="Standard" style:list-style-name="Numbering_20_123">
      <style:text-properties fo:color="#333333" style:font-name="標楷體1" fo:font-size="17pt" fo:font-weight="bold" officeooo:paragraph-rsid="1e16a5df" style:font-name-asian="標楷體1" style:font-size-asian="17pt" style:font-weight-asian="bold" style:font-size-complex="17pt" style:font-weight-complex="bold"/>
    </style:style>
    <style:style style:name="P549" style:family="paragraph" style:parent-style-name="Standard" style:list-style-name="Numbering_20_123">
      <style:text-properties fo:color="#333333" style:font-name="標楷體1" fo:font-size="17pt" fo:font-weight="bold" officeooo:paragraph-rsid="1e86d454" style:font-name-asian="標楷體1" style:font-size-asian="17pt" style:font-weight-asian="bold" style:font-size-complex="17pt" style:font-weight-complex="bold"/>
    </style:style>
    <style:style style:name="P550" style:family="paragraph" style:parent-style-name="Standard" style:list-style-name="Numbering_20_123">
      <style:text-properties fo:color="#333333" style:font-name="標楷體1" fo:font-size="17pt" fo:font-weight="bold" officeooo:paragraph-rsid="1e252524" style:font-name-asian="標楷體1" style:font-size-asian="17pt" style:font-weight-asian="bold" style:font-size-complex="17pt" style:font-weight-complex="bold"/>
    </style:style>
    <style:style style:name="P551" style:family="paragraph" style:parent-style-name="Standard" style:list-style-name="Numbering_20_123">
      <style:text-properties fo:color="#333333" style:font-name="標楷體1" fo:font-size="17pt" fo:font-weight="bold" officeooo:paragraph-rsid="1e592818" style:font-name-asian="標楷體1" style:font-size-asian="17pt" style:font-weight-asian="bold" style:font-size-complex="17pt" style:font-weight-complex="bold"/>
    </style:style>
    <style:style style:name="P552" style:family="paragraph" style:parent-style-name="Standard" style:list-style-name="Numbering_20_123">
      <style:text-properties fo:color="#333333" style:font-name="標楷體1" fo:font-size="17pt" fo:font-weight="bold" officeooo:paragraph-rsid="1e578a16" style:font-name-asian="標楷體1" style:font-size-asian="17pt" style:font-weight-asian="bold" style:font-size-complex="17pt" style:font-weight-complex="bold"/>
    </style:style>
    <style:style style:name="P553" style:family="paragraph" style:parent-style-name="Standard" style:list-style-name="Numbering_20_123">
      <style:text-properties fo:color="#333333" style:font-name="標楷體1" fo:font-size="17pt" fo:font-weight="bold" officeooo:paragraph-rsid="1e20b70e" style:font-name-asian="標楷體1" style:font-size-asian="17pt" style:font-weight-asian="bold" style:font-size-complex="17pt" style:font-weight-complex="bold"/>
    </style:style>
    <style:style style:name="P554" style:family="paragraph" style:parent-style-name="Standard" style:list-style-name="Numbering_20_123">
      <style:text-properties fo:color="#333333" style:font-name="標楷體1" fo:font-size="17pt" fo:font-weight="bold" officeooo:paragraph-rsid="1e217cb8" style:font-name-asian="標楷體1" style:font-size-asian="17pt" style:font-weight-asian="bold" style:font-size-complex="17pt" style:font-weight-complex="bold"/>
    </style:style>
    <style:style style:name="P555" style:family="paragraph" style:parent-style-name="Standard" style:list-style-name="Numbering_20_123">
      <style:text-properties fo:color="#333333" style:font-name="標楷體1" fo:font-size="17pt" fo:font-weight="bold" officeooo:paragraph-rsid="1e637686" style:font-name-asian="標楷體1" style:font-size-asian="17pt" style:font-weight-asian="bold" style:font-size-complex="17pt" style:font-weight-complex="bold"/>
    </style:style>
    <style:style style:name="P556" style:family="paragraph" style:parent-style-name="Standard" style:list-style-name="Numbering_20_123">
      <style:text-properties fo:color="#333333" style:font-name="標楷體1" fo:font-size="17pt" fo:font-weight="bold" officeooo:paragraph-rsid="1e548ae9" style:font-name-asian="標楷體1" style:font-size-asian="17pt" style:font-weight-asian="bold" style:font-size-complex="17pt" style:font-weight-complex="bold"/>
    </style:style>
    <style:style style:name="P557" style:family="paragraph" style:parent-style-name="Standard" style:list-style-name="Numbering_20_123">
      <style:text-properties fo:color="#333333" style:font-name="標楷體1" fo:font-size="17pt" fo:font-weight="bold" officeooo:paragraph-rsid="1e7765c1" style:font-name-asian="標楷體1" style:font-size-asian="17pt" style:font-weight-asian="bold" style:font-size-complex="17pt" style:font-weight-complex="bold"/>
    </style:style>
    <style:style style:name="P558" style:family="paragraph" style:parent-style-name="Standard" style:list-style-name="Numbering_20_123">
      <style:text-properties fo:color="#333333" style:font-name="標楷體1" fo:font-size="17pt" fo:font-weight="bold" officeooo:rsid="0cfbc8ab" officeooo:paragraph-rsid="13523fe2" style:font-name-asian="標楷體1" style:font-size-asian="17pt" style:font-weight-asian="bold" style:font-size-complex="17pt" style:font-weight-complex="bold"/>
    </style:style>
    <style:style style:name="P559" style:family="paragraph" style:parent-style-name="Standard" style:list-style-name="Numbering_20_123">
      <style:text-properties fo:color="#333333" style:font-name="標楷體1" fo:font-size="17pt" fo:font-weight="bold" officeooo:rsid="0cfbc8ab" officeooo:paragraph-rsid="14f2f4c8" style:font-name-asian="標楷體1" style:font-size-asian="17pt" style:font-weight-asian="bold" style:font-size-complex="17pt" style:font-weight-complex="bold"/>
    </style:style>
    <style:style style:name="P560" style:family="paragraph" style:parent-style-name="Standard" style:list-style-name="Numbering_20_123">
      <style:text-properties fo:color="#333333" style:font-name="標楷體1" fo:font-size="17pt" fo:font-weight="bold" officeooo:rsid="0d43f32a" officeooo:paragraph-rsid="13523fe2" style:font-name-asian="標楷體1" style:font-size-asian="17pt" style:font-weight-asian="bold" style:font-size-complex="17pt" style:font-weight-complex="bold"/>
    </style:style>
    <style:style style:name="P561" style:family="paragraph" style:parent-style-name="Standard" style:list-style-name="Numbering_20_123">
      <style:text-properties fo:color="#333333" style:font-name="標楷體1" fo:font-size="17pt" fo:font-weight="bold" officeooo:rsid="0f91f4c5" officeooo:paragraph-rsid="14f2f4c8" style:font-name-asian="標楷體1" style:font-size-asian="17pt" style:font-weight-asian="bold" style:font-size-complex="17pt" style:font-weight-complex="bold"/>
    </style:style>
    <style:style style:name="P562" style:family="paragraph" style:parent-style-name="Standard" style:list-style-name="Numbering_20_123">
      <style:text-properties fo:color="#333333" style:font-name="標楷體1" fo:font-size="17pt" fo:font-weight="bold" officeooo:rsid="1e23a860" officeooo:paragraph-rsid="1e773ebf" style:font-name-asian="標楷體1" style:font-size-asian="17pt" style:font-weight-asian="bold" style:font-size-complex="17pt" style:font-weight-complex="bold"/>
    </style:style>
    <style:style style:name="P563" style:family="paragraph" style:parent-style-name="Standard" style:list-style-name="Numbering_20_123">
      <style:text-properties fo:color="#333333" style:font-name="標楷體1" fo:font-size="17pt" fo:font-weight="bold" officeooo:rsid="1e23a860" officeooo:paragraph-rsid="1e5f7054" style:font-name-asian="標楷體1" style:font-size-asian="17pt" style:font-weight-asian="bold" style:font-size-complex="17pt" style:font-weight-complex="bold"/>
    </style:style>
    <style:style style:name="P564" style:family="paragraph" style:parent-style-name="Standard" style:list-style-name="Numbering_20_123">
      <style:text-properties fo:color="#333333" style:font-name="標楷體1" fo:font-size="17pt" fo:font-weight="bold" officeooo:rsid="1e23a860" officeooo:paragraph-rsid="1e23a860" style:font-name-asian="標楷體1" style:font-size-asian="17pt" style:font-weight-asian="bold" style:font-size-complex="17pt" style:font-weight-complex="bold"/>
    </style:style>
    <style:style style:name="P565" style:family="paragraph" style:parent-style-name="Standard" style:list-style-name="Numbering_20_123">
      <style:text-properties fo:color="#333333" style:font-name="標楷體1" fo:font-size="17pt" fo:font-weight="bold" officeooo:rsid="1e15da56" officeooo:paragraph-rsid="1e16a5df" style:font-name-asian="標楷體1" style:font-size-asian="17pt" style:font-weight-asian="bold" style:font-size-complex="17pt" style:font-weight-complex="bold"/>
    </style:style>
    <style:style style:name="P566" style:family="paragraph" style:parent-style-name="Standard" style:list-style-name="Numbering_20_123">
      <style:text-properties fo:color="#333333" style:font-name="標楷體1" fo:font-size="17pt" fo:font-weight="bold" officeooo:rsid="1e15da56" officeooo:paragraph-rsid="1e548ae9" style:font-name-asian="標楷體1" style:font-size-asian="17pt" style:font-weight-asian="bold" style:font-size-complex="17pt" style:font-weight-complex="bold"/>
    </style:style>
    <style:style style:name="P567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68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cc236c" style:font-name-asian="標楷體1" style:font-size-asian="17pt" style:language-asian="zh" style:country-asian="TW" style:font-weight-asian="bold" style:font-size-complex="17pt" style:font-weight-complex="bold"/>
    </style:style>
    <style:style style:name="P569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a83214" style:font-name-asian="標楷體1" style:font-size-asian="17pt" style:language-asian="zh" style:country-asian="TW" style:font-weight-asian="bold" style:font-size-complex="17pt" style:font-weight-complex="bold"/>
    </style:style>
    <style:style style:name="P570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bdf6a8" style:font-name-asian="標楷體1" style:font-size-asian="17pt" style:language-asian="zh" style:country-asian="TW" style:font-weight-asian="bold" style:font-size-complex="17pt" style:font-weight-complex="bold"/>
    </style:style>
    <style:style style:name="P571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984cf5" style:font-name-asian="標楷體1" style:font-size-asian="17pt" style:language-asian="zh" style:country-asian="TW" style:font-weight-asian="bold" style:font-size-complex="17pt" style:font-weight-complex="bold"/>
    </style:style>
    <style:style style:name="P572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992db2" style:font-name-asian="標楷體1" style:font-size-asian="17pt" style:language-asian="zh" style:country-asian="TW" style:font-weight-asian="bold" style:font-size-complex="17pt" style:font-weight-complex="bold"/>
    </style:style>
    <style:style style:name="P573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021e0" style:font-name-asian="標楷體1" style:font-size-asian="17pt" style:language-asian="zh" style:country-asian="TW" style:font-weight-asian="bold" style:font-size-complex="17pt" style:font-weight-complex="bold"/>
    </style:style>
    <style:style style:name="P574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c70d6" style:font-name-asian="標楷體1" style:font-size-asian="17pt" style:language-asian="zh" style:country-asian="TW" style:font-weight-asian="bold" style:font-size-complex="17pt" style:font-weight-complex="bold"/>
    </style:style>
    <style:style style:name="P575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3de70" style:font-name-asian="標楷體1" style:font-size-asian="17pt" style:language-asian="zh" style:country-asian="TW" style:font-weight-asian="bold" style:font-size-complex="17pt" style:font-weight-complex="bold"/>
    </style:style>
    <style:style style:name="P576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4464f" style:font-name-asian="標楷體1" style:font-size-asian="17pt" style:language-asian="zh" style:country-asian="TW" style:font-weight-asian="bold" style:font-size-complex="17pt" style:font-weight-complex="bold"/>
    </style:style>
    <style:style style:name="P577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2ce47" style:font-name-asian="標楷體1" style:font-size-asian="17pt" style:language-asian="zh" style:country-asian="TW" style:font-weight-asian="bold" style:font-size-complex="17pt" style:font-weight-complex="bold"/>
    </style:style>
    <style:style style:name="P578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41eac" style:font-name-asian="標楷體1" style:font-size-asian="17pt" style:language-asian="zh" style:country-asian="TW" style:font-weight-asian="bold" style:font-size-complex="17pt" style:font-weight-complex="bold"/>
    </style:style>
    <style:style style:name="P579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57444" style:font-name-asian="標楷體1" style:font-size-asian="17pt" style:language-asian="zh" style:country-asian="TW" style:font-weight-asian="bold" style:font-size-complex="17pt" style:font-weight-complex="bold"/>
    </style:style>
    <style:style style:name="P580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6245f" style:font-name-asian="標楷體1" style:font-size-asian="17pt" style:language-asian="zh" style:country-asian="TW" style:font-weight-asian="bold" style:font-size-complex="17pt" style:font-weight-complex="bold"/>
    </style:style>
    <style:style style:name="P581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b2382a" style:font-name-asian="標楷體1" style:font-size-asian="17pt" style:language-asian="zh" style:country-asian="TW" style:font-weight-asian="bold" style:font-size-complex="17pt" style:font-weight-complex="bold"/>
    </style:style>
    <style:style style:name="P582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9d9d1e" style:font-name-asian="標楷體1" style:font-size-asian="17pt" style:language-asian="zh" style:country-asian="TW" style:font-weight-asian="bold" style:font-size-complex="17pt" style:font-weight-complex="bold"/>
    </style:style>
    <style:style style:name="P583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1b583" style:font-name-asian="標楷體1" style:font-size-asian="17pt" style:language-asian="zh" style:country-asian="TW" style:font-weight-asian="bold" style:font-size-complex="17pt" style:font-weight-complex="bold"/>
    </style:style>
    <style:style style:name="P584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69c61" style:font-name-asian="標楷體1" style:font-size-asian="17pt" style:language-asian="zh" style:country-asian="TW" style:font-weight-asian="bold" style:font-size-complex="17pt" style:font-weight-complex="bold"/>
    </style:style>
    <style:style style:name="P585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53ba9" style:font-name-asian="標楷體1" style:font-size-asian="17pt" style:language-asian="zh" style:country-asian="TW" style:font-weight-asian="bold" style:font-size-complex="17pt" style:font-weight-complex="bold"/>
    </style:style>
    <style:style style:name="P586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0eab0" style:font-name-asian="標楷體1" style:font-size-asian="17pt" style:language-asian="zh" style:country-asian="TW" style:font-weight-asian="bold" style:font-size-complex="17pt" style:font-weight-complex="bold"/>
    </style:style>
    <style:style style:name="P587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80262" style:font-name-asian="標楷體1" style:font-size-asian="17pt" style:language-asian="zh" style:country-asian="TW" style:font-weight-asian="bold" style:font-size-complex="17pt" style:font-weight-complex="bold"/>
    </style:style>
    <style:style style:name="P588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90e22" style:font-name-asian="標楷體1" style:font-size-asian="17pt" style:language-asian="zh" style:country-asian="TW" style:font-weight-asian="bold" style:font-size-complex="17pt" style:font-weight-complex="bold"/>
    </style:style>
    <style:style style:name="P589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9c2e5" style:font-name-asian="標楷體1" style:font-size-asian="17pt" style:language-asian="zh" style:country-asian="TW" style:font-weight-asian="bold" style:font-size-complex="17pt" style:font-weight-complex="bold"/>
    </style:style>
    <style:style style:name="P590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ccf24" style:font-name-asian="標楷體1" style:font-size-asian="17pt" style:language-asian="zh" style:country-asian="TW" style:font-weight-asian="bold" style:font-size-complex="17pt" style:font-weight-complex="bold"/>
    </style:style>
    <style:style style:name="P591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e3c2a" style:font-name-asian="標楷體1" style:font-size-asian="17pt" style:language-asian="zh" style:country-asian="TW" style:font-weight-asian="bold" style:font-size-complex="17pt" style:font-weight-complex="bold"/>
    </style:style>
    <style:style style:name="P592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f0056d" style:font-name-asian="標楷體1" style:font-size-asian="17pt" style:language-asian="zh" style:country-asian="TW" style:font-weight-asian="bold" style:font-size-complex="17pt" style:font-weight-complex="bold"/>
    </style:style>
    <style:style style:name="P593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b2fab" style:font-name-asian="標楷體1" style:font-size-asian="17pt" style:language-asian="zh" style:country-asian="TW" style:font-weight-asian="bold" style:font-size-complex="17pt" style:font-weight-complex="bold"/>
    </style:style>
    <style:style style:name="P594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bda86" style:font-name-asian="標楷體1" style:font-size-asian="17pt" style:language-asian="zh" style:country-asian="TW" style:font-weight-asian="bold" style:font-size-complex="17pt" style:font-weight-complex="bold"/>
    </style:style>
    <style:style style:name="P595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bd395b" style:font-name-asian="標楷體1" style:font-size-asian="17pt" style:language-asian="zh" style:country-asian="TW" style:font-weight-asian="bold" style:font-size-complex="17pt" style:font-weight-complex="bold"/>
    </style:style>
    <style:style style:name="P596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43319" style:font-name-asian="標楷體1" style:font-size-asian="17pt" style:language-asian="zh" style:country-asian="TW" style:font-weight-asian="bold" style:font-size-complex="17pt" style:font-weight-complex="bold"/>
    </style:style>
    <style:style style:name="P597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83214" style:font-name-asian="標楷體1" style:font-size-asian="17pt" style:language-asian="zh" style:country-asian="TW" style:font-weight-asian="bold" style:font-size-complex="17pt" style:font-weight-complex="bold"/>
    </style:style>
    <style:style style:name="P598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c6933" style:font-name-asian="標楷體1" style:font-size-asian="17pt" style:language-asian="zh" style:country-asian="TW" style:font-weight-asian="bold" style:font-size-complex="17pt" style:font-weight-complex="bold"/>
    </style:style>
    <style:style style:name="P599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c2e7af" style:font-name-asian="標楷體1" style:font-size-asian="17pt" style:language-asian="zh" style:country-asian="TW" style:font-weight-asian="bold" style:font-size-complex="17pt" style:font-weight-complex="bold"/>
    </style:style>
    <style:style style:name="P600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bf70ba" style:font-name-asian="標楷體1" style:font-size-asian="17pt" style:language-asian="zh" style:country-asian="TW" style:font-weight-asian="bold" style:font-size-complex="17pt" style:font-weight-complex="bold"/>
    </style:style>
    <style:style style:name="P601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c888d2" style:font-name-asian="標楷體1" style:font-size-asian="17pt" style:language-asian="zh" style:country-asian="TW" style:font-weight-asian="bold" style:font-size-complex="17pt" style:font-weight-complex="bold"/>
    </style:style>
    <style:style style:name="P602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ae16c" style:font-name-asian="標楷體1" style:font-size-asian="17pt" style:language-asian="zh" style:country-asian="TW" style:font-weight-asian="bold" style:font-size-complex="17pt" style:font-weight-complex="bold"/>
    </style:style>
    <style:style style:name="P603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c55dc" style:font-name-asian="標楷體1" style:font-size-asian="17pt" style:language-asian="zh" style:country-asian="TW" style:font-weight-asian="bold" style:font-size-complex="17pt" style:font-weight-complex="bold"/>
    </style:style>
    <style:style style:name="P604" style:family="paragraph" style:parent-style-name="Standard" style:list-style-name="Numbering_20_123">
      <style:text-properties fo:color="#333333" style:font-name="標楷體1" fo:font-size="17pt" style:text-underline-style="none" fo:font-weight="bold" officeooo:rsid="1e992db2" officeooo:paragraph-rsid="1e992db2" style:font-name-asian="標楷體1" style:font-size-asian="17pt" style:language-asian="zh" style:country-asian="TW" style:font-weight-asian="bold" style:font-size-complex="17pt" style:font-weight-complex="bold"/>
    </style:style>
    <style:style style:name="P605" style:family="paragraph" style:parent-style-name="Standard" style:list-style-name="Numbering_20_123">
      <style:text-properties fo:color="#333333" style:font-name="標楷體1" fo:font-size="17pt" style:text-underline-style="none" fo:font-weight="bold" officeooo:rsid="1e992db2" officeooo:paragraph-rsid="1e9ac940" style:font-name-asian="標楷體1" style:font-size-asian="17pt" style:language-asian="zh" style:country-asian="TW" style:font-weight-asian="bold" style:font-size-complex="17pt" style:font-weight-complex="bold"/>
    </style:style>
    <style:style style:name="P606" style:family="paragraph" style:parent-style-name="Standard" style:list-style-name="Numbering_20_123">
      <style:text-properties fo:color="#333333" style:font-name="標楷體1" officeooo:paragraph-rsid="13523fe2" style:font-name-asian="標楷體1"/>
    </style:style>
    <style:style style:name="P607" style:family="paragraph" style:parent-style-name="Standard" style:list-style-name="L2">
      <style:text-properties fo:color="#333333" style:font-name="標楷體1" officeooo:paragraph-rsid="1ddfedb3" style:font-name-asian="標楷體1"/>
    </style:style>
    <style:style style:name="P608" style:family="paragraph" style:parent-style-name="Standard" style:list-style-name="Numbering_20_123">
      <style:text-properties fo:color="#333333" fo:font-weight="bold" officeooo:rsid="0ea73160" officeooo:paragraph-rsid="13523fe2" style:font-weight-asian="bold" style:font-weight-complex="bold"/>
    </style:style>
    <style:style style:name="P609" style:family="paragraph" style:parent-style-name="Standard" style:list-style-name="Numbering_20_123">
      <style:text-properties fo:color="#333333" style:font-name="Liberation Serif" fo:font-size="17pt" fo:font-weight="bold" officeooo:rsid="0cc5fbd2" officeooo:paragraph-rsid="13523fe2" style:font-name-asian="Liberation Serif" style:font-size-asian="17pt" style:font-weight-asian="bold" style:font-size-complex="17pt" style:font-weight-complex="bold"/>
    </style:style>
    <style:style style:name="P610" style:family="paragraph" style:parent-style-name="Standard" style:list-style-name="Numbering_20_123">
      <style:text-properties fo:color="#333333" style:font-name="Liberation Serif" fo:font-size="17pt" fo:font-weight="bold" officeooo:rsid="0ccdfc9f" officeooo:paragraph-rsid="13523fe2" style:font-name-asian="Liberation Serif" style:font-size-asian="17pt" style:font-weight-asian="bold" style:font-size-complex="17pt" style:font-weight-complex="bold"/>
    </style:style>
    <style:style style:name="P611" style:family="paragraph" style:parent-style-name="Standard" style:list-style-name="Numbering_20_123">
      <style:text-properties fo:color="#333333" style:font-name="Liberation Serif" fo:font-size="17pt" fo:font-weight="bold" officeooo:rsid="0cec2f29" officeooo:paragraph-rsid="13523fe2" style:font-name-asian="Liberation Serif" style:font-size-asian="17pt" style:font-weight-asian="bold" style:font-size-complex="17pt" style:font-weight-complex="bold"/>
    </style:style>
    <style:style style:name="P612" style:family="paragraph" style:parent-style-name="Standard" style:list-style-name="Numbering_20_123">
      <style:text-properties fo:color="#333333" style:font-name="Liberation Serif" fo:font-size="17pt" fo:font-weight="bold" officeooo:rsid="0ccfb9d9" officeooo:paragraph-rsid="13523fe2" style:font-name-asian="Liberation Serif" style:font-size-asian="17pt" style:font-weight-asian="bold" style:font-size-complex="17pt" style:font-weight-complex="bold"/>
    </style:style>
    <style:style style:name="P613" style:family="paragraph" style:parent-style-name="Standard" style:list-style-name="Numbering_20_123">
      <style:text-properties fo:color="#333333" style:font-name="Liberation Serif" fo:font-size="17pt" fo:font-weight="bold" officeooo:rsid="0cfbc8ab" officeooo:paragraph-rsid="13523fe2" style:font-name-asian="Liberation Serif" style:font-size-asian="17pt" style:font-weight-asian="bold" style:font-size-complex="17pt" style:font-weight-complex="bold"/>
    </style:style>
    <style:style style:name="P614" style:family="paragraph" style:parent-style-name="Standard" style:list-style-name="Numbering_20_123">
      <style:text-properties fo:color="#333333" style:font-name="Liberation Serif" fo:font-size="17pt" fo:font-weight="bold" officeooo:rsid="0a3fd8c7" officeooo:paragraph-rsid="13523fe2" style:font-name-asian="Liberation Serif" style:font-size-asian="17pt" style:font-weight-asian="bold" style:font-size-complex="17pt" style:font-weight-complex="bold"/>
    </style:style>
    <style:style style:name="P615" style:family="paragraph" style:parent-style-name="Standard" style:list-style-name="Numbering_20_123">
      <style:text-properties fo:color="#333333" style:font-name="Liberation Serif" fo:font-size="17pt" fo:font-weight="bold" officeooo:rsid="0a3fd8c7" officeooo:paragraph-rsid="14f819f1" style:font-name-asian="Liberation Serif" style:font-size-asian="17pt" style:font-weight-asian="bold" style:font-size-complex="17pt" style:font-weight-complex="bold"/>
    </style:style>
    <style:style style:name="P616" style:family="paragraph" style:parent-style-name="Standard" style:list-style-name="Numbering_20_123">
      <style:text-properties fo:color="#333333" style:font-name="Liberation Serif" fo:font-size="17pt" fo:font-weight="bold" officeooo:rsid="0cfbc8ab" officeooo:paragraph-rsid="13523fe2" style:font-name-asian="標楷體1" style:font-size-asian="17pt" style:font-weight-asian="bold" style:font-size-complex="17pt" style:font-weight-complex="bold"/>
    </style:style>
    <style:style style:name="P617" style:family="paragraph" style:parent-style-name="Standard" style:list-style-name="Numbering_20_123">
      <style:text-properties fo:color="#333333" style:font-name="Liberation Serif" fo:font-size="17pt" fo:font-weight="bold" officeooo:rsid="0fe1e234" officeooo:paragraph-rsid="13523fe2" style:font-name-asian="標楷體1" style:font-size-asian="17pt" style:font-weight-asian="bold" style:font-size-complex="17pt" style:font-weight-complex="bold"/>
    </style:style>
    <style:style style:name="P618" style:family="paragraph" style:parent-style-name="Standard" style:list-style-name="Numbering_20_123">
      <style:text-properties fo:color="#333333" style:font-name="Liberation Serif" fo:font-size="17pt" fo:font-weight="bold" officeooo:rsid="0a3fd8c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19" style:family="paragraph" style:parent-style-name="Standard" style:list-style-name="L3">
      <style:text-properties fo:color="#333333" style:font-name="Liberation Serif" fo:font-size="17pt" style:text-underline-style="none" fo:font-weight="bold" officeooo:rsid="12306769" officeooo:paragraph-rsid="1950dd13" style:font-name-asian="標楷體1" style:font-size-asian="17pt" style:language-asian="zh" style:country-asian="TW" style:font-weight-asian="bold" style:font-size-complex="17pt" style:font-weight-complex="bold"/>
    </style:style>
    <style:style style:name="P620" style:family="paragraph" style:parent-style-name="Standard" style:list-style-name="L3">
      <style:text-properties fo:color="#333333" style:font-name="Liberation Serif" fo:font-size="17pt" style:text-underline-style="none" fo:font-weight="bold" officeooo:rsid="12306769" officeooo:paragraph-rsid="15287d98" style:font-name-asian="標楷體1" style:font-size-asian="17pt" style:language-asian="zh" style:country-asian="TW" style:font-weight-asian="bold" style:font-size-complex="17pt" style:font-weight-complex="bold"/>
    </style:style>
    <style:style style:name="P621" style:family="paragraph" style:parent-style-name="Standard" style:list-style-name="L3">
      <style:text-properties fo:color="#333333" style:font-name="Liberation Serif" fo:font-size="17pt" style:text-underline-style="none" fo:font-weight="bold" officeooo:rsid="12306769" officeooo:paragraph-rsid="1f7dac1d" style:font-name-asian="標楷體1" style:font-size-asian="17pt" style:language-asian="zh" style:country-asian="TW" style:font-weight-asian="bold" style:font-size-complex="17pt" style:font-weight-complex="bold"/>
    </style:style>
    <style:style style:name="P622" style:family="paragraph" style:parent-style-name="Standard" style:list-style-name="Numbering_20_123">
      <style:text-properties fo:color="#333333" style:font-name="Liberation Serif" officeooo:paragraph-rsid="13523fe2" style:font-name-asian="Liberation Serif"/>
    </style:style>
    <style:style style:name="P623" style:family="paragraph" style:parent-style-name="Standard" style:list-style-name="Numbering_20_123">
      <style:text-properties fo:color="#333333" style:font-name="Liberation Serif" officeooo:paragraph-rsid="14f2f4c8" style:font-name-asian="Liberation Serif"/>
    </style:style>
    <style:style style:name="P624" style:family="paragraph" style:parent-style-name="Standard" style:list-style-name="L2">
      <style:text-properties fo:color="#333333" style:font-name="Liberation Serif" officeooo:paragraph-rsid="1db3c82f" style:font-name-asian="Liberation Serif"/>
    </style:style>
    <style:style style:name="P625" style:family="paragraph" style:parent-style-name="Standard" style:list-style-name="Numbering_20_123">
      <style:text-properties fo:color="#333333" officeooo:rsid="0d9d201f" officeooo:paragraph-rsid="14f2f4c8"/>
    </style:style>
    <style:style style:name="P626" style:family="paragraph" style:parent-style-name="Standard" style:list-style-name="Numbering_20_123">
      <style:text-properties fo:color="#333333" style:text-position="0% 100%" style:font-name="標楷體1" fo:font-size="17pt" style:text-underline-style="none" fo:font-weight="bold" officeooo:rsid="1e9d2179" officeooo:paragraph-rsid="1ece6bbe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P627" style:family="paragraph" style:parent-style-name="Standard" style:list-style-name="Numbering_20_123">
      <style:text-properties fo:font-size="17pt" fo:font-weight="bold" officeooo:rsid="083d327b" officeooo:paragraph-rsid="13523fe2" style:font-size-asian="17pt" style:font-weight-asian="bold" style:font-size-complex="17pt" style:font-weight-complex="bold"/>
    </style:style>
    <style:style style:name="P628" style:family="paragraph" style:parent-style-name="Standard" style:list-style-name="Numbering_20_123">
      <style:text-properties fo:font-size="17pt" fo:font-weight="bold" officeooo:paragraph-rsid="13523fe2" style:font-size-asian="17pt" style:font-weight-asian="bold" style:font-size-complex="17pt" style:font-weight-complex="bold"/>
    </style:style>
    <style:style style:name="P629" style:family="paragraph" style:parent-style-name="Standard" style:list-style-name="Numbering_20_123">
      <style:text-properties fo:font-weight="bold" officeooo:paragraph-rsid="13523fe2" style:font-weight-asian="bold" style:font-weight-complex="bold"/>
    </style:style>
    <style:style style:name="P630" style:family="paragraph" style:parent-style-name="Standard">
      <style:text-properties fo:font-weight="bold" officeooo:paragraph-rsid="1c03b3e5" style:font-weight-asian="bold" style:font-weight-complex="bold"/>
    </style:style>
    <style:style style:name="P631" style:family="paragraph" style:parent-style-name="Standard" style:list-style-name="Numbering_20_123">
      <style:text-properties style:font-name="Liberation Serif" officeooo:paragraph-rsid="13523fe2" style:font-name-asian="Liberation Serif"/>
    </style:style>
    <style:style style:name="P632" style:family="paragraph" style:parent-style-name="Standard" style:list-style-name="Numbering_20_123">
      <style:text-properties style:font-name="Liberation Serif" fo:font-weight="bold" officeooo:paragraph-rsid="13523fe2" style:font-name-asian="Liberation Serif" style:font-weight-asian="bold" style:font-weight-complex="bold"/>
    </style:style>
    <style:style style:name="P633" style:family="paragraph" style:parent-style-name="Standard" style:list-style-name="L2">
      <style:text-properties officeooo:paragraph-rsid="13523fe2"/>
    </style:style>
    <style:style style:name="P634" style:family="paragraph" style:parent-style-name="Standard" style:list-style-name="L4">
      <style:text-properties officeooo:paragraph-rsid="19e335c3"/>
    </style:style>
    <style:style style:name="P635" style:family="paragraph" style:parent-style-name="Standard" style:list-style-name="L4">
      <style:text-properties fo:color="#e6e905" fo:font-size="17pt" fo:font-weight="normal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36" style:family="paragraph" style:parent-style-name="Standard" style:list-style-name="L4">
      <style:text-properties fo:color="#e6e905" style:font-name="標楷體1" fo:font-size="17pt" fo:font-weight="bold" officeooo:rsid="07d7359b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37" style:family="paragraph" style:parent-style-name="Standard" style:list-style-name="L4">
      <style:text-properties fo:color="#e6e905" style:font-name="標楷體1" fo:font-size="17pt" fo:font-weight="normal" officeooo:rsid="07d7359b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38" style:family="paragraph" style:parent-style-name="Standard" style:list-style-name="L4">
      <style:text-properties fo:color="#ffbf00" style:font-name="標楷體1" fo:font-size="17pt" fo:font-weight="bold" officeooo:rsid="0b37c6c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39" style:family="paragraph" style:parent-style-name="Standard" style:list-style-name="L4">
      <style:text-properties fo:color="#ffbf00" style:font-name="標楷體1" fo:font-size="17pt" fo:font-weight="bold" officeooo:rsid="0613c61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40" style:family="paragraph" style:parent-style-name="Standard" style:list-style-name="L4">
      <style:text-properties fo:color="#ffbf00" style:font-name="標楷體1" fo:font-size="17pt" fo:font-weight="bold" officeooo:rsid="06803882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41" style:family="paragraph" style:parent-style-name="Standard" style:list-style-name="L4">
      <style:text-properties fo:color="#ffbf00" style:font-name="標楷體1" fo:font-size="17pt" fo:font-weight="bold" officeooo:rsid="06f881e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42" style:family="paragraph" style:parent-style-name="Standard" style:list-style-name="L4">
      <style:text-properties fo:color="#ffbf00" style:font-name="標楷體1" fo:font-size="17pt" fo:font-weight="normal" officeooo:rsid="064360ae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43" style:family="paragraph" style:parent-style-name="Standard" style:list-style-name="L4">
      <style:text-properties fo:color="#ffbf00" style:font-name="標楷體1" fo:font-size="17pt" fo:font-weight="normal" officeooo:rsid="0b37c6c1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44" style:family="paragraph" style:parent-style-name="Standard" style:list-style-name="L4">
      <style:text-properties fo:color="#ffbf00" style:font-name="Liberation Serif" fo:font-size="17pt" style:text-underline-style="none" fo:font-weight="bold" officeooo:rsid="0e9f5f17" officeooo:paragraph-rsid="19d3eea1" style:font-name-asian="標楷體1" style:font-size-asian="17pt" style:language-asian="zh" style:country-asian="TW" style:font-weight-asian="bold" style:font-size-complex="17pt" style:font-weight-complex="bold"/>
    </style:style>
    <style:style style:name="P645" style:family="paragraph" style:parent-style-name="Standard" style:list-style-name="L4">
      <style:text-properties fo:color="#ffbf00" style:font-name="Liberation Serif" fo:font-size="17pt" style:text-underline-style="none" fo:font-weight="bold" officeooo:rsid="0e9f5f17" officeooo:paragraph-rsid="19dbdc6b" style:font-name-asian="標楷體1" style:font-size-asian="17pt" style:language-asian="zh" style:country-asian="TW" style:font-weight-asian="bold" style:font-size-complex="17pt" style:font-weight-complex="bold"/>
    </style:style>
    <style:style style:name="P646" style:family="paragraph" style:parent-style-name="Standard" style:list-style-name="L4">
      <style:text-properties fo:color="#ffbf00" style:font-name="Liberation Serif" fo:font-size="17pt" style:text-underline-style="none" fo:font-weight="bold" officeooo:rsid="0e9f5f17" officeooo:paragraph-rsid="1aa1c535" style:font-name-asian="標楷體1" style:font-size-asian="17pt" style:language-asian="zh" style:country-asian="TW" style:font-weight-asian="bold" style:font-size-complex="17pt" style:font-weight-complex="bold"/>
    </style:style>
    <style:style style:name="P647" style:family="paragraph" style:parent-style-name="Standard" style:list-style-name="L4">
      <style:text-properties fo:color="#ffff00" style:font-name="標楷體1" fo:font-size="17pt" style:text-underline-style="solid" style:text-underline-width="auto" style:text-underline-color="font-color" fo:font-weight="bold" officeooo:rsid="07d7359b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48" style:family="paragraph" style:parent-style-name="Standard" style:list-style-name="L4">
      <style:text-properties fo:color="#ffff00" style:font-name="標楷體1" fo:font-size="17pt" fo:font-weight="bold" officeooo:rsid="064360ae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49" style:family="paragraph" style:parent-style-name="Standard" style:list-style-name="L4">
      <style:text-properties fo:color="#ffff00" style:font-name="標楷體1" fo:font-size="17pt" fo:font-weight="bold" officeooo:rsid="0b37c6c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50" style:family="paragraph" style:parent-style-name="Standard" style:list-style-name="L4">
      <style:text-properties fo:color="#ffff00" style:font-name="標楷體1" fo:font-size="17pt" fo:font-weight="normal" officeooo:rsid="0b37c6c1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51" style:family="paragraph" style:parent-style-name="Standard" style:list-style-name="L4">
      <style:text-properties fo:color="#ffff00" style:font-name="標楷體1" fo:font-size="17pt" style:text-underline-style="none" fo:font-weight="normal" officeooo:rsid="08476271" officeooo:paragraph-rsid="19f6af95" style:font-name-asian="標楷體1" style:font-size-asian="17pt" style:language-asian="zh" style:country-asian="TW" style:font-weight-asian="normal" style:font-size-complex="17pt" style:font-weight-complex="normal"/>
    </style:style>
    <style:style style:name="P652" style:family="paragraph" style:parent-style-name="Standard" style:list-style-name="L4">
      <style:text-properties fo:color="#ffff00" style:font-name="Liberation Serif" fo:font-size="17pt" style:text-underline-style="none" fo:font-weight="bold" officeooo:rsid="1aa7db5a" officeooo:paragraph-rsid="1abcf377" style:font-name-asian="標楷體1" style:font-size-asian="17pt" style:language-asian="zh" style:country-asian="TW" style:font-weight-asian="bold" style:font-size-complex="17pt" style:font-weight-complex="bold"/>
    </style:style>
    <style:style style:name="P653" style:family="paragraph" style:parent-style-name="Standard" style:list-style-name="L4">
      <style:text-properties fo:color="#ffff38" style:font-name="標楷體1" fo:font-size="17pt" fo:font-weight="normal" officeooo:rsid="07d7359b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54" style:family="paragraph" style:parent-style-name="Standard">
      <style:text-properties officeooo:paragraph-rsid="1faeaff7"/>
    </style:style>
    <style:style style:name="P655" style:family="paragraph" style:parent-style-name="Standard">
      <style:text-properties officeooo:paragraph-rsid="1fb08705"/>
    </style:style>
    <style:style style:name="P656" style:family="paragraph" style:parent-style-name="Standard" style:list-style-name="Numbering_20_123" style:master-page-name="">
      <loext:graphic-properties draw:fill="none"/>
      <style:paragraph-properties fo:margin-left="5.399cm" fo:margin-right="0cm" fo:text-indent="-0.7cm" style:auto-text-indent="false" style:page-number="auto" fo:background-color="transparent"/>
      <style:text-properties fo:color="#333333" style:font-name="標楷體1" fo:font-size="17pt" fo:font-weight="bold" officeooo:rsid="0a7edee9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657" style:family="paragraph" style:parent-style-name="Standard" style:list-style-name="Numbering_20_123">
      <loext:graphic-properties draw:fill="none"/>
      <style:paragraph-properties fo:margin-left="5.399cm" fo:margin-right="0cm" fo:text-indent="-0.7cm" style:auto-text-indent="false" fo:background-color="transparent"/>
      <style:text-properties style:use-window-font-color="true" style:font-name="標楷體1" fo:font-size="17pt" fo:font-weight="bold" officeooo:rsid="0a7edee9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658" style:family="paragraph" style:parent-style-name="Standard" style:list-style-name="Numbering_20_123" style:master-page-name="">
      <loext:graphic-properties draw:fill="none"/>
      <style:paragraph-properties fo:margin-left="5.399cm" fo:margin-right="0cm" fo:text-indent="0cm" style:auto-text-indent="false" style:page-number="auto" fo:background-color="transparent"/>
      <style:text-properties fo:color="#333333" officeooo:paragraph-rsid="14f2f4c8"/>
    </style:style>
    <style:style style:name="P659" style:family="paragraph" style:parent-style-name="Standard" style:list-style-name="Numbering_20_123">
      <loext:graphic-properties draw:fill="none"/>
      <style:paragraph-properties fo:margin-left="5.399cm" fo:margin-right="0cm" fo:text-indent="0cm" style:auto-text-indent="false" fo:background-color="transparent"/>
      <style:text-properties fo:color="#333333" style:font-name="標楷體1" fo:font-size="17pt" fo:font-weight="bold" officeooo:rsid="12210235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660" style:family="paragraph" style:parent-style-name="Standard" style:list-style-name="Numbering_20_123">
      <loext:graphic-properties draw:fill="none"/>
      <style:paragraph-properties fo:margin-left="5.399cm" fo:margin-right="0cm" fo:text-indent="0cm" style:auto-text-indent="false" fo:background-color="transparent"/>
      <style:text-properties fo:color="#333333" officeooo:paragraph-rsid="14f2f4c8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use-window-font-color="true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use-window-font-color="true" fo:font-size="17pt" fo:font-weight="bold" officeooo:rsid="12c1e266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use-window-font-color="true" fo:font-size="17pt" fo:font-weight="bold" officeooo:rsid="13dc978a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use-window-font-color="true" fo:font-size="17pt" fo:font-weight="bold" style:font-name-asian="標楷體1" style:font-size-asian="17pt" style:font-weight-asian="bold" style:font-size-complex="17pt" style:font-weight-complex="bold"/>
    </style:style>
    <style:style style:name="T7" style:family="text">
      <style:text-properties style:use-window-font-color="true" fo:font-size="17pt" officeooo:rsid="09d95731" style:font-name-asian="標楷體1" style:font-size-asian="17pt" style:language-asian="zh" style:country-asian="TW" style:font-size-complex="17pt"/>
    </style:style>
    <style:style style:name="T8" style:family="text">
      <style:text-properties style:use-window-font-color="true" fo:font-size="17pt" officeooo:rsid="0a3fd8c7" style:font-name-asian="標楷體1" style:font-size-asian="17pt" style:language-asian="zh" style:country-asian="TW" style:font-size-complex="17pt"/>
    </style:style>
    <style:style style:name="T9" style:family="text">
      <style:text-properties style:use-window-font-color="true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0" style:family="text">
      <style:text-properties style:use-window-font-color="true" style:font-name="標楷體1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11" style:family="text">
      <style:text-properties style:use-window-font-color="true" style:font-name="標楷體1" fo:font-size="17pt" fo:font-weight="bold" officeooo:rsid="109f935e" style:font-name-asian="標楷體1" style:font-size-asian="17pt" style:language-asian="zh" style:country-asian="TW" style:font-weight-asian="bold" style:font-size-complex="17pt" style:font-weight-complex="bold"/>
    </style:style>
    <style:style style:name="T12" style:family="text">
      <style:text-properties style:use-window-font-color="true" style:font-name="標楷體1" fo:font-size="17pt" fo:font-weight="bold" officeooo:rsid="10cd28c5" style:font-name-asian="標楷體1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style:use-window-font-color="true" style:font-name="標楷體1" fo:font-size="17pt" fo:font-weight="bold" officeooo:rsid="109f2927" style:font-name-asian="標楷體1" style:font-size-asian="17pt" style:language-asian="zh" style:country-asian="TW" style:font-weight-asian="bold" style:font-size-complex="17pt" style:font-weight-complex="bold"/>
    </style:style>
    <style:style style:name="T14" style:family="text">
      <style:text-properties style:use-window-font-color="true" style:font-name="標楷體1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style:use-window-font-color="true" style:font-name="標楷體1" fo:font-size="17pt" fo:font-weight="bold" officeooo:rsid="07d49e0d" style:font-name-asian="標楷體1" style:font-size-asian="17pt" style:language-asian="zh" style:country-asian="TW" style:font-weight-asian="bold" style:font-size-complex="17pt" style:font-weight-complex="bold"/>
    </style:style>
    <style:style style:name="T16" style:family="text">
      <style:text-properties style:use-window-font-color="true" style:font-name="標楷體1" fo:font-size="17pt" fo:font-weight="bold" officeooo:rsid="10c80369" style:font-name-asian="標楷體1" style:font-size-asian="17pt" style:language-asian="zh" style:country-asian="TW" style:font-weight-asian="bold" style:font-size-complex="17pt" style:font-weight-complex="bold"/>
    </style:style>
    <style:style style:name="T17" style:family="text">
      <style:text-properties style:use-window-font-color="true" style:font-name="標楷體1" fo:font-size="17pt" fo:font-weight="bold" officeooo:rsid="1f633576" style:font-name-asian="標楷體1" style:font-size-asian="17pt" style:language-asian="zh" style:country-asian="TW" style:font-weight-asian="bold" style:font-size-complex="17pt" style:font-weight-complex="bold"/>
    </style:style>
    <style:style style:name="T18" style:family="text">
      <style:text-properties style:use-window-font-color="true" style:font-name="標楷體1" fo:font-size="17pt" fo:font-weight="bold" officeooo:rsid="083d327b" style:font-name-asian="標楷體1" style:font-size-asian="17pt" style:language-asian="zh" style:country-asian="TW" style:font-weight-asian="bold" style:font-size-complex="17pt" style:font-weight-complex="bold"/>
    </style:style>
    <style:style style:name="T19" style:family="text">
      <style:text-properties style:use-window-font-color="true"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20" style:family="text">
      <style:text-properties style:use-window-font-color="true" style:font-name="標楷體1" fo:font-size="17pt" officeooo:rsid="08476271" style:font-name-asian="標楷體1" style:font-size-asian="17pt" style:language-asian="zh" style:country-asian="TW" style:font-size-complex="17pt"/>
    </style:style>
    <style:style style:name="T21" style:family="text">
      <style:text-properties style:use-window-font-color="true" style:font-name="標楷體1" fo:font-size="17pt" officeooo:rsid="0a1d5fe7" style:font-name-asian="標楷體1" style:font-size-asian="17pt" style:language-asian="zh" style:country-asian="TW" style:font-size-complex="17pt"/>
    </style:style>
    <style:style style:name="T22" style:family="text">
      <style:text-properties style:use-window-font-color="true" style:font-name="標楷體1" fo:font-size="17pt" officeooo:rsid="0a3fd8c7" style:font-name-asian="標楷體1" style:font-size-asian="17pt" style:language-asian="zh" style:country-asian="TW" style:font-size-complex="17pt"/>
    </style:style>
    <style:style style:name="T23" style:family="text">
      <style:text-properties style:use-window-font-color="true" style:font-name="標楷體1" fo:font-size="17pt" officeooo:rsid="0a40cae3" style:font-name-asian="標楷體1" style:font-size-asian="17pt" style:language-asian="zh" style:country-asian="TW" style:font-size-complex="17pt"/>
    </style:style>
    <style:style style:name="T24" style:family="text">
      <style:text-properties style:use-window-font-color="true" style:font-name="標楷體1" fo:font-size="17pt" officeooo:rsid="083ef854" style:font-name-asian="標楷體1" style:font-size-asian="17pt" style:language-asian="zh" style:country-asian="TW" style:font-size-complex="17pt"/>
    </style:style>
    <style:style style:name="T25" style:family="text">
      <style:text-properties style:use-window-font-color="true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26" style:family="text">
      <style:text-properties style:use-window-font-color="true" style:font-name="標楷體1" officeooo:rsid="126cb6c5"/>
    </style:style>
    <style:style style:name="T27" style:family="text">
      <style:text-properties style:use-window-font-color="true" style:font-name="標楷體1" style:font-name-asian="標楷體1"/>
    </style:style>
    <style:style style:name="T28" style:family="text">
      <style:text-properties style:use-window-font-color="true" style:font-name="標楷體1" officeooo:rsid="098c0e60" style:font-name-asian="標楷體1" style:language-asian="zh" style:country-asian="TW"/>
    </style:style>
    <style:style style:name="T29" style:family="text">
      <style:text-properties style:use-window-font-color="true" style:font-name="標楷體1" officeooo:rsid="08476271" style:font-name-asian="標楷體1" style:language-asian="zh" style:country-asian="TW"/>
    </style:style>
    <style:style style:name="T30" style:family="text">
      <style:text-properties style:use-window-font-color="true" style:font-name="標楷體1" officeooo:rsid="152be9ae" style:font-name-asian="標楷體1"/>
    </style:style>
    <style:style style:name="T31" style:family="text">
      <style:text-properties style:use-window-font-color="true" style:font-name="標楷體1" officeooo:rsid="13fbfca5" style:font-name-asian="標楷體1"/>
    </style:style>
    <style:style style:name="T32" style:family="text">
      <style:text-properties style:use-window-font-color="true" style:font-name-asian="標楷體1"/>
    </style:style>
    <style:style style:name="T33" style:family="text">
      <style:text-properties style:use-window-font-color="true" fo:background-color="transparent" loext:char-shading-value="0"/>
    </style:style>
    <style:style style:name="T34" style:family="text">
      <style:text-properties style:use-window-font-color="true" officeooo:rsid="06fe03cc"/>
    </style:style>
    <style:style style:name="T35" style:family="text">
      <style:text-properties style:use-window-font-color="true" officeooo:rsid="107f9d8a"/>
    </style:style>
    <style:style style:name="T36" style:family="text">
      <style:text-properties style:use-window-font-color="true" style:font-name="Liberation Serif" fo:font-size="17pt" style:text-underline-style="none" fo:font-weight="bold" officeooo:rsid="141cb316" style:font-name-asian="標楷體1" style:font-size-asian="17pt" style:language-asian="zh" style:country-asian="TW" style:font-weight-asian="bold" style:font-size-complex="17pt" style:font-weight-complex="bold"/>
    </style:style>
    <style:style style:name="T37" style:family="text">
      <style:text-properties style:use-window-font-color="true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38" style:family="text">
      <style:text-properties style:use-window-font-color="true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39" style:family="text">
      <style:text-properties style:use-window-font-color="true" style:font-name="Liberation Serif" fo:font-size="17pt" style:text-underline-style="none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40" style:family="text">
      <style:text-properties style:use-window-font-color="true" officeooo:rsid="152be9ae"/>
    </style:style>
    <style:style style:name="T41" style:family="text">
      <style:text-properties style:use-window-font-color="true" officeooo:rsid="17574896"/>
    </style:style>
    <style:style style:name="T42" style:family="text">
      <style:text-properties fo:color="#ffbf00"/>
    </style:style>
    <style:style style:name="T43" style:family="text">
      <style:text-properties fo:color="#ffbf00" style:font-name="標楷體1" officeooo:rsid="126cb6c5"/>
    </style:style>
    <style:style style:name="T44" style:family="text">
      <style:text-properties fo:color="#ffbf00" style:font-name="標楷體1" fo:font-size="17pt" officeooo:rsid="0a3fd8c7" style:font-name-asian="標楷體1" style:font-size-asian="17pt" style:language-asian="zh" style:country-asian="TW" style:font-size-complex="17pt"/>
    </style:style>
    <style:style style:name="T45" style:family="text">
      <style:text-properties fo:color="#ffbf00"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46" style:family="text">
      <style:text-properties fo:color="#ffbf00" style:font-name="標楷體1" fo:font-size="17pt" fo:font-weight="bold" officeooo:rsid="0cbdeebd" style:font-name-asian="標楷體1" style:font-size-asian="17pt" style:font-weight-asian="bold" style:font-size-complex="17pt" style:font-weight-complex="bold"/>
    </style:style>
    <style:style style:name="T47" style:family="text">
      <style:text-properties fo:color="#ffbf00"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48" style:family="text">
      <style:text-properties fo:color="#ffbf00" style:font-name="標楷體1" fo:font-size="17pt" fo:font-weight="bold" officeooo:rsid="0f91f4c5" style:font-name-asian="標楷體1" style:font-size-asian="17pt" style:font-weight-asian="bold" style:font-size-complex="17pt" style:font-weight-complex="bold"/>
    </style:style>
    <style:style style:name="T49" style:family="text">
      <style:text-properties fo:color="#ffbf00" style:font-name="標楷體1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50" style:family="text">
      <style:text-properties fo:color="#ffbf00" style:font-name="標楷體1" fo:font-size="17pt" fo:font-weight="bold" officeooo:rsid="0a99dd5d" fo:background-color="transparent" loext:char-shading-value="0" style:font-name-asian="標楷體1" style:font-size-asian="17pt" style:language-asian="zh" style:country-asian="TW" style:font-weight-asian="bold" style:font-size-complex="17pt" style:font-weight-complex="bold"/>
    </style:style>
    <style:style style:name="T51" style:family="text">
      <style:text-properties fo:color="#ffbf00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52" style:family="text">
      <style:text-properties fo:color="#ffbf00" officeooo:rsid="0cfbc8ab"/>
    </style:style>
    <style:style style:name="T53" style:family="text">
      <style:text-properties fo:color="#ffbf00" style:font-name="標楷體" fo:font-size="17pt" fo:font-weight="bold" officeooo:rsid="0940c935" fo:background-color="transparent" loext:char-shading-value="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54" style:family="text">
      <style:text-properties fo:color="#ffbf00" fo:font-weight="normal" style:font-weight-asian="normal" style:font-weight-complex="normal"/>
    </style:style>
    <style:style style:name="T55" style:family="text">
      <style:text-properties fo:color="#ffbf00" fo:font-weight="bold" style:font-weight-asian="bold" style:font-weight-complex="bold"/>
    </style:style>
    <style:style style:name="T56" style:family="text">
      <style:text-properties fo:color="#ffbf00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57" style:family="text">
      <style:text-properties fo:color="#ffff00"/>
    </style:style>
    <style:style style:name="T58" style:family="text">
      <style:text-properties fo:color="#808080"/>
    </style:style>
    <style:style style:name="T59" style:family="text">
      <style:text-properties fo:color="#808080" fo:font-weight="normal" style:font-weight-asian="normal" style:font-weight-complex="normal"/>
    </style:style>
    <style:style style:name="T60" style:family="text">
      <style:text-properties fo:color="#333333"/>
    </style:style>
    <style:style style:name="T61" style:family="text">
      <style:text-properties fo:color="#333333" style:font-name="標楷體1"/>
    </style:style>
    <style:style style:name="T62" style:family="text">
      <style:text-properties fo:color="#333333" style:font-name="標楷體1" style:font-name-asian="標楷體1"/>
    </style:style>
    <style:style style:name="T63" style:family="text">
      <style:text-properties fo:color="#333333" style:font-name="標楷體1" officeooo:rsid="098c0e60" style:font-name-asian="標楷體1" style:language-asian="zh" style:country-asian="TW"/>
    </style:style>
    <style:style style:name="T64" style:family="text">
      <style:text-properties fo:color="#333333" style:font-name="標楷體1" officeooo:rsid="0a1d5fe7" style:font-name-asian="標楷體1"/>
    </style:style>
    <style:style style:name="T65" style:family="text">
      <style:text-properties fo:color="#333333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66" style:family="text">
      <style:text-properties fo:color="#333333" style:font-name="標楷體1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67" style:family="text">
      <style:text-properties fo:color="#333333" style:font-name="標楷體1" fo:font-size="17pt" fo:font-weight="bold" officeooo:rsid="108b276d" style:font-name-asian="標楷體1" style:font-size-asian="17pt" style:language-asian="zh" style:country-asian="TW" style:font-weight-asian="bold" style:font-size-complex="17pt" style:font-weight-complex="bold"/>
    </style:style>
    <style:style style:name="T68" style:family="text">
      <style:text-properties fo:color="#333333" style:font-name="標楷體1" fo:font-size="17pt" fo:font-weight="bold" officeooo:rsid="10c80369" style:font-name-asian="標楷體1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fo:color="#333333" style:font-name="標楷體1" fo:font-size="17pt" fo:font-weight="bold" officeooo:rsid="10a1c50e" style:font-name-asian="標楷體1" style:font-size-asian="17pt" style:language-asian="zh" style:country-asian="TW" style:font-weight-asian="bold" style:font-size-complex="17pt" style:font-weight-complex="bold"/>
    </style:style>
    <style:style style:name="T70" style:family="text">
      <style:text-properties fo:color="#333333" style:font-name="標楷體1" fo:font-size="17pt" fo:font-weight="bold" officeooo:rsid="10cd28c5" style:font-name-asian="標楷體1" style:font-size-asian="17pt" style:language-asian="zh" style:country-asian="TW" style:font-weight-asian="bold" style:font-size-complex="17pt" style:font-weight-complex="bold"/>
    </style:style>
    <style:style style:name="T71" style:family="text">
      <style:text-properties fo:color="#333333" style:font-name="標楷體1" fo:font-size="17pt" fo:font-weight="bold" officeooo:rsid="1096e211" style:font-name-asian="標楷體1" style:font-size-asian="17pt" style:language-asian="zh" style:country-asian="TW" style:font-weight-asian="bold" style:font-size-complex="17pt" style:font-weight-complex="bold"/>
    </style:style>
    <style:style style:name="T72" style:family="text">
      <style:text-properties fo:color="#333333" style:font-name="標楷體1" fo:font-size="17pt" fo:font-weight="bold" officeooo:rsid="109f935e" style:font-name-asian="標楷體1" style:font-size-asian="17pt" style:language-asian="zh" style:country-asian="TW" style:font-weight-asian="bold" style:font-size-complex="17pt" style:font-weight-complex="bold"/>
    </style:style>
    <style:style style:name="T73" style:family="text">
      <style:text-properties fo:color="#333333" style:font-name="標楷體1" fo:font-size="17pt" fo:font-weight="bold" officeooo:rsid="10c37fef" style:font-name-asian="標楷體1" style:font-size-asian="17pt" style:language-asian="zh" style:country-asian="TW" style:font-weight-asian="bold" style:font-size-complex="17pt" style:font-weight-complex="bold"/>
    </style:style>
    <style:style style:name="T74" style:family="text">
      <style:text-properties fo:color="#333333" style:font-name="標楷體1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75" style:family="text">
      <style:text-properties fo:color="#333333" style:font-name="標楷體1" fo:font-size="17pt" fo:font-weight="bold" officeooo:rsid="0dc318c3" style:font-name-asian="標楷體1" style:font-size-asian="17pt" style:language-asian="zh" style:country-asian="TW" style:font-weight-asian="bold" style:font-size-complex="17pt" style:font-weight-complex="bold"/>
    </style:style>
    <style:style style:name="T76" style:family="text">
      <style:text-properties fo:color="#333333"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77" style:family="text">
      <style:text-properties fo:color="#333333" style:font-name="標楷體1" fo:font-size="17pt" fo:font-weight="bold" officeooo:rsid="1faeaff7" style:font-name-asian="標楷體1" style:font-size-asian="17pt" style:language-asian="zh" style:country-asian="TW" style:font-weight-asian="bold" style:font-size-complex="17pt" style:font-weight-complex="bold"/>
    </style:style>
    <style:style style:name="T78" style:family="text">
      <style:text-properties fo:color="#333333"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79" style:family="text">
      <style:text-properties fo:color="#333333" style:font-name="標楷體1" fo:font-size="17pt" fo:font-weight="bold" officeooo:rsid="0dae2ad2" style:font-name-asian="標楷體1" style:font-size-asian="17pt" style:font-weight-asian="bold" style:font-size-complex="17pt" style:font-weight-complex="bold"/>
    </style:style>
    <style:style style:name="T80" style:family="text">
      <style:text-properties fo:color="#333333" style:font-name="標楷體1" fo:font-size="17pt" fo:font-weight="bold" officeooo:rsid="0cf353f9" style:font-name-asian="標楷體1" style:font-size-asian="17pt" style:font-weight-asian="bold" style:font-size-complex="17pt" style:font-weight-complex="bold"/>
    </style:style>
    <style:style style:name="T81" style:family="text">
      <style:text-properties fo:color="#333333"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82" style:family="text">
      <style:text-properties fo:color="#333333" style:font-name="標楷體1" fo:font-size="17pt" fo:font-weight="bold" officeooo:rsid="0d0706b9" style:font-name-asian="標楷體1" style:font-size-asian="17pt" style:font-weight-asian="bold" style:font-size-complex="17pt" style:font-weight-complex="bold"/>
    </style:style>
    <style:style style:name="T83" style:family="text">
      <style:text-properties fo:color="#333333" style:font-name="標楷體1" fo:font-size="17pt" fo:font-weight="bold" officeooo:rsid="0e4a7219" style:font-name-asian="標楷體1" style:font-size-asian="17pt" style:font-weight-asian="bold" style:font-size-complex="17pt" style:font-weight-complex="bold"/>
    </style:style>
    <style:style style:name="T84" style:family="text">
      <style:text-properties fo:color="#333333" style:font-name="標楷體1" fo:font-size="17pt" fo:font-weight="bold" officeooo:rsid="0f91f4c5" style:font-name-asian="標楷體1" style:font-size-asian="17pt" style:font-weight-asian="bold" style:font-size-complex="17pt" style:font-weight-complex="bold"/>
    </style:style>
    <style:style style:name="T85" style:family="text">
      <style:text-properties fo:color="#333333" style:font-name="標楷體1" fo:font-size="17pt" officeooo:rsid="08476271" style:font-name-asian="標楷體1" style:font-size-asian="17pt" style:language-asian="zh" style:country-asian="TW" style:font-size-complex="17pt"/>
    </style:style>
    <style:style style:name="T86" style:family="text">
      <style:text-properties fo:color="#333333" style:font-name="標楷體1" fo:font-size="17pt" officeooo:rsid="0a3fd8c7" style:font-name-asian="標楷體1" style:font-size-asian="17pt" style:language-asian="zh" style:country-asian="TW" style:font-size-complex="17pt"/>
    </style:style>
    <style:style style:name="T87" style:family="text">
      <style:text-properties fo:color="#333333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88" style:family="text">
      <style:text-properties fo:color="#333333" style:font-name="標楷體1" fo:font-size="17pt" style:text-underline-style="none" fo:font-weight="bold" officeooo:rsid="0cfbc8ab" style:font-name-asian="標楷體1" style:font-size-asian="17pt" style:language-asian="zh" style:country-asian="TW" style:font-weight-asian="bold" style:font-size-complex="17pt" style:font-weight-complex="bold"/>
    </style:style>
    <style:style style:name="T89" style:family="text">
      <style:text-properties fo:color="#333333" style:font-name="標楷體1" fo:font-size="17pt" style:text-underline-style="none" fo:font-weight="bold" officeooo:rsid="0cf353f9" style:font-name-asian="標楷體1" style:font-size-asian="17pt" style:language-asian="zh" style:country-asian="TW" style:font-weight-asian="bold" style:font-size-complex="17pt" style:font-weight-complex="bold"/>
    </style:style>
    <style:style style:name="T90" style:family="text">
      <style:text-properties fo:color="#333333" style:font-name="標楷體1" fo:font-size="17pt" style:text-underline-style="none" fo:font-weight="bold" officeooo:rsid="13fbfca5" style:font-name-asian="標楷體1" style:font-size-asian="17pt" style:language-asian="zh" style:country-asian="TW" style:font-weight-asian="bold" style:font-size-complex="17pt" style:font-weight-complex="bold"/>
    </style:style>
    <style:style style:name="T91" style:family="text">
      <style:text-properties fo:color="#333333" style:font-name="標楷體1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92" style:family="text">
      <style:text-properties fo:color="#333333" style:font-name="標楷體1" fo:font-size="17pt" style:text-underline-style="none" fo:font-weight="bold" officeooo:rsid="15e26269" style:font-name-asian="標楷體1" style:font-size-asian="17pt" style:language-asian="zh" style:country-asian="TW" style:font-weight-asian="bold" style:font-size-complex="17pt" style:font-weight-complex="bold"/>
    </style:style>
    <style:style style:name="T93" style:family="text">
      <style:text-properties fo:color="#333333" style:font-name="標楷體1" fo:font-size="17pt" style:text-underline-style="none" fo:font-weight="bold" officeooo:rsid="1593abdb" style:font-name-asian="標楷體1" style:font-size-asian="17pt" style:language-asian="zh" style:country-asian="TW" style:font-weight-asian="bold" style:font-size-complex="17pt" style:font-weight-complex="bold"/>
    </style:style>
    <style:style style:name="T94" style:family="text">
      <style:text-properties fo:color="#333333" style:font-name="標楷體1" fo:font-size="17pt" style:text-underline-style="none" fo:font-weight="bold" officeooo:rsid="163b01a0" style:font-name-asian="標楷體1" style:font-size-asian="17pt" style:language-asian="zh" style:country-asian="TW" style:font-weight-asian="bold" style:font-size-complex="17pt" style:font-weight-complex="bold"/>
    </style:style>
    <style:style style:name="T95" style:family="text">
      <style:text-properties fo:color="#333333" style:font-name="標楷體1" fo:font-size="17pt" style:text-underline-style="none" fo:font-weight="bold" officeooo:rsid="175362c7" style:font-name-asian="標楷體1" style:font-size-asian="17pt" style:language-asian="zh" style:country-asian="TW" style:font-weight-asian="bold" style:font-size-complex="17pt" style:font-weight-complex="bold"/>
    </style:style>
    <style:style style:name="T96" style:family="text">
      <style:text-properties fo:color="#333333" style:font-name="標楷體1" fo:font-size="17pt" style:text-underline-style="none" fo:font-weight="bold" officeooo:rsid="17565d40" style:font-name-asian="標楷體1" style:font-size-asian="17pt" style:language-asian="zh" style:country-asian="TW" style:font-weight-asian="bold" style:font-size-complex="17pt" style:font-weight-complex="bold"/>
    </style:style>
    <style:style style:name="T97" style:family="text">
      <style:text-properties fo:color="#333333" style:font-name="標楷體1" fo:font-size="17pt" style:text-underline-style="none" fo:font-weight="bold" officeooo:rsid="17574896" style:font-name-asian="標楷體1" style:font-size-asian="17pt" style:language-asian="zh" style:country-asian="TW" style:font-weight-asian="bold" style:font-size-complex="17pt" style:font-weight-complex="bold"/>
    </style:style>
    <style:style style:name="T98" style:family="text">
      <style:text-properties fo:color="#333333" style:font-name="標楷體1" fo:font-size="17pt" style:text-underline-style="none" fo:font-weight="bold" officeooo:rsid="181634f7" style:font-name-asian="標楷體1" style:font-size-asian="17pt" style:language-asian="zh" style:country-asian="TW" style:font-weight-asian="bold" style:font-size-complex="17pt" style:font-weight-complex="bold"/>
    </style:style>
    <style:style style:name="T99" style:family="text">
      <style:text-properties fo:color="#333333" style:font-name="標楷體1" fo:font-size="17pt" style:text-underline-style="none" fo:font-weight="bold" officeooo:rsid="1816a6e0" style:font-name-asian="標楷體1" style:font-size-asian="17pt" style:language-asian="zh" style:country-asian="TW" style:font-weight-asian="bold" style:font-size-complex="17pt" style:font-weight-complex="bold"/>
    </style:style>
    <style:style style:name="T100" style:family="text">
      <style:text-properties fo:color="#333333" style:font-name="標楷體1" fo:font-size="17pt" style:text-underline-style="none" fo:font-weight="bold" officeooo:rsid="05dde295" style:font-name-asian="標楷體1" style:font-size-asian="17pt" style:language-asian="zh" style:country-asian="TW" style:font-weight-asian="bold" style:font-size-complex="17pt" style:font-weight-complex="bold"/>
    </style:style>
    <style:style style:name="T101" style:family="text">
      <style:text-properties fo:color="#333333" style:font-name="標楷體1" fo:font-size="17pt" style:text-underline-style="none" fo:font-weight="bold" officeooo:rsid="18902e49" style:font-name-asian="標楷體1" style:font-size-asian="17pt" style:language-asian="zh" style:country-asian="TW" style:font-weight-asian="bold" style:font-size-complex="17pt" style:font-weight-complex="bold"/>
    </style:style>
    <style:style style:name="T102" style:family="text">
      <style:text-properties fo:color="#333333" style:font-name="標楷體1" fo:font-size="17pt" style:text-underline-style="none" fo:font-weight="bold" officeooo:rsid="1a654bd5" style:font-name-asian="標楷體1" style:font-size-asian="17pt" style:language-asian="zh" style:country-asian="TW" style:font-weight-asian="bold" style:font-size-complex="17pt" style:font-weight-complex="bold"/>
    </style:style>
    <style:style style:name="T103" style:family="text">
      <style:text-properties fo:color="#333333" style:font-name="標楷體1" fo:font-size="17pt" style:text-underline-style="none" fo:font-weight="bold" officeooo:rsid="1a08545e" style:font-name-asian="標楷體1" style:font-size-asian="17pt" style:language-asian="zh" style:country-asian="TW" style:font-weight-asian="bold" style:font-size-complex="17pt" style:font-weight-complex="bold"/>
    </style:style>
    <style:style style:name="T104" style:family="text">
      <style:text-properties fo:color="#333333" style:font-name="標楷體1" fo:font-size="17pt" style:text-underline-style="none" fo:font-weight="bold" officeooo:rsid="1a13ae3b" style:font-name-asian="標楷體1" style:font-size-asian="17pt" style:language-asian="zh" style:country-asian="TW" style:font-weight-asian="bold" style:font-size-complex="17pt" style:font-weight-complex="bold"/>
    </style:style>
    <style:style style:name="T105" style:family="text">
      <style:text-properties fo:color="#333333" style:font-name="標楷體1" fo:font-size="17pt" style:text-underline-style="none" fo:font-weight="bold" officeooo:rsid="1a1af9f4" style:font-name-asian="標楷體1" style:font-size-asian="17pt" style:language-asian="zh" style:country-asian="TW" style:font-weight-asian="bold" style:font-size-complex="17pt" style:font-weight-complex="bold"/>
    </style:style>
    <style:style style:name="T106" style:family="text">
      <style:text-properties fo:color="#333333" style:font-name="標楷體1" fo:font-size="17pt" style:text-underline-style="none" fo:font-weight="bold" officeooo:rsid="1a1c8c52" style:font-name-asian="標楷體1" style:font-size-asian="17pt" style:language-asian="zh" style:country-asian="TW" style:font-weight-asian="bold" style:font-size-complex="17pt" style:font-weight-complex="bold"/>
    </style:style>
    <style:style style:name="T107" style:family="text">
      <style:text-properties fo:color="#333333" style:font-name="標楷體1" fo:font-size="17pt" style:text-underline-style="none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108" style:family="text">
      <style:text-properties fo:color="#333333" style:font-name="標楷體1" style:language-asian="zh" style:country-asian="TW"/>
    </style:style>
    <style:style style:name="T109" style:family="text">
      <style:text-properties fo:color="#333333" style:font-name="標楷體1" officeooo:rsid="0a99dd5d" style:language-asian="zh" style:country-asian="TW"/>
    </style:style>
    <style:style style:name="T110" style:family="text">
      <style:text-properties fo:color="#333333" style:font-name="標楷體1" officeooo:rsid="11c7b5e7" style:language-asian="zh" style:country-asian="TW"/>
    </style:style>
    <style:style style:name="T111" style:family="text">
      <style:text-properties fo:color="#333333" style:font-name="標楷體1" officeooo:rsid="0880e60f"/>
    </style:style>
    <style:style style:name="T112" style:family="text">
      <style:text-properties fo:color="#333333" style:font-name="標楷體1" style:text-underline-style="solid" style:text-underline-width="auto" style:text-underline-color="font-color" officeooo:rsid="0880e60f"/>
    </style:style>
    <style:style style:name="T113" style:family="text">
      <style:text-properties fo:color="#333333" style:font-name="標楷體1" style:text-underline-style="solid" style:text-underline-width="auto" style:text-underline-color="font-color" officeooo:rsid="119f3c65"/>
    </style:style>
    <style:style style:name="T114" style:family="text">
      <style:text-properties fo:color="#333333" style:font-name-asian="標楷體1"/>
    </style:style>
    <style:style style:name="T115" style:family="text">
      <style:text-properties fo:color="#333333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16" style:family="text">
      <style:text-properties fo:color="#333333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117" style:family="text">
      <style:text-properties fo:color="#333333" fo:font-size="17pt" fo:font-weight="bold" officeooo:rsid="12c1e266" style:font-name-asian="標楷體1" style:font-size-asian="17pt" style:language-asian="zh" style:country-asian="TW" style:font-weight-asian="bold" style:font-size-complex="17pt" style:font-weight-complex="bold"/>
    </style:style>
    <style:style style:name="T118" style:family="text">
      <style:text-properties fo:color="#333333" fo:font-size="17pt" fo:font-weight="bold" style:font-name-asian="標楷體1" style:font-size-asian="17pt" style:font-weight-asian="bold" style:font-size-complex="17pt" style:font-weight-complex="bold"/>
    </style:style>
    <style:style style:name="T119" style:family="text">
      <style:text-properties fo:color="#333333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120" style:family="text">
      <style:text-properties fo:color="#333333" fo:font-size="17pt" officeooo:rsid="09d95731" style:font-name-asian="標楷體1" style:font-size-asian="17pt" style:language-asian="zh" style:country-asian="TW" style:font-size-complex="17pt"/>
    </style:style>
    <style:style style:name="T121" style:family="text">
      <style:text-properties fo:color="#333333" officeooo:rsid="09d95731"/>
    </style:style>
    <style:style style:name="T122" style:family="text">
      <style:text-properties fo:color="#333333" style:language-asian="zh" style:country-asian="TW"/>
    </style:style>
    <style:style style:name="T123" style:family="text">
      <style:text-properties fo:color="#333333" officeooo:rsid="07ca52e4"/>
    </style:style>
    <style:style style:name="T124" style:family="text">
      <style:text-properties fo:color="#333333" officeooo:rsid="0cfbc8ab"/>
    </style:style>
    <style:style style:name="T125" style:family="text">
      <style:text-properties fo:color="#333333" officeooo:rsid="1213a81c"/>
    </style:style>
    <style:style style:name="T126" style:family="text">
      <style:text-properties fo:color="#333333" officeooo:rsid="0b982fb7"/>
    </style:style>
    <style:style style:name="T127" style:family="text">
      <style:text-properties fo:color="#333333" officeooo:rsid="070db905"/>
    </style:style>
    <style:style style:name="T128" style:family="text">
      <style:text-properties fo:color="#333333" fo:font-weight="normal" style:font-weight-asian="normal" style:font-weight-complex="normal"/>
    </style:style>
    <style:style style:name="T129" style:family="text">
      <style:text-properties fo:color="#333333" officeooo:rsid="0fcee25e"/>
    </style:style>
    <style:style style:name="T130" style:family="text">
      <style:text-properties fo:color="#333333" officeooo:rsid="12210235"/>
    </style:style>
    <style:style style:name="T131" style:family="text">
      <style:text-properties fo:color="#333333" style:font-name="Liberation Serif" style:text-underline-style="none" officeooo:rsid="141cb316" style:font-name-asian="標楷體1"/>
    </style:style>
    <style:style style:name="T132" style:family="text">
      <style:text-properties fo:color="#333333" style:font-name="Liberation Serif" style:text-underline-style="none" officeooo:rsid="141cb316"/>
    </style:style>
    <style:style style:name="T133" style:family="text">
      <style:text-properties fo:color="#333333" style:font-name="Liberation Serif" fo:font-size="17pt" style:text-underline-style="none" fo:font-weight="bold" officeooo:rsid="13fbfca5" style:font-name-asian="標楷體1" style:font-size-asian="17pt" style:language-asian="zh" style:country-asian="TW" style:font-weight-asian="bold" style:font-size-complex="17pt" style:font-weight-complex="bold"/>
    </style:style>
    <style:style style:name="T134" style:family="text">
      <style:text-properties fo:color="#333333" style:font-name="Liberation Serif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135" style:family="text">
      <style:text-properties fo:color="#333333" style:font-name="Liberation Serif" fo:font-size="17pt" style:text-underline-style="none" fo:font-weight="bold" officeooo:rsid="15e26269" style:font-name-asian="標楷體1" style:font-size-asian="17pt" style:language-asian="zh" style:country-asian="TW" style:font-weight-asian="bold" style:font-size-complex="17pt" style:font-weight-complex="bold"/>
    </style:style>
    <style:style style:name="T136" style:family="text">
      <style:text-properties fo:color="#333333" style:font-name="Liberation Serif" fo:font-size="17pt" style:text-underline-style="none" fo:font-weight="bold" officeooo:rsid="16d500bc" style:font-name-asian="標楷體1" style:font-size-asian="17pt" style:language-asian="zh" style:country-asian="TW" style:font-weight-asian="bold" style:font-size-complex="17pt" style:font-weight-complex="bold"/>
    </style:style>
    <style:style style:name="T137" style:family="text">
      <style:text-properties fo:color="#333333" style:font-name="Liberation Serif" fo:font-size="17pt" style:text-underline-style="none" fo:font-weight="bold" officeooo:rsid="175362c7" style:font-name-asian="標楷體1" style:font-size-asian="17pt" style:language-asian="zh" style:country-asian="TW" style:font-weight-asian="bold" style:font-size-complex="17pt" style:font-weight-complex="bold"/>
    </style:style>
    <style:style style:name="T138" style:family="text">
      <style:text-properties fo:color="#333333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139" style:family="text">
      <style:text-properties fo:color="#333333" style:font-name="Liberation Serif" fo:font-size="17pt" style:text-underline-style="none" fo:font-weight="bold" officeooo:rsid="1a08545e" style:font-name-asian="標楷體1" style:font-size-asian="17pt" style:language-asian="zh" style:country-asian="TW" style:font-weight-asian="bold" style:font-size-complex="17pt" style:font-weight-complex="bold"/>
    </style:style>
    <style:style style:name="T140" style:family="text">
      <style:text-properties fo:color="#333333" style:font-name="Liberation Serif" fo:font-size="17pt" style:text-underline-style="none" fo:font-weight="bold" officeooo:rsid="1a0ba1cc" style:font-name-asian="標楷體1" style:font-size-asian="17pt" style:language-asian="zh" style:country-asian="TW" style:font-weight-asian="bold" style:font-size-complex="17pt" style:font-weight-complex="bold"/>
    </style:style>
    <style:style style:name="T141" style:family="text">
      <style:text-properties fo:color="#333333" style:font-name="Liberation Serif" fo:font-size="17pt" style:text-underline-style="none" fo:font-weight="bold" officeooo:rsid="1a14e69c" style:font-name-asian="標楷體1" style:font-size-asian="17pt" style:language-asian="zh" style:country-asian="TW" style:font-weight-asian="bold" style:font-size-complex="17pt" style:font-weight-complex="bold"/>
    </style:style>
    <style:style style:name="T142" style:family="text">
      <style:text-properties fo:color="#333333" style:font-name="Liberation Serif" fo:font-size="17pt" style:text-underline-style="none" fo:font-weight="bold" officeooo:rsid="1a184e66" style:font-name-asian="標楷體1" style:font-size-asian="17pt" style:language-asian="zh" style:country-asian="TW" style:font-weight-asian="bold" style:font-size-complex="17pt" style:font-weight-complex="bold"/>
    </style:style>
    <style:style style:name="T143" style:family="text">
      <style:text-properties fo:color="#333333" style:font-name="Liberation Serif" fo:font-size="17pt" style:text-underline-style="none" fo:font-weight="bold" officeooo:rsid="1a406192" style:font-name-asian="標楷體1" style:font-size-asian="17pt" style:language-asian="zh" style:country-asian="TW" style:font-weight-asian="bold" style:font-size-complex="17pt" style:font-weight-complex="bold"/>
    </style:style>
    <style:style style:name="T144" style:family="text">
      <style:text-properties fo:color="#333333" style:font-name="Liberation Serif" fo:font-size="17pt" style:text-underline-style="none" fo:font-weight="bold" officeooo:rsid="1a654bd5" style:font-name-asian="標楷體1" style:font-size-asian="17pt" style:language-asian="zh" style:country-asian="TW" style:font-weight-asian="bold" style:font-size-complex="17pt" style:font-weight-complex="bold"/>
    </style:style>
    <style:style style:name="T145" style:family="text">
      <style:text-properties fo:color="#333333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146" style:family="text">
      <style:text-properties fo:color="#333333" style:font-name="Liberation Serif" fo:font-weight="bold" officeooo:rsid="0e9f5f17" style:font-weight-asian="bold" style:font-weight-complex="bold"/>
    </style:style>
    <style:style style:name="T147" style:family="text">
      <style:text-properties fo:color="#333333" style:font-name="Liberation Serif" fo:font-weight="bold" officeooo:rsid="164817e0" style:font-weight-asian="bold" style:font-weight-complex="bold"/>
    </style:style>
    <style:style style:name="T148" style:family="text">
      <style:text-properties fo:color="#333333" officeooo:rsid="0cbdeebd"/>
    </style:style>
    <style:style style:name="T149" style:family="text">
      <style:text-properties fo:color="#333333" fo:font-weight="bold" officeooo:rsid="0e9f5f17" style:font-weight-asian="bold" style:font-weight-complex="bold"/>
    </style:style>
    <style:style style:name="T150" style:family="text">
      <style:text-properties fo:color="#333333" fo:font-weight="bold" officeooo:rsid="164817e0" style:font-weight-asian="bold" style:font-weight-complex="bold"/>
    </style:style>
    <style:style style:name="T151" style:family="text">
      <style:text-properties style:font-name-asian="標楷體1"/>
    </style:style>
    <style:style style:name="T152" style:family="text">
      <style:text-properties officeooo:rsid="0a1d5fe7" style:font-name-asian="標楷體1"/>
    </style:style>
    <style:style style:name="T153" style:family="text">
      <style:text-properties officeooo:rsid="0a7edee9" style:font-name-asian="標楷體1"/>
    </style:style>
    <style:style style:name="T154" style:family="text">
      <style:text-properties style:font-name-asian="標楷體1" style:language-asian="zh" style:country-asian="TW"/>
    </style:style>
    <style:style style:name="T155" style:family="text">
      <style:text-properties officeooo:rsid="0c08eb52" style:font-name-asian="標楷體1" style:language-asian="zh" style:country-asian="TW"/>
    </style:style>
    <style:style style:name="T156" style:family="text">
      <style:text-properties officeooo:rsid="0c64bfb5" style:font-name-asian="標楷體1" style:language-asian="zh" style:country-asian="TW"/>
    </style:style>
    <style:style style:name="T157" style:family="text">
      <style:text-properties officeooo:rsid="0ca7ad07" style:font-name-asian="標楷體1" style:language-asian="zh" style:country-asian="TW"/>
    </style:style>
    <style:style style:name="T158" style:family="text">
      <style:text-properties style:font-name="標楷體1"/>
    </style:style>
    <style:style style:name="T159" style:family="text">
      <style:text-properties style:font-name="標楷體1" style:font-name-asian="標楷體1"/>
    </style:style>
    <style:style style:name="T160" style:family="text">
      <style:text-properties style:font-name="標楷體1" style:font-name-asian="標楷體1" style:language-asian="zh" style:country-asian="TW"/>
    </style:style>
    <style:style style:name="T161" style:family="text">
      <style:text-properties style:font-name="標楷體1" officeooo:rsid="08476271" style:font-name-asian="標楷體1" style:language-asian="zh" style:country-asian="TW"/>
    </style:style>
    <style:style style:name="T162" style:family="text">
      <style:text-properties style:font-name="標楷體1" officeooo:rsid="098c0e60" style:font-name-asian="標楷體1" style:language-asian="zh" style:country-asian="TW"/>
    </style:style>
    <style:style style:name="T163" style:family="text">
      <style:text-properties style:font-name="標楷體1" officeooo:rsid="07d49e0d" style:font-name-asian="標楷體1" style:language-asian="zh" style:country-asian="TW"/>
    </style:style>
    <style:style style:name="T164" style:family="text">
      <style:text-properties style:font-name="標楷體1" officeooo:rsid="09f81fd7" style:font-name-asian="標楷體1" style:language-asian="zh" style:country-asian="TW"/>
    </style:style>
    <style:style style:name="T165" style:family="text">
      <style:text-properties style:font-name="標楷體1" officeooo:rsid="0e3f961d" style:font-name-asian="標楷體1" style:language-asian="zh" style:country-asian="TW"/>
    </style:style>
    <style:style style:name="T166" style:family="text">
      <style:text-properties style:font-name="標楷體1" officeooo:rsid="0c08eb52" style:font-name-asian="標楷體1" style:language-asian="zh" style:country-asian="TW"/>
    </style:style>
    <style:style style:name="T167" style:family="text">
      <style:text-properties style:font-name="標楷體1" officeooo:rsid="0c0a7385" style:font-name-asian="標楷體1" style:language-asian="zh" style:country-asian="TW"/>
    </style:style>
    <style:style style:name="T168" style:family="text">
      <style:text-properties style:font-name="標楷體1" officeooo:rsid="11f18830" style:font-name-asian="標楷體1" style:language-asian="zh" style:country-asian="TW"/>
    </style:style>
    <style:style style:name="T169" style:family="text">
      <style:text-properties style:font-name="標楷體1" officeooo:rsid="0ca7ad07" style:font-name-asian="標楷體1" style:language-asian="zh" style:country-asian="TW"/>
    </style:style>
    <style:style style:name="T170" style:family="text">
      <style:text-properties style:font-name="標楷體1" officeooo:rsid="0cab7e28" style:font-name-asian="標楷體1" style:language-asian="zh" style:country-asian="TW"/>
    </style:style>
    <style:style style:name="T171" style:family="text">
      <style:text-properties style:font-name="標楷體1" officeooo:rsid="0a1d5fe7" style:font-name-asian="標楷體1"/>
    </style:style>
    <style:style style:name="T172" style:family="text">
      <style:text-properties style:font-name="標楷體1" officeooo:rsid="152be9ae" style:font-name-asian="標楷體1"/>
    </style:style>
    <style:style style:name="T173" style:family="text">
      <style:text-properties style:font-name="標楷體1" officeooo:rsid="154ce140" style:font-name-asian="標楷體1"/>
    </style:style>
    <style:style style:name="T174" style:family="text">
      <style:text-properties style:font-name="標楷體1" officeooo:rsid="15624375" style:font-name-asian="標楷體1"/>
    </style:style>
    <style:style style:name="T175" style:family="text">
      <style:text-properties style:font-name="標楷體1" officeooo:rsid="1589f1c6" style:font-name-asian="標楷體1"/>
    </style:style>
    <style:style style:name="T176" style:family="text">
      <style:text-properties style:font-name="標楷體1" officeooo:rsid="15c0e985" style:font-name-asian="標楷體1"/>
    </style:style>
    <style:style style:name="T177" style:family="text">
      <style:text-properties style:font-name="標楷體1" officeooo:rsid="15c1be9c" style:font-name-asian="標楷體1"/>
    </style:style>
    <style:style style:name="T178" style:family="text">
      <style:text-properties style:font-name="標楷體1" officeooo:rsid="15d65267" style:font-name-asian="標楷體1"/>
    </style:style>
    <style:style style:name="T179" style:family="text">
      <style:text-properties style:font-name="標楷體1" officeooo:rsid="1612bcd8" style:font-name-asian="標楷體1"/>
    </style:style>
    <style:style style:name="T180" style:family="text">
      <style:text-properties style:font-name="標楷體1" officeooo:rsid="175362c7" style:font-name-asian="標楷體1"/>
    </style:style>
    <style:style style:name="T181" style:family="text">
      <style:text-properties style:font-name="標楷體1" officeooo:rsid="17574896" style:font-name-asian="標楷體1"/>
    </style:style>
    <style:style style:name="T182" style:family="text">
      <style:text-properties style:font-name="標楷體1" officeooo:rsid="1ca2ed02" style:font-name-asian="標楷體1"/>
    </style:style>
    <style:style style:name="T183" style:family="text">
      <style:text-properties style:font-name="標楷體1" fo:font-size="17pt" fo:font-weight="bold" officeooo:rsid="07d60567" style:font-name-asian="標楷體1" style:font-size-asian="17pt" style:language-asian="zh" style:country-asian="TW" style:font-weight-asian="bold" style:font-size-complex="17pt" style:font-weight-complex="bold"/>
    </style:style>
    <style:style style:name="T184" style:family="text">
      <style:text-properties style:font-name="標楷體1" fo:font-size="17pt" fo:font-weight="bold" officeooo:rsid="07d49e0d" style:font-name-asian="標楷體1" style:font-size-asian="17pt" style:language-asian="zh" style:country-asian="TW" style:font-weight-asian="bold" style:font-size-complex="17pt" style:font-weight-complex="bold"/>
    </style:style>
    <style:style style:name="T185" style:family="text">
      <style:text-properties style:font-name="標楷體1" fo:font-size="17pt" fo:font-weight="bold" officeooo:rsid="08476271" style:font-name-asian="標楷體1" style:font-size-asian="17pt" style:language-asian="zh" style:country-asian="TW" style:font-weight-asian="bold" style:font-size-complex="17pt" style:font-weight-complex="bold"/>
    </style:style>
    <style:style style:name="T186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187" style:family="text">
      <style:text-properties style:font-name="標楷體1" fo:font-size="17pt" fo:font-weight="bold" officeooo:rsid="0f2b2a25" style:font-name-asian="標楷體1" style:font-size-asian="17pt" style:language-asian="zh" style:country-asian="TW" style:font-weight-asian="bold" style:font-size-complex="17pt" style:font-weight-complex="bold"/>
    </style:style>
    <style:style style:name="T188" style:family="text">
      <style:text-properties style:font-name="標楷體1" fo:font-size="17pt" fo:font-weight="bold" officeooo:rsid="0f91f4c5" style:font-name-asian="標楷體1" style:font-size-asian="17pt" style:language-asian="zh" style:country-asian="TW" style:font-weight-asian="bold" style:font-size-complex="17pt" style:font-weight-complex="bold"/>
    </style:style>
    <style:style style:name="T189" style:family="text">
      <style:text-properties style:font-name="標楷體1" fo:font-size="17pt" fo:font-weight="bold" officeooo:rsid="12210235" style:font-name-asian="標楷體1" style:font-size-asian="17pt" style:language-asian="zh" style:country-asian="TW" style:font-weight-asian="bold" style:font-size-complex="17pt" style:font-weight-complex="bold"/>
    </style:style>
    <style:style style:name="T190" style:family="text">
      <style:text-properties style:font-name="標楷體1" fo:font-size="17pt" fo:font-weight="bold" officeooo:rsid="0cfbc8ab" style:font-name-asian="標楷體1" style:font-size-asian="17pt" style:language-asian="zh" style:country-asian="TW" style:font-weight-asian="bold" style:font-size-complex="17pt" style:font-weight-complex="bold"/>
    </style:style>
    <style:style style:name="T191" style:family="text">
      <style:text-properties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192" style:family="text">
      <style:text-properties style:font-name="標楷體1" fo:font-size="17pt" fo:font-weight="bold" officeooo:rsid="0cbdeebd" style:font-name-asian="標楷體1" style:font-size-asian="17pt" style:font-weight-asian="bold" style:font-size-complex="17pt" style:font-weight-complex="bold"/>
    </style:style>
    <style:style style:name="T193" style:family="text">
      <style:text-properties style:font-name="標楷體1" fo:font-size="17pt" fo:font-weight="bold" officeooo:rsid="0cc5fbd2" style:font-name-asian="標楷體1" style:font-size-asian="17pt" style:font-weight-asian="bold" style:font-size-complex="17pt" style:font-weight-complex="bold"/>
    </style:style>
    <style:style style:name="T194" style:family="text">
      <style:text-properties style:font-name="標楷體1" fo:font-size="17pt" fo:font-weight="bold" officeooo:rsid="0cc2e213" style:font-name-asian="標楷體1" style:font-size-asian="17pt" style:font-weight-asian="bold" style:font-size-complex="17pt" style:font-weight-complex="bold"/>
    </style:style>
    <style:style style:name="T195" style:family="text">
      <style:text-properties style:font-name="標楷體1" fo:font-size="17pt" fo:font-weight="bold" officeooo:rsid="0ccdfc9f" style:font-name-asian="標楷體1" style:font-size-asian="17pt" style:font-weight-asian="bold" style:font-size-complex="17pt" style:font-weight-complex="bold"/>
    </style:style>
    <style:style style:name="T196" style:family="text">
      <style:text-properties style:font-name="標楷體1" fo:font-size="17pt" fo:font-weight="bold" officeooo:rsid="0cec2f29" style:font-name-asian="標楷體1" style:font-size-asian="17pt" style:font-weight-asian="bold" style:font-size-complex="17pt" style:font-weight-complex="bold"/>
    </style:style>
    <style:style style:name="T197" style:family="text">
      <style:text-properties style:font-name="標楷體1" fo:font-size="17pt" fo:font-weight="bold" officeooo:rsid="0ccfb9d9" style:font-name-asian="標楷體1" style:font-size-asian="17pt" style:font-weight-asian="bold" style:font-size-complex="17pt" style:font-weight-complex="bold"/>
    </style:style>
    <style:style style:name="T198" style:family="text">
      <style:text-properties style:font-name="標楷體1" fo:font-size="17pt" fo:font-weight="bold" officeooo:rsid="0ce9ab54" style:font-name-asian="標楷體1" style:font-size-asian="17pt" style:font-weight-asian="bold" style:font-size-complex="17pt" style:font-weight-complex="bold"/>
    </style:style>
    <style:style style:name="T199" style:family="text">
      <style:text-properties style:font-name="標楷體1" fo:font-size="17pt" fo:font-weight="bold" officeooo:rsid="0cf171ae" style:font-name-asian="標楷體1" style:font-size-asian="17pt" style:font-weight-asian="bold" style:font-size-complex="17pt" style:font-weight-complex="bold"/>
    </style:style>
    <style:style style:name="T200" style:family="text">
      <style:text-properties style:font-name="標楷體1" fo:font-size="17pt" fo:font-weight="bold" officeooo:rsid="0cf353f9" style:font-name-asian="標楷體1" style:font-size-asian="17pt" style:font-weight-asian="bold" style:font-size-complex="17pt" style:font-weight-complex="bold"/>
    </style:style>
    <style:style style:name="T201" style:family="text">
      <style:text-properties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202" style:family="text">
      <style:text-properties style:font-name="標楷體1" fo:font-size="17pt" fo:font-weight="bold" officeooo:rsid="0d0706b9" style:font-name-asian="標楷體1" style:font-size-asian="17pt" style:font-weight-asian="bold" style:font-size-complex="17pt" style:font-weight-complex="bold"/>
    </style:style>
    <style:style style:name="T203" style:family="text">
      <style:text-properties style:font-name="標楷體1" fo:font-size="17pt" fo:font-weight="bold" officeooo:rsid="0e4a7219" style:font-name-asian="標楷體1" style:font-size-asian="17pt" style:font-weight-asian="bold" style:font-size-complex="17pt" style:font-weight-complex="bold"/>
    </style:style>
    <style:style style:name="T204" style:family="text">
      <style:text-properties style:font-name="標楷體1" fo:font-size="17pt" fo:font-weight="bold" officeooo:rsid="0d43f32a" style:font-name-asian="標楷體1" style:font-size-asian="17pt" style:font-weight-asian="bold" style:font-size-complex="17pt" style:font-weight-complex="bold"/>
    </style:style>
    <style:style style:name="T205" style:family="text">
      <style:text-properties style:font-name="標楷體1" fo:font-size="17pt" fo:font-weight="bold" officeooo:rsid="0d20b4c3" style:font-name-asian="標楷體1" style:font-size-asian="17pt" style:font-weight-asian="bold" style:font-size-complex="17pt" style:font-weight-complex="bold"/>
    </style:style>
    <style:style style:name="T206" style:family="text">
      <style:text-properties style:font-name="標楷體1" fo:font-size="17pt" fo:font-weight="bold" officeooo:rsid="0d623f5c" style:font-name-asian="標楷體1" style:font-size-asian="17pt" style:font-weight-asian="bold" style:font-size-complex="17pt" style:font-weight-complex="bold"/>
    </style:style>
    <style:style style:name="T207" style:family="text">
      <style:text-properties style:font-name="標楷體1" fo:font-size="17pt" fo:font-weight="bold" officeooo:rsid="0dd032ca" style:font-name-asian="標楷體1" style:font-size-asian="17pt" style:font-weight-asian="bold" style:font-size-complex="17pt" style:font-weight-complex="bold"/>
    </style:style>
    <style:style style:name="T208" style:family="text">
      <style:text-properties style:font-name="標楷體1" fo:font-size="17pt" fo:font-weight="bold" officeooo:rsid="0f91f4c5" style:font-name-asian="標楷體1" style:font-size-asian="17pt" style:font-weight-asian="bold" style:font-size-complex="17pt" style:font-weight-complex="bold"/>
    </style:style>
    <style:style style:name="T209" style:family="text">
      <style:text-properties style:font-name="標楷體1" fo:font-size="17pt" fo:font-weight="bold" officeooo:rsid="0faf5e07" style:font-name-asian="標楷體1" style:font-size-asian="17pt" style:font-weight-asian="bold" style:font-size-complex="17pt" style:font-weight-complex="bold"/>
    </style:style>
    <style:style style:name="T210" style:family="text">
      <style:text-properties style:font-name="標楷體1" fo:font-size="17pt" fo:font-weight="bold" officeooo:rsid="0e73ab89" style:font-name-asian="標楷體1" style:font-size-asian="17pt" style:font-weight-asian="bold" style:font-size-complex="17pt" style:font-weight-complex="bold"/>
    </style:style>
    <style:style style:name="T211" style:family="text">
      <style:text-properties style:font-name="標楷體1" fo:font-size="17pt" fo:font-weight="bold" officeooo:rsid="0da93baf" style:font-name-asian="標楷體1" style:font-size-asian="17pt" style:font-weight-asian="bold" style:font-size-complex="17pt" style:font-weight-complex="bold"/>
    </style:style>
    <style:style style:name="T212" style:family="text">
      <style:text-properties style:font-name="標楷體1" fo:font-size="17pt" fo:font-weight="bold" officeooo:rsid="0da9becf" style:font-name-asian="標楷體1" style:font-size-asian="17pt" style:font-weight-asian="bold" style:font-size-complex="17pt" style:font-weight-complex="bold"/>
    </style:style>
    <style:style style:name="T213" style:family="text">
      <style:text-properties style:font-name="標楷體1" fo:font-size="17pt" fo:font-weight="bold" officeooo:rsid="0a99dd5d" fo:background-color="transparent" loext:char-shading-value="0" style:font-name-asian="標楷體1" style:font-size-asian="17pt" style:language-asian="zh" style:country-asian="TW" style:font-weight-asian="bold" style:font-size-complex="17pt" style:font-weight-complex="bold"/>
    </style:style>
    <style:style style:name="T214" style:family="text">
      <style:text-properties style:font-name="標楷體1" fo:font-size="17pt" fo:font-weight="bold" officeooo:rsid="0940c935" fo:background-color="transparent" loext:char-shading-value="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5" style:family="text">
      <style:text-properties style:font-name="標楷體1" fo:font-size="17pt" officeooo:rsid="08476271" style:font-name-asian="標楷體1" style:font-size-asian="17pt" style:language-asian="zh" style:country-asian="TW" style:font-size-complex="17pt"/>
    </style:style>
    <style:style style:name="T216" style:family="text">
      <style:text-properties style:font-name="標楷體1" fo:font-size="17pt" officeooo:rsid="0ebae3e3" style:font-name-asian="標楷體1" style:font-size-asian="17pt" style:language-asian="zh" style:country-asian="TW" style:font-size-complex="17pt"/>
    </style:style>
    <style:style style:name="T217" style:family="text">
      <style:text-properties style:font-name="標楷體1" fo:font-size="17pt" officeooo:rsid="0f168b71" style:font-name-asian="標楷體1" style:font-size-asian="17pt" style:language-asian="zh" style:country-asian="TW" style:font-size-complex="17pt"/>
    </style:style>
    <style:style style:name="T218" style:family="text">
      <style:text-properties style:font-name="標楷體1" fo:font-size="17pt" style:text-underline-style="none" fo:font-weight="bold" officeooo:rsid="13fbfca5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220" style:family="text">
      <style:text-properties style:font-name="標楷體1" officeooo:rsid="126cb6c5"/>
    </style:style>
    <style:style style:name="T221" style:family="text">
      <style:text-properties style:font-name="標楷體1" officeooo:rsid="0a99dd5d"/>
    </style:style>
    <style:style style:name="T222" style:family="text">
      <style:text-properties style:font-name="標楷體1" style:language-asian="zh" style:country-asian="TW"/>
    </style:style>
    <style:style style:name="T223" style:family="text">
      <style:text-properties style:font-name="標楷體1" officeooo:rsid="11e497d1" style:language-asian="zh" style:country-asian="TW"/>
    </style:style>
    <style:style style:name="T224" style:family="text">
      <style:text-properties style:font-name="標楷體1" officeooo:rsid="0c08eb52" style:language-asian="zh" style:country-asian="TW"/>
    </style:style>
    <style:style style:name="T225" style:family="text">
      <style:text-properties style:font-name="標楷體1" officeooo:rsid="11f18830" style:language-asian="zh" style:country-asian="TW"/>
    </style:style>
    <style:style style:name="T226" style:family="text">
      <style:text-properties style:font-name="標楷體1" officeooo:rsid="14fccbb0" style:language-asian="zh" style:country-asian="TW"/>
    </style:style>
    <style:style style:name="T227" style:family="text">
      <style:text-properties style:font-name="標楷體1" officeooo:rsid="0cfbc8ab"/>
    </style:style>
    <style:style style:name="T228" style:family="text">
      <style:text-properties style:font-name="標楷體1" officeooo:rsid="08476271"/>
    </style:style>
    <style:style style:name="T229" style:family="text">
      <style:text-properties style:font-name="標楷體1" officeooo:rsid="0880e60f"/>
    </style:style>
    <style:style style:name="T230" style:family="text">
      <style:text-properties style:font-name="標楷體1" style:text-underline-style="none" officeooo:rsid="13c12793" style:font-name-asian="標楷體1"/>
    </style:style>
    <style:style style:name="T231" style:family="text">
      <style:text-properties style:font-name="標楷體1" style:text-underline-style="none" officeooo:rsid="2e2d83da" style:font-name-complex="標楷體"/>
    </style:style>
    <style:style style:name="T232" style:family="text">
      <style:text-properties style:font-name="標楷體1" officeooo:rsid="142bff01"/>
    </style:style>
    <style:style style:name="T233" style:family="text">
      <style:text-properties style:font-name="標楷體1" officeooo:rsid="1593abdb"/>
    </style:style>
    <style:style style:name="T234" style:family="text">
      <style:text-properties style:font-name="標楷體1" officeooo:rsid="141cb316"/>
    </style:style>
    <style:style style:name="T235" style:family="text">
      <style:text-properties style:font-name="標楷體1" fo:font-weight="normal" officeooo:rsid="064360ae" style:font-weight-asian="normal" style:font-weight-complex="normal"/>
    </style:style>
    <style:style style:name="T236" style:family="text">
      <style:text-properties style:font-name="標楷體1" officeooo:rsid="064360ae"/>
    </style:style>
    <style:style style:name="T237" style:family="text">
      <style:text-properties style:font-name="標楷體1" officeooo:rsid="19684e3e"/>
    </style:style>
    <style:style style:name="T238" style:family="text">
      <style:text-properties style:font-name="標楷體1" officeooo:rsid="1589f1c6"/>
    </style:style>
    <style:style style:name="T239" style:family="text">
      <style:text-properties style:font-name="標楷體1" style:text-underline-style="solid" style:text-underline-width="auto" style:text-underline-color="font-color"/>
    </style:style>
    <style:style style:name="T240" style:family="text">
      <style:text-properties style:font-name="標楷體1" officeooo:rsid="1e992db2"/>
    </style:style>
    <style:style style:name="T241" style:family="text">
      <style:text-properties style:font-name="標楷體1" officeooo:rsid="1f7efe58"/>
    </style:style>
    <style:style style:name="T242" style:family="text">
      <style:text-properties fo:color="#050505"/>
    </style:style>
    <style:style style:name="T243" style:family="text">
      <style:text-properties fo:color="#050505" style:font-name="標楷體1"/>
    </style:style>
    <style:style style:name="T244" style:family="text">
      <style:text-properties fo:color="#050505" style:font-name="標楷體1" officeooo:rsid="0a99dd5d" style:language-asian="zh" style:country-asian="TW"/>
    </style:style>
    <style:style style:name="T245" style:family="text">
      <style:text-properties fo:color="#050505" style:font-name="標楷體1" officeooo:rsid="11c6a207" style:language-asian="zh" style:country-asian="TW"/>
    </style:style>
    <style:style style:name="T246" style:family="text">
      <style:text-properties fo:color="#050505"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47" style:family="text">
      <style:text-properties fo:color="#050505" style:font-name="標楷體1" fo:font-size="17pt" fo:font-weight="bold" officeooo:rsid="0f91f4c5" style:font-name-asian="標楷體1" style:font-size-asian="17pt" style:language-asian="zh" style:country-asian="TW" style:font-weight-asian="bold" style:font-size-complex="17pt" style:font-weight-complex="bold"/>
    </style:style>
    <style:style style:name="T248" style:family="text">
      <style:text-properties fo:color="#050505"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249" style:family="text">
      <style:text-properties fo:color="#050505" style:font-name="標楷體1" fo:font-size="17pt" fo:font-weight="bold" officeooo:rsid="140fc8be" style:font-name-asian="標楷體1" style:font-size-asian="17pt" style:font-weight-asian="bold" style:font-size-complex="17pt" style:font-weight-complex="bold"/>
    </style:style>
    <style:style style:name="T250" style:family="text">
      <style:text-properties fo:color="#050505" style:font-name="標楷體1" fo:font-size="17pt" style:text-underline-style="none" fo:font-weight="bold" officeooo:rsid="05dde295" style:font-name-asian="標楷體1" style:font-size-asian="17pt" style:language-asian="zh" style:country-asian="TW" style:font-weight-asian="bold" style:font-size-complex="17pt" style:font-weight-complex="bold"/>
    </style:style>
    <style:style style:name="T251" style:family="text">
      <style:text-properties fo:color="#050505" style:font-name="標楷體1" fo:font-size="17pt" style:text-underline-style="none" fo:font-weight="bold" officeooo:rsid="1892283c" style:font-name-asian="標楷體1" style:font-size-asian="17pt" style:language-asian="zh" style:country-asian="TW" style:font-weight-asian="bold" style:font-size-complex="17pt" style:font-weight-complex="bold"/>
    </style:style>
    <style:style style:name="T252" style:family="text">
      <style:text-properties fo:color="#050505" style:font-name="標楷體1" fo:font-size="17pt" style:text-underline-style="none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253" style:family="text">
      <style:text-properties fo:color="#050505" style:font-name="標楷體1" fo:font-size="17pt" style:text-underline-style="solid" style:text-underline-width="auto" style:text-underline-color="font-color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254" style:family="text">
      <style:text-properties fo:color="#050505" style:font-name="標楷體1" style:text-underline-style="solid" style:text-underline-width="auto" style:text-underline-color="font-color"/>
    </style:style>
    <style:style style:name="T255" style:family="text">
      <style:text-properties fo:color="#050505" style:font-name="標楷體1" style:text-underline-style="solid" style:text-underline-width="auto" style:text-underline-color="font-color" officeooo:rsid="1231e459" style:font-name-complex="標楷體"/>
    </style:style>
    <style:style style:name="T256" style:family="text">
      <style:text-properties fo:color="#050505" style:font-name="標楷體1" style:text-underline-style="solid" style:text-underline-width="auto" style:text-underline-color="font-color" officeooo:rsid="0a5718ff" style:font-name-complex="標楷體"/>
    </style:style>
    <style:style style:name="T257" style:family="text">
      <style:text-properties fo:color="#050505" style:font-name="標楷體1" style:text-underline-style="solid" style:text-underline-width="auto" style:text-underline-color="font-color" officeooo:rsid="0a99dd5d"/>
    </style:style>
    <style:style style:name="T258" style:family="text">
      <style:text-properties fo:color="#050505" style:font-name="標楷體1" style:text-underline-style="solid" style:text-underline-width="auto" style:text-underline-color="font-color" style:font-name-asian="標楷體1"/>
    </style:style>
    <style:style style:name="T259" style:family="text">
      <style:text-properties fo:color="#050505" style:font-name="標楷體1" style:text-underline-style="solid" style:text-underline-width="auto" style:text-underline-color="font-color" officeooo:rsid="13fbfca5" style:font-name-asian="標楷體1"/>
    </style:style>
    <style:style style:name="T260" style:family="text">
      <style:text-properties fo:color="#050505" style:font-name="標楷體1" style:text-underline-style="solid" style:text-underline-width="auto" style:text-underline-color="font-color" officeooo:rsid="1a9a71f5" style:font-name-asian="標楷體1"/>
    </style:style>
    <style:style style:name="T261" style:family="text">
      <style:text-properties fo:color="#050505" style:font-name="標楷體1" style:text-underline-style="solid" style:text-underline-width="auto" style:text-underline-color="font-color" officeooo:rsid="0a5718ff" style:font-name-asian="標楷體1"/>
    </style:style>
    <style:style style:name="T262" style:family="text">
      <style:text-properties fo:color="#050505" style:font-name="標楷體1" style:text-underline-style="solid" style:text-underline-width="auto" style:text-underline-color="font-color" officeooo:rsid="225cb814"/>
    </style:style>
    <style:style style:name="T263" style:family="text">
      <style:text-properties fo:color="#050505" style:font-name="標楷體1" style:text-underline-style="solid" style:text-underline-width="auto" style:text-underline-color="font-color" officeooo:rsid="226d137c"/>
    </style:style>
    <style:style style:name="T264" style:family="text">
      <style:text-properties fo:color="#050505" style:font-name="標楷體1" style:text-underline-style="solid" style:text-underline-width="auto" style:text-underline-color="font-color" officeooo:rsid="1a9a71f5"/>
    </style:style>
    <style:style style:name="T265" style:family="text">
      <style:text-properties fo:color="#050505" style:font-name="標楷體1" style:text-underline-style="solid" style:text-underline-width="auto" style:text-underline-color="font-color" officeooo:rsid="0e9f5f17"/>
    </style:style>
    <style:style style:name="T266" style:family="text">
      <style:text-properties fo:color="#050505" style:font-name="標楷體1" style:text-underline-style="solid" style:text-underline-width="auto" style:text-underline-color="font-color" officeooo:rsid="1abcf377"/>
    </style:style>
    <style:style style:name="T267" style:family="text">
      <style:text-properties fo:color="#050505" style:font-name="標楷體1" style:text-underline-style="solid" style:text-underline-width="auto" style:text-underline-color="font-color" officeooo:rsid="13fbfca5"/>
    </style:style>
    <style:style style:name="T268" style:family="text">
      <style:text-properties fo:color="#050505" style:font-name="標楷體1" officeooo:rsid="0a99dd5d"/>
    </style:style>
    <style:style style:name="T269" style:family="text">
      <style:text-properties fo:color="#050505" style:font-name="標楷體1" officeooo:rsid="0880e60f"/>
    </style:style>
    <style:style style:name="T270" style:family="text">
      <style:text-properties fo:color="#050505" style:font-name="標楷體1" style:font-name-asian="標楷體1"/>
    </style:style>
    <style:style style:name="T271" style:family="text">
      <style:text-properties fo:color="#050505" style:font-name="標楷體1" officeooo:rsid="13fbfca5" style:font-name-asian="標楷體1"/>
    </style:style>
    <style:style style:name="T272" style:family="text">
      <style:text-properties fo:color="#050505" style:font-name="標楷體1" officeooo:rsid="0e9f5f17" style:font-name-asian="標楷體1"/>
    </style:style>
    <style:style style:name="T273" style:family="text">
      <style:text-properties fo:color="#050505" style:font-name="標楷體1" officeooo:rsid="141cb316"/>
    </style:style>
    <style:style style:name="T274" style:family="text">
      <style:text-properties fo:color="#050505" style:font-name="標楷體1" officeooo:rsid="05dde295"/>
    </style:style>
    <style:style style:name="T275" style:family="text">
      <style:text-properties fo:color="#050505" style:font-name="標楷體1" officeooo:rsid="18999c7e"/>
    </style:style>
    <style:style style:name="T276" style:family="text">
      <style:text-properties fo:color="#050505" style:font-name="標楷體1" officeooo:rsid="0a7edee9"/>
    </style:style>
    <style:style style:name="T277" style:family="text">
      <style:text-properties fo:color="#050505" style:font-name="標楷體1" officeooo:rsid="0e9f5f17"/>
    </style:style>
    <style:style style:name="T278" style:family="text">
      <style:text-properties fo:color="#050505" style:font-name="標楷體1" officeooo:rsid="126cb6c5"/>
    </style:style>
    <style:style style:name="T279" style:family="text">
      <style:text-properties fo:color="#050505" style:text-underline-style="solid" style:text-underline-width="auto" style:text-underline-color="font-color"/>
    </style:style>
    <style:style style:name="T280" style:family="text">
      <style:text-properties fo:color="#050505" style:text-underline-style="solid" style:text-underline-width="auto" style:text-underline-color="font-color" officeooo:rsid="0a99dd5d" style:language-asian="zh" style:country-asian="TW"/>
    </style:style>
    <style:style style:name="T281" style:family="text">
      <style:text-properties fo:color="#050505" style:text-underline-style="solid" style:text-underline-width="auto" style:text-underline-color="font-color" officeooo:rsid="09ab3c06"/>
    </style:style>
    <style:style style:name="T282" style:family="text">
      <style:text-properties fo:color="#050505" style:text-underline-style="solid" style:text-underline-width="auto" style:text-underline-color="font-color" officeooo:rsid="0e3f05de"/>
    </style:style>
    <style:style style:name="T283" style:family="text">
      <style:text-properties fo:color="#050505" style:text-underline-style="solid" style:text-underline-width="auto" style:text-underline-color="font-color" officeooo:rsid="0679415e"/>
    </style:style>
    <style:style style:name="T284" style:family="text">
      <style:text-properties fo:color="#050505" style:text-underline-style="solid" style:text-underline-width="auto" style:text-underline-color="font-color" officeooo:rsid="13fbfca5" style:font-name-asian="標楷體1"/>
    </style:style>
    <style:style style:name="T285" style:family="text">
      <style:text-properties fo:color="#050505" style:text-underline-style="solid" style:text-underline-width="auto" style:text-underline-color="font-color" officeooo:rsid="0a7edee9" style:font-name-asian="標楷體1"/>
    </style:style>
    <style:style style:name="T286" style:family="text">
      <style:text-properties fo:color="#050505" style:text-underline-style="solid" style:text-underline-width="auto" style:text-underline-color="font-color" officeooo:rsid="0a7edee9"/>
    </style:style>
    <style:style style:name="T287" style:family="text">
      <style:text-properties fo:color="#050505" style:text-underline-style="solid" style:text-underline-width="auto" style:text-underline-color="font-color" officeooo:rsid="17cb7444"/>
    </style:style>
    <style:style style:name="T288" style:family="text">
      <style:text-properties fo:color="#050505" style:text-underline-style="solid" style:text-underline-width="auto" style:text-underline-color="font-color" officeooo:rsid="18800940"/>
    </style:style>
    <style:style style:name="T289" style:family="text">
      <style:text-properties fo:color="#050505" style:text-underline-style="solid" style:text-underline-width="auto" style:text-underline-color="font-color" style:font-name-complex="標楷體"/>
    </style:style>
    <style:style style:name="T290" style:family="text">
      <style:text-properties fo:color="#050505" style:text-underline-style="solid" style:text-underline-width="auto" style:text-underline-color="font-color" officeooo:rsid="22455410" style:font-name-complex="標楷體"/>
    </style:style>
    <style:style style:name="T291" style:family="text">
      <style:text-properties fo:color="#050505" style:text-underline-style="solid" style:text-underline-width="auto" style:text-underline-color="font-color" officeooo:rsid="0a5718ff" style:font-name-complex="標楷體"/>
    </style:style>
    <style:style style:name="T292" style:family="text">
      <style:text-properties fo:color="#050505" style:text-underline-style="solid" style:text-underline-width="auto" style:text-underline-color="font-color" officeooo:rsid="245747f2" style:font-name-complex="標楷體"/>
    </style:style>
    <style:style style:name="T293" style:family="text">
      <style:text-properties fo:color="#050505" style:text-underline-style="solid" style:text-underline-width="auto" style:text-underline-color="font-color" officeooo:rsid="1c9fb9ca" style:font-name-complex="標楷體"/>
    </style:style>
    <style:style style:name="T294" style:family="text">
      <style:text-properties fo:color="#050505" style:text-underline-style="solid" style:text-underline-width="auto" style:text-underline-color="font-color" officeooo:rsid="0a5718ff"/>
    </style:style>
    <style:style style:name="T295" style:family="text">
      <style:text-properties fo:color="#050505" style:text-underline-style="solid" style:text-underline-width="auto" style:text-underline-color="font-color" officeooo:rsid="215a5241"/>
    </style:style>
    <style:style style:name="T296" style:family="text">
      <style:text-properties fo:color="#050505" style:text-underline-style="solid" style:text-underline-width="auto" style:text-underline-color="font-color" fo:font-weight="bold" officeooo:rsid="13fbfca5" style:font-weight-asian="bold" style:font-weight-complex="bold"/>
    </style:style>
    <style:style style:name="T297" style:family="text">
      <style:text-properties fo:color="#050505" style:text-underline-style="solid" style:text-underline-width="auto" style:text-underline-color="font-color" fo:font-weight="bold" officeooo:rsid="1231e459" style:font-weight-asian="bold" style:font-name-complex="標楷體" style:font-weight-complex="bold"/>
    </style:style>
    <style:style style:name="T298" style:family="text">
      <style:text-properties fo:color="#050505" style:text-underline-style="none"/>
    </style:style>
    <style:style style:name="T299" style:family="text">
      <style:text-properties fo:color="#050505" style:text-underline-style="none" officeooo:rsid="09ab3c06"/>
    </style:style>
    <style:style style:name="T300" style:family="text">
      <style:text-properties fo:color="#050505" style:text-underline-style="none" officeooo:rsid="13c0a694"/>
    </style:style>
    <style:style style:name="T301" style:family="text">
      <style:text-properties fo:color="#050505" style:text-underline-style="none" officeooo:rsid="0e9f5f17" style:font-name-complex="標楷體"/>
    </style:style>
    <style:style style:name="T302" style:family="text">
      <style:text-properties fo:color="#050505" officeooo:rsid="07ca52e4"/>
    </style:style>
    <style:style style:name="T303" style:family="text">
      <style:text-properties fo:color="#050505" officeooo:rsid="13d5e4c5"/>
    </style:style>
    <style:style style:name="T304" style:family="text">
      <style:text-properties fo:color="#050505" officeooo:rsid="0a99dd5d" style:language-asian="zh" style:country-asian="TW"/>
    </style:style>
    <style:style style:name="T305" style:family="text">
      <style:text-properties fo:color="#050505" officeooo:rsid="09ab3c06"/>
    </style:style>
    <style:style style:name="T306" style:family="text">
      <style:text-properties fo:color="#050505" officeooo:rsid="0e3f05de"/>
    </style:style>
    <style:style style:name="T307" style:family="text">
      <style:text-properties fo:color="#050505" officeooo:rsid="0679415e"/>
    </style:style>
    <style:style style:name="T308" style:family="text">
      <style:text-properties fo:color="#050505" officeooo:rsid="09d95731"/>
    </style:style>
    <style:style style:name="T309" style:family="text">
      <style:text-properties fo:color="#050505" style:font-name="Liberation Serif" style:text-underline-style="none" officeooo:rsid="12306769"/>
    </style:style>
    <style:style style:name="T310" style:family="text">
      <style:text-properties fo:color="#050505" style:font-name="Liberation Serif" style:text-underline-style="solid" style:text-underline-width="auto" style:text-underline-color="font-color" officeooo:rsid="141cb316"/>
    </style:style>
    <style:style style:name="T311" style:family="text">
      <style:text-properties fo:color="#050505" style:font-name="Liberation Serif" style:text-underline-style="solid" style:text-underline-width="auto" style:text-underline-color="font-color" officeooo:rsid="0e6e4ba1" style:font-name-asian="標楷體1"/>
    </style:style>
    <style:style style:name="T312" style:family="text">
      <style:text-properties fo:color="#050505" style:font-name="Liberation Serif" style:text-underline-style="solid" style:text-underline-width="auto" style:text-underline-color="font-color" officeooo:rsid="13fbfca5"/>
    </style:style>
    <style:style style:name="T313" style:family="text">
      <style:text-properties fo:color="#050505" style:font-name="Liberation Serif" officeooo:rsid="0e9f5f17"/>
    </style:style>
    <style:style style:name="T314" style:family="text">
      <style:text-properties fo:color="#050505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315" style:family="text">
      <style:text-properties fo:color="#050505" officeooo:rsid="13fbfca5" style:font-name-asian="標楷體1"/>
    </style:style>
    <style:style style:name="T316" style:family="text">
      <style:text-properties fo:color="#050505" officeooo:rsid="0c08eb52" style:font-name-asian="標楷體1" style:language-asian="zh" style:country-asian="TW"/>
    </style:style>
    <style:style style:name="T317" style:family="text">
      <style:text-properties fo:color="#050505" officeooo:rsid="18800940"/>
    </style:style>
    <style:style style:name="T318" style:family="text">
      <style:text-properties fo:color="#050505" officeooo:rsid="0a7edee9"/>
    </style:style>
    <style:style style:name="T319" style:family="text">
      <style:text-properties fo:color="#050505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320" style:family="text">
      <style:text-properties fo:color="#050505" officeooo:rsid="0a5718ff"/>
    </style:style>
    <style:style style:name="T321" style:family="text">
      <style:text-properties fo:color="#050505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35de3b" style:font-style-asian="normal" style:text-emphasize="none"/>
    </style:style>
    <style:style style:name="T322" style:family="text">
      <style:text-properties fo:color="#050505" style:text-outline="false" style:text-line-through-style="none" style:text-line-through-type="none" fo:font-style="normal" fo:text-shadow="none" officeooo:rsid="0a5718ff" style:font-style-asian="normal" style:text-emphasize="none"/>
    </style:style>
    <style:style style:name="T323" style:family="text">
      <style:text-properties fo:color="#050505" style:text-outline="false" style:text-line-through-style="none" style:text-line-through-type="none" fo:font-style="normal" fo:text-shadow="none" style:text-underline-style="solid" style:text-underline-width="auto" style:text-underline-color="font-color" officeooo:rsid="0a5718ff" style:font-style-asian="normal" style:text-emphasize="none"/>
    </style:style>
    <style:style style:name="T324" style:family="text">
      <style:text-properties fo:color="#050505" style:text-outline="false" style:text-line-through-style="none" style:text-line-through-type="none" style:font-name="標楷體1" fo:font-style="normal" fo:text-shadow="none" officeooo:rsid="0a5718ff" style:font-name-asian="標楷體1" style:font-style-asian="normal" style:text-emphasize="none"/>
    </style:style>
    <style:style style:name="T325" style:family="text">
      <style:text-properties fo:color="#050505"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0a5718ff" style:font-name-asian="標楷體1" style:font-style-asian="normal" style:text-emphasize="none"/>
    </style:style>
    <style:style style:name="T326" style:family="text">
      <style:text-properties fo:color="#050505"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35380416" style:font-name-asian="標楷體1" style:font-style-asian="normal" style:text-emphasize="none"/>
    </style:style>
    <style:style style:name="T327" style:family="text">
      <style:text-properties fo:color="#050505" fo:font-weight="bold" officeooo:rsid="13fbfca5" style:font-weight-asian="bold" style:font-weight-complex="bold"/>
    </style:style>
    <style:style style:name="T328" style:family="text">
      <style:text-properties fo:color="#050505" officeooo:rsid="13fbfca5"/>
    </style:style>
    <style:style style:name="T329" style:family="text">
      <style:text-properties fo:color="#050505" officeooo:rsid="1ea43319"/>
    </style:style>
    <style:style style:name="T330" style:family="text">
      <style:text-properties fo:color="#050505" officeooo:rsid="1ea590b8"/>
    </style:style>
    <style:style style:name="T331" style:family="text">
      <style:text-properties style:font-name="標楷體" fo:font-size="17pt" fo:font-weight="bold" officeooo:rsid="0940c935" fo:background-color="transparent" loext:char-shading-value="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332" style:family="text">
      <style:text-properties style:font-name="Liberation Serif" style:text-underline-style="none" officeooo:rsid="141cb316" style:font-name-asian="標楷體1"/>
    </style:style>
    <style:style style:name="T333" style:family="text">
      <style:text-properties style:font-name="Liberation Serif" style:text-underline-style="none" officeooo:rsid="12306769" style:font-name-asian="標楷體1"/>
    </style:style>
    <style:style style:name="T334" style:family="text">
      <style:text-properties style:font-name="Liberation Serif" style:text-underline-style="none" officeooo:rsid="13c12793" style:font-name-asian="標楷體1"/>
    </style:style>
    <style:style style:name="T335" style:family="text">
      <style:text-properties style:font-name="Liberation Serif" style:text-underline-style="none" officeooo:rsid="13c12793"/>
    </style:style>
    <style:style style:name="T336" style:family="text">
      <style:text-properties style:font-name="Liberation Serif" style:text-underline-style="none" officeooo:rsid="12306769"/>
    </style:style>
    <style:style style:name="T337" style:family="text">
      <style:text-properties style:font-name="Liberation Serif" officeooo:rsid="0e6e4ba1" style:font-name-asian="標楷體1"/>
    </style:style>
    <style:style style:name="T338" style:family="text">
      <style:text-properties style:font-name="Liberation Serif" fo:font-weight="bold" officeooo:rsid="0e9f5f17" style:font-weight-asian="bold" style:font-weight-complex="bold"/>
    </style:style>
    <style:style style:name="T339" style:family="text">
      <style:text-properties style:font-name="Liberation Serif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340" style:family="text">
      <style:text-properties style:font-name="Liberation Serif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341" style:family="text">
      <style:text-properties fo:font-size="17pt" fo:font-weight="bold" style:font-name-asian="標楷體1" style:font-size-asian="17pt" style:font-weight-asian="bold" style:font-size-complex="17pt" style:font-weight-complex="bold"/>
    </style:style>
    <style:style style:name="T342" style:family="text">
      <style:text-properties fo:font-size="17pt" fo:font-weight="bold" officeooo:rsid="07d60567" style:font-name-asian="標楷體1" style:font-size-asian="17pt" style:font-weight-asian="bold" style:font-size-complex="17pt" style:font-weight-complex="bold"/>
    </style:style>
    <style:style style:name="T343" style:family="text">
      <style:text-properties fo:font-size="17pt" fo:font-weight="bold" officeooo:rsid="0cfbc8ab" style:font-name-asian="標楷體1" style:font-size-asian="17pt" style:font-weight-asian="bold" style:font-size-complex="17pt" style:font-weight-complex="bold"/>
    </style:style>
    <style:style style:name="T344" style:family="text">
      <style:text-properties fo:font-size="17pt" fo:font-weight="bold" officeooo:rsid="0e4a7219" style:font-name-asian="標楷體1" style:font-size-asian="17pt" style:font-weight-asian="bold" style:font-size-complex="17pt" style:font-weight-complex="bold"/>
    </style:style>
    <style:style style:name="T345" style:family="text">
      <style:text-properties fo:font-size="17pt" fo:font-weight="bold" officeooo:rsid="0cec2f29" style:font-name-asian="標楷體1" style:font-size-asian="17pt" style:font-weight-asian="bold" style:font-size-complex="17pt" style:font-weight-complex="bold"/>
    </style:style>
    <style:style style:name="T346" style:family="text">
      <style:text-properties fo:font-size="17pt" fo:font-weight="bold" officeooo:rsid="0ccfb9d9" style:font-name-asian="標楷體1" style:font-size-asian="17pt" style:font-weight-asian="bold" style:font-size-complex="17pt" style:font-weight-complex="bold"/>
    </style:style>
    <style:style style:name="T347" style:family="text">
      <style:text-properties fo:font-size="17pt" fo:font-weight="bold" officeooo:rsid="0ce9ab54" style:font-name-asian="標楷體1" style:font-size-asian="17pt" style:font-weight-asian="bold" style:font-size-complex="17pt" style:font-weight-complex="bold"/>
    </style:style>
    <style:style style:name="T348" style:family="text">
      <style:text-properties fo:font-size="17pt" fo:font-weight="bold" officeooo:rsid="0cf171ae" style:font-name-asian="標楷體1" style:font-size-asian="17pt" style:font-weight-asian="bold" style:font-size-complex="17pt" style:font-weight-complex="bold"/>
    </style:style>
    <style:style style:name="T349" style:family="text">
      <style:text-properties fo:font-size="17pt" fo:font-weight="bold" officeooo:rsid="0cf353f9" style:font-name-asian="標楷體1" style:font-size-asian="17pt" style:font-weight-asian="bold" style:font-size-complex="17pt" style:font-weight-complex="bold"/>
    </style:style>
    <style:style style:name="T350" style:family="text">
      <style:text-properties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351" style:family="text">
      <style:text-properties fo:font-size="17pt" fo:font-weight="bold" officeooo:rsid="0a3fd8c7" style:font-name-asian="標楷體1" style:font-size-asian="17pt" style:language-asian="zh" style:country-asian="TW" style:font-weight-asian="bold" style:font-size-complex="17pt" style:font-weight-complex="bold"/>
    </style:style>
    <style:style style:name="T352" style:family="text">
      <style:text-properties fo:font-size="17pt" fo:font-weight="bold" officeooo:rsid="0c08eb52" style:font-name-asian="標楷體1" style:font-size-asian="17pt" style:language-asian="zh" style:country-asian="TW" style:font-weight-asian="bold" style:font-size-complex="17pt" style:font-weight-complex="bold"/>
    </style:style>
    <style:style style:name="T353" style:family="text">
      <style:text-properties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354" style:family="text">
      <style:text-properties fo:font-size="17pt" fo:font-weight="bold" officeooo:rsid="1ddd394b" style:font-name-asian="標楷體1" style:font-size-asian="17pt" style:language-asian="zh" style:country-asian="TW" style:font-weight-asian="bold" style:font-size-complex="17pt" style:font-weight-complex="bold"/>
    </style:style>
    <style:style style:name="T355" style:family="text">
      <style:text-properties fo:font-size="17pt" fo:font-weight="bold" officeooo:rsid="0a99dd5d" style:font-size-asian="17pt" style:language-asian="zh" style:country-asian="TW" style:font-weight-asian="bold" style:font-size-complex="17pt" style:font-weight-complex="bold"/>
    </style:style>
    <style:style style:name="T356" style:family="text">
      <style:text-properties fo:font-size="17pt" fo:font-weight="bold" style:font-size-asian="17pt" style:font-weight-asian="bold" style:font-size-complex="17pt" style:font-weight-complex="bold"/>
    </style:style>
    <style:style style:name="T357" style:family="text">
      <style:text-properties fo:font-size="17pt" style:font-size-asian="17pt" style:font-size-complex="17pt"/>
    </style:style>
    <style:style style:name="T358" style:family="text">
      <style:text-properties fo:font-size="17pt" officeooo:rsid="0ddba9a5" style:font-size-asian="17pt" style:font-size-complex="17pt"/>
    </style:style>
    <style:style style:name="T359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360" style:family="text">
      <style:text-properties fo:color="#ff8000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61" style:family="text">
      <style:text-properties fo:color="#040404"/>
    </style:style>
    <style:style style:name="T362" style:family="text">
      <style:text-properties fo:color="#040404" officeooo:rsid="09d95731"/>
    </style:style>
    <style:style style:name="T363" style:family="text">
      <style:text-properties fo:color="#040404" fo:font-size="17pt" officeooo:rsid="09d95731" style:font-name-asian="標楷體1" style:font-size-asian="17pt" style:language-asian="zh" style:country-asian="TW" style:font-size-complex="17pt"/>
    </style:style>
    <style:style style:name="T364" style:family="text">
      <style:text-properties fo:color="#040404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65" style:family="text">
      <style:text-properties style:language-asian="zh" style:country-asian="TW"/>
    </style:style>
    <style:style style:name="T366" style:family="text">
      <style:text-properties officeooo:rsid="0a6d63ec" style:language-asian="zh" style:country-asian="TW"/>
    </style:style>
    <style:style style:name="T367" style:family="text">
      <style:text-properties officeooo:rsid="0df42e79" style:language-asian="zh" style:country-asian="TW"/>
    </style:style>
    <style:style style:name="T368" style:family="text">
      <style:text-properties officeooo:rsid="1e15da56" style:language-asian="zh" style:country-asian="TW"/>
    </style:style>
    <style:style style:name="T369" style:family="text">
      <style:text-properties officeooo:rsid="1e23a860" style:language-asian="zh" style:country-asian="TW"/>
    </style:style>
    <style:style style:name="T370" style:family="text">
      <style:text-properties officeooo:rsid="1e72044a" style:language-asian="zh" style:country-asian="TW"/>
    </style:style>
    <style:style style:name="T371" style:family="text">
      <style:text-properties officeooo:rsid="1e86d454" style:language-asian="zh" style:country-asian="TW"/>
    </style:style>
    <style:style style:name="T372" style:family="text">
      <style:text-properties officeooo:rsid="09d95731"/>
    </style:style>
    <style:style style:name="T373" style:family="text">
      <style:text-properties officeooo:rsid="07ca52e4"/>
    </style:style>
    <style:style style:name="T374" style:family="text">
      <style:text-properties officeooo:rsid="0cbdeebd"/>
    </style:style>
    <style:style style:name="T375" style:family="text">
      <style:text-properties officeooo:rsid="13f5f6ab"/>
    </style:style>
    <style:style style:name="T376" style:family="text">
      <style:text-properties officeooo:rsid="0cf353f9"/>
    </style:style>
    <style:style style:name="T377" style:family="text">
      <style:text-properties officeooo:rsid="0fc4de21"/>
    </style:style>
    <style:style style:name="T378" style:family="text">
      <style:text-properties officeooo:rsid="0cfbc8ab"/>
    </style:style>
    <style:style style:name="T379" style:family="text">
      <style:text-properties officeooo:rsid="0a7edee9"/>
    </style:style>
    <style:style style:name="T380" style:family="text">
      <style:text-properties officeooo:rsid="12210235"/>
    </style:style>
    <style:style style:name="T381" style:family="text">
      <style:text-properties officeooo:rsid="0fcee25e"/>
    </style:style>
    <style:style style:name="T382" style:family="text">
      <style:text-properties officeooo:rsid="1213a81c"/>
    </style:style>
    <style:style style:name="T383" style:family="text">
      <style:text-properties officeooo:rsid="125f3c5d"/>
    </style:style>
    <style:style style:name="T384" style:family="text">
      <style:text-properties officeooo:rsid="0dde88d0"/>
    </style:style>
    <style:style style:name="T385" style:family="text">
      <style:text-properties officeooo:rsid="0df42e79"/>
    </style:style>
    <style:style style:name="T386" style:family="text">
      <style:text-properties officeooo:rsid="0a3fd8c7"/>
    </style:style>
    <style:style style:name="T387" style:family="text">
      <style:text-properties officeooo:rsid="0e05d1c0"/>
    </style:style>
    <style:style style:name="T388" style:family="text">
      <style:text-properties officeooo:rsid="0b8aa2e8"/>
    </style:style>
    <style:style style:name="T389" style:family="text">
      <style:text-properties style:text-underline-style="solid" style:text-underline-width="auto" style:text-underline-color="font-color"/>
    </style:style>
    <style:style style:name="T390" style:family="text">
      <style:text-properties officeooo:rsid="05dde295"/>
    </style:style>
    <style:style style:name="T391" style:family="text">
      <style:text-properties fo:font-weight="normal" style:font-weight-asian="normal" style:font-weight-complex="normal"/>
    </style:style>
    <style:style style:name="T392" style:family="text">
      <style:text-properties officeooo:rsid="086b6b2a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color="#010101"/>
    </style:style>
    <style:style style:name="T395" style:family="text">
      <style:text-properties fo:color="#010101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fo:color="#010101" style:font-name="標楷體1" fo:font-size="17pt" fo:font-weight="bold" officeooo:rsid="1f6bb132" style:font-name-asian="標楷體1" style:font-size-asian="17pt" style:language-asian="zh" style:country-asian="TW" style:font-weight-asian="bold" style:font-size-complex="17pt" style:font-weight-complex="bold"/>
    </style:style>
    <style:style style:name="T397" style:family="text">
      <style:text-properties fo:color="#010101" style:font-name="標楷體1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398" style:family="text">
      <style:text-properties fo:color="#010101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399" style:family="text">
      <style:text-properties fo:color="#010101" style:font-name="標楷體1" fo:font-size="17pt" style:text-underline-style="none" fo:font-weight="bold" officeooo:rsid="0880e60f" style:font-name-asian="標楷體1" style:font-size-asian="17pt" style:language-asian="zh" style:country-asian="TW" style:font-weight-asian="bold" style:font-size-complex="17pt" style:font-weight-complex="bold"/>
    </style:style>
    <style:style style:name="T400" style:family="text">
      <style:text-properties fo:color="#010101" style:font-name="標楷體1" officeooo:rsid="0a99dd5d"/>
    </style:style>
    <style:style style:name="T401" style:family="text">
      <style:text-properties fo:color="#010101" style:font-name="標楷體1" officeooo:rsid="24743952" style:font-name-complex="標楷體"/>
    </style:style>
    <style:style style:name="T402" style:family="text">
      <style:text-properties fo:color="#010101" style:font-name="標楷體1" style:font-name-asian="標楷體1"/>
    </style:style>
    <style:style style:name="T403" style:family="text">
      <style:text-properties fo:color="#010101" style:font-name="標楷體1" officeooo:rsid="0a1d5fe7" style:font-name-asian="標楷體1"/>
    </style:style>
    <style:style style:name="T404" style:family="text">
      <style:text-properties fo:color="#010101" style:font-name="標楷體1" style:text-underline-style="solid" style:text-underline-width="auto" style:text-underline-color="font-color" style:font-name-asian="標楷體1"/>
    </style:style>
    <style:style style:name="T405" style:family="text">
      <style:text-properties fo:color="#010101" style:font-name="標楷體1" officeooo:rsid="1d493102"/>
    </style:style>
    <style:style style:name="T406" style:family="text">
      <style:text-properties fo:color="#010101" style:font-name="標楷體1" fo:font-size="16pt" style:font-name-asian="標楷體1" style:font-size-asian="16pt" style:font-size-complex="16pt"/>
    </style:style>
    <style:style style:name="T407" style:family="text">
      <style:text-properties fo:color="#010101" style:font-name="標楷體1" fo:font-size="16pt" officeooo:rsid="1d493102" style:font-name-asian="標楷體1" style:font-size-asian="16pt" style:font-size-complex="16pt"/>
    </style:style>
    <style:style style:name="T408" style:family="text">
      <style:text-properties fo:color="#010101" style:font-name="標楷體1" fo:font-size="16pt" style:font-size-asian="16pt" style:font-size-complex="16pt"/>
    </style:style>
    <style:style style:name="T409" style:family="text">
      <style:text-properties fo:color="#010101" style:font-name="標楷體1" fo:font-size="14pt" style:font-name-asian="標楷體1" style:font-size-asian="14pt" style:font-size-complex="14pt"/>
    </style:style>
    <style:style style:name="T410" style:family="text">
      <style:text-properties fo:color="#010101" style:font-name="標楷體1" fo:font-size="14pt" officeooo:rsid="18c73f70" style:font-name-asian="標楷體1" style:font-size-asian="14pt" style:font-size-complex="14pt"/>
    </style:style>
    <style:style style:name="T411" style:family="text">
      <style:text-properties fo:color="#010101" style:font-name="標楷體1" fo:font-size="14pt" officeooo:rsid="1d52ba75" style:font-name-asian="標楷體1" style:font-size-asian="14pt" style:font-size-complex="14pt"/>
    </style:style>
    <style:style style:name="T412" style:family="text">
      <style:text-properties fo:color="#010101" style:font-name="標楷體1" fo:font-size="14pt" officeooo:rsid="1d493102" style:font-name-asian="標楷體1" style:font-size-asian="14pt" style:font-size-complex="14pt"/>
    </style:style>
    <style:style style:name="T413" style:family="text">
      <style:text-properties fo:color="#010101" style:font-name="標楷體1" fo:font-size="14pt" style:font-size-asian="14pt" style:font-size-complex="14pt"/>
    </style:style>
    <style:style style:name="T414" style:family="text">
      <style:text-properties fo:color="#010101" style:font-name="標楷體1" fo:font-size="14pt" officeooo:rsid="0a99dd5d" style:font-size-asian="14pt" style:font-size-complex="14pt"/>
    </style:style>
    <style:style style:name="T415" style:family="text">
      <style:text-properties fo:color="#010101" style:font-name="標楷體1" fo:font-size="14pt" officeooo:rsid="17a02964" style:font-size-asian="14pt" style:font-size-complex="14pt"/>
    </style:style>
    <style:style style:name="T416" style:family="text">
      <style:text-properties fo:color="#010101" style:font-name="標楷體1" fo:font-size="9pt" officeooo:rsid="0a99dd5d" style:font-size-asian="9pt" style:font-size-complex="9pt"/>
    </style:style>
    <style:style style:name="T417" style:family="text">
      <style:text-properties fo:color="#010101" style:font-name="標楷體1" fo:font-size="9pt" officeooo:rsid="0880e60f" style:font-size-asian="9pt" style:font-size-complex="9pt"/>
    </style:style>
    <style:style style:name="T418" style:family="text">
      <style:text-properties fo:color="#010101" style:font-name="標楷體1" fo:font-size="15pt" fo:font-weight="bold" officeooo:rsid="107f9d8a" style:font-name-asian="標楷體1" style:font-size-asian="15pt" style:language-asian="zh" style:country-asian="TW" style:font-weight-asian="bold" style:font-size-complex="15pt" style:font-weight-complex="bold"/>
    </style:style>
    <style:style style:name="T419" style:family="text">
      <style:text-properties fo:color="#010101" style:font-name="標楷體1" fo:font-size="15pt" style:font-size-asian="15pt" style:font-size-complex="15pt"/>
    </style:style>
    <style:style style:name="T420" style:family="text">
      <style:text-properties fo:color="#010101" style:font-name="標楷體1" fo:font-size="15pt" officeooo:rsid="0880e60f" style:font-size-asian="15pt" style:font-size-complex="15pt"/>
    </style:style>
    <style:style style:name="T421" style:family="text">
      <style:text-properties fo:color="#010101" style:font-name="標楷體1" fo:font-size="15pt" officeooo:rsid="1a68676a" style:font-size-asian="15pt" style:font-size-complex="15pt"/>
    </style:style>
    <style:style style:name="T422" style:family="text">
      <style:text-properties fo:color="#010101" style:font-name="標楷體1" fo:font-size="6pt" officeooo:rsid="0880e60f" style:font-size-asian="6pt" style:font-size-complex="6pt"/>
    </style:style>
    <style:style style:name="T423" style:family="text">
      <style:text-properties fo:color="#010101" style:font-name="標楷體1" fo:font-size="8pt" officeooo:rsid="0880e60f" style:font-size-asian="8pt" style:font-size-complex="8pt"/>
    </style:style>
    <style:style style:name="T424" style:family="text">
      <style:text-properties fo:color="#010101" style:font-name="標楷體1" fo:font-size="8pt" officeooo:rsid="1f83078e" style:font-size-asian="8pt" style:font-size-complex="8pt"/>
    </style:style>
    <style:style style:name="T425" style:family="text">
      <style:text-properties fo:color="#010101" officeooo:rsid="0a1d5fe7"/>
    </style:style>
    <style:style style:name="T426" style:family="text">
      <style:text-properties fo:color="#010101" officeooo:rsid="135478f3"/>
    </style:style>
    <style:style style:name="T427" style:family="text">
      <style:text-properties fo:color="#010101" fo:font-size="13pt" style:font-size-asian="13pt" style:font-size-complex="13pt"/>
    </style:style>
    <style:style style:name="T428" style:family="text">
      <style:text-properties fo:color="#010101" style:font-name="Liberation Serif" style:text-underline-style="none"/>
    </style:style>
    <style:style style:name="T429" style:family="text">
      <style:text-properties fo:color="#010101" style:font-name="Liberation Serif" style:text-underline-style="none" officeooo:rsid="2f7a955a"/>
    </style:style>
    <style:style style:name="T430" style:family="text">
      <style:text-properties fo:color="#010101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431" style:family="text">
      <style:text-properties fo:color="#010101" fo:font-size="14pt" style:font-size-asian="14pt" style:font-size-complex="14pt"/>
    </style:style>
    <style:style style:name="T432" style:family="text">
      <style:text-properties fo:color="#010101" fo:font-size="14pt" officeooo:rsid="0682db52" style:font-size-asian="14pt" style:font-size-complex="14pt"/>
    </style:style>
    <style:style style:name="T433" style:family="text">
      <style:text-properties fo:color="#010101" fo:font-size="14pt" style:text-underline-style="none" officeooo:rsid="0679415e" style:font-size-asian="14pt" style:font-size-complex="14pt"/>
    </style:style>
    <style:style style:name="T434" style:family="text">
      <style:text-properties fo:color="#010101" fo:font-size="14pt" style:text-underline-style="solid" style:text-underline-width="auto" style:text-underline-color="font-color" officeooo:rsid="0679415e" style:font-size-asian="14pt" style:font-size-complex="14pt"/>
    </style:style>
    <style:style style:name="T435" style:family="text">
      <style:text-properties fo:color="#010101" officeooo:rsid="0a1d5fe7" style:font-name-asian="標楷體1"/>
    </style:style>
    <style:style style:name="T436" style:family="text">
      <style:text-properties fo:color="#010101" fo:font-size="6pt" style:font-size-asian="6pt" style:font-size-complex="6pt"/>
    </style:style>
    <style:style style:name="T437" style:family="text">
      <style:text-properties fo:color="#010101" fo:font-size="9pt" style:font-size-asian="9pt" style:font-size-complex="9pt"/>
    </style:style>
    <style:style style:name="T438" style:family="text">
      <style:text-properties fo:color="#010101" fo:font-size="15pt" style:font-size-asian="15pt" style:font-size-complex="15pt"/>
    </style:style>
    <style:style style:name="T439" style:family="text">
      <style:text-properties fo:color="#010101" fo:font-size="8pt" style:font-size-asian="8pt" style:font-size-complex="8pt"/>
    </style:style>
    <style:style style:name="T440" style:family="text">
      <style:text-properties fo:color="#010101" fo:font-size="8pt" officeooo:rsid="12306769" style:font-size-asian="8pt" style:font-size-complex="8pt"/>
    </style:style>
    <style:style style:name="T441" style:family="text">
      <style:text-properties fo:color="#010101" fo:font-size="16pt" style:font-size-asian="16pt" style:font-size-complex="16pt"/>
    </style:style>
    <style:style style:name="T442" style:family="text">
      <style:text-properties fo:color="#010101" fo:font-size="16pt" officeooo:rsid="1a4348e6" style:font-size-asian="16pt" style:font-size-complex="16pt"/>
    </style:style>
    <style:style style:name="T443" style:family="text">
      <style:text-properties officeooo:rsid="13d0b9fa"/>
    </style:style>
    <style:style style:name="T444" style:family="text">
      <style:text-properties officeooo:rsid="142bff01"/>
    </style:style>
    <style:style style:name="T445" style:family="text">
      <style:text-properties officeooo:rsid="14a6438b"/>
    </style:style>
    <style:style style:name="T446" style:family="text">
      <style:text-properties officeooo:rsid="152be9ae"/>
    </style:style>
    <style:style style:name="T447" style:family="text">
      <style:text-properties officeooo:rsid="1589f1c6"/>
    </style:style>
    <style:style style:name="T448" style:family="text">
      <style:text-properties officeooo:rsid="175362c7"/>
    </style:style>
    <style:style style:name="T449" style:family="text">
      <style:text-properties officeooo:rsid="17574896"/>
    </style:style>
    <style:style style:name="T450" style:family="text">
      <style:text-properties officeooo:rsid="1d765d1e"/>
    </style:style>
    <style:style style:name="T451" style:family="text">
      <style:text-properties officeooo:rsid="13fbfca5"/>
    </style:style>
    <style:style style:name="T452" style:family="text">
      <style:text-properties officeooo:rsid="18c73f70"/>
    </style:style>
    <style:style style:name="T453" style:family="text">
      <style:text-properties fo:color="#1c1c1c"/>
    </style:style>
    <style:style style:name="T454" style:family="text">
      <style:text-properties fo:color="#1c1c1c" style:font-name="標楷體1" officeooo:rsid="05dde295"/>
    </style:style>
    <style:style style:name="T455" style:family="text">
      <style:text-properties fo:color="#1c1c1c" style:font-name="標楷體1" officeooo:rsid="18902e49"/>
    </style:style>
    <style:style style:name="T456" style:family="text">
      <style:text-properties fo:color="#1c1c1c" style:font-name="標楷體1" officeooo:rsid="18966cbc"/>
    </style:style>
    <style:style style:name="T457" style:family="text">
      <style:text-properties fo:color="#1c1c1c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458" style:family="text">
      <style:text-properties officeooo:rsid="18800940"/>
    </style:style>
    <style:style style:name="T459" style:family="text">
      <style:text-properties officeooo:rsid="1a4348e6"/>
    </style:style>
    <style:style style:name="T460" style:family="text">
      <style:text-properties officeooo:rsid="1ab67dbb"/>
    </style:style>
    <style:style style:name="T461" style:family="text">
      <style:text-properties fo:color="#000001"/>
    </style:style>
    <style:style style:name="T462" style:family="text">
      <style:text-properties fo:color="#000001" style:font-name="標楷體1" officeooo:rsid="11c6a207" style:language-asian="zh" style:country-asian="TW"/>
    </style:style>
    <style:style style:name="T463" style:family="text">
      <style:text-properties fo:color="#000001" style:font-name="標楷體1" officeooo:rsid="0a99dd5d"/>
    </style:style>
    <style:style style:name="T464" style:family="text">
      <style:text-properties fo:color="#000001" style:font-name="標楷體1" fo:font-size="17pt" officeooo:rsid="0a99dd5d" style:font-name-asian="標楷體1" style:font-size-asian="17pt" style:language-asian="zh" style:country-asian="TW" style:font-size-complex="17pt"/>
    </style:style>
    <style:style style:name="T465" style:family="text">
      <style:text-properties fo:color="#00000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466" style:family="text">
      <style:text-properties fo:color="#000001" officeooo:rsid="1c0f5793"/>
    </style:style>
    <style:style style:name="T467" style:family="text">
      <style:text-properties officeooo:rsid="1ca2ed02"/>
    </style:style>
    <style:style style:name="T468" style:family="text">
      <style:text-properties officeooo:rsid="1ca8da81"/>
    </style:style>
    <style:style style:name="T469" style:family="text">
      <style:text-properties officeooo:rsid="0a5718ff"/>
    </style:style>
    <style:style style:name="T470" style:family="text">
      <style:text-properties style:text-outline="false" style:text-line-through-style="none" style:text-line-through-type="none" style:font-name="Liberation Serif" fo:font-style="normal" fo:text-shadow="none" officeooo:rsid="37ef7c4a" style:font-style-asian="normal" style:text-emphasize="none"/>
    </style:style>
    <style:style style:name="T471" style:family="text">
      <style:text-properties style:text-outline="false" style:text-line-through-style="none" style:text-line-through-type="none" style:font-name="Liberation Serif" fo:font-style="normal" fo:text-shadow="none" officeooo:rsid="35380416" style:font-style-asian="normal" style:text-emphasize="none"/>
    </style:style>
    <style:style style:name="T472" style:family="text">
      <style:text-properties officeooo:rsid="0d9ff017"/>
    </style:style>
    <style:style style:name="T473" style:family="text">
      <style:text-properties officeooo:rsid="1d3ee0cd"/>
    </style:style>
    <style:style style:name="T474" style:family="text">
      <style:text-properties officeooo:rsid="1e15da56"/>
    </style:style>
    <style:style style:name="T475" style:family="text">
      <style:text-properties officeooo:rsid="1e20b70e"/>
    </style:style>
    <style:style style:name="T476" style:family="text">
      <style:text-properties officeooo:rsid="1e23a860"/>
    </style:style>
    <style:style style:name="T477" style:family="text">
      <style:text-properties officeooo:rsid="1e54c783"/>
    </style:style>
    <style:style style:name="T478" style:family="text">
      <style:text-properties officeooo:rsid="1e665c08"/>
    </style:style>
    <style:style style:name="T479" style:family="text">
      <style:text-properties officeooo:rsid="0c2a20a1"/>
    </style:style>
    <style:style style:name="T480" style:family="text">
      <style:text-properties officeooo:rsid="1e949961"/>
    </style:style>
    <style:style style:name="T481" style:family="text">
      <style:text-properties style:text-position="sub 58%" officeooo:rsid="1e9d9d1e" style:font-name-complex="Liberation Serif1"/>
    </style:style>
    <style:style style:name="T482" style:family="text">
      <style:text-properties style:text-position="sub 58%" officeooo:rsid="1e9d9d1e"/>
    </style:style>
    <style:style style:name="T483" style:family="text">
      <style:text-properties style:text-position="sub 58%" style:font-name="標楷體1" officeooo:rsid="1e984cf5" style:font-name-asian="Liberation Serif1" style:font-name-complex="Liberation Serif1"/>
    </style:style>
    <style:style style:name="T484" style:family="text">
      <style:text-properties style:text-position="sub 58%" style:font-name="標楷體1" officeooo:rsid="1e9d9d1e" style:font-name-asian="Liberation Serif1" style:font-name-complex="Liberation Serif1"/>
    </style:style>
    <style:style style:name="T485" style:family="text">
      <style:text-properties style:text-position="sub 58%" style:font-name="標楷體1" officeooo:rsid="1e9e4af1" style:font-name-asian="Liberation Serif1" style:font-name-complex="Liberation Serif1"/>
    </style:style>
    <style:style style:name="T486" style:family="text">
      <style:text-properties style:text-position="sub 58%" style:font-name="標楷體1" officeooo:rsid="1e9fa26f" style:font-name-asian="Liberation Serif1" style:font-name-complex="Liberation Serif1"/>
    </style:style>
    <style:style style:name="T487" style:family="text">
      <style:text-properties style:text-position="sub 58%" style:font-name="標楷體1" officeooo:rsid="1ea15f06" style:font-name-asian="Liberation Serif1" style:font-name-complex="Liberation Serif1"/>
    </style:style>
    <style:style style:name="T488" style:family="text">
      <style:text-properties style:text-position="sub 58%" style:font-name="標楷體1" officeooo:rsid="1e9d9d1e"/>
    </style:style>
    <style:style style:name="T489" style:family="text">
      <style:text-properties style:text-position="sub 58%" officeooo:rsid="1e984cf5" style:font-name-asian="Liberation Serif1" style:font-name-complex="Liberation Serif1"/>
    </style:style>
    <style:style style:name="T490" style:family="text">
      <style:text-properties style:text-position="sub 58%" officeooo:rsid="1e9d9d1e" style:font-name-asian="Liberation Serif1" style:font-name-complex="Liberation Serif1"/>
    </style:style>
    <style:style style:name="T491" style:family="text">
      <style:text-properties style:text-position="sub 58%" officeooo:rsid="1e9fa26f" style:font-name-asian="Liberation Serif1" style:font-name-complex="Liberation Serif1"/>
    </style:style>
    <style:style style:name="T492" style:family="text">
      <style:text-properties officeooo:rsid="1e992db2"/>
    </style:style>
    <style:style style:name="T493" style:family="text">
      <style:text-properties style:text-position="0% 100%" style:font-name="標楷體1" style:font-name-asian="Liberation Serif1" style:font-name-complex="Liberation Serif1"/>
    </style:style>
    <style:style style:name="T494" style:family="text">
      <style:text-properties style:text-position="0% 100%" style:font-name="標楷體1" officeooo:rsid="1e984cf5" style:font-name-asian="Liberation Serif1" style:font-name-complex="Liberation Serif1"/>
    </style:style>
    <style:style style:name="T495" style:family="text">
      <style:text-properties style:text-position="0% 100%" style:font-name="標楷體1" officeooo:rsid="1e9a97f8" style:font-name-asian="Liberation Serif1" style:font-name-complex="Liberation Serif1"/>
    </style:style>
    <style:style style:name="T496" style:family="text">
      <style:text-properties style:text-position="0% 100%" style:font-name="標楷體1" officeooo:rsid="1e9ac940" style:font-name-asian="Liberation Serif1" style:font-name-complex="Liberation Serif1"/>
    </style:style>
    <style:style style:name="T497" style:family="text">
      <style:text-properties style:text-position="0% 100%" style:font-name="標楷體1" officeooo:rsid="1e9bb48c" style:font-name-asian="Liberation Serif1" style:font-name-complex="Liberation Serif1"/>
    </style:style>
    <style:style style:name="T498" style:family="text">
      <style:text-properties style:text-position="0% 100%" style:font-name="標楷體1" officeooo:rsid="1e992db2" style:font-name-asian="Liberation Serif1" style:font-name-complex="Liberation Serif1"/>
    </style:style>
    <style:style style:name="T499" style:family="text">
      <style:text-properties style:text-position="0% 100%" style:font-name="標楷體1" style:font-name-asian="標楷體1" style:font-name-complex="Liberation Serif1"/>
    </style:style>
    <style:style style:name="T500" style:family="text">
      <style:text-properties style:text-position="0% 100%" style:font-name="標楷體1" officeooo:rsid="1e992db2" style:font-name-asian="標楷體1" style:font-name-complex="Liberation Serif1"/>
    </style:style>
    <style:style style:name="T501" style:family="text">
      <style:text-properties style:text-position="0% 100%" style:font-name="標楷體1" officeooo:rsid="1e9d9d1e" style:font-name-asian="標楷體1" style:font-name-complex="Liberation Serif1"/>
    </style:style>
    <style:style style:name="T502" style:family="text">
      <style:text-properties style:text-position="0% 100%" style:font-name="標楷體1" officeooo:rsid="1e9e4af1" style:font-name-asian="標楷體1" style:font-name-complex="Liberation Serif1"/>
    </style:style>
    <style:style style:name="T503" style:family="text">
      <style:text-properties style:text-position="0% 100%" style:font-name-complex="Liberation Serif1"/>
    </style:style>
    <style:style style:name="T504" style:family="text">
      <style:text-properties style:text-position="0% 100%" officeooo:rsid="1e9d9d1e" style:font-name-complex="Liberation Serif1"/>
    </style:style>
    <style:style style:name="T505" style:family="text">
      <style:text-properties style:text-position="0% 100%" officeooo:rsid="1e949961" style:font-name-complex="Liberation Serif1"/>
    </style:style>
    <style:style style:name="T506" style:family="text">
      <style:text-properties style:text-position="0% 100%" officeooo:rsid="1e992db2" style:font-name-complex="Liberation Serif1"/>
    </style:style>
    <style:style style:name="T507" style:family="text">
      <style:text-properties style:text-position="0% 100%" officeooo:rsid="1e9fa26f" style:font-name-complex="Liberation Serif1"/>
    </style:style>
    <style:style style:name="T508" style:family="text">
      <style:text-properties style:text-position="0% 100%" officeooo:rsid="1ea27650" style:font-name-complex="Liberation Serif1"/>
    </style:style>
    <style:style style:name="T509" style:family="text">
      <style:text-properties style:text-position="0% 100%" officeooo:rsid="1ef0056d" style:font-name-complex="Liberation Serif1"/>
    </style:style>
    <style:style style:name="T510" style:family="text">
      <style:text-properties style:text-position="0% 100%" officeooo:rsid="1e992db2" style:font-name-asian="Liberation Serif1" style:font-name-complex="Liberation Serif1"/>
    </style:style>
    <style:style style:name="T511" style:family="text">
      <style:text-properties style:text-position="0% 100%" officeooo:rsid="1e984cf5" style:font-name-asian="Liberation Serif1" style:font-name-complex="Liberation Serif1"/>
    </style:style>
    <style:style style:name="T512" style:family="text">
      <style:text-properties style:text-position="0% 100%" officeooo:rsid="1ef0056d" style:font-name-asian="Liberation Serif1" style:font-name-complex="Liberation Serif1"/>
    </style:style>
    <style:style style:name="T513" style:family="text">
      <style:text-properties style:text-position="0% 100%" officeooo:rsid="1ef0056d" style:font-name-asian="標楷體1" style:font-name-complex="Liberation Serif1"/>
    </style:style>
    <style:style style:name="T514" style:family="text">
      <style:text-properties officeooo:rsid="1e9bb48c"/>
    </style:style>
    <style:style style:name="T515" style:family="text">
      <style:text-properties officeooo:rsid="1e9d2179"/>
    </style:style>
    <style:style style:name="T516" style:family="text">
      <style:text-properties officeooo:rsid="1e9d9d1e"/>
    </style:style>
    <style:style style:name="T517" style:family="text">
      <style:text-properties officeooo:rsid="1ea43319"/>
    </style:style>
    <style:style style:name="T518" style:family="text">
      <style:text-properties officeooo:rsid="1ec2e7af"/>
    </style:style>
    <style:style style:name="T519" style:family="text">
      <style:text-properties officeooo:rsid="1ea27650"/>
    </style:style>
    <style:style style:name="T520" style:family="text">
      <style:text-properties officeooo:rsid="1ed3de70"/>
    </style:style>
    <style:style style:name="T521" style:family="text">
      <style:text-properties officeooo:rsid="1edef634"/>
    </style:style>
    <style:style style:name="T522" style:family="text">
      <style:text-properties officeooo:rsid="1f3a6e7e"/>
    </style:style>
    <style:style style:name="T523" style:family="text">
      <style:text-properties style:text-position="super 58%" officeooo:rsid="1f3fcfe8"/>
    </style:style>
    <style:style style:name="T524" style:family="text">
      <style:text-properties officeooo:rsid="1f3bc97e"/>
    </style:style>
    <style:style style:name="T525" style:family="text">
      <style:text-properties style:font-name="Arial" fo:font-size="17pt" officeooo:rsid="0ebae3e3" style:font-name-asian="Arial" style:font-size-asian="17pt" style:language-asian="zh" style:country-asian="TW" style:font-size-complex="17pt"/>
    </style:style>
    <style:style style:name="T526" style:family="text">
      <style:text-properties style:font-name-asian="Arial"/>
    </style:style>
    <style:style style:name="T527" style:family="text">
      <style:text-properties fo:color="#666666"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528" style:family="text">
      <style:text-properties fo:color="#666666" style:font-name="標楷體1" fo:font-size="17pt" fo:font-weight="bold" officeooo:rsid="1faeaff7" style:font-name-asian="標楷體1" style:font-size-asian="17pt" style:language-asian="zh" style:country-asian="TW" style:font-weight-asian="bold" style:font-size-complex="17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&gt; 前言</text:p>
      <text:p text:style-name="P10"><text:tab/>本書 <text:span text:style-name="T60">紀載、</text:span>記錄<text:span text:style-name="T60"> 一些 基本</text:span>常識。</text:p>
      <text:p text:style-name="P10"><text:tab/><text:tab/><text:span text:style-name="T242">基本常識：世界觀、價值觀、基本觀念、中心思想、信仰、信念、...</text:span></text:p>
      <text:p text:style-name="P414"><text:span text:style-name="T2">&gt; </text:span><text:span text:style-name="T360">警告</text:span><text:span text:style-name="T9">、</text:span><text:span text:style-name="T65">閱讀</text:span><text:span text:style-name="T9">權限聲明、免責聲明</text:span><text:span text:style-name="T395">（本書（只）是（其中）一個 </text:span><text:span text:style-name="T396">雞蛋、種子</text:span><text:span text:style-name="T395">）</text:span></text:p>
      <text:p text:style-name="P413"><text:span text:style-name="T9"><text:tab/>本書</text:span><text:span text:style-name="T65"> </text:span><text:span text:style-name="T9">純屬虛構，如有雷同，純屬巧合。</text:span><text:span text:style-name="T395">（任何</text:span><text:span text:style-name="T397">個體 都能 立雞蛋、打破雞蛋，敲 雞蛋 底部 而已</text:span><text:span text:style-name="T395">）</text:span></text:p>
      <text:p text:style-name="P654"><text:span text:style-name="T9"><text:tab/></text:span><text:span text:style-name="T65">這個顏色 的 文字 是 為了 </text:span><text:span text:style-name="T77">進階</text:span><text:span text:style-name="T76">（以上）</text:span><text:span text:style-name="T65">讀者 存在，初階</text:span><text:span text:style-name="T76">讀者 可以 快速看過。</text:span></text:p>
      <text:p text:style-name="P655"><text:span text:style-name="T76"><text:tab/></text:span><text:span text:style-name="T527">這個顏色 的 文字 是 為了 初階讀者 存在，</text:span><text:span text:style-name="T528">進階</text:span><text:span text:style-name="T527">（以上）讀者 可以 快速看過。</text:span></text:p>
      <text:p text:style-name="P415"><text:span text:style-name="T246"><text:tab/></text:span><text:span text:style-name="T9">本書</text:span><text:span text:style-name="T65"> </text:span><text:span text:style-name="T9">僅獻給</text:span><text:span text:style-name="T66">在</text:span><text:span text:style-name="T10">地球</text:span><text:span text:style-name="T66">持續</text:span><text:span text:style-name="T10">生活</text:span><text:span text:style-name="T66">大於</text:span><text:span text:style-name="T11">1000</text:span><text:span text:style-name="T12">0</text:span><text:span text:style-name="T10">年</text:span><text:span text:style-name="T3">的</text:span><text:span text:style-name="T116">人、</text:span><text:span text:style-name="T3">個體 閱讀。</text:span><text:span text:style-name="T418">（任何個體 都有機率 觀賞雞、樹下乘涼）</text:span></text:p>
      <text:p text:style-name="P349"><text:tab/><text:tab/>本書 是 僅獻給，而不是 強迫給。</text:p>
      <text:p text:style-name="P348"><text:tab/><text:tab/>本書 完全 沒有 強迫 性質，僅僅是 設置 本書 的 閱讀權限。</text:p>
      <text:p text:style-name="P348"><text:tab/><text:tab/><text:tab/>任何 提權、違反權限 的 人、個體，自己 負責。</text:p>
      <text:p text:style-name="P348"><text:tab/><text:tab/>本書 沒有 強迫 任何 人、個體 執行 該權限 去 觀看、閱讀 本書。</text:p>
      <text:p text:style-name="P408"><text:span text:style-name="T66"><text:tab/><text:tab/></text:span><text:span text:style-name="T67">地球 繞行 太陽 1圈 = 1年 </text:span><text:span text:style-name="T68">= 年齡增加1歲</text:span><text:span text:style-name="T67">。</text:span></text:p>
      <text:p text:style-name="P408"><text:span text:style-name="T67"><text:tab/><text:tab/>地球 繞行 太陽 1</text:span><text:span text:style-name="T69">000</text:span><text:span text:style-name="T70">0</text:span><text:span text:style-name="T67">圈 = 1</text:span><text:span text:style-name="T69">0</text:span><text:span text:style-name="T70">0</text:span><text:span text:style-name="T69">0</text:span><text:span text:style-name="T71">0</text:span><text:span text:style-name="T67">年 </text:span><text:span text:style-name="T68">= 年齡增加1000</text:span><text:span text:style-name="T70">0</text:span><text:span text:style-name="T68">歲</text:span><text:span text:style-name="T67">。</text:span></text:p>
      <text:p text:style-name="P408"><text:span text:style-name="T67"><text:tab/><text:tab/></text:span><text:span text:style-name="T66">在地球持續生活大於</text:span><text:span text:style-name="T72">1000</text:span><text:span text:style-name="T70">0</text:span><text:span text:style-name="T66">年的個體 = 年齡大於</text:span><text:span text:style-name="T73">1000</text:span><text:span text:style-name="T70">0</text:span><text:span text:style-name="T73">歲</text:span><text:span text:style-name="T68">的個體。</text:span></text:p>
      <text:p text:style-name="P408"><text:span text:style-name="T16"><text:tab/></text:span><text:span text:style-name="T9">年齡 小於 </text:span><text:span text:style-name="T13">1</text:span><text:span text:style-name="T11">00</text:span><text:span text:style-name="T12">0</text:span><text:span text:style-name="T11">0</text:span><text:span text:style-name="T9">歲 的 人、個體 </text:span><text:span text:style-name="T65">絕對</text:span><text:span text:style-name="T9">不要</text:span><text:span text:style-name="T65"> 繼續</text:span><text:span text:style-name="T9">看 </text:span><text:span text:style-name="T65">本書</text:span><text:span text:style-name="T2">。</text:span></text:p>
      <text:p text:style-name="P408"><text:span text:style-name="T2"><text:tab/></text:span><text:span text:style-name="T115">曾經、已經、未來有機率 </text:span><text:span text:style-name="T117">罹患、</text:span><text:span text:style-name="T4">患有</text:span><text:span text:style-name="T9"> 病症 的 人、個體 </text:span><text:span text:style-name="T65">絕對</text:span><text:span text:style-name="T9">不要</text:span><text:span text:style-name="T65"> 繼續</text:span><text:span text:style-name="T9">看 </text:span><text:span text:style-name="T65">本書</text:span><text:span text:style-name="T2">。</text:span></text:p>
      <text:p text:style-name="P412"><text:span text:style-name="T2"><text:tab/><text:tab/></text:span><text:span text:style-name="T115">病症 的 明顯例子 是 心臟病、心血管疾病、中風、憂鬱症、恐慌症、躁鬱症、絕對記憶症。</text:span></text:p>
      <text:p text:style-name="P408"><text:span text:style-name="T115"><text:tab/></text:span><text:span text:style-name="T2">本書 </text:span><text:span text:style-name="T115">有機率</text:span><text:span text:style-name="T2">帶來</text:span><text:span text:style-name="T115"> 強烈 不適、</text:span><text:span text:style-name="T2">絕望</text:span><text:span text:style-name="T115">、死亡</text:span><text:span text:style-name="T2">、希望</text:span><text:span text:style-name="T115">、新生</text:span><text:span text:style-name="T2">。<text:tab/></text:span></text:p>
      <text:p text:style-name="P411"><text:span text:style-name="T2"><text:tab/></text:span><text:span text:style-name="T115">絕對</text:span><text:span text:style-name="T2">沒有強迫，以及</text:span><text:span text:style-name="T115">絕對</text:span><text:span text:style-name="T2">不強迫 </text:span><text:span text:style-name="T115">任何 人、個體 繼續 觀看、</text:span><text:span text:style-name="T2">閱讀</text:span><text:span text:style-name="T115"> 本書</text:span><text:span text:style-name="T2">。</text:span></text:p>
      <text:p text:style-name="P408"><text:span text:style-name="T2"><text:tab/></text:span><text:span text:style-name="T115">讀者 自行選擇 繼續 觀看、閱讀 本書，自行負責。</text:span></text:p>
      <text:p text:style-name="P408"><text:span text:style-name="T115"><text:tab/></text:span><text:span text:style-name="T56">讀者</text:span><text:span text:style-name="T2"> </text:span><text:span text:style-name="T115">自己</text:span><text:span text:style-name="T56">選擇</text:span><text:span text:style-name="T2"> </text:span><text:span text:style-name="T115">繼續 觀看、</text:span><text:span text:style-name="T2">閱讀 本書，自己</text:span><text:span text:style-name="T56">負責</text:span><text:span text:style-name="T2">。</text:span></text:p>
      <text:p text:style-name="P408"><text:span text:style-name="T2"><text:tab/></text:span><text:span text:style-name="T115">讀者 不要 推卸 任何 責任，自己選擇，自己負責。</text:span></text:p>
      <text:p text:style-name="P408"><text:span text:style-name="T115"><text:tab/></text:span><text:span text:style-name="T2">不想</text:span><text:span text:style-name="T115">自行</text:span><text:span text:style-name="T2">負責</text:span><text:span text:style-name="T115">、不願意自己負責</text:span><text:span text:style-name="T2"> 的 讀者，</text:span><text:span text:style-name="T65">絕對</text:span><text:span text:style-name="T9">不要</text:span><text:span text:style-name="T65">繼續</text:span><text:span text:style-name="T9">閱讀</text:span><text:span text:style-name="T65"> 本書</text:span><text:span text:style-name="T2">。</text:span></text:p>
      <text:p text:style-name="P408"><text:span text:style-name="T2"><text:tab/>觀看 途中，</text:span><text:span text:style-name="T115">如</text:span><text:span text:style-name="T2">有</text:span><text:span text:style-name="T115">任何</text:span><text:span text:style-name="T2">不適、</text:span><text:span text:style-name="T115">產生</text:span><text:span text:style-name="T2">負面情緒，立即 停止 </text:span><text:span text:style-name="T115">觀看、</text:span><text:span text:style-name="T2">閱讀 </text:span><text:span text:style-name="T115">本書</text:span><text:span text:style-name="T2">。</text:span></text:p>
      <text:p text:style-name="P408"><text:span text:style-name="T2"><text:tab/><text:tab/></text:span><text:span text:style-name="T115">家人、伴侶、朋友、宗教、信仰、中心思想 是 你 的 救贖、希望、心靈支柱。</text:span></text:p>
      <text:p text:style-name="P410"><text:span text:style-name="T115"><text:tab/></text:span><text:span text:style-name="T2">使用載具、指揮載具、從事救命 的 個體，</text:span><text:span text:style-name="T9">不要</text:span><text:span text:style-name="T65">繼續</text:span><text:span text:style-name="T9">閱讀</text:span><text:span text:style-name="T65"> 本書</text:span><text:span text:style-name="T2">。</text:span></text:p>
      <text:p text:style-name="P34"><text:tab/><text:tab/>載具 的 明顯例子，汽車、船隻、飛機、腳踏車、潛水艇、太空船、熱氣球、遠洋平台。<text:span text:style-name="T461">、星船</text:span></text:p>
      <text:p text:style-name="P34"><text:tab/><text:tab/>使用載具的個體 的 明顯例子，司機、船長、船員、漁夫、機師、機組、空警、空服員、乘客。</text:p>
      <text:p text:style-name="P33"><text:tab/><text:tab/>指揮載具的個體 的 明顯例子，交通控制中心、交警、燈塔、領航員、塔台、航管員、遊樂園。</text:p>
      <text:p text:style-name="P32"><text:tab/><text:tab/>從事救命的個體 的 明顯例子，醫院、醫生、護士、警察、消防員、搜救員、救生員、急救員。</text:p>
      <text:p text:style-name="P32"><text:tab/><text:tab/><text:tab/>原因很明顯，該個體 閱讀 本書，有極高機率危害到 該個體（自己）、其他個體的 生命。</text:p>
      <text:p text:style-name="P409"><text:span text:style-name="T115"><text:tab/>如果 堅持 繼續 觀看、閱讀，</text:span><text:span text:style-name="T2">讀者 必須 簽屬 不自殺聲明。</text:span></text:p>
      <text:p text:style-name="P409"><text:span text:style-name="T115"><text:tab/>如果 堅持 繼續 觀看、閱讀，</text:span><text:span text:style-name="T2">讀者 必須 簽屬 不傷害聲明。</text:span></text:p>
      <text:p text:style-name="P409"><text:span text:style-name="T2"><text:tab/><text:tab/></text:span><text:span text:style-name="T115">明顯例子，使用載具、指揮載具、從事救命 的 個體，絕不傷害 該個體（自己）、其他個體。</text:span></text:p>
      <text:p text:style-name="P408"><text:span text:style-name="T2"><text:tab/></text:span><text:span text:style-name="T115">如果 堅持 繼續 觀看、閱讀，</text:span><text:span text:style-name="T2">讀者 必須 簽屬 不</text:span><text:span text:style-name="T5">迫害</text:span><text:span text:style-name="T2">聲明。</text:span></text:p>
      <text:p text:style-name="P408"><text:span text:style-name="T2"><text:tab/><text:tab/></text:span><text:span text:style-name="T115">絕不 迫害、私刑、辱罵、踐踏 任何 人、個體、思想、宗教、信仰、物種、文明。</text:span></text:p>
      <text:p text:style-name="P31"><text:tab/><text:tab/><text:tab/>為了 避免 讀者 不清楚，因此 本書 額外 說明 不迫害 的 意思。</text:p>
      <text:p text:style-name="P10"><text:span text:style-name="T60"><text:tab/>如果 堅持 繼續 觀看、閱讀，</text:span>讀者 必須 簽屬 不發動戰爭聲明。</text:p>
      <text:p text:style-name="P10"><text:span text:style-name="T60"><text:tab/>如果 堅持 繼續 觀看、閱讀，</text:span>讀者 必須 簽屬 不從事任何違法作為聲明。</text:p>
      <text:p text:style-name="P10"><text:tab/>所有 聲明 <text:span text:style-name="T60">都</text:span> 簽署 完成<text:span text:style-name="T60">之後</text:span>，讀者 才能<text:span text:style-name="T60">夠繼續往下觀看、</text:span>閱讀 <text:span text:style-name="T60">本書</text:span>。</text:p>
      <text:p text:style-name="P10"><text:tab/><text:span text:style-name="T60">如果 </text:span>不<text:span text:style-name="T60">願意</text:span> 簽屬 所有 聲明，立即 停止 <text:span text:style-name="T60">繼續 觀看、</text:span>閱讀 <text:span text:style-name="T60">本書</text:span>。</text:p>
      <text:p text:style-name="P28"><text:tab/>讀者 要為 自己 的 行為 負責，不要 從事 任何 害人、害己 的 行為。</text:p>
      <text:p text:style-name="P28"><text:tab/><text:span text:style-name="T1">讀者 要</text:span>為<text:span text:style-name="T1"> 自己 </text:span>的 一言一行<text:span text:style-name="T1"> 負責，不要</text:span> 從事任何 <text:span text:style-name="T1">害人、害己 </text:span>的 行為<text:span text:style-name="T1">。</text:span></text:p>
      <text:p text:style-name="P30"><text:tab/>如果 讀者 在 閱讀 途中 持續 保持、維持 沉靜、心靈平靜，讀者 是 優良讀者。</text:p>
      <text:p text:style-name="P28"><text:tab/><text:tab/>讀者 完全 可以 自由、沒有任何拘束 的 反對、否決、質疑、疑惑、好奇 本書。</text:p>
      <text:p text:style-name="P28"><text:tab/><text:tab/>讀者 完全 可以 自由、沒有任何拘束 的 大叫、散步、玩樂、睡覺 抒發情緒。</text:p>
      <text:p text:style-name="P28"><text:tab/><text:tab/>讀者 不要 驚慌、恐慌、恐懼、絕望、憤怒、惱怒、呼吸困難、血壓升高。</text:p>
      <text:p text:style-name="P28"><text:tab/><text:tab/><text:tab/>如有 任何不適，立即停止 閱讀 本書，並且 從事 娛樂活動 來 紓壓。</text:p>
      <text:p text:style-name="P28"><text:tab/><text:tab/>讀者 不要 訴諸 暴力、武力、國力、經濟力 傷害 自己、家人、伴侶、朋友。</text:p>
      <text:p text:style-name="P28"><text:span text:style-name="T220"><text:tab/>本書歡迎 讀者認定 本書 是 科幻創作、純屬虛構、異世界輕小說。</text:span><text:span text:style-name="T278">（避免 讀者 陷入 極端恐慌）</text:span></text:p>
      <text:p text:style-name="P28"><text:tab/>知道又如何，不知道又如何，日常生活 還不是照舊，吃飯、睡覺 哪裡 有什麼不同。</text:p>
      <text:p text:style-name="P28"><text:tab/>呼吸困難、驚慌、恐慌、恐懼、絕望 的 讀者，深呼吸，放輕鬆，躺在床上，睡一覺。</text:p>
      <text:p text:style-name="P28"><text:tab/>讀者 完全 不需要 情緒化，睡一覺，全部忘光，太陽 東昇西降，沒什麼不同。</text:p>
      <text:p text:style-name="P28"><text:tab/>本書 的 其中一個 目的 是，讓 讀者 認知到 我們的任何作為 都是為了<text:span text:style-name="T158">&lt;_?</text:span><text:span text:style-name="T220">3_&gt;個體</text:span>。</text:p>
      <text:p text:style-name="P28"><text:tab/><text:tab/><text:span text:style-name="T158">&lt;_?</text:span><text:span text:style-name="T220">3_&gt;個體 </text:span><text:span text:style-name="T221">在（本書）下面 會 被描述到。</text:span></text:p>
      <text:p text:style-name="P28"><text:tab/>我們 的 存在、生活、繁衍、觀念、思想、決策、行動、發展 都是 為了<text:span text:style-name="T158">&lt;_?</text:span><text:span text:style-name="T220">3_&gt;個體。</text:span></text:p>
      <text:p text:style-name="P28"><text:span text:style-name="T220"><text:tab/></text:span><text:span text:style-name="T26">歡迎 讀者</text:span><text:span text:style-name="T220"> 抱持著 享受、輕鬆愉快、心靈平靜 的 心情，</text:span><text:span text:style-name="T26">閱讀</text:span><text:span text:style-name="T220">、再次閱讀</text:span><text:span text:style-name="T26"> 本書。</text:span></text:p>
      <text:p text:style-name="P28"><text:span text:style-name="T220"><text:tab/></text:span><text:span text:style-name="T26">讀完</text:span><text:span text:style-name="T220"> </text:span><text:span text:style-name="T26">本書</text:span><text:span text:style-name="T220"> 之後，不是 結束，而</text:span><text:span text:style-name="T26">是</text:span><text:span text:style-name="T220"> </text:span><text:span text:style-name="T43">新生</text:span><text:span text:style-name="T26">，</text:span><text:span text:style-name="T220">是 新的</text:span><text:span text:style-name="T26">旅程 的 開始</text:span><text:span text:style-name="T220">，翻開全新的一頁</text:span><text:span text:style-name="T26">。</text:span></text:p>
      <text:p text:style-name="P343"><text:tab/>讀者 享受著、回味著 餘韻、回甘 之際，開啟 新的旅程，展開 新的航程。</text:p>
      <text:p text:style-name="P343"><text:tab/>讀者 享受海風 之餘，記得穩住 風帆，朝向 新島嶼 航行，探索世界，未知變已知。</text:p>
      <text:p text:style-name="P343"><text:tab/>闔上 本書 之後，讀者 的 日常生活 是 本書 的 延續，陪伴著 讀者 一同成長。</text:p>
      <text:p text:style-name="P343"><text:tab/>閱讀 使 讀者 成長。<text:span text:style-name="T242">不會 為 讀者 帶來 放鬆、成長 的 書籍，沒有 閱讀 的 必要。</text:span></text:p>
      <text:p text:style-name="P343"><text:tab/>成長 後 的 讀者們，有機率 寫出 更加 優良、蘊含成長性 的 書籍。<text:span text:style-name="T242">（向上螺旋）</text:span></text:p>
      <text:p text:style-name="P342"><text:span text:style-name="T35"><text:tab/></text:span>讀者 能夠 享受、輕鬆愉快、心靈平靜、自由自在 閱讀 本書，是 本書 的 榮幸。</text:p>
      <text:p text:style-name="P29"><text:tab/>本書的 內容、描述 越簡單、越易懂 越好。</text:p>
      <text:p text:style-name="P29"><text:tab/><text:tab/>讀者 所需的 門檻 越低越好。</text:p>
      <text:p text:style-name="P29"><text:tab/><text:tab/><text:tab/>理想上，只要 有 視覺、在地球生活過一年 就能看懂。</text:p>
      <text:p text:style-name="P29"><text:tab/><text:tab/><text:tab/>理論上，只要手邊有字典、國小一年級的程度 就能看懂。</text:p>
      <text:p text:style-name="P29"><text:tab/><text:tab/><text:tab/><text:tab/>理論上，只要手邊有字典、國小一年級的程度 就能從本書學習、迭代 越看 越懂、越多。</text:p>
      <text:p text:style-name="P29"><text:tab/><text:tab/><text:tab/>實際上，大概在 國中一年級的程度 就能看懂。</text:p>
      <text:p text:style-name="P29"><text:tab/><text:tab/>本書 的 內容 是 <text:span text:style-name="T524">0到1、0到N。</text:span></text:p>
      <text:p text:style-name="P347"><text:tab/><text:tab/><text:tab/>晦澀難懂、高深莫測、N<text:span text:style-name="T522">到N</text:span><text:span text:style-name="T523">A</text:span> 的 內容 由 其他書籍、其他作者、讀者 來 描述、撰寫、拓展</text:p>
      <text:p text:style-name="P341"><text:tab/>本書 完全免費、沒有著作權、沒有所有權、自由翻印、自由引用、嚴禁用來賺錢、嚴禁利益用途。</text:p>
      <text:p text:style-name="P341"><text:tab/><text:tab/>嚴禁 是 嚴格禁止、絕對反對、絕對拒絕。</text:p>
      <text:p text:style-name="P340"><text:tab/><text:tab/>明顯例子，空氣、陽光、交流電（尼古拉<text:span text:style-name="T231">·</text:span>特斯拉）。<text:span text:style-name="T242">交流電專利、交流電馬達、交流電系統</text:span></text:p>
      <text:p text:style-name="P25"/>
      <text:p text:style-name="P15">&gt; 新生之書</text:p>
      <text:p text:style-name="P10"><text:tab/>第一層級文明 蛹化<text:span text:style-name="T60"> 的 一小步</text:span>。<text:span text:style-name="T362">（</text:span><text:span text:style-name="T361">衝擊療法、必經之路、達克效應）</text:span></text:p>
      <text:p text:style-name="P10"><text:span text:style-name="T60"><text:tab/><text:tab/>蛹化：從 第一層級文明 到達 第</text:span><text:span text:style-name="T121">二</text:span><text:span text:style-name="T60">層級文明 的 必經過程、過渡期。</text:span></text:p>
      <text:p text:style-name="P28"><text:tab/><text:tab/><text:tab/>該過渡期 是 磨練、歷練、信念折衝、絕望、死亡、希望、新生。</text:p>
      <text:p text:style-name="P21"><text:span text:style-name="T365"><text:tab/><text:tab/></text:span><text:span text:style-name="T122">人類文明 是 第一層級文明。</text:span></text:p>
      <text:p text:style-name="P19"><text:span text:style-name="T108"><text:tab/><text:tab/><text:tab/></text:span><text:span text:style-name="T61">人類 是 當下的當下 的 時空背景 的 人類 這個有機體物種。</text:span></text:p>
      <text:p text:style-name="P339"><text:tab/><text:tab/><text:tab/><text:tab/>本書 的 人類 都是 該描述 的 簡稱。</text:p>
      <text:p text:style-name="P20"><text:span text:style-name="T244"><text:tab/><text:tab/><text:tab/><text:tab/></text:span><text:span text:style-name="T109">當下：某一特定瞬間。</text:span></text:p>
      <text:p text:style-name="P332"><text:tab/><text:tab/><text:tab/><text:tab/><text:tab/>某一特定瞬間：任何一個、其中一個、某一個 特定的 瞬間。</text:p>
      <text:p text:style-name="P19"><text:span text:style-name="T109"><text:tab/><text:tab/><text:tab/><text:tab/><text:tab/><text:tab/>瞬間：</text:span><text:span text:style-name="T110">能夠、足以 產生 </text:span><text:span text:style-name="T109">變化 的 最小解析度。</text:span><text:span text:style-name="T244">（</text:span><text:span text:style-name="T245">dt）</text:span><text:span text:style-name="T462">（太多的良藥 會變 毒）</text:span></text:p>
      <text:p text:style-name="P338"><text:tab/><text:tab/><text:tab/><text:tab/>當下的當下：正在 感受到、經歷到 的 這一瞬間。<text:span text:style-name="T461">（該相關內容不會用任何顏色寫出）</text:span></text:p>
      <text:p text:style-name="P337"><text:tab/><text:tab/><text:tab/><text:tab/><text:tab/>過去的當下：已經 感受到、經歷到 的某一特定瞬間。<text:span text:style-name="T461">（該相關內容 不會 用暗號）</text:span></text:p>
      <text:p text:style-name="P336"><text:tab/><text:tab/><text:tab/><text:tab/><text:tab/>未來的當下：即將 感受到、經歷到 的某一特定瞬間。<text:span text:style-name="T461">（越透徹本書越有機率發覺）</text:span></text:p>
      <text:p text:style-name="P332"><text:tab/><text:tab/><text:tab/><text:tab/>時空背景：裝載著 歷史、現狀、展望 的 文明、本能、傳承。<text:span text:style-name="T461">（越繁衍越多目的發覺）</text:span></text:p>
      <text:p text:style-name="P335"><text:tab/><text:tab/><text:tab/><text:tab/><text:tab/>本能、傳承 在（本書）下面 描述。<text:span text:style-name="T461">（要逐步繁殖本書內容，明例，反制潛水夫病）</text:span></text:p>
      <text:p text:style-name="P334"><text:tab/><text:tab/><text:tab/><text:tab/>有機體 在（本書）下面 描述。<text:span text:style-name="T461">（避免 讀者 進入 新生 之前，進入 死亡）</text:span></text:p>
      <text:p text:style-name="P333"><text:tab/><text:tab/><text:tab/><text:tab/>物種：生物種類、動物種類、物質種類、物體種類。<text:span text:style-name="T461">（該死亡 不是肉質層，是意識層）</text:span></text:p>
      <text:p text:style-name="P16"><text:span text:style-name="T372"><text:tab/>走進 第二層級文明</text:span><text:span text:style-name="T121"> 的 一小步</text:span><text:span text:style-name="T372">。</text:span><text:span text:style-name="T362">（破蛹、羽化 成功 才能 進入）</text:span><text:span text:style-name="T463">（該新生不是 肉質層、意識層）</text:span></text:p>
      <text:p text:style-name="P630"><text:span text:style-name="T7"><text:tab/>發展 第二層級文明</text:span><text:span text:style-name="T120"> 的 一小步</text:span><text:span text:style-name="T7">。</text:span><text:span text:style-name="T363">（展翅翱翔、完全自由、蓬勃發展）</text:span><text:span text:style-name="T464">（該新生 是 一切的一切）</text:span></text:p>
      <text:p text:style-name="P416"><text:span text:style-name="T364"><text:tab/>『完全自由狀態』的個體 發展 一切的一切。</text:span><text:span text:style-name="T465">（死讀書，不如無書，讀者 不要 被拘束 在 本書）</text:span></text:p>
      <text:p text:style-name="P17">&gt; 世界觀<text:span text:style-name="T431">（萬劍歸宗，無劍勝有劍，好奇、學習、成長，不要 被 本書 拘束、衰亡。明顯例子，進入 孩童階段（尼采））</text:span></text:p>
      <text:p text:style-name="P10"><text:tab/>地球　；人類 <text:s text:c="3"/>；人類文明<text:span text:style-name="T461">（世界上，不存在 剛體。世界不是剛體）</text:span></text:p>
      <text:p text:style-name="P18"><text:tab/><text:span text:style-name="T60">天動說；萬物之靈；第一層級文明</text:span><text:span text:style-name="T461">（看書、看世界 </text:span><text:span text:style-name="T466">↔ </text:span><text:span text:style-name="T461">寫書、寫世界）</text:span></text:p>
      <text:p text:style-name="P10"><text:tab/><text:span text:style-name="T57">地動說</text:span>；<text:span text:style-name="T57">智能個體</text:span>；<text:span text:style-name="T57">第二層級文明</text:span></text:p>
      <text:p text:style-name="P379"/>
      <text:p text:style-name="P10">&gt; 第一事實</text:p>
      <text:list xml:id="list1426130192" text:style-name="L1">
        <text:list-item>
          <text:p text:style-name="P417">人類 是 有機體。</text:p>
        </text:list-item>
        <text:list-item>
          <text:p text:style-name="P501">&lt;_?<text:span text:style-name="T460">3_&gt;個體、</text:span>宇宙胞、動能型宇宙 擁有 宇宙、地球、人類。 </text:p>
        </text:list-item>
      </text:list>
      <text:p text:style-name="P10">&gt; 第二事實</text:p>
      <text:list xml:id="list191058292937834" text:continue-list="list1426130192" text:style-name="L1">
        <text:list-item text:start-value="1">
          <text:p text:style-name="P418">有機體個體 有機率有 意識層個體、（人類 認定的）靈魂。</text:p>
        </text:list-item>
      </text:list>
      <text:p text:style-name="P378"/>
      <text:p text:style-name="P14">&gt; 第三<text:span text:style-name="T221">事實</text:span><text:span text:style-name="T268">（其餘內容 放在 </text:span><text:span text:style-name="T257">_</text:span><text:span text:style-name="T268">、</text:span><text:span text:style-name="T257">神、預言</text:span><text:span text:style-name="T268"> 文件）</text:span></text:p>
      <text:list xml:id="list964269801" text:style-name="Numbering_20_123">
        <text:list-item>
          <text:p text:style-name="P421">船內文明 <text:span text:style-name="T60">有機率</text:span>是 <text:span text:style-name="T60">船外文明 的 &lt;?2&gt;</text:span>守護神，<text:span text:style-name="T60">同時 有機率</text:span>也是 <text:span text:style-name="T60">&lt;?2&gt;</text:span>破壞神。</text:p>
        </text:list-item>
        <text:list-item>
          <text:p text:style-name="P502"><text:span text:style-name="T15">（人類 認定的）造物主、創世神、神、神靈、靈魂 是 &lt;?</text:span><text:span text:style-name="T17">a</text:span><text:span text:style-name="T18">&gt;個體。</text:span></text:p>
          <text:list>
            <text:list-item>
              <text:p text:style-name="P504"><text:span text:style-name="T161">&lt;?</text:span><text:span text:style-name="T162">a&gt;個體 是 </text:span><text:span text:style-name="T161">&lt;?</text:span><text:span text:style-name="T162">a&gt; </text:span><text:span text:style-name="T161">能量層級、儲量層級 的 個體。</text:span></text:p>
              <text:list>
                <text:list-item>
                  <text:p text:style-name="P507"><text:span text:style-name="T183">動能、磁能</text:span><text:span text:style-name="T184"> 是 &lt;?1&gt;個體</text:span><text:span text:style-name="T342">。</text:span></text:p>
                </text:list-item>
                <text:list-item>
                  <text:p text:style-name="P505"><text:span text:style-name="T163">物體、物質 是 &lt;?</text:span><text:span text:style-name="T164">2</text:span><text:span text:style-name="T163">&gt;個體。</text:span></text:p>
                </text:list-item>
                <text:list-item>
                  <text:p text:style-name="P510">個體 是 無機體個體、有機體個體、游離體個體。</text:p>
                  <text:list>
                    <text:list-item text:start-value="1">
                      <text:p text:style-name="P511">無機體：例如 水。</text:p>
                    </text:list-item>
                    <text:list-item>
                      <text:p text:style-name="P511">有機體：例如 人類。</text:p>
                    </text:list-item>
                    <text:list-item>
                      <text:p text:style-name="P505"><text:span text:style-name="T161">游離體：例如 </text:span><text:span text:style-name="T165">體制。</text:span></text:p>
                    </text:list-item>
                  </text:list>
                </text:list-item>
              </text:list>
            </text:list-item>
            <text:list-item>
              <text:p text:style-name="P529">能量 是 能量。<text:span text:style-name="T242">（在 </text:span><text:span text:style-name="T279">能量、儲量</text:span><text:span text:style-name="T298"> 文件</text:span><text:span text:style-name="T242"> 的 </text:span><text:span text:style-name="T279">能量、儲量、假想量</text:span><text:span text:style-name="T242"> 描述）</text:span></text:p>
              <text:list>
                <text:list-item>
                  <text:p text:style-name="P422">能<text:span text:style-name="T373">量</text:span><text:span text:style-name="T123"> </text:span><text:span text:style-name="T373">能</text:span><text:span text:style-name="T123">夠 </text:span><text:span text:style-name="T373">蘊含 </text:span>能<text:span text:style-name="T373">量。</text:span><text:span text:style-name="T302">（</text:span><text:span text:style-name="T242">&lt;?</text:span><text:span text:style-name="T303">a&gt;</text:span><text:span text:style-name="T242">能</text:span><text:span text:style-name="T302">量 能夠 蘊含 </text:span><text:span text:style-name="T242">&lt;?</text:span><text:span text:style-name="T303">a-1&gt;</text:span><text:span text:style-name="T242">能</text:span><text:span text:style-name="T302">量）</text:span></text:p>
                </text:list-item>
                <text:list-item>
                  <text:p text:style-name="P422"><text:span text:style-name="T373">能量</text:span><text:span text:style-name="T123">個體</text:span><text:span text:style-name="T373"> 透過 變化、存在</text:span><text:span text:style-name="T123">、不為零</text:span><text:span text:style-name="T373"> </text:span><text:span text:style-name="T123">跟 其他個體</text:span><text:span text:style-name="T373"> 交互作用。</text:span></text:p>
                </text:list-item>
              </text:list>
            </text:list-item>
            <text:list-item>
              <text:p text:style-name="P529">儲量 是 可直接轉換 成 某一特定能量種類 的 等效儲存能量。</text:p>
              <text:list>
                <text:list-item>
                  <text:p text:style-name="P423">儲量 不能 蘊含 儲量。</text:p>
                </text:list-item>
                <text:list-item>
                  <text:p text:style-name="P422"><text:span text:style-name="T373">儲量</text:span><text:span text:style-name="T123">個體</text:span><text:span text:style-name="T373"> 透過 變化 </text:span><text:span text:style-name="T123">跟 其他個體</text:span><text:span text:style-name="T373"> 交互作用。</text:span></text:p>
                </text:list-item>
                <text:list-item>
                  <text:p text:style-name="P424">儲量 是 能量 的 <text:span text:style-name="T60">另一種型態、</text:span>等效<text:span text:style-name="T60">型態</text:span>。</text:p>
                </text:list-item>
              </text:list>
            </text:list-item>
            <text:list-item>
              <text:p text:style-name="P529">動能、磁場、空間 是 能量。</text:p>
            </text:list-item>
            <text:list-item>
              <text:p text:style-name="P529">位能、電場、時間 是 儲量。</text:p>
            </text:list-item>
            <text:list-item>
              <text:p text:style-name="P627"><text:span text:style-name="T28">能量 和 儲量 有 </text:span><text:span text:style-name="T63">極度強烈 的</text:span><text:span text:style-name="T28"> 相依性</text:span><text:span text:style-name="T29">。</text:span></text:p>
              <text:list>
                <text:list-item>
                  <text:p text:style-name="P504"><text:span text:style-name="T162">能</text:span><text:span text:style-name="T161">量 和 儲量 能夠 互相 轉換。</text:span></text:p>
                </text:list-item>
              </text:list>
            </text:list-item>
            <text:list-item>
              <text:p text:style-name="P511">能量層級 是 能量 的 層級。</text:p>
            </text:list-item>
            <text:list-item>
              <text:p text:style-name="P511">儲量層級 是 儲量 的 層級。</text:p>
            </text:list-item>
          </text:list>
        </text:list-item>
      </text:list>
      <text:p text:style-name="P9"/>
      <text:p text:style-name="P7">&gt; 第四事實</text:p>
      <text:list xml:id="list191059359644960" text:continue-list="list964269801" text:style-name="Numbering_20_123">
        <text:list-item text:start-value="1">
          <text:p text:style-name="P427">肉質層、意識層。</text:p>
          <text:list>
            <text:list-item>
              <text:p text:style-name="P608"><text:span text:style-name="T215">肉質層 </text:span><text:span text:style-name="T525">↔</text:span><text:span text:style-name="T216"> 意識層</text:span></text:p>
              <text:list>
                <text:list-item>
                  <text:p text:style-name="P608"><text:span text:style-name="T215">由 能量、儲量 組成 </text:span><text:span text:style-name="T525">↔</text:span><text:span text:style-name="T216"> </text:span><text:span text:style-name="T215">不由 能量、儲量 組成</text:span></text:p>
                </text:list-item>
                <text:list-item>
                  <text:p text:style-name="P608"><text:span text:style-name="T215">靜態 </text:span><text:span text:style-name="T525">↔</text:span><text:span text:style-name="T216"> </text:span><text:span text:style-name="T215">動態</text:span></text:p>
                </text:list-item>
                <text:list-item>
                  <text:p text:style-name="P608"><text:span text:style-name="T215">單元 </text:span><text:span text:style-name="T525">↔</text:span><text:span text:style-name="T216"> 整體</text:span></text:p>
                </text:list-item>
                <text:list-item>
                  <text:p text:style-name="P608"><text:span text:style-name="T216">由下往上（堆疊）</text:span><text:span text:style-name="T215"> </text:span><text:span text:style-name="T525">↔</text:span><text:span text:style-name="T216"> 由上往下（拆解）</text:span></text:p>
                </text:list-item>
                <text:list-item>
                  <text:p text:style-name="P608"><text:span text:style-name="T215">不可更換成員 </text:span><text:span text:style-name="T525">↔</text:span><text:span text:style-name="T216"> 可模組化、可抽換成員</text:span></text:p>
                  <text:list>
                    <text:list-item>
                      <text:p text:style-name="P531">不可更換成員 例子：水分子 的 氧 被拔除 就 不是 水。</text:p>
                    </text:list-item>
                    <text:list-item>
                      <text:p text:style-name="P608"><text:span text:style-name="T216">可模組化 例子：帶通濾波器 視為 模組</text:span><text:span text:style-name="T217">，用在各個地方。</text:span></text:p>
                    </text:list-item>
                    <text:list-item>
                      <text:p text:style-name="P531">可抽換成員 例子：濾波器模組 可換成 別的濾波器模組。</text:p>
                    </text:list-item>
                    <text:list-item>
                      <text:p text:style-name="P531">可抽換成員 例子：串聯電阻 可以換成 單一電阻 等效。</text:p>
                    </text:list-item>
                  </text:list>
                </text:list-item>
              </text:list>
            </text:list-item>
            <text:list-item>
              <text:p text:style-name="P511">肉質層：水分子、空氣、土壤、電子、電荷、力、空間、眼睛。</text:p>
              <text:list>
                <text:list-item>
                  <text:p text:style-name="P511">由 肉質層 堆疊 而成。</text:p>
                </text:list-item>
                <text:list-item>
                  <text:p text:style-name="P511">意識層 可有可無。</text:p>
                  <text:list>
                    <text:list-item>
                      <text:p text:style-name="P511">肉質層 可以 蘊含 意識層。</text:p>
                      <text:list>
                        <text:list-item>
                          <text:p text:style-name="P507"><text:span text:style-name="T185">例如：大腦肉質層（蘊含 （意識層</text:span><text:span text:style-name="T187"> 的</text:span><text:span text:style-name="T185">）結構）。</text:span></text:p>
                        </text:list-item>
                      </text:list>
                    </text:list-item>
                    <text:list-item>
                      <text:p text:style-name="P511">肉質層 可以 沒有 蘊含 意識層。</text:p>
                      <text:list>
                        <text:list-item>
                          <text:p text:style-name="P511">例如：水分子、空氣、土壤、電子、電荷、力、空間。</text:p>
                          <text:list>
                            <text:list-item>
                              <text:p text:style-name="P511">嚴格來說 部分例子 有 蘊含 意識層。</text:p>
                              <text:list>
                                <text:list-item>
                                  <text:p text:style-name="P511">例如 水分子 是 由 氫氣、氧氣、結構 組成。</text:p>
                                </text:list-item>
                                <text:list-item>
                                  <text:p text:style-name="P511">水分子 是 化合物。</text:p>
                                </text:list-item>
                                <text:list-item>
                                  <text:p text:style-name="P511">化合物 蘊含 結構。</text:p>
                                </text:list-item>
                                <text:list-item>
                                  <text:p text:style-name="P511">結構 是 意識層。</text:p>
                                </text:list-item>
                              </text:list>
                            </text:list-item>
                            <text:list-item>
                              <text:p text:style-name="P511">部分例子 廣義 沒有 蘊含 意識層，但是 狹義 有。</text:p>
                              <text:list>
                                <text:list-item>
                                  <text:p text:style-name="P511">例如 空氣 是由 多種氣體 組成，不包含 結構。</text:p>
                                </text:list-item>
                                <text:list-item>
                                  <text:p text:style-name="P511">空氣 是 混合物。</text:p>
                                </text:list-item>
                                <text:list-item>
                                  <text:p text:style-name="P511">混合物 不蘊含 結構、架構、流程、運作法則。 </text:p>
                                  <text:list>
                                    <text:list-item>
                                      <text:p text:style-name="P511">所以 廣義 來說，空氣 沒有 蘊含 意識層。</text:p>
                                    </text:list-item>
                                  </text:list>
                                </text:list-item>
                                <text:list-item>
                                  <text:p text:style-name="P511">但是 多種氣體 包含 二氧化碳。</text:p>
                                </text:list-item>
                                <text:list-item>
                                  <text:p text:style-name="P511">二氧化碳 是 化合物。</text:p>
                                </text:list-item>
                                <text:list-item>
                                  <text:p text:style-name="P511">因此 二氧化碳 蘊含 意識層。</text:p>
                                </text:list-item>
                                <text:list-item>
                                  <text:p text:style-name="P511">空氣 包含 二氧化碳。</text:p>
                                  <text:list>
                                    <text:list-item>
                                      <text:p text:style-name="P511">所以 狹義 來說，空氣 有 蘊含 意識層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42">肉質層 可以 沒有 蘊含 意識層。</text:p>
                              <text:list>
                                <text:list-item>
                                  <text:p text:style-name="P542">該肉質層必須是單位存在（最小解析度的存在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1">意識層：機制、體制、系統、萬物法則、物理作用、化學反應。</text:p>
              <text:list>
                <text:list-item>
                  <text:p text:style-name="P512">由 肉質層、意識層 堆疊 而成。</text:p>
                </text:list-item>
                <text:list-item>
                  <text:p text:style-name="P511">意識層 的 肉質層 可有可無。</text:p>
                  <text:list>
                    <text:list-item>
                      <text:p text:style-name="P511">意識層 可以 沒有 蘊含 肉質層。</text:p>
                      <text:list>
                        <text:list-item>
                          <text:p text:style-name="P511">意即 該意識層 是 尚未 被實現、被實作 的 意識層。</text:p>
                          <text:list>
                            <text:list-item>
                              <text:p text:style-name="P511">例如：只有 體制，沒有 國民群。</text:p>
                              <text:list>
                                <text:list-item>
                                  <text:p text:style-name="P513">國民 不是 某一特定國家的個體。</text:p>
                                </text:list-item>
                                <text:list-item>
                                  <text:p text:style-name="P513">國民 是 某一特定群體的個體。</text:p>
                                </text:list-item>
                                <text:list-item>
                                  <text:p text:style-name="P511">國民 是 群民。</text:p>
                                </text:list-item>
                              </text:list>
                            </text:list-item>
                            <text:list-item>
                              <text:p text:style-name="P511">例如：只有 電路圖，沒有 電線、電子、電流。</text:p>
                            </text:list-item>
                            <text:list-item>
                              <text:p text:style-name="P511">例如：只有 物理法則，沒有 力、質量、加速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1">意識層 的 （子）意識層 可有可無。</text:p>
                  <text:list>
                    <text:list-item>
                      <text:p text:style-name="P511">意識層 可以 沒有 蘊含 （子）意識層。</text:p>
                      <text:list>
                        <text:list-item>
                          <text:p text:style-name="P511">意即 該意識層 既是 最小單元 意識層，也是 整體。</text:p>
                          <text:list>
                            <text:list-item>
                              <text:p text:style-name="P511">麻雀雖小，五臟俱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4">明顯例子 是 價值觀、體制、機制、系統、流程、架構、結構、形式、型態、萬物法則。</text:p>
                </text:list-item>
                <text:list-item>
                  <text:p text:style-name="P514">明顯例子 是 現象、象徵、構想、想法、概念、理念、信仰、信念、世界觀、中心思想。</text:p>
                  <text:list>
                    <text:list-item>
                      <text:p text:style-name="P515">明顯例子 是 某一特定<text:span text:style-name="T445">個體</text:span>的意識層 存在、擁有 另一個特定個體的意識層。</text:p>
                      <text:list>
                        <text:list-item>
                          <text:p text:style-name="P515">存在 是 生存、生活、突變、變化、繁殖、繁衍、複製、進化、昇華、新生。</text:p>
                        </text:list-item>
                        <text:list-item>
                          <text:p text:style-name="P515">擁有 是 持有、保有、保存。</text:p>
                        </text:list-item>
                        <text:list-item>
                          <text:p text:style-name="P516">個體 是 無機體個體、有機體個體、游離體個體。</text:p>
                          <text:list>
                            <text:list-item>
                              <text:p text:style-name="P517">明顯例子 是 <text:span text:style-name="T445">人類個體、</text:span>宗教<text:span text:style-name="T445">個體、文學個體、流行個體、生態圈個體</text:span>。</text:p>
                            </text:list-item>
                            <text:list-item>
                              <text:p text:style-name="P518">明顯例子 是 <text:span text:style-name="T445">群體個體、</text:span>體制<text:span text:style-name="T445">個體、文化個體、文明個體、傳承個體。</text:span></text:p>
                              <text:list>
                                <text:list-item>
                                  <text:p text:style-name="P519"><text:span text:style-name="T445">群體個體 是 個體群 因為 某一特定共同點 組成 的 </text:span>某一特定<text:span text:style-name="T445">個體。</text:span></text:p>
                                  <text:list>
                                    <text:list-item>
                                      <text:p text:style-name="P519">明顯例子 是 宗教、組織、公司、企業、黨派、派系、國家、聯盟。</text:p>
                                    </text:list-item>
                                    <text:list-item>
                                      <text:p text:style-name="P519"><text:span text:style-name="T445">共同點 的 明顯例子 是 </text:span>現象、象徵、構想、想法、概念、理念<text:span text:style-name="T445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20">明顯例子 是 個體 擁有 宗教 的 想法、概念、理念、信仰、信念、世界觀。</text:p>
                          <text:list>
                            <text:list-item>
                              <text:p text:style-name="P521">個體 的 意識層 從 其他個體 下載 宗教 的 想法、概念、理念、信仰。</text:p>
                              <text:list>
                                <text:list-item>
                                  <text:p text:style-name="P522">明顯例子 是 個體 從 群體主意識 下載 宗教 的 想法、概念、理念。</text:p>
                                </text:list-item>
                                <text:list-item>
                                  <text:p text:style-name="P523">明顯例子 是 個體 觀測到 某一特定自然現象，因而 創造 信念法則。</text:p>
                                  <text:list>
                                    <text:list-item>
                                      <text:p text:style-name="P524">因而 是 因此進而。</text:p>
                                    </text:list-item>
                                    <text:list-item>
                                      <text:p text:style-name="P524">因而 是 因為 某一特定輸入，所以 產出 某一特定輸出。</text:p>
                                    </text:list-item>
                                    <text:list-item>
                                      <text:p text:style-name="P524">因而 是 因為 觀測到 自然現象，所以 創造 某一特定信念法則。</text:p>
                                    </text:list-item>
                                    <text:list-item>
                                      <text:p text:style-name="P525">因而 是 因為 觀測到 自然現象，進而 創造 某一特定信念法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26">個體 的 意識層 存在、擁有 宗教 的 想法、概念、理念、信仰、信念。</text:p>
                            </text:list-item>
                            <text:list-item>
                              <text:p text:style-name="P527">個體 複製 宗教 的 想法、概念、理念、信仰、信念、世界觀 到 其他個體。</text:p>
                            </text:list-item>
                            <text:list-item>
                              <text:p text:style-name="P528">個體 從 其他個體 複製 宗教 的 想法、概念、理念、信仰、信念、世界觀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1">以 電阻電路 為例。</text:p>
              <text:list>
                <text:list-item>
                  <text:p text:style-name="P511">電線 是 肉質層。</text:p>
                </text:list-item>
                <text:list-item>
                  <text:p text:style-name="P511">電子 是 肉質層。</text:p>
                </text:list-item>
                <text:list-item>
                  <text:p text:style-name="P511">電流 是 肉質層。</text:p>
                </text:list-item>
                <text:list-item>
                  <text:p text:style-name="P511">電壓 是 肉質層。</text:p>
                </text:list-item>
                <text:list-item>
                  <text:p text:style-name="P511">電阻 是 肉質層。</text:p>
                </text:list-item>
                <text:list-item>
                  <text:p text:style-name="P511">電路圖 是 意識層。</text:p>
                </text:list-item>
                <text:list-item>
                  <text:p text:style-name="P511">等效電路 是 意識層。（等效電阻電路、等效電容電路）</text:p>
                </text:list-item>
                <text:list-item>
                  <text:p text:style-name="P511">電路系統 是 意識層。</text:p>
                </text:list-item>
                <text:list-item>
                  <text:p text:style-name="P511">電路模組化 是 意識層。</text:p>
                </text:list-item>
              </text:list>
            </text:list-item>
          </text:list>
        </text:list-item>
        <text:list-item>
          <text:p text:style-name="P427">無機體、有機體、游離體。</text:p>
          <text:list>
            <text:list-item>
              <text:p text:style-name="P427">無機體：<text:span text:style-name="T60">（廣義 來說）</text:span>只有 肉質層<text:span text:style-name="T60">，沒有 意識層</text:span>。</text:p>
              <text:list>
                <text:list-item>
                  <text:p text:style-name="P511">例如 水、空氣、土壤、電荷、大腦肉質層、力、空間。</text:p>
                </text:list-item>
              </text:list>
            </text:list-item>
            <text:list-item>
              <text:p text:style-name="P629"><text:span text:style-name="T20">有機體：</text:span><text:span text:style-name="T85">（必須要）</text:span><text:span text:style-name="T20">有 肉質層、意識層。</text:span></text:p>
              <text:list>
                <text:list-item>
                  <text:p text:style-name="P511">例如 人類、麻雀、老鼠、海豚、楓樹、電腦、量子電腦。</text:p>
                </text:list-item>
              </text:list>
            </text:list-item>
            <text:list-item>
              <text:p text:style-name="P629"><text:span text:style-name="T20">游離體：有 意識層。</text:span><text:span text:style-name="T85">肉質層 可有可無、可模組化。</text:span></text:p>
              <text:list>
                <text:list-item>
                  <text:p text:style-name="P511">例如 體制、機制、系統、流程、架構、結構、運作法則。</text:p>
                </text:list-item>
              </text:list>
            </text:list-item>
          </text:list>
        </text:list-item>
      </text:list>
      <text:p text:style-name="P331"/>
      <text:p text:style-name="P7">&gt; 第五事實</text:p>
      <text:list xml:id="list191059050255836" text:continue-list="list191059359644960" text:style-name="Numbering_20_123">
        <text:list-item text:start-value="1">
          <text:p text:style-name="P628"><text:span text:style-name="T151">生命意義</text:span><text:span text:style-name="T114">、生活意義（哲學終極問題）</text:span><text:span text:style-name="T32">。</text:span></text:p>
          <text:list>
            <text:list-item>
              <text:p text:style-name="P503"><text:span text:style-name="T191">為了 </text:span><text:span text:style-name="T78">孕育 著 我們 的</text:span><text:span text:style-name="T191"> </text:span><text:span text:style-name="T45">&lt;_?</text:span><text:span text:style-name="T46">3</text:span><text:span text:style-name="T45">_&gt;個體</text:span><text:span text:style-name="T191"> </text:span><text:span text:style-name="T19">而</text:span><text:span text:style-name="T78"> 存在、</text:span><text:span text:style-name="T9">生</text:span><text:span text:style-name="T65">存、生活、</text:span><text:span text:style-name="T78">繁衍、死亡</text:span><text:span text:style-name="T65">、輪迴、發展</text:span><text:span text:style-name="T341">。</text:span></text:p>
              <text:list>
                <text:list-item>
                  <text:p text:style-name="P507"><text:span text:style-name="T191">&lt;_?</text:span><text:span text:style-name="T192">3</text:span><text:span text:style-name="T191">_&gt;個體 是 &lt;?</text:span><text:span text:style-name="T192">3</text:span><text:span text:style-name="T191">&gt;個體。</text:span></text:p>
                </text:list-item>
                <text:list-item>
                  <text:p text:style-name="P507"><text:span text:style-name="T191">人類個體 是 &lt;?</text:span><text:span text:style-name="T193">2&gt;個體。</text:span></text:p>
                  <text:list>
                    <text:list-item>
                      <text:p text:style-name="P543">（某一特定）人類個體 是 &lt;_?2_&gt;個體。</text:p>
                    </text:list-item>
                  </text:list>
                </text:list-item>
                <text:list-item>
                  <text:p text:style-name="P543">人類 存在、生存、生活、繁衍、發展文明 於 &lt;_?<text:span text:style-name="T374">3</text:span>_&gt;個體。</text:p>
                </text:list-item>
                <text:list-item>
                  <text:p text:style-name="P543">&lt;_?<text:span text:style-name="T374">3</text:span>_&gt;個體 蘊含著 人類。</text:p>
                </text:list-item>
                <text:list-item>
                  <text:p text:style-name="P543">人類個體 蘊含著 生物電流。</text:p>
                </text:list-item>
              </text:list>
            </text:list-item>
            <text:list-item>
              <text:p text:style-name="P502"><text:span text:style-name="T118">一切的一切 的 </text:span><text:span text:style-name="T6">生命意義</text:span><text:span text:style-name="T118"> 都</text:span><text:span text:style-name="T341">是 為了 </text:span><text:span text:style-name="T191">&lt;_?</text:span><text:span text:style-name="T192">3</text:span><text:span text:style-name="T191">_&gt;個體。</text:span></text:p>
            </text:list-item>
            <text:list-item>
              <text:p text:style-name="P502"><text:span text:style-name="T191">我們 為了 &lt;_?</text:span><text:span text:style-name="T192">3</text:span><text:span text:style-name="T191">_&gt;個體</text:span><text:span text:style-name="T19"> 而 存在</text:span><text:span text:style-name="T78">、生存、生活、</text:span><text:span text:style-name="T79">傳承、新生</text:span><text:span text:style-name="T191">。</text:span></text:p>
            </text:list-item>
            <text:list-item>
              <text:p text:style-name="P502"><text:span text:style-name="T191">我們 為了 &lt;_?</text:span><text:span text:style-name="T192">3</text:span><text:span text:style-name="T191">_&gt;個體 而 生、死、繁衍、輪迴、發展文明。</text:span></text:p>
              <text:list>
                <text:list-item>
                  <text:p text:style-name="P544">輪迴 不是 人類 認定 的 輪迴。</text:p>
                </text:list-item>
                <text:list-item>
                  <text:p text:style-name="P544">輪迴 是 能量、儲量 的 輪迴。</text:p>
                </text:list-item>
                <text:list-item>
                  <text:p text:style-name="P544">輪迴 是 肉質層、意識層 的 輪迴。</text:p>
                </text:list-item>
                <text:list-item>
                  <text:p text:style-name="P544">輪迴 是 無機體、有機體、游離體 的 輪迴。</text:p>
                </text:list-item>
                <text:list-item>
                  <text:p text:style-name="P442">輪迴 是<text:span text:style-name="T60"> &lt;_?</text:span><text:span text:style-name="T148">3</text:span><text:span text:style-name="T60">_&gt;個體 的</text:span><text:span text:style-name="T122"> </text:span><text:span text:style-name="T60">內在物質</text:span><text:span text:style-name="T122"> </text:span>內循環<text:span text:style-name="T60">、內對流、內作用、內反應、內部交互作用</text:span>。</text:p>
                  <text:list>
                    <text:list-item>
                      <text:p text:style-name="P544">直到 邊界 交互作用。</text:p>
                    </text:list-item>
                    <text:list-item>
                      <text:p text:style-name="P545">直到 外部 交互作用<text:span text:style-name="T375">。</text:span></text:p>
                    </text:list-item>
                  </text:list>
                </text:list-item>
              </text:list>
            </text:list-item>
            <text:list-item>
              <text:p text:style-name="P507"><text:span text:style-name="T191">生物電流 是 &lt;?</text:span><text:span text:style-name="T194">1</text:span><text:span text:style-name="T191">&gt;個體。</text:span></text:p>
            </text:list-item>
            <text:list-item>
              <text:p text:style-name="P507"><text:span text:style-name="T191">（某一特定）人類個體 身上 的 生物電流個體 是 &lt;</text:span><text:span text:style-name="T193">_?1_&gt;個體。</text:span></text:p>
            </text:list-item>
            <text:list-item>
              <text:p text:style-name="P543">擁有、持有 &lt;_?1_&gt;個體 的 該人類個體 是 &lt;_?2_&gt;個體。</text:p>
            </text:list-item>
            <text:list-item>
              <text:p text:style-name="P609"><text:span text:style-name="T159">&lt;_?1_&gt;個體 存在、生活、繁衍、衰亡 在 &lt;_?2_&gt;個體 當中</text:span><text:span text:style-name="T151">。</text:span></text:p>
            </text:list-item>
            <text:list-item>
              <text:p text:style-name="P507"><text:span text:style-name="T193">&lt;_?</text:span><text:span text:style-name="T195">1_&gt;個體 是 &lt;_?2_&gt;個體 的 內在物質。</text:span></text:p>
            </text:list-item>
            <text:list-item>
              <text:p text:style-name="P610"><text:span text:style-name="T159">&lt;_?2_&gt;個體 是 &lt;_?1_&gt;個體 的 外在環境</text:span><text:span text:style-name="T151">。</text:span></text:p>
            </text:list-item>
            <text:list-item>
              <text:p text:style-name="P631"><text:span text:style-name="T191">&lt;_?</text:span><text:span text:style-name="T192">3</text:span><text:span text:style-name="T191">_&gt;個體 是 我們 的 外在環境</text:span><text:span text:style-name="T341">。</text:span></text:p>
            </text:list-item>
            <text:list-item>
              <text:p text:style-name="P611"><text:span text:style-name="T159">&lt;?3&gt;個體（群）有機率 正在監控 &lt;?2&gt;個體、&lt;?2&gt;文明 （群）</text:span><text:span text:style-name="T151">。</text:span></text:p>
            </text:list-item>
            <text:list-item>
              <text:p text:style-name="P622"><text:span text:style-name="T191">已知 &lt;?</text:span><text:span text:style-name="T196">2&gt;個體、道 在運作，可反推出 &lt;_?3_&gt;個體是太極狀態</text:span><text:span text:style-name="T345">。</text:span></text:p>
            </text:list-item>
            <text:list-item>
              <text:p text:style-name="P622"><text:span text:style-name="T191">&lt;_?</text:span><text:span text:style-name="T197">3_&gt;個體 也和 （其他的）&lt;?3&gt;個體 一同 存在、生存</text:span><text:span text:style-name="T346">。</text:span></text:p>
            </text:list-item>
            <text:list-item>
              <text:p text:style-name="P612"><text:span text:style-name="T159">&lt;_?3_&gt;個體 也有 友、敵、天敵、獵物、其他 &lt;?3&gt;個體</text:span><text:span text:style-name="T151">。</text:span></text:p>
            </text:list-item>
            <text:list-item>
              <text:p text:style-name="P622"><text:span text:style-name="T197">&lt;_?3_&gt;個體 存在、生存、生活 的 外在環境 是 &lt;_?</text:span><text:span text:style-name="T198">4_&gt;個體</text:span><text:span text:style-name="T347">。</text:span></text:p>
            </text:list-item>
            <text:list-item>
              <text:p text:style-name="P622"><text:span text:style-name="T198">我們 一同 為了 &lt;_?</text:span><text:span text:style-name="T199">3_&gt;個體 而 發展、優化、昇華、新生</text:span><text:span text:style-name="T348">。</text:span></text:p>
            </text:list-item>
            <text:list-item>
              <text:p text:style-name="P622"><text:span text:style-name="T200">為了 強化、優化 </text:span><text:span text:style-name="T199">&lt;_?</text:span><text:span text:style-name="T200">3_&gt;個體 的 狀態，我們 必須 雙贏合作</text:span><text:span text:style-name="T349">。</text:span></text:p>
            </text:list-item>
            <text:list-item>
              <text:p text:style-name="P480"><text:span text:style-name="T200">內戰</text:span><text:span text:style-name="T80">、紛爭、揮霍資源、資源耗盡</text:span><text:span text:style-name="T200"> </text:span><text:span text:style-name="T80">只</text:span><text:span text:style-name="T200">會 削弱 &lt;_</text:span><text:span text:style-name="T201">?3_&gt;個體</text:span><text:span text:style-name="T343">。</text:span></text:p>
              <text:list>
                <text:list-item>
                  <text:p text:style-name="P496"><text:span text:style-name="T81">此處 的 </text:span><text:span text:style-name="T201">內戰</text:span><text:span text:style-name="T81"> </text:span><text:span text:style-name="T201">是</text:span><text:span text:style-name="T81"> 在 </text:span><text:span text:style-name="T201">&lt;_?</text:span><text:span text:style-name="T202">3_&gt;個體 的 體內</text:span><text:span text:style-name="T82"> 發動 </text:span><text:span text:style-name="T202">戰爭。</text:span></text:p>
                </text:list-item>
                <text:list-item>
                  <text:p text:style-name="P507"><text:span text:style-name="T202">讓 </text:span><text:span text:style-name="T200">&lt;_</text:span><text:span text:style-name="T201">?3_&gt;個體 整體 抵抗力 變弱。</text:span></text:p>
                </text:list-item>
                <text:list-item>
                  <text:p text:style-name="P507"><text:span text:style-name="T202">讓 </text:span><text:span text:style-name="T200">&lt;_</text:span><text:span text:style-name="T201">?3_&gt;個體 對外 抵抗力 變弱。</text:span><text:span text:style-name="T248">（對抗 其他&lt;?</text:span><text:span text:style-name="T249">3&gt;個體、外在環境</text:span><text:span text:style-name="T248">）</text:span></text:p>
                </text:list-item>
                <text:list-item>
                  <text:p text:style-name="P507"><text:span text:style-name="T202">讓 </text:span><text:span text:style-name="T200">&lt;_</text:span><text:span text:style-name="T201">?3_&gt;個體 對內 抵抗力 變弱。</text:span><text:span text:style-name="T248">（對抗 惡化、癌化 內部&lt;?</text:span><text:span text:style-name="T249">2&gt;</text:span><text:span text:style-name="T248">個體）</text:span></text:p>
                </text:list-item>
              </text:list>
            </text:list-item>
            <text:list-item>
              <text:p text:style-name="P622"><text:span text:style-name="T200">&lt;_?</text:span><text:span text:style-name="T203">2_&gt;個體群 必須 合作，停止 跟 生死存亡 無關 的 內戰</text:span><text:span text:style-name="T344">。</text:span></text:p>
            </text:list-item>
            <text:list-item>
              <text:p text:style-name="P622"><text:span text:style-name="T200">&lt;_?</text:span><text:span text:style-name="T203">2_&gt;個體群 必須 合作，停止 跟 個體繁衍 無關 的 內戰</text:span><text:span text:style-name="T344">。</text:span></text:p>
            </text:list-item>
            <text:list-item>
              <text:p text:style-name="P480"><text:span text:style-name="T80">&lt;_?</text:span><text:span text:style-name="T83">2_&gt;文明群 必須 合作，</text:span><text:span text:style-name="T203">停止</text:span><text:span text:style-name="T83"> 跟 生死存亡 無關 的 </text:span><text:span text:style-name="T203">內戰</text:span><text:span text:style-name="T344">。</text:span></text:p>
            </text:list-item>
            <text:list-item>
              <text:p text:style-name="P622"><text:span text:style-name="T200">&lt;_?</text:span><text:span text:style-name="T203">2_&gt;文明群 必須 合作，停止 跟 文明繁衍 無關 的 內戰</text:span><text:span text:style-name="T344">。</text:span></text:p>
            </text:list-item>
            <text:list-item>
              <text:p text:style-name="P622"><text:span text:style-name="T200">&lt;_</text:span><text:span text:style-name="T201">?3_&gt;個體 有機率 被 其他</text:span><text:span text:style-name="T200">&lt;</text:span><text:span text:style-name="T201">?3&gt;個體 傷害、獵殺</text:span><text:span text:style-name="T343">。</text:span></text:p>
            </text:list-item>
            <text:list-item>
              <text:p text:style-name="P622"><text:span text:style-name="T201">我們 發展、善用資源，則 </text:span><text:span text:style-name="T200">&lt;_</text:span><text:span text:style-name="T201">?3_&gt;個體 身強體壯，保有 活力</text:span><text:span text:style-name="T343">。</text:span></text:p>
              <text:list>
                <text:list-item>
                  <text:p text:style-name="P507"><text:span text:style-name="T200">&lt;_</text:span><text:span text:style-name="T201">?3_&gt;個體 身強體壯，則 我們 興旺。</text:span></text:p>
                </text:list-item>
              </text:list>
            </text:list-item>
            <text:list-item>
              <text:p text:style-name="P622"><text:span text:style-name="T201">我們 內戰、濫用資源，則 </text:span><text:span text:style-name="T200">&lt;_</text:span><text:span text:style-name="T201">?3_&gt;個體 身弱體虛，加速 衰亡</text:span><text:span text:style-name="T343">。</text:span></text:p>
              <text:list>
                <text:list-item>
                  <text:p text:style-name="P507"><text:span text:style-name="T200">&lt;_</text:span><text:span text:style-name="T201">?3_&gt;個體 身弱體虛，則 我們 衰亡。</text:span></text:p>
                </text:list-item>
              </text:list>
            </text:list-item>
            <text:list-item>
              <text:p text:style-name="P480"><text:span text:style-name="T201">揮霍資源 的</text:span><text:span text:style-name="T81"> 物種、群體、</text:span><text:span text:style-name="T201">文明 是 威脅 </text:span><text:span text:style-name="T80">&lt;_</text:span><text:span text:style-name="T81">?3_&gt;個體 的 存在</text:span><text:span text:style-name="T343">。</text:span></text:p>
              <text:list>
                <text:list-item>
                  <text:p text:style-name="P496"><text:span text:style-name="T201">威脅 </text:span><text:span text:style-name="T200">&lt;_</text:span><text:span text:style-name="T201">?3_&gt;個體 </text:span><text:span text:style-name="T81">生存、健康、生死</text:span><text:span text:style-name="T201"> 的存在 必須 被消滅。</text:span></text:p>
                </text:list-item>
                <text:list-item>
                  <text:p text:style-name="P507"><text:span text:style-name="T200">如果 &lt;_</text:span><text:span text:style-name="T201">?3_&gt;個體 的 機制 無法 消滅，就 透過 </text:span><text:span text:style-name="T200">&lt;</text:span><text:span text:style-name="T201">?3&gt;科技。</text:span></text:p>
                </text:list-item>
                <text:list-item>
                  <text:p text:style-name="P497"><text:span text:style-name="T81">暫時、</text:span><text:span text:style-name="T201">短暫</text:span><text:span text:style-name="T81"> 的 狀態</text:span><text:span text:style-name="T201">異常 勉強</text:span><text:span text:style-name="T81"> 還能 </text:span><text:span text:style-name="T201">忍受，等待</text:span><text:span text:style-name="T81">狀態</text:span><text:span text:style-name="T201">改善。</text:span></text:p>
                </text:list-item>
                <text:list-item>
                  <text:p text:style-name="P497"><text:span text:style-name="T81">事態 開始、</text:span><text:span text:style-name="T201">持續 惡化，</text:span><text:span text:style-name="T81">則就要盡快</text:span><text:span text:style-name="T201">剷除 </text:span><text:span text:style-name="T81">病根、病痛</text:span><text:span text:style-name="T201">源頭。</text:span></text:p>
                </text:list-item>
                <text:list-item>
                  <text:p text:style-name="P507"><text:span text:style-name="T201">更不用說，開始 攻擊、傷害到 </text:span><text:span text:style-name="T200">&lt;_</text:span><text:span text:style-name="T201">?3_&gt;個體 本身。</text:span></text:p>
                </text:list-item>
                <text:list-item>
                  <text:p text:style-name="P496"><text:span text:style-name="T81">對於 造成 痛苦難耐 的 存在、病根，</text:span><text:span text:style-name="T201">耐心 </text:span><text:span text:style-name="T81">是</text:span><text:span text:style-name="T201"> 有限</text:span><text:span text:style-name="T81">的</text:span><text:span text:style-name="T201">。</text:span></text:p>
                </text:list-item>
                <text:list-item>
                  <text:p text:style-name="P507"><text:span text:style-name="T201">讓 </text:span><text:span text:style-name="T200">&lt;_</text:span><text:span text:style-name="T201">?3_&gt;個體 疼痛、痛苦、難熬 的 存在，必須 治療。</text:span></text:p>
                </text:list-item>
                <text:list-item>
                  <text:p text:style-name="P443"><text:span text:style-name="T60">觀察、</text:span>自然<text:span text:style-name="T60">態、內部機制 </text:span>治療 不成功，<text:span text:style-name="T60">就只能</text:span> <text:span text:style-name="T60">直接</text:span>根除。</text:p>
                  <text:list>
                    <text:list-item>
                      <text:p text:style-name="P558">自然態治療 是 依靠 <text:span text:style-name="T376">&lt;_</text:span>?3_&gt;個體的內部機制 自然治癒。</text:p>
                      <text:list>
                        <text:list-item>
                          <text:p text:style-name="P508"><text:span text:style-name="T201">自然治癒是 本能治癒、</text:span><text:span text:style-name="T200">&lt;_</text:span><text:span text:style-name="T201">?3_&gt;個體不透過外力來治癒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97"><text:span text:style-name="T81">如果 </text:span><text:span text:style-name="T201">惡化 沒有 改善</text:span><text:span text:style-name="T81">跡象</text:span><text:span text:style-name="T201">，即便是 有益存在 也</text:span><text:span text:style-name="T81">必須</text:span><text:span text:style-name="T201">剷除。</text:span></text:p>
                  <text:list>
                    <text:list-item>
                      <text:p text:style-name="P558">有益存在 是 原本是 有益存在，但是 癌化。</text:p>
                      <text:list>
                        <text:list-item>
                          <text:p text:style-name="P507"><text:span text:style-name="T201">有益存在 是 有益於&lt;_?</text:span><text:span text:style-name="T204">3_&gt;個體 生存、健康 的 存在。</text:span></text:p>
                        </text:list-item>
                        <text:list-item>
                          <text:p text:style-name="P558">該存在 是 物種、個體、群體、文明。</text:p>
                        </text:list-item>
                        <text:list-item>
                          <text:p text:style-name="P507"><text:span text:style-name="T201">該存在 是 &lt;_?</text:span><text:span text:style-name="T204">3_&gt;個體 的 </text:span><text:span text:style-name="T201">內部機制 自然生成。</text:span></text:p>
                        </text:list-item>
                        <text:list-item>
                          <text:p text:style-name="P507"><text:span text:style-name="T201">原本 該生成 的 存在 是 有益於 &lt;_?</text:span><text:span text:style-name="T204">3_&gt;個體 本身。</text:span></text:p>
                        </text:list-item>
                        <text:list-item>
                          <text:p text:style-name="P560">但是 該存在 出現 癌化，開始 揮霍、破壞、傷害。</text:p>
                        </text:list-item>
                        <text:list-item>
                          <text:p text:style-name="P507"><text:span text:style-name="T204">不只是 揮霍 </text:span><text:span text:style-name="T201">&lt;_?</text:span><text:span text:style-name="T204">3_&gt;個體 的 能量、儲量。</text:span></text:p>
                        </text:list-item>
                        <text:list-item>
                          <text:p text:style-name="P507"><text:span text:style-name="T204">還 使用 該能量、該儲量 去 傷害 </text:span><text:span text:style-name="T201">&lt;_?</text:span><text:span text:style-name="T204">3_&gt;個體 本身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22"><text:span text:style-name="T201">不能 讓 癌細胞化的存在 繼續、進一步 傷害 </text:span><text:span text:style-name="T200">&lt;_</text:span><text:span text:style-name="T201">?3_&gt;個體</text:span><text:span text:style-name="T343">。</text:span></text:p>
                </text:list-item>
                <text:list-item>
                  <text:p text:style-name="P480"><text:span text:style-name="T343">不能 讓 癌</text:span><text:span text:style-name="T119">細胞</text:span><text:span text:style-name="T343">化 </text:span><text:span text:style-name="T119">的 存在</text:span><text:span text:style-name="T343"> </text:span><text:span text:style-name="T119">繼續</text:span><text:span text:style-name="T343"> 擴散</text:span><text:span text:style-name="T119">、惡化</text:span><text:span text:style-name="T343">。</text:span><text:span text:style-name="T319">（尤其是 惡性化 存在）</text:span></text:p>
                </text:list-item>
                <text:list-item>
                  <text:p text:style-name="P616">不能 等到 癌細胞化 的 存在 擴散、惡化，再處理。</text:p>
                </text:list-item>
                <text:list-item>
                  <text:p text:style-name="P616">微恙 拖到 小病，小病 拖到 大病，大病 拖到 絕症。</text:p>
                </text:list-item>
                <text:list-item>
                  <text:p text:style-name="P482"><text:span text:style-name="T60">自然態</text:span>治療 <text:span text:style-name="T60">也是</text:span> 有限度<text:span text:style-name="T60">的</text:span>。</text:p>
                  <text:list>
                    <text:list-item>
                      <text:p text:style-name="P616">無為，而無不為。</text:p>
                      <text:list>
                        <text:list-item>
                          <text:p text:style-name="P616">無為 無效，而後 介入、有作為、沒有不作為。</text:p>
                        </text:list-item>
                        <text:list-item>
                          <text:p text:style-name="P616">自然治癒 無法 減緩 惡化、癌化，而後 根除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2"><text:span text:style-name="T200">&lt;</text:span><text:span text:style-name="T201">?</text:span><text:span text:style-name="T205">2</text:span><text:span text:style-name="T201">&gt;個體 很輕易 認為 外在環境、</text:span><text:span text:style-name="T200">&lt;_</text:span><text:span text:style-name="T201">?3_&gt;個體 擁有 無限資源</text:span><text:span text:style-name="T343">。</text:span></text:p>
            </text:list-item>
            <text:list-item>
              <text:p text:style-name="P480"><text:span text:style-name="T80">實際上，&lt;_</text:span><text:span text:style-name="T81">?3_&gt;個體 的 </text:span><text:span text:style-name="T201">能量、儲量 是 有限資源</text:span><text:span text:style-name="T343">。</text:span></text:p>
            </text:list-item>
            <text:list-item>
              <text:p text:style-name="P622"><text:span text:style-name="T201">有限資源 不能 揮霍，否則 是 </text:span><text:span text:style-name="T200">&lt;_</text:span><text:span text:style-name="T201">?3_&gt;個體 的 生死存亡 問題</text:span><text:span text:style-name="T343">。</text:span></text:p>
            </text:list-item>
            <text:list-item>
              <text:p text:style-name="P622"><text:span text:style-name="T201">更不用說，&lt;?</text:span><text:span text:style-name="T206">2&gt;個體 </text:span><text:span text:style-name="T201">濫用資源 在 期望值 </text:span><text:span text:style-name="T213">-</text:span><text:span text:style-name="T214">∞</text:span><text:span text:style-name="T201"> 的 地方</text:span><text:span text:style-name="T343">。</text:span></text:p>
            </text:list-item>
            <text:list-item>
              <text:p text:style-name="P622"><text:span text:style-name="T201">更不用說，&lt;?</text:span><text:span text:style-name="T206">2&gt;個體 </text:span><text:span text:style-name="T201">濫用資源 在 傷害 </text:span><text:span text:style-name="T200">&lt;_</text:span><text:span text:style-name="T201">?3_&gt;個體 本身</text:span><text:span text:style-name="T343">。</text:span></text:p>
            </text:list-item>
            <text:list-item>
              <text:p text:style-name="P481"><text:span text:style-name="T47">物質</text:span><text:span text:style-name="T201">文明 </text:span><text:span text:style-name="T81">越</text:span><text:span text:style-name="T201">發達，</text:span><text:span text:style-name="T200">&lt;_</text:span><text:span text:style-name="T201">?3_&gt;個體 </text:span><text:span text:style-name="T81">越</text:span><text:span text:style-name="T201"> 身弱體虛</text:span><text:span text:style-name="T343">。</text:span></text:p>
              <text:list>
                <text:list-item>
                  <text:p text:style-name="P509"><text:span text:style-name="T201">原因很明顯，該文明 的 個體群 完全 不會 想到 要做出 對於 </text:span><text:span text:style-name="T200">&lt;_</text:span><text:span text:style-name="T201">?3_&gt;個體 有益 的 思考、中心思想、決策、行動、體制、系統。</text:span></text:p>
                  <text:list>
                    <text:list-item>
                      <text:p text:style-name="P509"><text:span text:style-name="T201">該文明 完全 沒有想到 要 為 &lt;_?</text:span><text:span text:style-name="T208">3_&gt;個體 而想。</text:span></text:p>
                      <text:list>
                        <text:list-item>
                          <text:p text:style-name="P509"><text:span text:style-name="T208">如果 情況 沒有 太惡劣，</text:span><text:span text:style-name="T201">&lt;_?</text:span><text:span text:style-name="T208">3_&gt;個體 勉強 還能忍受。</text:span></text:p>
                        </text:list-item>
                        <text:list-item>
                          <text:p text:style-name="P561">該文明 在 達克效應 的 不知道不知道、未知的未知。</text:p>
                          <text:list>
                            <text:list-item>
                              <text:p text:style-name="P561">未知的未知。</text:p>
                            </text:list-item>
                          </text:list>
                        </text:list-item>
                        <text:list-item>
                          <text:p text:style-name="P498"><text:span text:style-name="T84">如果情況 惡劣、</text:span><text:span text:style-name="T208">癌</text:span><text:span text:style-name="T84">擴散，該</text:span><text:span text:style-name="T208">文明 沒有 存在 </text:span><text:span text:style-name="T84">的</text:span><text:span text:style-name="T208"> 必要。</text:span></text:p>
                          <text:list>
                            <text:list-item>
                              <text:p text:style-name="P509"><text:span text:style-name="T208">即便、即使 該文明 不知道 </text:span><text:span text:style-name="T201">&lt;_?</text:span><text:span text:style-name="T208">3_&gt;個體 的 存在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9"><text:span text:style-name="T201">該文明 完全 不願 為 &lt;_?</text:span><text:span text:style-name="T208">3_&gt;個體 而想。</text:span></text:p>
                    </text:list-item>
                    <text:list-item>
                      <text:p text:style-name="P509"><text:span text:style-name="T201">那麼 &lt;_?</text:span><text:span text:style-name="T208">3_&gt;個體，又何必 為 該文明 而想。</text:span></text:p>
                    </text:list-item>
                    <text:list-item>
                      <text:p text:style-name="P509"><text:span text:style-name="T208">如果 該文明 已知 </text:span><text:span text:style-name="T201">&lt;_?</text:span><text:span text:style-name="T208">3_&gt;個體 的 存在。</text:span></text:p>
                      <text:list>
                        <text:list-item>
                          <text:p text:style-name="P509"><text:span text:style-name="T208">也就是 該文明 在 蛹化期、第二層級文明（</text:span><text:span text:style-name="T209">以上</text:span><text:span text:style-name="T208">）。</text:span></text:p>
                        </text:list-item>
                        <text:list-item>
                          <text:p text:style-name="P509"><text:span text:style-name="T208">但是 仍舊 不願意、不想要 </text:span><text:span text:style-name="T201">為 &lt;_?</text:span><text:span text:style-name="T208">3_&gt;個體 而想。</text:span></text:p>
                        </text:list-item>
                        <text:list-item>
                          <text:p text:style-name="P498"><text:span text:style-name="T81">那麼 </text:span><text:span text:style-name="T201">物質</text:span><text:span text:style-name="T81">文明</text:span><text:span text:style-name="T190">發展</text:span><text:span text:style-name="T201">極</text:span><text:span text:style-name="T81">度飛</text:span><text:span text:style-name="T201">漲的</text:span><text:span text:style-name="T84">該</text:span><text:span text:style-name="T208">文明 沒有 存在 </text:span><text:span text:style-name="T84">的</text:span><text:span text:style-name="T208"> 必要。</text:span></text:p>
                        </text:list-item>
                        <text:list-item>
                          <text:p text:style-name="P498"><text:span text:style-name="T208">物質</text:span><text:span text:style-name="T84"> 科技、文明 有 </text:span><text:span text:style-name="T208">發展</text:span><text:span text:style-name="T84"> 必要，</text:span><text:span text:style-name="T208">是必要之惡，但</text:span><text:span text:style-name="T84">是</text:span><text:span text:style-name="T208">要</text:span><text:span text:style-name="T188">掌控</text:span><text:span text:style-name="T84">好</text:span><text:span text:style-name="T188">限度</text:span><text:span text:style-name="T208">。</text:span><text:span text:style-name="T247">分寸</text:span></text:p>
                          <text:list>
                            <text:list-item>
                              <text:p text:style-name="P561">有限度、控制、調速、變頻 發展 物質 科技、文明、娛樂。</text:p>
                            </text:list-item>
                            <text:list-item>
                              <text:p text:style-name="P498"><text:span text:style-name="T84">以 </text:span><text:span text:style-name="T201">&lt;_?</text:span><text:span text:style-name="T208">3_&gt;個體 為</text:span><text:span text:style-name="T84"> 出發點、核心、</text:span><text:span text:style-name="T48">中心思想</text:span><text:span text:style-name="T84"> 來 發展</text:span><text:span text:style-name="T208">。</text:span></text:p>
                            </text:list-item>
                            <text:list-item>
                              <text:p text:style-name="P509"><text:span text:style-name="T208">對 </text:span><text:span text:style-name="T201">&lt;_?</text:span><text:span text:style-name="T208">3_&gt;個體 來說，發展 失控 的 文明 是 有害 存在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59">自然而然、久而久之，該文明 就會做出 負期望值的作為。</text:p>
                  <text:list>
                    <text:list-item>
                      <text:p text:style-name="P559">原因很明顯，科學、科技 開發、研發 是用 大量 資源 堆疊 出來 的 產物、產出、產品、成果、果實。</text:p>
                    </text:list-item>
                    <text:list-item>
                      <text:p text:style-name="P559">資源 使用 越多，物質文明 的 物質科學、科技 越發達。</text:p>
                      <text:list>
                        <text:list-item>
                          <text:p text:style-name="P559">個體群 的 精力、專注力、研發能量 是 有限資源。</text:p>
                        </text:list-item>
                        <text:list-item>
                          <text:p text:style-name="P559">也就是說，物質文明 越 發達，精神文明 越落後。</text:p>
                        </text:list-item>
                        <text:list-item>
                          <text:p text:style-name="P559">物質 科學、科技 越發達，精神 科學、科技 越落後。</text:p>
                        </text:list-item>
                      </text:list>
                    </text:list-item>
                    <text:list-item>
                      <text:p text:style-name="P559">單位時間內的資源 使用 越多，物質文明 發展 越 迅速。</text:p>
                      <text:list>
                        <text:list-item>
                          <text:p text:style-name="P559">單位時間內的資源 是 資源 / 時間。</text:p>
                        </text:list-item>
                      </text:list>
                    </text:list-item>
                    <text:list-item>
                      <text:p text:style-name="P509"><text:span text:style-name="T201">花費資源 在 無益</text:span><text:span text:style-name="T200">&lt;_</text:span><text:span text:style-name="T201">?3_&gt;個體 的作為，期望值 是 負值。</text:span></text:p>
                      <text:list>
                        <text:list-item>
                          <text:p text:style-name="P509"><text:span text:style-name="T201">如果 不嚴重，&lt;_</text:span><text:span text:style-name="T210">?3_&gt;個體 還能 </text:span><text:span text:style-name="T201">勉強容許、自然無為。</text:span></text:p>
                        </text:list-item>
                      </text:list>
                    </text:list-item>
                    <text:list-item>
                      <text:p text:style-name="P498"><text:span text:style-name="T81">花費資源 在 </text:span><text:span text:style-name="T201">傷害</text:span><text:span text:style-name="T200">&lt;_</text:span><text:span text:style-name="T201">?3_&gt;個體 的 作為，期望值 是 </text:span><text:span text:style-name="T213">-</text:span><text:span text:style-name="T331">∞</text:span><text:span text:style-name="T201">。</text:span></text:p>
                    </text:list-item>
                  </text:list>
                </text:list-item>
                <text:list-item>
                  <text:p text:style-name="P559">簡單舉例，發展 能量武器、儲量武器 是 揮霍資源的作為。</text:p>
                </text:list-item>
                <text:list-item>
                  <text:p text:style-name="P625"><text:span text:style-name="T200">&lt;_</text:span><text:span text:style-name="T201">?3_&gt;個體 的 內在物質 互相 惡意 殺生、內戰 是 逆天。</text:span></text:p>
                </text:list-item>
                <text:list-item>
                  <text:p text:style-name="P625"><text:span text:style-name="T200">&lt;_</text:span><text:span text:style-name="T201">?3_&gt;個體 的 內在物質 傷害 </text:span><text:span text:style-name="T200">&lt;_</text:span><text:span text:style-name="T201">?3_&gt;個體 是 逆天。</text:span></text:p>
                </text:list-item>
                <text:list-item>
                  <text:p text:style-name="P444"><text:span text:style-name="T60">有機體個體 </text:span>為了 生存，<text:span text:style-name="T60">因</text:span>而 <text:span text:style-name="T60">養殖、獵殺、</text:span>殺生<text:span text:style-name="T60"> </text:span>是 必要之惡。</text:p>
                  <text:list>
                    <text:list-item>
                      <text:p text:style-name="P500"><text:span text:style-name="T81">因為</text:span><text:span text:style-name="T201">該必要之惡 是 </text:span><text:span text:style-name="T200">&lt;_</text:span><text:span text:style-name="T201">?3_&gt;個體</text:span><text:span text:style-name="T81">、道</text:span><text:span text:style-name="T201">的 </text:span><text:span text:style-name="T81">運作</text:span><text:span text:style-name="T201">機制</text:span><text:span text:style-name="T81">、循環。</text:span></text:p>
                    </text:list-item>
                  </text:list>
                </text:list-item>
                <text:list-item>
                  <text:p text:style-name="P428"><text:span text:style-name="T378">我們</text:span><text:span text:style-name="T124">、</text:span><text:span text:style-name="T60">&lt;?</text:span><text:span text:style-name="T125">2&gt;個體群</text:span><text:span text:style-name="T378"> 是 生命</text:span><text:span text:style-name="T52">共同</text:span><text:span text:style-name="T378">體</text:span><text:span text:style-name="T124">、命運共同體</text:span><text:span text:style-name="T378">。</text:span></text:p>
                  <text:list>
                    <text:list-item>
                      <text:p text:style-name="P532">我們 都 搭乘 在 同一艘船上。</text:p>
                    </text:list-item>
                    <text:list-item>
                      <text:p text:style-name="P533">這一艄船 是 <text:span text:style-name="T379">&lt;_?3_&gt;個體。</text:span></text:p>
                    </text:list-item>
                    <text:list-item>
                      <text:p text:style-name="P532">我們 都 存在、生存、生活、發展、繁衍、繁殖 在 &lt;_?<text:span text:style-name="T380">3_</text:span>&gt;<text:span text:style-name="T380">個體 </text:span>上。</text:p>
                    </text:list-item>
                    <text:list-item>
                      <text:p text:style-name="P532">&lt;_?<text:span text:style-name="T380">3_</text:span>&gt;<text:span text:style-name="T380">個體 蘊含著 我們。</text:span></text:p>
                    </text:list-item>
                    <text:list-item>
                      <text:p text:style-name="P428"><text:span text:style-name="T60">極端 無知、短視、</text:span>愚蠢 <text:span text:style-name="T60">的 &lt;?</text:span><text:span text:style-name="T129">2&gt;</text:span><text:span text:style-name="T381">個體</text:span><text:span text:style-name="T129">群 </text:span><text:span text:style-name="T381">才</text:span><text:span text:style-name="T129">會</text:span> 內戰<text:span text:style-name="T60">、互搶資源</text:span>。</text:p>
                      <text:list>
                        <text:list-item>
                          <text:p text:style-name="P532">該資源 不是 該個體、該文明 為了 生存 而 必須要有 的 資源。</text:p>
                        </text:list-item>
                        <text:list-item>
                          <text:p text:style-name="P532">該資源 不是 該個體、該文明 為了 生活 而 必須要有 的 資源。</text:p>
                        </text:list-item>
                        <text:list-item>
                          <text:p text:style-name="P532">該資源 不是 該個體、該文明 為了 文明 而 必須要有 的 資源。</text:p>
                        </text:list-item>
                        <text:list-item>
                          <text:p text:style-name="P532">搶奪 該資源 的 動機來源、驅動核心 來自 無知、原始、本能。</text:p>
                        </text:list-item>
                        <text:list-item>
                          <text:p text:style-name="P532">搶奪 該資源 的 動機來源、驅動核心 來自 貪、慾、癡。</text:p>
                        </text:list-item>
                      </text:list>
                    </text:list-item>
                    <text:list-item>
                      <text:p text:style-name="P532">&lt;?<text:span text:style-name="T382">2&gt;個體群 的 物競天擇 是 為了 </text:span>&lt;_?<text:span text:style-name="T380">3_</text:span>&gt;<text:span text:style-name="T380">個體 身強體壯。</text:span></text:p>
                      <text:list>
                        <text:list-item>
                          <text:p text:style-name="P532">&lt;?<text:span text:style-name="T382">2&gt;個體群 的 物競天擇 不是 為了 </text:span>&lt;?<text:span text:style-name="T382">2&gt;個體群 汰弱留強。</text:span></text:p>
                        </text:list-item>
                        <text:list-item>
                          <text:p text:style-name="P656">強大的 &lt;?<text:span text:style-name="T382">2&gt; 個體、文明、物種 群 不代表 對 </text:span>&lt;_?<text:span text:style-name="T380">3_</text:span>&gt;<text:span text:style-name="T380">個體 有益。</text:span></text:p>
                        </text:list-item>
                        <text:list-item>
                          <text:p text:style-name="P532">強大的 &lt;?<text:span text:style-name="T382">2&gt; 個體群 </text:span>反而 時常 <text:span text:style-name="T382">對 </text:span>&lt;_?<text:span text:style-name="T380">3_</text:span>&gt;<text:span text:style-name="T380">個體 有害。</text:span></text:p>
                        </text:list-item>
                        <text:list-item>
                          <text:p text:style-name="P532">強大的 &lt;?<text:span text:style-name="T382">2&gt; 個體、文明、物種 群 </text:span>反而 太過 單一、同質。</text:p>
                        </text:list-item>
                        <text:list-item>
                          <text:p text:style-name="P532">尤其是 同質性太高、個體數量太多 的 存在，強烈弱化 魯棒性。</text:p>
                        </text:list-item>
                        <text:list-item>
                          <text:p text:style-name="P657">&lt;_?<text:span text:style-name="T380">3_</text:span>&gt;<text:span text:style-name="T380">個體 需要 </text:span><text:span text:style-name="T130">魯棒性、</text:span><text:span text:style-name="T380">反脆弱性</text:span><text:span text:style-name="T130">、抗體性、多樣性、穩態性</text:span><text:span text:style-name="T380">。</text:span></text:p>
                          <text:list>
                            <text:list-item>
                              <text:p text:style-name="P658"><text:span text:style-name="T189">在 </text:span><text:span text:style-name="T186">&lt;_?</text:span><text:span text:style-name="T189">3_</text:span><text:span text:style-name="T186">&gt;的</text:span><text:span text:style-name="T189">外在環境 生存、生活、發展、繁衍、繁殖、優化。</text:span></text:p>
                            </text:list-item>
                            <text:list-item>
                              <text:p text:style-name="P659">保護、獵食、遠離、競爭、折衝、雙贏、賽局 其他&lt;?3&gt;個體。</text:p>
                            </text:list-item>
                            <text:list-item>
                              <text:p text:style-name="P660"><text:span text:style-name="T189">應對 </text:span><text:span text:style-name="T186">&lt;_?</text:span><text:span text:style-name="T189">3_</text:span><text:span text:style-name="T186">&gt;的</text:span><text:span text:style-name="T189">外在環境、其他&lt;?3&gt;個體 的 變化、突變、異變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2">&lt;_?<text:span text:style-name="T383">3_&gt;個體 的 合作、競爭、天敵 是 其他&lt;?3&gt;個體群。</text:span></text:p>
                    </text:list-item>
                    <text:list-item>
                      <text:p text:style-name="P532">&lt;?<text:span text:style-name="T382">2&gt;個體群 必須 站在 &lt;_?3_&gt;個體 這一邊。</text:span></text:p>
                    </text:list-item>
                    <text:list-item>
                      <text:p text:style-name="P532">為了 <text:span text:style-name="T382">&lt;_?3_&gt;個體 的 生強體壯、未來 而 存在、生存、生活、發展。</text:span></text:p>
                    </text:list-item>
                    <text:list-item>
                      <text:p text:style-name="P623"><text:span text:style-name="T350">接下來的內容 在 </text:span><text:span text:style-name="T359">神、預言</text:span><text:span text:style-name="T350"> 文件 的 </text:span><text:span text:style-name="T359">改變未來</text:span><text:span text:style-name="T350">。</text:span></text:p>
                    </text:list-item>
                  </text:list>
                </text:list-item>
              </text:list>
            </text:list-item>
            <text:list-item>
              <text:p text:style-name="P480"><text:span text:style-name="T47">精神</text:span><text:span text:style-name="T201">文明 </text:span><text:span text:style-name="T81">越</text:span><text:span text:style-name="T201">發達，</text:span><text:span text:style-name="T200">&lt;_</text:span><text:span text:style-name="T201">?3_&gt;個體 </text:span><text:span text:style-name="T81">越</text:span><text:span text:style-name="T201"> 身強體壯</text:span><text:span text:style-name="T343">。</text:span></text:p>
              <text:list>
                <text:list-item>
                  <text:p text:style-name="P507"><text:span text:style-name="T201">原因很明顯，該文明 的 個體群 都會做 對於 </text:span><text:span text:style-name="T200">&lt;_</text:span><text:span text:style-name="T201">?3_&gt;個體 有益 的 思考、中心思想、決策、行動、體制、系統。</text:span></text:p>
                </text:list-item>
                <text:list-item>
                  <text:p text:style-name="P507"><text:span text:style-name="T201">什麼對於 </text:span><text:span text:style-name="T200">&lt;_</text:span><text:span text:style-name="T201">?3_&gt;個體 有益；什麼對於 </text:span><text:span text:style-name="T200">&lt;_</text:span><text:span text:style-name="T201">?3_&gt;個體 有害；然後 再 做出 決策、行動、體制、系統。</text:span></text:p>
                </text:list-item>
                <text:list-item>
                  <text:p text:style-name="P558">自然而然、久而久之，該文明 就會做出 正期望值的作為。</text:p>
                  <text:list>
                    <text:list-item>
                      <text:p text:style-name="P507"><text:span text:style-name="T201">該正期望值 是指 對於 </text:span><text:span text:style-name="T200">&lt;_</text:span><text:span text:style-name="T201">?3_&gt;個體 來說 是 有益的。</text:span></text:p>
                    </text:list-item>
                    <text:list-item>
                      <text:p text:style-name="P558">一樣的 能量、儲量、資源、原物料，效益 越高越好。</text:p>
                    </text:list-item>
                    <text:list-item>
                      <text:p text:style-name="P558">效益越高，期望值越高。</text:p>
                    </text:list-item>
                    <text:list-item>
                      <text:p text:style-name="P507"><text:span text:style-name="T201">對</text:span><text:span text:style-name="T200">&lt;_</text:span><text:span text:style-name="T201">?3_&gt;個體 的 生存、生活、健康 越有益，效益越高。</text:span></text:p>
                    </text:list-item>
                  </text:list>
                </text:list-item>
                <text:list-item>
                  <text:p text:style-name="P499"><text:span text:style-name="T201">逆天</text:span><text:span text:style-name="T81">的存在，終究</text:span><text:span text:style-name="T201">會</text:span><text:span text:style-name="T81"> </text:span><text:span text:style-name="T201">被 </text:span><text:span text:style-name="T200">&lt;_</text:span><text:span text:style-name="T201">?3_&gt;個體 消滅</text:span><text:span text:style-name="T81">、殲滅、滅絕</text:span><text:span text:style-name="T201">。</text:span></text:p>
                  <text:list>
                    <text:list-item>
                      <text:p text:style-name="P507"><text:span text:style-name="T201">逆天 是 違逆 </text:span><text:span text:style-name="T200">&lt;_</text:span><text:span text:style-name="T201">?3_&gt;個體 的 健康、生存、感受、意志。</text:span></text:p>
                    </text:list-item>
                  </text:list>
                </text:list-item>
                <text:list-item>
                  <text:p text:style-name="P496"><text:span text:style-name="T201">逆天</text:span><text:span text:style-name="T81">的存在，終究</text:span><text:span text:style-name="T201">會被</text:span><text:span text:style-name="T81"> 其他</text:span><text:span text:style-name="T201">高層級文明</text:span><text:span text:style-name="T81"> 的 個體群 </text:span><text:span text:style-name="T201">消滅</text:span><text:span text:style-name="T81">、殲滅、滅絕</text:span><text:span text:style-name="T201">。</text:span></text:p>
                  <text:list>
                    <text:list-item>
                      <text:p text:style-name="P558">逆天 的 該存在 直接、間接 威脅 其他文明群 的 生存。</text:p>
                    </text:list-item>
                    <text:list-item>
                      <text:p text:style-name="P558">其他文明群 能夠 協助 擔任 益菌 的 職責，吞噬 壞菌。</text:p>
                    </text:list-item>
                    <text:list-item>
                      <text:p text:style-name="P558">其他文明群 能夠 協助 擔任 白血球、T細胞 的 職責。</text:p>
                    </text:list-item>
                    <text:list-item>
                      <text:p text:style-name="P507"><text:span text:style-name="T201">協助 </text:span><text:span text:style-name="T200">&lt;_</text:span><text:span text:style-name="T201">?3_&gt;個體 消滅 癌化、弱化 </text:span><text:span text:style-name="T200">&lt;_</text:span><text:span text:style-name="T201">?3_&gt;個體 的存在。</text:span></text:p>
                    </text:list-item>
                    <text:list-item>
                      <text:p text:style-name="P507"><text:span text:style-name="T201">其他高層級文明 的 個體群 是 &lt;?</text:span><text:span text:style-name="T207">2&gt;個體群。</text:span></text:p>
                    </text:list-item>
                    <text:list-item>
                      <text:p text:style-name="P558">其他高層級文明 是 高於 人類 的 文明層級 的 文明。</text:p>
                    </text:list-item>
                    <text:list-item>
                      <text:p text:style-name="P558">其他高層級文明 是 第二層級文明、第二層級文明以上。</text:p>
                    </text:list-item>
                    <text:list-item>
                      <text:p text:style-name="P507"><text:span text:style-name="T201">其他高層級文明 已經知道 </text:span><text:span text:style-name="T200">&lt;_</text:span><text:span text:style-name="T201">?3_&gt;個體 的 存在。</text:span></text:p>
                    </text:list-item>
                  </text:list>
                </text:list-item>
                <text:list-item>
                  <text:p text:style-name="P507"><text:span text:style-name="T200">&lt;_</text:span><text:span text:style-name="T201">?3_&gt;個體 忍無可忍 的 存在，必須 消滅。</text:span></text:p>
                </text:list-item>
                <text:list-item>
                  <text:p text:style-name="P558">古典期馬雅文明 有機率 極端 著重於 精神文明。</text:p>
                </text:list-item>
              </text:list>
            </text:list-item>
            <text:list-item>
              <text:p text:style-name="P616">物質文明、精神文明。</text:p>
              <text:list>
                <text:list-item>
                  <text:p text:style-name="P558">文明 是 依靠 個體群 支撐、保持、維護、修復、發展。</text:p>
                </text:list-item>
                <text:list-item>
                  <text:p text:style-name="P558">個體群 的 專注力、勞動力、研發能量 是 有限資源。</text:p>
                </text:list-item>
                <text:list-item>
                  <text:p text:style-name="P558">個體群 生活周遭 的 資源、原物料、加工物 是 有限資源。</text:p>
                </text:list-item>
                <text:list-item>
                  <text:p text:style-name="P558">因此 資源分配權 極端、極度 重要。</text:p>
                </text:list-item>
                <text:list-item>
                  <text:p text:style-name="P558">人類 的 資源分配權 在 領導層 手上。</text:p>
                </text:list-item>
                <text:list-item>
                  <text:p text:style-name="P558">人類 的 資源分配權 不在 國民群。<text:span text:style-name="T304">後續內容在</text:span><text:span text:style-name="T280">體制</text:span><text:span text:style-name="T304">文件。</text:span></text:p>
                </text:list-item>
                <text:list-item>
                  <text:p text:style-name="P558">文明 = 物質文明 + 精神文明。</text:p>
                  <text:list>
                    <text:list-item>
                      <text:p text:style-name="P558">文明 = （<text:span text:style-name="T377">x%）物質文明 +（100% - x%）精神文明。</text:span></text:p>
                    </text:list-item>
                    <text:list-item>
                      <text:p text:style-name="P558">物質文明 &gt; 50%，該文明 是 物質文明 為主 的 文明。</text:p>
                    </text:list-item>
                    <text:list-item>
                      <text:p text:style-name="P613"><text:span text:style-name="T159">精神文明 &gt; 50%，該文明 是 精神文明 為主 的 文明</text:span><text:span text:style-name="T151">。</text:span></text:p>
                    </text:list-item>
                  </text:list>
                </text:list-item>
                <text:list-item>
                  <text:p text:style-name="P616">也就是說，物質文明 越發達，精神文明 越落後。</text:p>
                  <text:list>
                    <text:list-item>
                      <text:p text:style-name="P617">原因很明顯，資源 有限。</text:p>
                      <text:list>
                        <text:list-item>
                          <text:p text:style-name="P617">資源 是 能量、儲量。</text:p>
                        </text:list-item>
                        <text:list-item>
                          <text:p text:style-name="P617">資源 是 肉質層、意識層。</text:p>
                        </text:list-item>
                        <text:list-item>
                          <text:p text:style-name="P617">資源 是 電、鋼、<text:span text:style-name="T227">專注力、勞動力、生產力、研發力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16">物質 科學、科技 越發達，精神 科學、科技 越落後。</text:p>
                  <text:list>
                    <text:list-item>
                      <text:p text:style-name="P616">物質文明 越發達，肉質層 科技、本能、傳承 越發達。</text:p>
                    </text:list-item>
                    <text:list-item>
                      <text:p text:style-name="P616">精神文明 越發達，意識層 科技、本能、傳承 越發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8"><text:span text:style-name="T114">我（們）</text:span><text:span text:style-name="T32">是誰、從哪裡來、到哪裡去</text:span><text:span text:style-name="T114">（哲學三大問題）</text:span><text:span text:style-name="T151">。</text:span></text:p>
          <text:list>
            <text:list-item>
              <text:p text:style-name="P502"><text:span text:style-name="T19">是誰</text:span><text:span text:style-name="T191">：</text:span><text:span text:style-name="T78">我們 是</text:span><text:span text:style-name="T191"> &lt;_?</text:span><text:span text:style-name="T211">3</text:span><text:span text:style-name="T191">_&gt;個體 的 </text:span><text:span text:style-name="T45">內在物質</text:span><text:span text:style-name="T19">。</text:span></text:p>
              <text:list>
                <text:list-item>
                  <text:p text:style-name="P544">內在物質 是 能量、儲量。</text:p>
                </text:list-item>
                <text:list-item>
                  <text:p text:style-name="P544">內在物質 是 意識層、肉質層。</text:p>
                </text:list-item>
                <text:list-item>
                  <text:p text:style-name="P544">內在物質 是 無機體、有機體、游離體。</text:p>
                </text:list-item>
                <text:list-item>
                  <text:p text:style-name="P606"><text:span text:style-name="T356">我們 是 </text:span><text:span text:style-name="T357">&lt;_?</text:span><text:span text:style-name="T358">3</text:span><text:span text:style-name="T357">_&gt;個體 的 內在物質。我們 本為一體，也 一直 是 一體，從來沒有改變過、從未改變過。</text:span></text:p>
                  <text:list>
                    <text:list-item>
                      <text:p text:style-name="P534">改變 是 我們 的 錯覺、認知錯誤。</text:p>
                    </text:list-item>
                    <text:list-item>
                      <text:p text:style-name="P534">改變 的 是 我們 的（孕育、邊界化、結構化、凝結、塑形、形成 肉質層、意識層；感知、認知、意識、交互作用）邊界。</text:p>
                    </text:list-item>
                    <text:list-item>
                      <text:p text:style-name="P534">你中有我、我中有你，你就是我、我就是你，我們 都是 &lt;_?<text:span text:style-name="T384">3</text:span>_&gt;個體 的 內在物質。</text:p>
                      <text:list>
                        <text:list-item>
                          <text:p text:style-name="P534">你中有我：曾經的我 反孕育 之後，&lt;_?<text:span text:style-name="T385">3_&gt;個體 </text:span>孕育 現在的你、現在的我。</text:p>
                          <text:list>
                            <text:list-item>
                              <text:p text:style-name="P534">反孕育：無（肉質層、意識層）邊界、系統、道。</text:p>
                            </text:list-item>
                            <text:list-item>
                              <text:p text:style-name="P429">孕育<text:span text:style-name="T60">：形成（肉質層、意識層）</text:span>邊界<text:span text:style-name="T60">、系統、道</text:span>。</text:p>
                            </text:list-item>
                          </text:list>
                        </text:list-item>
                        <text:list-item>
                          <text:p text:style-name="P534">我中有你：曾經的你 反孕育 之後，&lt;_?<text:span text:style-name="T385">3_&gt;個體 </text:span>孕育 現在的我、現在的你。</text:p>
                        </text:list-item>
                        <text:list-item>
                          <text:p text:style-name="P534">你就是我、我就是你。</text:p>
                          <text:list>
                            <text:list-item>
                              <text:p text:style-name="P534">你 就是 &lt;_?<text:span text:style-name="T385">3_&gt;個體 的 內在物質。</text:span></text:p>
                            </text:list-item>
                            <text:list-item>
                              <text:p text:style-name="P534">我 就是 &lt;_?<text:span text:style-name="T385">3_&gt;個體 的 內在物質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2"><text:span text:style-name="T19">從哪裡來</text:span><text:span text:style-name="T191">：</text:span><text:span text:style-name="T78">我們</text:span><text:span text:style-name="T191"> 從 &lt;_?</text:span><text:span text:style-name="T211">3</text:span><text:span text:style-name="T191">_&gt;個體</text:span><text:span text:style-name="T78">的 內在物質 孕生、</text:span><text:span text:style-name="T45">孕育</text:span><text:span text:style-name="T78"> </text:span><text:span text:style-name="T191">而來。</text:span></text:p>
              <text:list>
                <text:list-item>
                  <text:p text:style-name="P544">孕育 是 邊界化、結構化、聚集、連結、塑形、重構。<text:span text:style-name="T242">（太極化）</text:span></text:p>
                </text:list-item>
              </text:list>
            </text:list-item>
            <text:list-item>
              <text:p text:style-name="P502"><text:span text:style-name="T6">到</text:span><text:span text:style-name="T19">哪裡去</text:span><text:span text:style-name="T191">：</text:span><text:span text:style-name="T78">我們</text:span><text:span text:style-name="T191"> </text:span><text:span text:style-name="T45">反孕育</text:span><text:span text:style-name="T19"> </text:span><text:span text:style-name="T191">到 &lt;_?</text:span><text:span text:style-name="T212">3</text:span><text:span text:style-name="T191">_&gt;個體</text:span><text:span text:style-name="T78">的 內在物質</text:span><text:span text:style-name="T191"> 而去</text:span><text:span text:style-name="T341">。</text:span></text:p>
              <text:list>
                <text:list-item>
                  <text:p text:style-name="P546">反孕育 是 無邊界化、無結構化、一體化、發散、斷鏈。<text:span text:style-name="T242">（無極化）</text:span></text:p>
                </text:list-item>
              </text:list>
            </text:list-item>
            <text:list-item>
              <text:p text:style-name="P547">明顯例子，<text:span text:style-name="T366">&lt;_?</text:span><text:span text:style-name="T367">3_&gt;個體 蘊含 &lt;?</text:span><text:span text:style-name="T369">2&gt;個體</text:span><text:span text:style-name="T367">。</text:span></text:p>
              <text:list>
                <text:list-item>
                  <text:p text:style-name="P562"><text:span text:style-name="T368">（</text:span><text:span text:style-name="T366">&lt;?</text:span><text:span text:style-name="T367">3&gt;個體 蘊含的</text:span><text:span text:style-name="T368">）</text:span><text:span text:style-name="T367">&lt;?2&gt;個體 </text:span><text:span text:style-name="T368">↔（</text:span><text:span text:style-name="T366">&lt;?</text:span><text:span text:style-name="T370">2</text:span><text:span text:style-name="T367">&gt;個體 蘊含的</text:span><text:span text:style-name="T368">）</text:span><text:span text:style-name="T367">&lt;?</text:span><text:span text:style-name="T370">1</text:span><text:span text:style-name="T367">&gt;個體。</text:span></text:p>
                  <text:list>
                    <text:list-item>
                      <text:p text:style-name="P547"><text:span text:style-name="T368">（</text:span><text:span text:style-name="T366">&lt;_?</text:span><text:span text:style-name="T367">3_&gt;個體 蘊含的</text:span><text:span text:style-name="T368">）</text:span><text:span text:style-name="T367">我們 </text:span><text:span text:style-name="T368">↔（人體 蘊含的）力</text:span><text:span text:style-name="T367">。</text:span></text:p>
                      <text:list>
                        <text:list-item>
                          <text:p text:style-name="P548">人體 是 &lt;?<text:span text:style-name="T475">2&gt;個體。</text:span></text:p>
                        </text:list-item>
                        <text:list-item>
                          <text:p text:style-name="P565">力 是 &lt;?1&gt;個體。</text:p>
                        </text:list-item>
                        <text:list-item>
                          <text:p text:style-name="P549"><text:span text:style-name="T368">（人體 蘊含的）</text:span><text:span text:style-name="T474">力</text:span>。</text:p>
                          <text:list>
                            <text:list-item>
                              <text:p text:style-name="P549"><text:span text:style-name="T368">（</text:span><text:span text:style-name="T366">&lt;?</text:span><text:span text:style-name="T370">2</text:span><text:span text:style-name="T367">&gt;個體 蘊含的</text:span><text:span text:style-name="T368">）</text:span><text:span text:style-name="T476">&lt;?1&gt;個體。</text:span></text:p>
                            </text:list-item>
                            <text:list-item>
                              <text:p text:style-name="P549"><text:span text:style-name="T368">（</text:span><text:span text:style-name="T366">&lt;?</text:span><text:span text:style-name="T371">x</text:span><text:span text:style-name="T367">&gt;個體 蘊含的</text:span><text:span text:style-name="T368">）</text:span><text:span text:style-name="T476">&lt;?y&gt;個體。</text:span></text:p>
                              <text:list>
                                <text:list-item>
                                  <text:p text:style-name="P563">x &gt; y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50">我（們）是誰、從哪裡來、到哪裡去（哲學三大問題）。</text:p>
                  <text:list>
                    <text:list-item>
                      <text:p text:style-name="P551">是誰：我們 是（該個體<text:span text:style-name="T474"> 蘊含的）力。</text:span></text:p>
                    </text:list-item>
                    <text:list-item>
                      <text:p text:style-name="P552">從哪裡來：我們 從 該個體 孕育 而來。</text:p>
                      <text:list>
                        <text:list-item>
                          <text:p text:style-name="P552">我們 從 該個體的 肌肉個體、神經元個體、細胞個體 孕育 而來。</text:p>
                          <text:list>
                            <text:list-item>
                              <text:p text:style-name="P548"><text:span text:style-name="T474">肌肉個體、神經元個體、細胞個體</text:span> 是 &lt;?2&gt;個體。</text:p>
                            </text:list-item>
                            <text:list-item>
                              <text:p text:style-name="P553">該個體 包覆 <text:span text:style-name="T474">肌肉個體、神經元個體、細胞個體。</text:span></text:p>
                              <text:list>
                                <text:list-item>
                                  <text:p text:style-name="P564">&lt;?2&gt;個體 包覆 &lt;?2&gt;個體。</text:p>
                                </text:list-item>
                                <text:list-item>
                                  <text:p text:style-name="P564">&lt;?x&gt;個體 包覆 &lt;?x&gt;個體。</text:p>
                                  <text:list>
                                    <text:list-item>
                                      <text:p text:style-name="P564">x = x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3">明顯例子，假定，該個體 握手。</text:p>
                          <text:list>
                            <text:list-item>
                              <text:p text:style-name="P554">該個體 孕育 力。</text:p>
                              <text:list>
                                <text:list-item>
                                  <text:p text:style-name="P555">力 <text:span text:style-name="T478">↔ 我們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5">到哪裡去：我們 反孕育 到 該個體 而去。</text:p>
                      <text:list>
                        <text:list-item>
                          <text:p text:style-name="P555">我們 反孕育 到 該個體的 肌肉個體、神經元個體、細胞個體 而去。</text:p>
                        </text:list-item>
                        <text:list-item>
                          <text:p text:style-name="P548">明顯例子，假定，該個體 鬆手。</text:p>
                          <text:list>
                            <text:list-item>
                              <text:p text:style-name="P548">該個體 反孕育 力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7">明顯例子，<text:span text:style-name="T366">&lt;?</text:span><text:span text:style-name="T370">2</text:span><text:span text:style-name="T367">&gt;個體 包覆 &lt;?</text:span><text:span text:style-name="T369">2&gt;個體</text:span><text:span text:style-name="T367">。</text:span></text:p>
              <text:list>
                <text:list-item>
                  <text:p text:style-name="P562"><text:span text:style-name="T368">（</text:span><text:span text:style-name="T366">&lt;?</text:span><text:span text:style-name="T370">2</text:span><text:span text:style-name="T367">&gt;個體 包覆的</text:span><text:span text:style-name="T368">）</text:span><text:span text:style-name="T367">&lt;?</text:span><text:span text:style-name="T365">2&gt;個體</text:span><text:span text:style-name="T367"> </text:span><text:span text:style-name="T368">↔（</text:span><text:span text:style-name="T366">&lt;?</text:span><text:span text:style-name="T370">2</text:span><text:span text:style-name="T367">&gt;個體 包覆的</text:span><text:span text:style-name="T368">）</text:span><text:span text:style-name="T367">&lt;?</text:span><text:span text:style-name="T365">2&gt;個體</text:span><text:span text:style-name="T367">。</text:span></text:p>
                  <text:list>
                    <text:list-item>
                      <text:p text:style-name="P547"><text:span text:style-name="T368">（</text:span><text:span text:style-name="T366">&lt;?</text:span><text:span text:style-name="T370">2</text:span><text:span text:style-name="T367">&gt;個體 包覆的</text:span><text:span text:style-name="T368">）</text:span><text:span text:style-name="T367">我們 </text:span><text:span text:style-name="T368">↔（人體 包覆的）細胞</text:span><text:span text:style-name="T367">。</text:span></text:p>
                      <text:list>
                        <text:list-item>
                          <text:p text:style-name="P556">人體 是 &lt;?<text:span text:style-name="T475">2&gt;個體。</text:span></text:p>
                        </text:list-item>
                        <text:list-item>
                          <text:p text:style-name="P566">細胞 是 &lt;?<text:span text:style-name="T477">2</text:span>&gt;個體。</text:p>
                        </text:list-item>
                        <text:list-item>
                          <text:p text:style-name="P549"><text:span text:style-name="T368">（人體 包覆的）</text:span>細胞。</text:p>
                          <text:list>
                            <text:list-item>
                              <text:p text:style-name="P549"><text:span text:style-name="T368">（</text:span><text:span text:style-name="T366">&lt;?</text:span><text:span text:style-name="T370">2</text:span><text:span text:style-name="T367">&gt;個體 包覆的</text:span><text:span text:style-name="T368">）</text:span><text:span text:style-name="T476">&lt;?2&gt;個體。</text:span></text:p>
                            </text:list-item>
                            <text:list-item>
                              <text:p text:style-name="P549"><text:span text:style-name="T368">（</text:span><text:span text:style-name="T366">&lt;?</text:span><text:span text:style-name="T371">x</text:span><text:span text:style-name="T367">&gt;個體 包覆的</text:span><text:span text:style-name="T368">）</text:span><text:span text:style-name="T476">&lt;?x&gt;個體。</text:span></text:p>
                              <text:list>
                                <text:list-item>
                                  <text:p text:style-name="P563">x <text:span text:style-name="T477">= x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7"><text:span text:style-name="T368">（</text:span><text:span text:style-name="T366">&lt;?</text:span><text:span text:style-name="T370">2</text:span><text:span text:style-name="T367">&gt;個體 包覆的</text:span><text:span text:style-name="T368">）</text:span><text:span text:style-name="T367">我們 的 明顯例子，</text:span><text:span text:style-name="T368">（地球</text:span><text:span text:style-name="T367">個體、太陽系個體 包覆的</text:span><text:span text:style-name="T368">）</text:span><text:span text:style-name="T367">我們。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1"/>
      <text:p text:style-name="P10"><text:span text:style-name="T228">&gt; </text:span><text:span text:style-name="T221">道</text:span></text:p>
      <text:list xml:id="list191059531340450" text:continue-list="list191059050255836" text:style-name="Numbering_20_123">
        <text:list-item text:start-value="1">
          <text:p text:style-name="P424">道<text:span text:style-name="T394">（（道家老子 認定的）道 是 萬物法則、（人類 認定的）物理定律、化學反應）</text:span></text:p>
          <text:list>
            <text:list-item>
              <text:p text:style-name="P425">道 是 內部機制。<text:span text:style-name="T425">（明顯例子，</text:span><text:span text:style-name="T426">F=m*a、</text:span><text:span text:style-name="T425">都普勒效應、萬有引力公式、作用力與反作用力）</text:span></text:p>
              <text:list>
                <text:list-item>
                  <text:p text:style-name="P530">明顯例子，<text:span text:style-name="T472">太陽東昇西降、月亮圓缺變化、蘋果會往下掉。</text:span></text:p>
                </text:list-item>
              </text:list>
            </text:list-item>
            <text:list-item>
              <text:p text:style-name="P426">道 是 系統。<text:span text:style-name="T394">（道 ↔ 地球個體、&lt;_?3_&gt;個體、&lt;?[]&gt;個體、某一特定封閉系統（本身））</text:span></text:p>
            </text:list-item>
            <text:list-item>
              <text:p text:style-name="P529">人、呼吸系統、感知系統、國家、經濟市場、生態圈 是 系統。</text:p>
            </text:list-item>
            <text:list-item>
              <text:p text:style-name="P529">系統 有 內、外 之分。</text:p>
            </text:list-item>
            <text:list-item>
              <text:p text:style-name="P529">系統 內：內部運作（動態）、內部狀態（靜態、快照、狀態轉移）。</text:p>
            </text:list-item>
            <text:list-item>
              <text:p text:style-name="P529">系統 外：系統 跟（該系統 的）外在環境 的 感測、交互作用。</text:p>
            </text:list-item>
            <text:list-item>
              <text:p text:style-name="P424">道 是 整個 系統。</text:p>
            </text:list-item>
            <text:list-item>
              <text:p text:style-name="P424">道 是 <text:span text:style-name="T60">該</text:span>系統<text:span text:style-name="T60">、&lt;_?3_&gt;個體</text:span> 的 一切<text:span text:style-name="T60">的一切</text:span>。</text:p>
            </text:list-item>
            <text:list-item>
              <text:p text:style-name="P424">道 是 系統 內、外 的 <text:span text:style-name="T60">總和、</text:span>總稱。</text:p>
            </text:list-item>
            <text:list-item>
              <text:p text:style-name="P483"><text:span text:style-name="T159">道 是 </text:span><text:span text:style-name="T171">&lt;_?3_&gt;個體</text:span><text:span text:style-name="T64">（本身）</text:span><text:span text:style-name="T171">。</text:span><text:span text:style-name="T403">（</text:span><text:span text:style-name="T402">道 是 </text:span><text:span text:style-name="T403">&lt;</text:span><text:span text:style-name="T402">_?3_</text:span><text:span text:style-name="T403">&gt;個體 的 一切的一切</text:span><text:span text:style-name="T435">）</text:span></text:p>
            </text:list-item>
            <text:list-item>
              <text:p text:style-name="P484"><text:span text:style-name="T159">道 是 </text:span><text:span text:style-name="T64">&lt;</text:span><text:span text:style-name="T62">_?3_</text:span><text:span text:style-name="T64">&gt;個體 的 </text:span><text:span text:style-name="T171">內部運作、</text:span><text:span text:style-name="T64">（與 該外在環境）</text:span><text:span text:style-name="T171">交互作用</text:span><text:span text:style-name="T152">。</text:span></text:p>
            </text:list-item>
            <text:list-item>
              <text:p text:style-name="P618">道 的 內部運作：物理定律、化學反應、燃點、空間、常數。</text:p>
            </text:list-item>
            <text:list-item>
              <text:p text:style-name="P618">道 不是 剛體。</text:p>
            </text:list-item>
            <text:list-item>
              <text:p text:style-name="P618">道 每一瞬間 都在 改變。</text:p>
            </text:list-item>
            <text:list-item>
              <text:p text:style-name="P618">道 的改變 簡單來說 就是 道 的 內部運作、交互作用 在改變。</text:p>
              <text:list>
                <text:list-item>
                  <text:p text:style-name="P535">該交互作用 是 道 在跟 （道 的）外在環境 交互作用。</text:p>
                </text:list-item>
                <text:list-item>
                  <text:p text:style-name="P535">明顯例子 就是 人 在跟 （人 的）外在環境 交互作用。</text:p>
                </text:list-item>
                <text:list-item>
                  <text:p text:style-name="P535">明顯例子 就是 呼吸系統 在跟 人 交互作用。</text:p>
                </text:list-item>
                <text:list-item>
                  <text:p text:style-name="P535">明顯例子 就是 人 為了 覓食 因而 跟外在環境 交互作用。</text:p>
                </text:list-item>
                <text:list-item>
                  <text:p text:style-name="P535">明顯例子 就是 呼吸系統 內部運作 不是 永恆不變的規律。</text:p>
                  <text:list>
                    <text:list-item>
                      <text:p text:style-name="P535">例如 人 在 健康狀態，呼吸系統 的 內部運作 是 緩和。</text:p>
                    </text:list-item>
                    <text:list-item>
                      <text:p text:style-name="P535">例如 人 在 發燒狀態，呼吸系統 的 內部運作 是 急促。</text:p>
                    </text:list-item>
                  </text:list>
                </text:list-item>
              </text:list>
            </text:list-item>
            <text:list-item>
              <text:p text:style-name="P632"><text:span text:style-name="T21">&lt;</text:span><text:span text:style-name="T24">_?3_</text:span><text:span text:style-name="T22">&gt;個體 和 &lt;?2&gt;個體 </text:span><text:span text:style-name="T86">的</text:span><text:span text:style-name="T22"> </text:span><text:span text:style-name="T44">尺度</text:span><text:span text:style-name="T22"> 相差 </text:span><text:span text:style-name="T86">實在是</text:span><text:span text:style-name="T22"> 太大，</text:span><text:span text:style-name="T86">所以</text:span><text:span text:style-name="T22"> &lt;?</text:span><text:span text:style-name="T23">2&gt;個體</text:span><text:span text:style-name="T22"> 難以察覺</text:span><text:span text:style-name="T86">、根本察覺不到</text:span><text:span text:style-name="T22"> </text:span><text:span text:style-name="T86">道的改變、道在</text:span><text:span text:style-name="T22">改變</text:span><text:span text:style-name="T8">。</text:span></text:p>
              <text:list>
                <text:list-item>
                  <text:p text:style-name="P506"><text:span text:style-name="T222">人類個體 是 &lt;?</text:span><text:span text:style-name="T223">2&gt;個體。</text:span></text:p>
                </text:list-item>
              </text:list>
            </text:list-item>
            <text:list-item>
              <text:p text:style-name="P614"><text:span text:style-name="T154">人類 壽命上限 實在 太短，難以察覺 道的改變、道在改變</text:span><text:span text:style-name="T155">。</text:span></text:p>
            </text:list-item>
            <text:list-item>
              <text:p text:style-name="P614"><text:span text:style-name="T154">明顯例子就是 物理定律 是 人類 對 道（的暫態規律）的描述。</text:span><text:span text:style-name="T316">（名可名、非常名）</text:span></text:p>
            </text:list-item>
            <text:list-item>
              <text:p text:style-name="P614"><text:span text:style-name="T160">&lt;_?</text:span><text:span text:style-name="T166">3_&gt;</text:span><text:span text:style-name="T169">個體的暫態規律 對</text:span><text:span text:style-name="T170">於</text:span><text:span text:style-name="T169"> 人類 來說 是 永恆不變 的 定律</text:span><text:span text:style-name="T157">。</text:span></text:p>
              <text:list>
                <text:list-item>
                  <text:p text:style-name="P536">原因很明顯，人類 的 壽命 上限 實在 太短。</text:p>
                </text:list-item>
                <text:list-item>
                  <text:p text:style-name="P536">人類 觀測史 對於<text:span text:style-name="T386">&lt;_?3_&gt;</text:span>個體來說，實在 太短暫、太原始。</text:p>
                </text:list-item>
                <text:list-item>
                  <text:p text:style-name="P536">人類 科學史 對於<text:span text:style-name="T386">&lt;_?3_&gt;</text:span>個體來說，實在 太短暫、太原始。</text:p>
                </text:list-item>
              </text:list>
            </text:list-item>
            <text:list-item>
              <text:p text:style-name="P615"><text:span text:style-name="T154">明顯例子 就是 物理定律 可以 被描述，但是 不是 永恆不變</text:span><text:span text:style-name="T155">。</text:span><text:span text:style-name="T316">（道可道、非常道）</text:span></text:p>
            </text:list-item>
            <text:list-item>
              <text:p text:style-name="P615"><text:span text:style-name="T154">明顯例子 就是 常數 可以 被定義，但是 不是 永恆不變</text:span><text:span text:style-name="T155">。</text:span></text:p>
            </text:list-item>
            <text:list-item>
              <text:p text:style-name="P614"><text:span text:style-name="T154">道 的 改變 難以察覺</text:span><text:span text:style-name="T155">。</text:span></text:p>
            </text:list-item>
            <text:list-item>
              <text:p text:style-name="P614"><text:span text:style-name="T160">人類 能夠、有機會 觀察 的 道 是 &lt;_?</text:span><text:span text:style-name="T166">3_&gt;個體 的 內部運作</text:span><text:span text:style-name="T155">。</text:span></text:p>
            </text:list-item>
            <text:list-item>
              <text:p text:style-name="P614"><text:span text:style-name="T160">人類 極度難以 觀察 &lt;_?</text:span><text:span text:style-name="T166">3_&gt;個體 跟</text:span><text:span text:style-name="T168"> 外在環境</text:span><text:span text:style-name="T166"> 的 交互作用</text:span><text:span text:style-name="T155">。</text:span></text:p>
            </text:list-item>
            <text:list-item>
              <text:p text:style-name="P614"><text:span text:style-name="T166">人類 機會渺茫 觀察 </text:span><text:span text:style-name="T160">&lt;_?</text:span><text:span text:style-name="T166">3_&gt;個體 跟 </text:span><text:span text:style-name="T168">外在環境 </text:span><text:span text:style-name="T166">的 交互作用</text:span><text:span text:style-name="T155">。</text:span></text:p>
              <text:list>
                <text:list-item>
                  <text:p text:style-name="P506"><text:span text:style-name="T225">外在環境 </text:span><text:span text:style-name="T224">是 &lt;_?</text:span><text:span text:style-name="T226">4</text:span><text:span text:style-name="T224">_&gt;個體、其他&lt;?3&gt;個體。</text:span></text:p>
                </text:list-item>
              </text:list>
            </text:list-item>
            <text:list-item>
              <text:p text:style-name="P622"><text:span text:style-name="T351">人類 觀察、</text:span><text:span text:style-name="T352">統計、歸納 道的內部運作 定義出 物理定律。</text:span></text:p>
            </text:list-item>
            <text:list-item>
              <text:p text:style-name="P614"><text:span text:style-name="T154">物</text:span><text:span text:style-name="T156">理定律、常數 是 道 的 表象、顯性特徵、瞬態、暫態</text:span><text:span text:style-name="T155">。</text:span></text:p>
            </text:list-item>
            <text:list-item>
              <text:p text:style-name="P614"><text:span text:style-name="T160">物理定律、常數 是基於 &lt;_?</text:span><text:span text:style-name="T166">3_&gt;</text:span><text:span text:style-name="T167">個體 內部運作 的 規律、狀態</text:span><text:span text:style-name="T155">。</text:span></text:p>
            </text:list-item>
            <text:list-item>
              <text:p text:style-name="P614"><text:span text:style-name="T160">&lt;_?</text:span><text:span text:style-name="T166">3_&gt;</text:span><text:span text:style-name="T167">個體 的 內部運作 不是 永恆不變</text:span><text:span text:style-name="T155">。</text:span></text:p>
            </text:list-item>
            <text:list-item>
              <text:p text:style-name="P614"><text:span text:style-name="T160">一旦 &lt;_?</text:span><text:span text:style-name="T166">3_&gt;</text:span><text:span text:style-name="T167">個體 內部運作 改變，</text:span><text:span text:style-name="T160">物理定律 也會 跟著 改變</text:span><text:span text:style-name="T155">。</text:span></text:p>
            </text:list-item>
          </text:list>
        </text:list-item>
        <text:list-item>
          <text:p text:style-name="P424">一陰一陽謂之道。</text:p>
          <text:list>
            <text:list-item>
              <text:p text:style-name="P424">能量 是 陽。</text:p>
            </text:list-item>
            <text:list-item>
              <text:p text:style-name="P424">儲量 是 陰。</text:p>
            </text:list-item>
            <text:list-item>
              <text:p text:style-name="P529">天之道，曰陰與陽也。</text:p>
            </text:list-item>
            <text:list-item>
              <text:p text:style-name="P529">易有太極，是生兩儀，兩儀生四象，四象生八卦。</text:p>
              <text:list>
                <text:list-item>
                  <text:p text:style-name="P529">易 是 道。</text:p>
                </text:list-item>
                <text:list-item>
                  <text:p text:style-name="P529">道 是 系統。</text:p>
                </text:list-item>
                <text:list-item>
                  <text:p text:style-name="P529">易 是 宗量。</text:p>
                </text:list-item>
                <text:list-item>
                  <text:p text:style-name="P529"><text:span text:style-name="T373">宗量 由 能量、儲量 組成</text:span>。<text:span text:style-name="T305">其餘內容 放在 </text:span><text:span text:style-name="T281">能量、儲量</text:span><text:span text:style-name="T305"> 文件。</text:span></text:p>
                </text:list-item>
              </text:list>
            </text:list-item>
          </text:list>
        </text:list-item>
        <text:list-item>
          <text:p text:style-name="P427">道生一，一生二，二生三，三生萬物。</text:p>
          <text:list>
            <text:list-item>
              <text:p text:style-name="P629"><text:span text:style-name="T20">道 生 &lt;?</text:span><text:span text:style-name="T21">1&gt;，</text:span><text:span text:style-name="T20">&lt;?</text:span><text:span text:style-name="T21">1&gt; 生 </text:span><text:span text:style-name="T20">&lt;?</text:span><text:span text:style-name="T21">2&gt;，</text:span><text:span text:style-name="T20">&lt;?</text:span><text:span text:style-name="T21">2&gt; 生 &lt;?3&gt;，造物主 生 萬物。</text:span></text:p>
            </text:list-item>
            <text:list-item>
              <text:p text:style-name="P430">天地之始<text:span text:style-name="T60"> </text:span>無名、無道、無極、無序、混沌、無系統、無造物主。</text:p>
            </text:list-item>
            <text:list-item>
              <text:p text:style-name="P430">萬物之母<text:span text:style-name="T60"> </text:span>有名、有道、太極、有序、有率、有系統、有造物主。</text:p>
              <text:list>
                <text:list-item>
                  <text:p text:style-name="P537">無極 與 太極。</text:p>
                </text:list-item>
                <text:list-item>
                  <text:p text:style-name="P537">無序 與 有序。</text:p>
                </text:list-item>
                <text:list-item>
                  <text:p text:style-name="P537">混沌（無規律、無跡可尋）與 有律（有規律、有跡可循）。</text:p>
                </text:list-item>
                <text:list-item>
                  <text:p text:style-name="P537">無系統 與 有系統。</text:p>
                </text:list-item>
                <text:list-item>
                  <text:p text:style-name="P537">無造物主 與 有造物主。</text:p>
                </text:list-item>
                <text:list-item>
                  <text:p text:style-name="P537">天地之始 與 萬物之母。</text:p>
                </text:list-item>
              </text:list>
            </text:list-item>
            <text:list-item>
              <text:p text:style-name="P535">道：系統；法則、物理定律、化學反應、燃點、空間、常數。</text:p>
            </text:list-item>
          </text:list>
        </text:list-item>
        <text:list-item>
          <text:p text:style-name="P430">無極</text:p>
          <text:list>
            <text:list-item>
              <text:p text:style-name="P430">穩態<text:span text:style-name="T60">、靜態、均勻、綿密 的 存在、系統、系統</text:span>響應<text:span text:style-name="T60">、道</text:span>。</text:p>
            </text:list-item>
            <text:list-item>
              <text:p text:style-name="P430">天地之始<text:span text:style-name="T60">、無邊界、無結構、一體 的 </text:span>狀態。</text:p>
            </text:list-item>
            <text:list-item>
              <text:p text:style-name="P537">無極 終究會 回到 太極 的 狀態。<text:span text:style-name="T308">（發散）</text:span></text:p>
            </text:list-item>
            <text:list-item>
              <text:p text:style-name="P537">&lt;_?<text:span text:style-name="T387">3_&gt;個體 的 內在物質 終究會 從 無極</text:span> 孕育 太極。</text:p>
            </text:list-item>
            <text:list-item>
              <text:p text:style-name="P537">劃分、形成 能量、儲量 之前 的 存在。</text:p>
            </text:list-item>
          </text:list>
        </text:list-item>
        <text:list-item>
          <text:p text:style-name="P430">太極</text:p>
          <text:list>
            <text:list-item>
              <text:p text:style-name="P430">暫態<text:span text:style-name="T60">、動態、不均勻、不綿密 的 存在、系統、系統</text:span>響應<text:span text:style-name="T60">、道</text:span>。</text:p>
            </text:list-item>
            <text:list-item>
              <text:p text:style-name="P430">萬物之母<text:span text:style-name="T60">、邊界化、結構化、凝結 的 </text:span>狀態。</text:p>
            </text:list-item>
            <text:list-item>
              <text:p text:style-name="P537">太極 終究會 回到 無極 的 狀態。<text:span text:style-name="T308">（收斂）</text:span></text:p>
            </text:list-item>
            <text:list-item>
              <text:p text:style-name="P537">&lt;_?<text:span text:style-name="T387">3_&gt;個體 的 內在物質 終究會 從 </text:span>太極 反孕育 無極。</text:p>
            </text:list-item>
            <text:list-item>
              <text:p text:style-name="P537">劃分、形成 能量、儲量 的 存在。</text:p>
            </text:list-item>
          </text:list>
        </text:list-item>
        <text:list-item>
          <text:p text:style-name="P430">無極、太極</text:p>
          <text:list>
            <text:list-item>
              <text:p text:style-name="P430"><text:span text:style-name="T60">道、系統、系統</text:span>響應<text:span text:style-name="T60">、&lt;?</text:span><text:span text:style-name="T126">3&gt;</text:span><text:span text:style-name="T60">個體 </text:span>的 狀態轉移<text:span text:style-name="T60">圖</text:span>：無極<text:span text:style-name="T388">↔太極。</text:span></text:p>
            </text:list-item>
            <text:list-item>
              <text:p text:style-name="P430">系統 <text:span text:style-name="T60">遭到</text:span> 擾動，<text:span text:style-name="T60">所以</text:span> <text:span text:style-name="T60">該系統 處在</text:span> 太極<text:span text:style-name="T60">、暫態、動態 狀態</text:span>。</text:p>
            </text:list-item>
            <text:list-item>
              <text:p text:style-name="P431">系統 不<text:span text:style-name="T60">再</text:span> 擾動，<text:span text:style-name="T60">所以</text:span> <text:span text:style-name="T60">該系統 處在</text:span> 無極<text:span text:style-name="T60">、穩態、靜態 狀態</text:span>。</text:p>
            </text:list-item>
          </text:list>
        </text:list-item>
        <text:list-item>
          <text:p text:style-name="P567">萬物生於有，有生於無</text:p>
          <text:list>
            <text:list-item>
              <text:p text:style-name="P568">萬物生於有<text:span text:style-name="T515"> ↔ 包覆。</text:span></text:p>
            </text:list-item>
            <text:list-item>
              <text:p text:style-name="P568">有生於無<text:span text:style-name="T515"> ↔ 蘊含。</text:span></text:p>
            </text:list-item>
            <text:list-item>
              <text:p text:style-name="P567">&lt;?<text:span text:style-name="T480">2&gt;個體</text:span> 生於 &lt;?<text:span text:style-name="T480">2&gt;個體，&lt;?2&gt;個體 生於 &lt;?3&gt;個體。</text:span></text:p>
              <text:list>
                <text:list-item>
                  <text:p text:style-name="P573">有。</text:p>
                  <text:list>
                    <text:list-item>
                      <text:p text:style-name="P574">&lt;<text:span text:style-name="T503">?</text:span><text:span text:style-name="T504">a</text:span><text:span text:style-name="T481">n</text:span><text:span text:style-name="T489">≥</text:span><text:span text:style-name="T490">3</text:span>&gt;個體 存在。</text:p>
                      <text:list>
                        <text:list-item>
                          <text:p text:style-name="P574"><text:span text:style-name="T510">n </text:span><text:span text:style-name="T511">≥ </text:span><text:span text:style-name="T506">a</text:span><text:span text:style-name="T481">n</text:span><text:span text:style-name="T489">≥</text:span><text:span text:style-name="T491">3</text:span><text:span text:style-name="T510"> </text:span><text:span text:style-name="T511">≥ </text:span><text:span text:style-name="T507">3</text:span><text:span text:style-name="T504">。</text:span></text:p>
                        </text:list-item>
                        <text:list-item>
                          <text:p text:style-name="P575"><text:span text:style-name="T519">明顯例子，</text:span>&lt;?<text:span text:style-name="T480">3</text:span>&gt;個體 存在。</text:p>
                          <text:list>
                            <text:list-item>
                              <text:p text:style-name="P576">&lt;?<text:span text:style-name="T480">3</text:span>&gt;個體 蘊含 &lt;?2&gt;個體。<text:span text:style-name="T242">（直接蘊含）</text:span></text:p>
                            </text:list-item>
                            <text:list-item>
                              <text:p text:style-name="P577">已知，&lt;?<text:span text:style-name="T480">3</text:span>&gt;個體 存在。</text:p>
                              <text:list>
                                <text:list-item>
                                  <text:p text:style-name="P577">&lt;<text:span text:style-name="T503">?</text:span><text:span text:style-name="T504">a</text:span><text:span text:style-name="T481">n</text:span><text:span text:style-name="T489">≥</text:span><text:span text:style-name="T490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5"><text:span text:style-name="T519">明顯例子，</text:span>&lt;?<text:span text:style-name="T480">3</text:span>&gt;個體 不存在。</text:p>
                          <text:list>
                            <text:list-item>
                              <text:p text:style-name="P575"><text:span text:style-name="T519">假定，</text:span>&lt;?<text:span text:style-name="T520">4</text:span>&gt;個體 存在。</text:p>
                            </text:list-item>
                            <text:list-item>
                              <text:p text:style-name="P576">&lt;?<text:span text:style-name="T520">4</text:span>&gt;個體 蘊含 &lt;?2&gt;個體。<text:span text:style-name="T242">（直接蘊含）</text:span></text:p>
                            </text:list-item>
                            <text:list-item>
                              <text:p text:style-name="P578">已知，&lt;?<text:span text:style-name="T520">4</text:span>&gt;個體 存在。</text:p>
                              <text:list>
                                <text:list-item>
                                  <text:p text:style-name="P577">&lt;<text:span text:style-name="T503">?</text:span><text:span text:style-name="T504">a</text:span><text:span text:style-name="T481">n</text:span><text:span text:style-name="T489">≥</text:span><text:span text:style-name="T490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9">&lt;?2&gt;個體 存在。</text:p>
                      <text:list>
                        <text:list-item>
                          <text:p text:style-name="P579">對於 其他的&lt;?2&gt;個體 來說，有。</text:p>
                          <text:list>
                            <text:list-item>
                              <text:p text:style-name="P579"><text:span text:style-name="T519">明顯例子，</text:span>對於 <text:span text:style-name="T519">某一特定人類個體</text:span> 來說，有。</text:p>
                              <text:list>
                                <text:list-item>
                                  <text:p text:style-name="P580"><text:span text:style-name="T519">明顯例子，</text:span>存在<text:span text:style-name="T519">（人類 認定的）物體 ↔ &lt;?</text:span>2<text:span text:style-name="T519">&gt;</text:span>有。</text:p>
                                </text:list-item>
                                <text:list-item>
                                  <text:p text:style-name="P580"><text:span text:style-name="T519">明顯例子，</text:span>存在 <text:span text:style-name="T519">光、力 ↔ &lt;?1&gt;</text:span>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1">有 ↔ &lt;?<text:span text:style-name="T505">3</text:span>&gt;個體 蘊含 &lt;?2&gt;個體。</text:p>
                      <text:list>
                        <text:list-item>
                          <text:p text:style-name="P582">有 ↔ &lt;?<text:span text:style-name="T516">a</text:span><text:span text:style-name="T482">n</text:span><text:span text:style-name="T483">≥</text:span><text:span text:style-name="T485">2</text:span>&gt;個體 蘊含、包覆 &lt;?2&gt;個體。</text:p>
                          <text:list>
                            <text:list-item>
                              <text:p text:style-name="P582"><text:span text:style-name="T498">n </text:span><text:span text:style-name="T494">≥ </text:span><text:span text:style-name="T240">a</text:span><text:span text:style-name="T488">n</text:span><text:span text:style-name="T483">≥</text:span><text:span text:style-name="T486">2</text:span><text:span text:style-name="T498"> </text:span><text:span text:style-name="T494">≥ </text:span><text:span text:style-name="T502">2</text:span><text:span text:style-name="T501">。</text:span></text:p>
                            </text:list-item>
                          </text:list>
                        </text:list-item>
                        <text:list-item>
                          <text:p text:style-name="P582"><text:span text:style-name="T503">有 ↔ &lt;?</text:span><text:span text:style-name="T504">a</text:span><text:span text:style-name="T481">n</text:span><text:span text:style-name="T483">≥</text:span><text:span text:style-name="T484">3</text:span><text:span text:style-name="T503">&gt;個體 蘊含 &lt;?2&gt;個體。</text:span></text:p>
                        </text:list-item>
                        <text:list-item>
                          <text:p text:style-name="P626">有 ↔ &lt;?2&gt;個體 包覆 &lt;?2&gt;個體。</text:p>
                        </text:list-item>
                      </text:list>
                    </text:list-item>
                  </text:list>
                </text:list-item>
                <text:list-item>
                  <text:p text:style-name="P583">無。</text:p>
                  <text:list>
                    <text:list-item>
                      <text:p text:style-name="P574">&lt;<text:span text:style-name="T503">?</text:span><text:span text:style-name="T504">a</text:span><text:span text:style-name="T481">n</text:span><text:span text:style-name="T489">≥</text:span><text:span text:style-name="T490">3</text:span>&gt;個體 有機率 存在。</text:p>
                      <text:list>
                        <text:list-item>
                          <text:p text:style-name="P584"><text:span text:style-name="T519">明顯例子，</text:span>&lt;?<text:span text:style-name="T480">3</text:span>&gt;個體 存在。</text:p>
                          <text:list>
                            <text:list-item>
                              <text:p text:style-name="P585">已知，&lt;?<text:span text:style-name="T480">3</text:span>&gt;個體 存在。</text:p>
                              <text:list>
                                <text:list-item>
                                  <text:p text:style-name="P586">&lt;<text:span text:style-name="T503">?</text:span><text:span text:style-name="T504">a</text:span><text:span text:style-name="T481">n</text:span><text:span text:style-name="T489">≥</text:span><text:span text:style-name="T490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4"><text:span text:style-name="T519">明顯例子，</text:span>&lt;?<text:span text:style-name="T480">3</text:span>&gt;個體 不存在。</text:p>
                          <text:list>
                            <text:list-item>
                              <text:p text:style-name="P584"><text:span text:style-name="T519">假定，</text:span>&lt;?<text:span text:style-name="T520">4</text:span>&gt;個體 存在。</text:p>
                            </text:list-item>
                            <text:list-item>
                              <text:p text:style-name="P585">已知，&lt;?<text:span text:style-name="T520">4</text:span>&gt;個體 存在。</text:p>
                              <text:list>
                                <text:list-item>
                                  <text:p text:style-name="P586">&lt;<text:span text:style-name="T503">?</text:span><text:span text:style-name="T504">a</text:span><text:span text:style-name="T481">n</text:span><text:span text:style-name="T489">≥</text:span><text:span text:style-name="T490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6"><text:span text:style-name="T519">明顯例子，</text:span>&lt;?<text:span text:style-name="T521">n</text:span>&gt;個體 <text:span text:style-name="T521">~ </text:span>&lt;?<text:span text:style-name="T521">3</text:span>&gt;個體 不存在。</text:p>
                          <text:list>
                            <text:list-item>
                              <text:p text:style-name="P586">&lt;<text:span text:style-name="T503">?</text:span><text:span text:style-name="T504">a</text:span><text:span text:style-name="T481">n</text:span><text:span text:style-name="T489">≥</text:span><text:span text:style-name="T490">3</text:span>&gt;個體 不存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3">&lt;?2&gt;個體 不存在。</text:p>
                      <text:list>
                        <text:list-item>
                          <text:p text:style-name="P579">對於 其他的&lt;?2&gt;個體 來說，無。</text:p>
                          <text:list>
                            <text:list-item>
                              <text:p text:style-name="P580"><text:span text:style-name="T519">明顯例子，</text:span>對於 <text:span text:style-name="T519">某一特定人類個體</text:span> 來說，無。</text:p>
                              <text:list>
                                <text:list-item>
                                  <text:p text:style-name="P580"><text:span text:style-name="T519">明顯例子，</text:span>不存在<text:span text:style-name="T519">（人類 認定的）物體 ↔ &lt;?</text:span>2<text:span text:style-name="T519">&gt;</text:span>無。</text:p>
                                </text:list-item>
                                <text:list-item>
                                  <text:p text:style-name="P587"><text:span text:style-name="T519">明顯例子，</text:span>不存在 <text:span text:style-name="T519">光、力 ↔ &lt;?1&gt;</text:span>無。</text:p>
                                </text:list-item>
                                <text:list-item>
                                  <text:p text:style-name="P588"><text:span text:style-name="T519">明顯例子，</text:span>假定，<text:span text:style-name="T519">某一特定人類個體 認定 </text:span>存在<text:span text:style-name="T519">（人類 認定的）物體。</text:span></text:p>
                                  <text:list>
                                    <text:list-item>
                                      <text:p text:style-name="P588">假定，該<text:span text:style-name="T519">人類個體 認定 </text:span>該<text:span text:style-name="T519">物體 沒有</text:span>蘊含 <text:span text:style-name="T519">光、力</text:span>。</text:p>
                                      <text:list>
                                        <text:list-item>
                                          <text:p text:style-name="P589">該<text:span text:style-name="T519">人類個體 </text:span>有機率<text:span text:style-name="T519">認定 &lt;?</text:span>2<text:span text:style-name="T519">&gt;</text:span>有、<text:span text:style-name="T519">&lt;?1&gt;</text:span>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90">假定，該<text:span text:style-name="T519">物體 繁殖。</text:span></text:p>
                                      <text:list>
                                        <text:list-item>
                                          <text:p text:style-name="P590">該<text:span text:style-name="T519">人類個體 </text:span>有機率<text:span text:style-name="T519">認定 萬物生於有。</text:span></text:p>
                                          <text:list>
                                            <text:list-item>
                                              <text:p text:style-name="P591">該<text:span text:style-name="T519">人類個體 </text:span>有機率<text:span text:style-name="T519">認定 &lt;?</text:span>2<text:span text:style-name="T519">&gt;萬物生於有。</text:span></text:p>
                                            </text:list-item>
                                            <text:list-item>
                                              <text:p text:style-name="P592">該<text:span text:style-name="T519">人類個體 </text:span>有機率<text:span text:style-name="T519">認定 &lt;?</text:span>2<text:span text:style-name="T519">&gt;萬物生於&lt;?</text:span>2<text:span text:style-name="T519">&gt;有。</text:span></text:p>
                                            </text:list-item>
                                            <text:list-item>
                                              <text:p text:style-name="P592">該<text:span text:style-name="T519">人類個體 </text:span>有機率<text:span text:style-name="T519">認定 &lt;?</text:span>2<text:span text:style-name="T519">&gt;生於&lt;?</text:span>2<text:span text:style-name="T519">&gt;。</text:span></text:p>
                                            </text:list-item>
                                            <text:list-item>
                                              <text:p text:style-name="P592">該<text:span text:style-name="T519">人類個體 </text:span>有機率<text:span text:style-name="T519">認定 &lt;?x&gt;生於&lt;?x&gt;。</text:span></text:p>
                                            </text:list-item>
                                            <text:list-item>
                                              <text:p text:style-name="P592"><text:span text:style-name="T510">n </text:span><text:span text:style-name="T511">≥ </text:span><text:span text:style-name="T512">x</text:span><text:span text:style-name="T510"> </text:span><text:span text:style-name="T511">≥ </text:span><text:span text:style-name="T512">u</text:span><text:span text:style-name="T51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93">假定，該<text:span text:style-name="T519">物體 運動、形變、應力、應變、變化。</text:span></text:p>
                                      <text:list>
                                        <text:list-item>
                                          <text:p text:style-name="P593">該<text:span text:style-name="T519">物體 </text:span>有機率 <text:span text:style-name="T519">孕育、</text:span>蘊含 <text:span text:style-name="T519">光、力</text:span>。</text:p>
                                        </text:list-item>
                                        <text:list-item>
                                          <text:p text:style-name="P593">假定，該<text:span text:style-name="T519">物體 孕育、</text:span>蘊含 <text:span text:style-name="T519">光、力</text:span>。</text:p>
                                        </text:list-item>
                                        <text:list-item>
                                          <text:p text:style-name="P594">該<text:span text:style-name="T519">人類個體 </text:span>有機率<text:span text:style-name="T519">認定 有生於無。</text:span></text:p>
                                          <text:list>
                                            <text:list-item>
                                              <text:p text:style-name="P591">該<text:span text:style-name="T519">人類個體 </text:span>有機率<text:span text:style-name="T519">認定 &lt;?1&gt;有生於無。</text:span></text:p>
                                            </text:list-item>
                                            <text:list-item>
                                              <text:p text:style-name="P591">該<text:span text:style-name="T519">人類個體 </text:span>有機率<text:span text:style-name="T519">認定 &lt;?1&gt;有生於&lt;?1&gt;無。</text:span></text:p>
                                            </text:list-item>
                                            <text:list-item>
                                              <text:p text:style-name="P592">該<text:span text:style-name="T519">人類個體 </text:span>有機率<text:span text:style-name="T519">認定 &lt;?1&gt;生於&lt;?</text:span>2<text:span text:style-name="T519">&gt;。</text:span></text:p>
                                            </text:list-item>
                                            <text:list-item>
                                              <text:p text:style-name="P592">該<text:span text:style-name="T519">人類個體 </text:span>有機率<text:span text:style-name="T519">認定 &lt;?x&gt;生於&lt;?y&gt;。</text:span></text:p>
                                            </text:list-item>
                                            <text:list-item>
                                              <text:p text:style-name="P592"><text:span text:style-name="T510">n </text:span><text:span text:style-name="T511">≥ </text:span><text:span text:style-name="T508">y </text:span><text:span text:style-name="T509">&gt; </text:span><text:span text:style-name="T512">x</text:span><text:span text:style-name="T510"> </text:span><text:span text:style-name="T511">≥ </text:span><text:span text:style-name="T512">u</text:span><text:span text:style-name="T51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3">無 ↔ &lt;?<text:span text:style-name="T505">3</text:span>&gt;個體 沒有蘊含 &lt;?2&gt;個體。</text:p>
                      <text:list>
                        <text:list-item>
                          <text:p text:style-name="P581">無 ↔ &lt;?<text:span text:style-name="T516">a</text:span><text:span text:style-name="T482">n</text:span><text:span text:style-name="T483">≥</text:span><text:span text:style-name="T487">3</text:span>&gt;個體 沒有蘊含 &lt;?2&gt;個體。</text:p>
                        </text:list-item>
                        <text:list-item>
                          <text:p text:style-name="P595">明顯例子，<text:span text:style-name="T515">無 ↔ </text:span>空間個體 沒有蘊含（人類 認定的）物體。<text:span text:style-name="T242">、光、力</text:span></text:p>
                          <text:list>
                            <text:list-item>
                              <text:p text:style-name="P595">假定，空間個體 沒有蘊含（人類 認定的）物體。<text:span text:style-name="T242">、光、力</text:span></text:p>
                            </text:list-item>
                            <text:list-item>
                              <text:p text:style-name="P596">假定，空間個體 運動、形變、應力、應變、變化。</text:p>
                              <text:list>
                                <text:list-item>
                                  <text:p text:style-name="P596">空間個體 孕育、蘊含（人類 認定的）物體。<text:span text:style-name="T242">、光、力</text:span></text:p>
                                  <text:list>
                                    <text:list-item>
                                      <text:p text:style-name="P596"><text:span text:style-name="T517">有 ← 無。</text:span><text:span text:style-name="T329">（</text:span><text:span text:style-name="T242">無 →</text:span><text:span text:style-name="T330"> 有）</text:span></text:p>
                                    </text:list-item>
                                    <text:list-item>
                                      <text:p text:style-name="P597">有生於無。</text:p>
                                    </text:list-item>
                                  </text:list>
                                </text:list-item>
                                <text:list-item>
                                  <text:p text:style-name="P598">抽象例子，某一特定人類個體 蘊含 力。</text:p>
                                  <text:list>
                                    <text:list-item>
                                      <text:p text:style-name="P598"><text:span text:style-name="T515">&lt;?2&gt;個體 </text:span>蘊含 <text:span text:style-name="T515">&lt;?1&gt;個體。</text:span></text:p>
                                      <text:list>
                                        <text:list-item>
                                          <text:p text:style-name="P598"><text:span text:style-name="T515">&lt;?x&gt;個體 </text:span>蘊含 <text:span text:style-name="T515">&lt;?y&gt;個體。</text:span></text:p>
                                        </text:list-item>
                                        <text:list-item>
                                          <text:p text:style-name="P598"><text:span text:style-name="T498">n </text:span><text:span text:style-name="T494">≥ </text:span><text:span text:style-name="T497">x</text:span><text:span text:style-name="T498"> </text:span><text:span text:style-name="T495">&gt;</text:span><text:span text:style-name="T494"> </text:span><text:span text:style-name="T497">y</text:span><text:span text:style-name="T498"> </text:span><text:span text:style-name="T494">≥ </text:span><text:span text:style-name="T500">u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97">該人類個體 舉手。</text:p>
                                    </text:list-item>
                                    <text:list-item>
                                      <text:p text:style-name="P597">該人類個體的 手、肌肉個體 蘊含 力。</text:p>
                                      <text:list>
                                        <text:list-item>
                                          <text:p text:style-name="P599">力 生於（該人類個體的）手、肌肉個體。</text:p>
                                          <text:list>
                                            <text:list-item>
                                              <text:p text:style-name="P599">&lt;?<text:span text:style-name="T518">1&gt;個體</text:span> 生於 <text:span text:style-name="T515">&lt;?2&gt;個體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00">有生於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01">假定，（人類 認定的）物體 包覆、孕育（人類 認定的）物體。</text:p>
                              <text:list>
                                <text:list-item>
                                  <text:p text:style-name="P569">萬物生於有。</text:p>
                                </text:list-item>
                                <text:list-item>
                                  <text:p text:style-name="P602">抽象例子，某一特定人類個體 包覆 細胞個體。</text:p>
                                  <text:list>
                                    <text:list-item>
                                      <text:p text:style-name="P603"><text:span text:style-name="T515">&lt;?2&gt;個體 </text:span>包覆 <text:span text:style-name="T515">&lt;?2&gt;個體。</text:span></text:p>
                                      <text:list>
                                        <text:list-item>
                                          <text:p text:style-name="P603"><text:span text:style-name="T515">&lt;?x&gt;個體 </text:span>包覆 <text:span text:style-name="T515">&lt;?x&gt;個體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03">該人類個體 新陳代謝、修復身體。</text:p>
                                    </text:list-item>
                                    <text:list-item>
                                      <text:p text:style-name="P603">細胞個體 進行 細胞分裂。</text:p>
                                      <text:list>
                                        <text:list-item>
                                          <text:p text:style-name="P599">（子代）細胞個體 生於（祖代）細胞個體。</text:p>
                                          <text:list>
                                            <text:list-item>
                                              <text:p text:style-name="P599">&lt;?<text:span text:style-name="T515">2&gt;個體</text:span> 生於 <text:span text:style-name="T515">&lt;?2&gt;個體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70">萬物生於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1">&lt;?<text:span text:style-name="T514">y&gt;個體</text:span> 生於 &lt;?<text:span text:style-name="T514">y&gt;個體，&lt;?y&gt;個體 生於 &lt;?x&gt;個體。</text:span></text:p>
              <text:list>
                <text:list-item>
                  <text:p text:style-name="P604"><text:span text:style-name="T493">n </text:span><text:span text:style-name="T494">≥ </text:span><text:span text:style-name="T497">x</text:span><text:span text:style-name="T493"> </text:span><text:span text:style-name="T495">&gt;</text:span><text:span text:style-name="T494"> </text:span><text:span text:style-name="T497">y</text:span><text:span text:style-name="T493"> </text:span><text:span text:style-name="T494">≥ </text:span><text:span text:style-name="T499">u。</text:span></text:p>
                </text:list-item>
              </text:list>
            </text:list-item>
            <text:list-item>
              <text:p text:style-name="P572">&lt;?<text:span text:style-name="T514">y&gt;個體</text:span> 生於 &lt;?<text:span text:style-name="T492">z&gt;個體，&lt;?z&gt;個體 生於 &lt;?x&gt;個體。</text:span></text:p>
              <text:list>
                <text:list-item>
                  <text:p text:style-name="P605"><text:span text:style-name="T493">n </text:span><text:span text:style-name="T494">≥ </text:span><text:span text:style-name="T497">x</text:span><text:span text:style-name="T493"> </text:span><text:span text:style-name="T495">&gt;</text:span><text:span text:style-name="T494"> </text:span><text:span text:style-name="T497">y</text:span><text:span text:style-name="T493"> </text:span><text:span text:style-name="T494">≥ </text:span><text:span text:style-name="T496">z</text:span><text:span text:style-name="T493"> </text:span><text:span text:style-name="T494">≥ </text:span><text:span text:style-name="T499">u。</text:span></text:p>
                </text:list-item>
              </text:list>
            </text:list-item>
          </text:list>
        </text:list-item>
        <text:list-item>
          <text:p text:style-name="P567">其餘 內容 放在 <text:span text:style-name="T389">道</text:span> 的 文件 裡面。</text:p>
        </text:list-item>
      </text:list>
      <text:p text:style-name="P373">（本書 不會 完整紀載，只會 紀載、紀錄 部分內容，避免奪走讀者的發展性）</text:p>
      <text:p text:style-name="P11">&gt; 文明層級<text:span text:style-name="T414">（原因很明顯，人類文明 蛹化到 第三層級文明（以上）有機率還很久，如果有機會 再 紀載、紀錄、傳承）</text:span></text:p>
      <text:p text:style-name="P11"><text:tab/>第零層級文明：本能<text:span text:style-name="T60">（該個體本身、外在環境的資源）</text:span><text:span text:style-name="T416">（歡迎 讀者 好奇、疑問、查驗、推翻、發散、收斂 本書，寫出新書、展開新旅程）</text:span></text:p>
      <text:p text:style-name="P11"><text:tab/>第一層級文明：傳承<text:span text:style-name="T60">（該個體、該群體 的 記憶）</text:span><text:span text:style-name="T400">（明顯例子，</text:span><text:span text:style-name="T429">亞里斯多德</text:span><text:span text:style-name="T428">、</text:span><text:span text:style-name="T429">馬丁路德、哥白尼</text:span><text:span text:style-name="T400">）</text:span></text:p>
      <text:p text:style-name="P8"><text:tab/>第二層級文明：<text:span text:style-name="T57">新生</text:span><text:span text:style-name="T60">（新生之書、完全自由狀態）</text:span></text:p>
      <text:p text:style-name="P374"><text:tab/>第三層級文明：成神（成神之書、跟 &lt;_?<text:span text:style-name="T443">3_&gt;個體、&lt;?3&gt;個體 交互作用、擁有成神資格</text:span>）</text:p>
      <text:p text:style-name="P3">&gt; 本能、傳承、新生</text:p>
      <text:p text:style-name="P2"><text:tab/>本能：五感、四肢、大腦、食慾、空氣、水、土壤、陽光、重力、月亮。</text:p>
      <text:p text:style-name="P2"><text:tab/>傳承：文化、習俗、宗教、信仰、血脈、族群、國家、族規、家規。</text:p>
      <text:p text:style-name="P2"><text:tab/>新生：完全自由狀態<text:span text:style-name="T390">、世界觀、&lt;_?3_&gt;</text:span>、軍事與反軍事、體制、成神。</text:p>
      <text:p text:style-name="P2"/>
      <text:p text:style-name="P2">&gt; 軍事 與 反軍事<text:span text:style-name="T432"> </text:span><text:span text:style-name="T433">(完整、其餘、剩餘 內容 紀載、紀錄 在 </text:span><text:span text:style-name="T434">軍事、反軍事</text:span><text:span text:style-name="T433"> 文件)</text:span></text:p>
      <text:list xml:id="list3013348609" text:style-name="L2">
        <text:list-item>
          <text:p text:style-name="P633"><text:span text:style-name="T87">藉由、</text:span><text:span text:style-name="T25">透過 </text:span><text:span text:style-name="T51">反軍事</text:span><text:span text:style-name="T25"> 達到 </text:span><text:span text:style-name="T51">軍事</text:span><text:span text:style-name="T25"> 目的</text:span><text:span text:style-name="T87">、目標</text:span><text:span text:style-name="T25">。</text:span></text:p>
          <text:list>
            <text:list-item>
              <text:p text:style-name="P432">軍事 <text:span text:style-name="T60">是</text:span> 為了 達到 軍事目的 的 <text:span text:style-name="T60">一切</text:span> 作為。</text:p>
              <text:list>
                <text:list-item>
                  <text:p text:style-name="P633"><text:span text:style-name="T14">軍事目的 </text:span><text:span text:style-name="T74">是</text:span><text:span text:style-name="T14"> 保護 群體、文明</text:span><text:span text:style-name="T74">、</text:span><text:span text:style-name="T75">該外在環境</text:span><text:span text:style-name="T74"> 的 一切</text:span><text:span text:style-name="T14">。</text:span></text:p>
                </text:list-item>
              </text:list>
            </text:list-item>
          </text:list>
        </text:list-item>
        <text:list-item>
          <text:p text:style-name="P633"><text:span text:style-name="T14">武器 是 被特化</text:span><text:span text:style-name="T74">、被客製化</text:span><text:span text:style-name="T14"> 的 工具。</text:span></text:p>
        </text:list-item>
        <text:list-item>
          <text:p text:style-name="P633"><text:span text:style-name="T14">戰爭 是 </text:span><text:span text:style-name="T49">浪費</text:span><text:span text:style-name="T14">資源 去 搶奪資源 的 </text:span><text:span text:style-name="T74">愚蠢</text:span><text:span text:style-name="T14">決策。</text:span></text:p>
        </text:list-item>
        <text:list-item>
          <text:p text:style-name="P633"><text:span text:style-name="T14">信念戰爭 是 期望值 </text:span><text:span text:style-name="T50">-</text:span><text:span text:style-name="T53">∞</text:span><text:span text:style-name="T14"> </text:span><text:span text:style-name="T74">的 極其愚蠢</text:span><text:span text:style-name="T14"> 決策。</text:span></text:p>
          <text:list>
            <text:list-item>
              <text:p text:style-name="P633"><text:span text:style-name="T74">信念戰爭 是</text:span><text:span text:style-name="T14"> </text:span><text:span text:style-name="T74">個體、</text:span><text:span text:style-name="T14">群體</text:span><text:span text:style-name="T74">、文明 之間的</text:span><text:span text:style-name="T49">信念</text:span><text:span text:style-name="T74">不同、不一致、</text:span><text:span text:style-name="T14">有衝突，導致戰爭爆發。</text:span></text:p>
            </text:list-item>
            <text:list-item>
              <text:p text:style-name="P432"><text:span text:style-name="T60">信念戰爭</text:span> 不在乎 資源，只在乎 信念。</text:p>
            </text:list-item>
            <text:list-item>
              <text:p text:style-name="P432"><text:span text:style-name="T60">信念戰爭</text:span> 依靠 戰爭 <text:span text:style-name="T60">摧毀、折斷、</text:span>殲滅<text:span text:style-name="T60">、滅絕</text:span> <text:span text:style-name="T60">對方 的</text:span> 信念。</text:p>
            </text:list-item>
            <text:list-item>
              <text:p text:style-name="P432">發動 <text:span text:style-name="T60">信念</text:span>戰爭 之後，就算 <text:span text:style-name="T60">該</text:span>群體<text:span text:style-name="T60">、敵群體、友群體、其他群體</text:span>、<text:span text:style-name="T60">該</text:span>外在環境 資源耗盡、文明毀滅、個體滅絕 <text:span text:style-name="T60">也</text:span> 再所不惜。</text:p>
            </text:list-item>
          </text:list>
        </text:list-item>
        <text:list-item>
          <text:p text:style-name="P432">信念 是 中心思想、宗教、國家、派系、物種、種族、族群、血脈、性別、年齡、體制、文化。</text:p>
        </text:list-item>
        <text:list-item>
          <text:p text:style-name="P538">信念戰爭 的 明顯例子，因為 某一特定信念 的 差異，爆發的 戰爭。</text:p>
          <text:list>
            <text:list-item>
              <text:p text:style-name="P538">明顯例子，因為 某一特定 信念、中心思想、投影世界觀 的 差異、不相同，爆發的 戰爭。</text:p>
            </text:list-item>
            <text:list-item>
              <text:p text:style-name="P624"><text:span text:style-name="T353">明顯例子，假定，某一特定個體 擁有 某一特定</text:span><text:span text:style-name="T354">信念</text:span><text:span text:style-name="T353">。</text:span></text:p>
              <text:list>
                <text:list-item>
                  <text:p text:style-name="P539">假定，其他個體 有 其他信念。</text:p>
                </text:list-item>
                <text:list-item>
                  <text:p text:style-name="P607"><text:span text:style-name="T355">該個體、其他個體 因為 信念的 差異、不同、不相同，爆發的 戰爭 </text:span><text:span text:style-name="T339">是 信念戰爭。</text:span></text:p>
                </text:list-item>
              </text:list>
            </text:list-item>
            <text:list-item>
              <text:p text:style-name="P539">特徵 的 明顯例子，宗教、性別、血脈、種族、物種、文明、思想、決策、行動、本能。</text:p>
            </text:list-item>
            <text:list-item>
              <text:p text:style-name="P539">明顯例子，宗教戰爭、性別戰爭、血脈戰爭、種族戰爭、物種戰爭、文明戰爭、思想戰爭。</text:p>
            </text:list-item>
          </text:list>
        </text:list-item>
        <text:list-item>
          <text:p text:style-name="P540">信念戰爭 的 明顯例子，十字軍東征、義和團、獵巫、摧毀亞歷山大圖書館、SJW、政治正確。</text:p>
        </text:list-item>
        <text:list-item>
          <text:p text:style-name="P541">信念戰爭 的 明顯例子，神學、科學 之間的 信念戰爭。</text:p>
          <text:list>
            <text:list-item>
              <text:p text:style-name="P541">信念 的 明顯例子，地動說、天動說、地平說、地圓說、神創論、進化論、有神論、無神論。</text:p>
            </text:list-item>
            <text:list-item>
              <text:p text:style-name="P541">信念戰爭 的 明顯例子，封殺、關押、審判、判刑、綁架、獵巫、焚燒、殺害、大規模屠殺。</text:p>
            </text:list-item>
            <text:list-item>
              <text:p text:style-name="P541">信念戰爭 的 明顯例子，奪資源、逐出學界、嘲笑、霸凌、冷暴力、被認定有病、人格攻擊。</text:p>
            </text:list-item>
          </text:list>
        </text:list-item>
      </text:list>
      <text:p text:style-name="P2"/>
      <text:p text:style-name="P2"><text:tab/>反軍事：勢<text:span text:style-name="T60">（和平時期）</text:span>。</text:p>
      <text:p text:style-name="P2"><text:tab/>軍事：勢<text:span text:style-name="T60">（戰爭時期）</text:span>、謀略、外交、兵器、個體。</text:p>
      <text:p text:style-name="P2"/>
      <text:p text:style-name="P2"><text:tab/><text:span text:style-name="T57">勢</text:span><text:span text:style-name="T60">（無兵伐勢；文明群聯盟勢、文明勢、工具勢、成神勢、謀略勢）</text:span></text:p>
      <text:p text:style-name="P4"><text:span text:style-name="T58"><text:tab/></text:span>謀略<text:span text:style-name="T60">（上兵伐謀；政治、間諜、被依賴）。</text:span></text:p>
      <text:p text:style-name="P4"><text:span text:style-name="T58"><text:tab/></text:span>外交<text:span text:style-name="T60">（其次伐交；遠交近攻、橫縱、圍阻）。</text:span></text:p>
      <text:p text:style-name="P4"><text:span text:style-name="T58"><text:tab/></text:span>兵器<text:span text:style-name="T60">（其次伐兵；軍備競賽、軍事恫嚇）。</text:span></text:p>
      <text:p text:style-name="P4"><text:span text:style-name="T58"><text:tab/></text:span>個體<text:span text:style-name="T60">（其下攻城；</text:span><text:span text:style-name="T127">耗能</text:span><text:span text:style-name="T60">武器、耗儲武器）。</text:span></text:p>
      <text:p text:style-name="P2"><text:span text:style-name="T58"><text:tab/><text:tab/></text:span><text:span text:style-name="T60">耗能武器：消耗、浪費、揮霍 能量 的 武器。</text:span></text:p>
      <text:p text:style-name="P2"><text:span text:style-name="T58"><text:tab/><text:tab/></text:span><text:span text:style-name="T60">耗儲武器：消耗、浪費、揮霍 儲量 的 武器。</text:span></text:p>
      <text:p text:style-name="P2"/>
      <text:p text:style-name="P12">&gt; 宗教、<text:span text:style-name="T229">信仰、中心思想、世界觀、價值觀</text:span></text:p>
      <text:p text:style-name="P5"><text:tab/><text:span text:style-name="T60">安慰劑效應。</text:span></text:p>
      <text:p text:style-name="P375">（單一 的 明顯例子 是 哥白尼、尼古拉特斯拉、理查德朱威爾）</text:p>
      <text:p text:style-name="P346"><text:tab/>橫向傳承 是 傳承 給 同一時代（當代）的 個體。</text:p>
      <text:p text:style-name="P346"><text:tab/>縱向傳承 是 傳承 給 下一時代（子代）的 個體。</text:p>
      <text:p text:style-name="P376">（一小群 的 明顯例子 是 布魯諾 與 伽利略）</text:p>
      <text:p text:style-name="P13"><text:span text:style-name="T229"><text:tab/></text:span><text:span text:style-name="T111">（意識層 共識、共鳴、共振 的 個體（群））</text:span></text:p>
      <text:p text:style-name="P12"><text:span text:style-name="T111"><text:tab/></text:span><text:span text:style-name="T112">共鳴 <text:s/>：產生 共鳴 的 方法 ；群體 觀感<text:tab/> ；</text:span><text:span text:style-name="T113">群體 認為 該個體 <text:s text:c="3"/></text:span><text:span text:style-name="T112"><text:s/></text:span></text:p>
      <text:p text:style-name="P5"><text:tab/><text:span text:style-name="T42">單一</text:span> <text:s/>：<text:span text:style-name="T42">本能</text:span> <text:s text:c="13"/>；<text:span text:style-name="T42">中二病<text:tab/><text:tab/> </text:span>；<text:span text:style-name="T42">中二病患者</text:span><text:span text:style-name="T60">、精神病患者</text:span><text:span text:style-name="T242">、被霸凌者</text:span></text:p>
      <text:p text:style-name="P5"><text:tab/>一小群：橫向傳承 <text:s text:c="9"/>；次文化<text:tab/><text:tab/> ；御宅族<text:span text:style-name="T60">、先驅者、異端者</text:span><text:span text:style-name="T242">、被獵巫者</text:span></text:p>
      <text:p text:style-name="P5"><text:tab/>一大群：橫向<text:span text:style-name="T60">傳承</text:span>、縱向傳承；宗教<text:span text:style-name="T60">、文化<text:tab/> </text:span>；正常個體<text:span text:style-name="T60">、傳教者、信徒</text:span><text:span text:style-name="T242">、被擁護者</text:span></text:p>
      <text:p text:style-name="P27"/>
      <text:p text:style-name="P6">&gt; <text:span text:style-name="T332">傳承 </text:span><text:span text:style-name="T131">的</text:span><text:span text:style-name="T332"> 發展</text:span><text:span text:style-name="T132">層級</text:span><text:span text:style-name="T299">（</text:span><text:span text:style-name="T300">其餘內容 </text:span><text:span text:style-name="T299">紀載、紀錄 在 _ 文件 的 </text:span><text:bookmark-start text:name="傳承 的 發展"/><text:span text:style-name="T310">傳承 的 發展</text:span><text:bookmark-end text:name="傳承 的 發展"/><text:span text:style-name="T310">層級</text:span><text:span text:style-name="T299">）</text:span></text:p>
      <text:p text:style-name="P407"><text:span text:style-name="T36"><text:tab/>本能法則 → 信念法則 →</text:span><text:span text:style-name="T37"> 肉質層法則 → 意識層法則。</text:span><text:span text:style-name="T430">（死後 平反</text:span><text:span text:style-name="T399">，毫無意義、</text:span><text:span text:style-name="T430">沒有任何意義）</text:span></text:p>
      <text:p text:style-name="P345"><text:span text:style-name="T333"><text:tab/><text:tab/></text:span><text:span text:style-name="T334">法則 是</text:span><text:span text:style-name="T335"> </text:span><text:span text:style-name="T230">&lt;_?3_&gt;個</text:span><text:span text:style-name="T334">體</text:span><text:span text:style-name="T230">、道、系統、</text:span><text:span text:style-name="T334">世界觀、價值觀、萬物法</text:span><text:span text:style-name="T230">則、定律、反應、作用</text:span><text:span text:style-name="T334">。</text:span></text:p>
      <text:p text:style-name="P344"><text:span text:style-name="T335"><text:tab/></text:span><text:span text:style-name="T336">傳承 的 發展 順序。</text:span><text:span text:style-name="T309">（第一層級文明（以上）在 傳承 的 文明程度 劃分）</text:span></text:p>
      <text:list xml:id="list3724272458" text:style-name="L3">
        <text:list-item>
          <text:p text:style-name="P619">本能法則。<text:span text:style-name="T269">特斯拉、理查德朱威爾 事先知道 這一切，絕不會 為了 人類群體，自己 找罪受。</text:span></text:p>
        </text:list-item>
        <text:list-item>
          <text:p text:style-name="P620">本能法則、信念法則。<text:span text:style-name="T438">（單一、</text:span><text:span text:style-name="T420">中二病患者 追求 活在自己的世界、專注在自己的興趣，而不是找罪受）</text:span></text:p>
        </text:list-item>
        <text:list-item>
          <text:p text:style-name="P621">本能法則、信念法則、肉質層法則。<text:span text:style-name="T437">（</text:span><text:span text:style-name="T417">中二病患者 有能力 會 幫助群體，但 中二病患者 不是 為了被群體霸凌、為了被群體傷害 幫助群體）</text:span></text:p>
        </text:list-item>
        <text:list-item>
          <text:p text:style-name="P621">本能法則、信念法則、肉質層法則、意識層法則。<text:span text:style-name="T436">（從群體的 視角 來看，單一、</text:span><text:span text:style-name="T422">中二病患者 有機率是 威脅、危害群體的存在、有機率摧毀群體結構的存在</text:span><text:span text:style-name="T436">）</text:span></text:p>
        </text:list-item>
      </text:list>
      <text:p text:style-name="P380">（假定 群體的 領導層、國民群 發現 該單一、該<text:span text:style-name="T229">中二病患者 →</text:span><text:span text:style-name="T241"> </text:span>群體的 領導層、國民群 有機率 思想、決策、行動 阻擾、軟禁、摧毀、殲滅、先下手為強、利用、控制、誘導、催眠、意識控制 該單一、該<text:span text:style-name="T229">中二病患者</text:span>）</text:p>
      <text:p text:style-name="P23">&gt; 推背圖<text:span text:style-name="T439">（</text:span><text:span text:style-name="T440">群體的 領導層 有機率直接 說服、利用、控制、誘導、催眠、意識控制（該單一</text:span><text:span text:style-name="T423"> 周圍的 家人、朋友、親戚、同學、同事、教友）其他個體 →</text:span><text:span text:style-name="T424"> 間接 線民、控制、影響 </text:span><text:span text:style-name="T440">該單一、該</text:span><text:span text:style-name="T423">中二病患者</text:span><text:span text:style-name="T439">）</text:span></text:p>
      <text:p text:style-name="P286"><text:span text:style-name="T159"><text:tab/></text:span><text:span text:style-name="T27">第</text:span><text:span text:style-name="T30">56象</text:span><text:span text:style-name="T172"> 有機率 是 </text:span><text:span text:style-name="T159">&lt;?3</text:span><text:span text:style-name="T172">&gt;法</text:span><text:span text:style-name="T446">則 </text:span>建模<text:span text:style-name="T446">、推演、預言 人類 要打 局部</text:span><text:span text:style-name="T40">戰爭</text:span><text:span text:style-name="T446">型持久戰、第三次世界大戰</text:span><text:span text:style-name="T40">。</text:span></text:p>
      <text:p text:style-name="P330"><text:tab/><text:tab/>局部戰爭型持久戰 是 沒有 爆發 第三次世界大戰，但是 地球 沒有 和平、安穩 的 區域。</text:p>
      <text:p text:style-name="P285"><text:tab/><text:tab/><text:tab/>不是 只有 以前的戰亂國家，是 地球 各地 到處 爆發、平息 戰爭，一波未平一波又起。</text:p>
      <text:p text:style-name="P284"><text:tab/><text:tab/>不論是 <text:span text:style-name="T446">局部戰爭型持久戰、第三次世界大戰，人類 要 面臨 的 戰爭 都是 生化戰、總體戰。</text:span></text:p>
      <text:p text:style-name="P283"><text:tab/><text:tab/><text:tab/>戰後 的 人類、文明、文明發展 會 不斷 凋零、衰減、衰亡，人口 數量 會 急遽 下降。</text:p>
      <text:p text:style-name="P282"><text:tab/><text:tab/><text:tab/><text:tab/>人類個體 的 本能、傳承、生存狀態、生活品質、氣候涼爽度、日常舒適度 極端慘烈。</text:p>
      <text:p text:style-name="P281"><text:tab/><text:tab/><text:tab/><text:tab/>倖存 的 人類個體 不斷 掙扎、求生存，為了 生存 展現 人性黑暗的一面 是 日常。</text:p>
      <text:p text:style-name="P280"><text:tab/><text:tab/><text:tab/><text:tab/>原因很明顯，輻射武器、生化武器 對於 人類 的 存在、生存 具有 強烈 殺傷性。</text:p>
      <text:p text:style-name="P280"><text:tab/><text:tab/><text:tab/><text:tab/><text:tab/>明顯例子，核彈、四乙基鉛、武器化炭疽。<text:span text:style-name="T242">、磁彈</text:span></text:p>
      <text:p text:style-name="P279"><text:tab/><text:tab/><text:tab/><text:tab/>新鮮、可口、多汁 的 農作物、海鮮、美味 食物，都是 戰後 人類 的 奢求、寶物。</text:p>
      <text:p text:style-name="P278"><text:tab/><text:tab/>即便 沒有 推背圖，依照 人類 物質文明 發展、使用 情況，正常個體 都能 斷定 遲早發生。</text:p>
      <text:p text:style-name="P277"><text:tab/><text:tab/>為了 信念 而 爆發 <text:span text:style-name="T1">內戰</text:span>，<text:span text:style-name="T1">是 極端愚蠢 的</text:span> 想法、認知、決定、<text:span text:style-name="T1">決策</text:span>、行為、行動、作為<text:span text:style-name="T1">。</text:span></text:p>
      <text:p text:style-name="P276"><text:tab/><text:tab/><text:tab/><text:span text:style-name="T159">&lt;_?</text:span><text:span text:style-name="T175">3_&gt;個</text:span><text:span text:style-name="T447">體、</text:span>地球個體 不是 非要 人類、人類文明 不可。</text:p>
      <text:p text:style-name="P276"><text:tab/><text:tab/><text:tab/><text:tab/>非要 是 一定要。</text:p>
      <text:p text:style-name="P275"><text:tab/><text:tab/><text:tab/>不思進取、極端愚蠢 的 個體、文明 遲早 會 自滅、被自然反撲、被其他<text:span text:style-name="T158">&lt;?</text:span><text:span text:style-name="T233">2&gt;</text:span>文明殲滅。</text:p>
      <text:p text:style-name="P406"><text:span text:style-name="T133"><text:tab/><text:tab/><text:tab/><text:tab/>其他</text:span><text:span text:style-name="T90">&lt;?</text:span><text:span text:style-name="T93">2&gt;</text:span><text:span text:style-name="T133">文明 </text:span><text:span text:style-name="T88">擔任 白血球、T細胞 的 職責，消滅 癌化 </text:span><text:span text:style-name="T89">&lt;_</text:span><text:span text:style-name="T88">?3_&gt;個體 的 存在。</text:span></text:p>
      <text:p text:style-name="P274"><text:tab/><text:tab/><text:tab/><text:tab/>殲滅 的 明顯例子 是 地震、海嘯、瘟疫、飢荒、暴雨、雷擊、龍捲風、酷熱自燃。</text:p>
      <text:p text:style-name="P273"><text:tab/><text:tab/><text:tab/><text:tab/>殲滅 的 明顯例子 是 隕石、地球地磁、萬有引力、月亮牽引、太陽風暴、冰河期。</text:p>
      <text:p text:style-name="P405"><text:span text:style-name="T133"><text:tab/><text:tab/><text:tab/><text:tab/>殲滅 的 明顯例子 是 用 </text:span><text:span text:style-name="T90">&lt;?</text:span><text:span text:style-name="T94">2&gt;</text:span><text:span text:style-name="T133">個體 在 地球 附近 常態性 遮住，照射地球的 太陽光。</text:span></text:p>
      <text:p text:style-name="P404"><text:span text:style-name="T133"><text:tab/><text:tab/><text:tab/><text:tab/><text:tab/></text:span><text:span text:style-name="T90">&lt;?</text:span><text:span text:style-name="T94">2&gt;</text:span><text:span text:style-name="T133">個體 的 明顯例子 是 薄如紙、硬如鎢鋼金、質如水、大如月亮 的 </text:span><text:span text:style-name="T90">&lt;?</text:span><text:span text:style-name="T94">2&gt;</text:span><text:span text:style-name="T133">個體。</text:span></text:p>
      <text:p text:style-name="P403"><text:span text:style-name="T133"><text:tab/><text:tab/><text:tab/><text:tab/><text:tab/><text:tab/>殲滅 </text:span><text:span text:style-name="T90">&lt;?</text:span><text:span text:style-name="T94">2&gt;</text:span><text:span text:style-name="T133"> 個體、群體、文明 的 方法 無窮無盡。</text:span></text:p>
      <text:p text:style-name="P402"><text:span text:style-name="T133"><text:tab/><text:tab/><text:tab/><text:tab/><text:tab/><text:tab/><text:tab/>多數 通用型工具 稍微 改變 用法，就能 輕易殲滅 </text:span><text:span text:style-name="T90">&lt;?</text:span><text:span text:style-name="T94">2&gt;</text:span><text:span text:style-name="T133"> 個體、群體、文明。</text:span></text:p>
      <text:p text:style-name="P272"><text:tab/><text:tab/><text:tab/><text:tab/><text:tab/><text:tab/><text:tab/>少數 通用型工具 完全 不用 改變 用法，只要 直接 使用，就能 輕易殲滅。</text:p>
      <text:p text:style-name="P271"><text:tab/><text:tab/><text:tab/><text:tab/><text:tab/><text:tab/><text:tab/>設計、製造、使用 特化型工具、軍武，只是 浪費 時間、精力、勞動力。</text:p>
      <text:p text:style-name="P270"><text:tab/><text:tab/><text:tab/><text:tab/><text:tab/><text:tab/><text:tab/>還不如，設計、製造、使用 通用型工具，全力 發展 文明層級、文明程度。</text:p>
      <text:p text:style-name="P269"><text:tab/><text:tab/><text:tab/><text:tab/><text:tab/><text:tab/><text:tab/><text:tab/>無兵伐勢。</text:p>
      <text:p text:style-name="P269"><text:tab/><text:tab/><text:tab/><text:tab/><text:tab/><text:tab/><text:tab/><text:tab/><text:tab/>不動用 能量、儲量，透過 反軍事 就能 達到 軍事 效果。</text:p>
      <text:p text:style-name="P268"><text:tab/><text:tab/><text:tab/><text:tab/><text:tab/><text:tab/><text:tab/><text:tab/><text:tab/>完全 不用 浪費 一絲一毫 的 能量、儲量，就能 達到 軍事 效果。</text:p>
      <text:p text:style-name="P267"><text:tab/><text:tab/><text:tab/><text:tab/><text:tab/><text:tab/><text:tab/><text:tab/>動用 能量、儲量，只會 浪費 發展文明 的 國民數量、機會、成功率。</text:p>
      <text:p text:style-name="P266"><text:tab/><text:tab/><text:tab/><text:tab/><text:tab/><text:tab/><text:tab/><text:tab/>持續 不動用 能量、儲量，勢 會 全領域 加加速度 增長、維持、擴大。</text:p>
      <text:p text:style-name="P265"><text:tab/><text:tab/><text:tab/><text:tab/><text:tab/><text:tab/><text:tab/><text:tab/><text:tab/>領域 是 國民群 日常生活 習以為常、從事 的 日常領域、職業領域。</text:p>
      <text:p text:style-name="P401"><text:span text:style-name="T133"><text:tab/><text:tab/><text:tab/><text:tab/><text:tab/><text:tab/><text:tab/><text:tab/><text:tab/><text:tab/>明顯例子，</text:span><text:span text:style-name="T136">工業革命 之後，人類個體 搭乘火車 移動 是 日常。</text:span></text:p>
      <text:p text:style-name="P400"><text:span text:style-name="T133"><text:tab/><text:tab/><text:tab/><text:tab/><text:tab/><text:tab/><text:tab/><text:tab/><text:tab/><text:tab/>明顯例子，</text:span><text:span text:style-name="T136">工業革命 之後，人類個體 的 機動性 大幅提升。</text:span></text:p>
      <text:p text:style-name="P264"><text:tab/><text:tab/><text:tab/><text:tab/><text:tab/><text:tab/><text:tab/><text:tab/>文明 的 發展 極端強烈 相依於 國民群。</text:p>
      <text:p text:style-name="P263"><text:tab/><text:tab/><text:tab/><text:tab/><text:tab/><text:tab/><text:tab/><text:tab/><text:tab/>國民 是 國民 本身、意識層、肉質層、研發力、多樣性、發展性。</text:p>
      <text:p text:style-name="P262"><text:tab/><text:tab/><text:tab/><text:tab/><text:tab/><text:tab/><text:tab/><text:tab/><text:tab/>國民 是 國民 日常、從事 的 廣度、深度、突變、多樣性、熟練度。</text:p>
      <text:p text:style-name="P261"><text:tab/><text:tab/><text:tab/><text:tab/><text:tab/><text:tab/>只有 癌化 的 個體、群體、文明 才會 無故、故意、惡意 傷害、殲滅 個體。</text:p>
      <text:p text:style-name="P260"><text:tab/><text:tab/><text:tab/><text:tab/><text:tab/><text:tab/><text:tab/>個體 是 個體、群體、文明。</text:p>
      <text:p text:style-name="P259"><text:tab/><text:tab/><text:tab/><text:tab/><text:tab/><text:tab/><text:tab/>癌化 的 個體、群體、文明 沒有 存在 的 必要。</text:p>
      <text:p text:style-name="P258"><text:tab/><text:tab/><text:tab/><text:tab/><text:tab/><text:tab/><text:tab/><text:tab/>其他 個體、群體、文明 傷害 癌化 的 個體、群體、文明 是 必要之惡。</text:p>
      <text:p text:style-name="P257"><text:tab/><text:tab/><text:tab/><text:tab/><text:tab/><text:tab/><text:tab/><text:tab/>其他 個體、群體、文明 殲滅 癌化 的 個體、群體、文明 是 必要之惡。</text:p>
      <text:p text:style-name="P256"><text:tab/><text:tab/><text:tab/><text:tab/><text:tab/><text:tab/><text:tab/><text:tab/>其他 個體、群體、文明 滅絕 癌化 的 個體、群體、文明 是 必要之惡。<text:tab/><text:tab/><text:tab/><text:tab/><text:tab/><text:tab/><text:tab/><text:tab/>只有 癌化 的 個體、群體、文明 才會 認定自己替天行道 動用私刑。</text:p>
      <text:p text:style-name="P255"><text:tab/><text:tab/><text:tab/>個體、群體、文明 的 肉質層 法則、科學、科學應用、科技 越發達。</text:p>
      <text:p text:style-name="P255"><text:tab/><text:tab/><text:tab/><text:tab/>威嚇、殲滅、滅絕 個體、群體、文明 的 門檻越低、難度越低。</text:p>
      <text:p text:style-name="P254"><text:tab/><text:tab/><text:tab/><text:tab/><text:tab/>原因很簡單，威嚇、殲滅、滅絕 個體、群體、文明 的 武器 隨手可得。</text:p>
      <text:p text:style-name="P253"><text:tab/><text:tab/><text:tab/><text:tab/><text:tab/>直接使用 生活日常 的 通用型工具 就能 威嚇、殲滅、滅絕 個體、群體、文明。</text:p>
      <text:p text:style-name="P253"><text:tab/><text:tab/><text:tab/><text:tab/><text:tab/>直接 組裝、加工 生活日常 的 通用型工具 就能變成 特化型工具、軍武。</text:p>
      <text:p text:style-name="P252"><text:tab/><text:tab/><text:tab/><text:tab/>肉質層 法則、科學、科學應用、科技 越發達，威嚇、殲滅、滅絕 機率越高。</text:p>
      <text:p text:style-name="P252"><text:tab/><text:tab/><text:tab/><text:tab/><text:tab/>原因很明顯，莫非定律。</text:p>
      <text:p text:style-name="P252"><text:tab/><text:tab/><text:tab/><text:tab/><text:tab/>該機率 極端趨近於 不可逆現象。</text:p>
      <text:p text:style-name="P252"><text:tab/><text:tab/><text:tab/><text:tab/><text:tab/><text:tab/>該機率 增長很快，降低很慢。</text:p>
      <text:p text:style-name="P251"><text:tab/><text:tab/><text:tab/><text:tab/><text:tab/><text:tab/>肉質層 法則、科學、科學應用、科技 發展越快，該機率 增長越快。</text:p>
      <text:p text:style-name="P250"><text:tab/><text:tab/><text:tab/><text:tab/><text:tab/><text:tab/>肉質層 法則、科學、科學應用、科技 不再發展，該機率 持續增長，然後穩態。</text:p>
      <text:p text:style-name="P249"><text:tab/><text:tab/><text:tab/><text:tab/><text:tab/><text:tab/>肉質層 法則、科學、科學應用、科技 斷鏈，該機率 持續降低，然後穩態。</text:p>
      <text:p text:style-name="P248"><text:tab/><text:tab/><text:tab/><text:tab/><text:tab/><text:tab/><text:tab/>簡陋生活進入奢華生活 容易。</text:p>
      <text:p text:style-name="P247"><text:tab/><text:tab/><text:tab/><text:tab/><text:tab/><text:tab/><text:tab/><text:tab/>個體、群體、文明 主動發展 容易。</text:p>
      <text:p text:style-name="P248"><text:tab/><text:tab/><text:tab/><text:tab/><text:tab/><text:tab/><text:tab/>奢活生活進入簡陋生活 困難。</text:p>
      <text:p text:style-name="P247"><text:tab/><text:tab/><text:tab/><text:tab/><text:tab/><text:tab/><text:tab/><text:tab/>個體、群體、文明 主動斷鏈 困難。</text:p>
      <text:p text:style-name="P246"><text:tab/><text:tab/><text:tab/><text:tab/>明顯例子 是 人類。</text:p>
      <text:p text:style-name="P246"><text:tab/><text:tab/><text:tab/><text:tab/><text:tab/>在 石器時代 要 殲滅 個體、群體、文明 極端困難，用石頭 一個一個 攻擊。</text:p>
      <text:p text:style-name="P246"><text:tab/><text:tab/><text:tab/><text:tab/><text:tab/><text:tab/>稍微懂 石頭特性 的 人類個體 就能 從 通用型工具 變成 特化型工具。</text:p>
      <text:p text:style-name="P245"><text:tab/><text:tab/><text:tab/><text:tab/><text:tab/><text:tab/>該人類個體 使用 特化型工具 威嚇、殲滅、滅絕 個體、群體、文明。</text:p>
      <text:p text:style-name="P242"><text:tab/><text:tab/><text:tab/><text:tab/><text:tab/><text:tab/>明顯例子 是 石頭 變成 石斧。</text:p>
      <text:p text:style-name="P244"><text:tab/><text:tab/><text:tab/><text:tab/><text:tab/><text:tab/><text:tab/>石頭 隨手可得。</text:p>
      <text:p text:style-name="P244"><text:tab/><text:tab/><text:tab/><text:tab/><text:tab/><text:tab/><text:tab/>稍微懂 石頭特性 的 人類個體 可以隨手做出 石斧。</text:p>
      <text:p text:style-name="P244"><text:span text:style-name="T133"><text:tab/><text:tab/><text:tab/><text:tab/><text:tab/><text:tab/><text:tab/><text:tab/>該人類個體 越瞭解</text:span> 石頭<text:span text:style-name="T133">特性， </text:span>石斧<text:span text:style-name="T133"> 越優良。</text:span></text:p>
      <text:p text:style-name="P236"><text:tab/><text:tab/><text:tab/><text:tab/><text:tab/>在 火藥時代 要 殲滅 個體、群體、文明 稍微容易，用機槍 一群一群 攻擊。</text:p>
      <text:p text:style-name="P236"><text:tab/><text:tab/><text:tab/><text:tab/><text:tab/><text:tab/>稍微懂 火藥特性 的 人類個體 就能 從 通用型工具 變成 特化型工具。</text:p>
      <text:p text:style-name="P236"><text:tab/><text:tab/><text:tab/><text:tab/><text:tab/><text:tab/>該人類個體 使用 特化型工具 威嚇、殲滅、滅絕 個體、群體、文明。</text:p>
      <text:p text:style-name="P243"><text:tab/><text:tab/><text:tab/><text:tab/><text:tab/><text:tab/>明顯例子 是 金屬、火藥、加工機 變成 機槍、子彈、炸藥。</text:p>
      <text:p text:style-name="P242"><text:tab/><text:tab/><text:tab/><text:tab/><text:tab/><text:tab/><text:tab/>金屬、火藥、加工機 隨手可得。</text:p>
      <text:p text:style-name="P241"><text:tab/><text:tab/><text:tab/><text:tab/><text:tab/><text:tab/><text:tab/>稍微懂 加工特性 的 人類個體 可以隨手做出 加工機。</text:p>
      <text:p text:style-name="P241"><text:tab/><text:tab/><text:tab/><text:tab/><text:tab/><text:tab/><text:tab/><text:tab/>該人類個體 越瞭解 加工特性，加工機 越優良。</text:p>
      <text:p text:style-name="P236"><text:tab/><text:tab/><text:tab/><text:tab/><text:tab/>在 導彈時代 要 殲滅 個體、群體、文明 相對容易，用導彈 一群一群 攻擊。</text:p>
      <text:p text:style-name="P236"><text:tab/><text:tab/><text:tab/><text:tab/><text:tab/><text:tab/>稍微懂 火藥特性 的 人類個體 就能 從 通用型工具 變成 特化型工具。</text:p>
      <text:p text:style-name="P236"><text:tab/><text:tab/><text:tab/><text:tab/><text:tab/><text:tab/>該人類個體 使用 特化型工具 威嚇、殲滅、滅絕 個體、群體、文明。</text:p>
      <text:p text:style-name="P240"><text:tab/><text:tab/><text:tab/><text:tab/><text:tab/><text:tab/>明顯例子 是 金屬、火藥、加工機、晶片控制器 變成 導彈。</text:p>
      <text:p text:style-name="P239"><text:tab/><text:tab/><text:tab/><text:tab/><text:tab/><text:tab/><text:tab/>金屬、火藥、加工機、晶片控制器 隨手可得。</text:p>
      <text:p text:style-name="P238"><text:tab/><text:tab/><text:tab/><text:tab/><text:tab/><text:tab/><text:tab/>稍微懂 晶片特性 的 人類個體 可以隨手做出 晶片控制器。</text:p>
      <text:p text:style-name="P237"><text:tab/><text:tab/><text:tab/><text:tab/><text:tab/><text:tab/><text:tab/><text:tab/>該人類個體 越瞭解 晶片特性，晶片控制器 越優良。</text:p>
      <text:p text:style-name="P236"><text:tab/><text:tab/><text:tab/><text:tab/><text:tab/>在 核彈時代 要 殲滅 個體、群體、文明 更加容易，用核彈 一國一國 攻擊。</text:p>
      <text:p text:style-name="P236"><text:tab/><text:tab/><text:tab/><text:tab/><text:tab/><text:tab/>稍微懂 核子特性 的 人類個體 就能 從 通用型工具 變成 特化型工具。</text:p>
      <text:p text:style-name="P236"><text:tab/><text:tab/><text:tab/><text:tab/><text:tab/><text:tab/>該人類個體 使用 特化型工具 威嚇、殲滅、滅絕 個體、群體、文明。</text:p>
      <text:p text:style-name="P235"><text:tab/><text:tab/><text:tab/><text:tab/><text:tab/><text:tab/>明顯例子 是 氫、核子反應爐。</text:p>
      <text:p text:style-name="P235"><text:tab/><text:tab/><text:tab/><text:tab/><text:tab/><text:tab/><text:tab/>氫 隨手可得。</text:p>
      <text:p text:style-name="P234"><text:tab/><text:tab/><text:tab/><text:tab/><text:tab/><text:tab/><text:tab/>稍微懂 核子特性 的 人類個體 可以隨手做出 核子反應爐。</text:p>
      <text:p text:style-name="P234"><text:tab/><text:tab/><text:tab/><text:tab/><text:tab/><text:tab/><text:tab/><text:tab/>該人類個體 越瞭解 核子特性，核子反應爐 越優良。</text:p>
      <text:p text:style-name="P234"><text:tab/><text:tab/><text:tab/><text:tab/><text:tab/>不需要 專業個體，普通個體 都能做出來。</text:p>
      <text:p text:style-name="P233"><text:tab/><text:tab/><text:tab/><text:tab/><text:tab/><text:tab/>肉質層 法則、科學、科學應用、科技 越發達，門檻 越低，殲滅性 越強。</text:p>
      <text:p text:style-name="P232"><text:tab/><text:tab/><text:tab/><text:tab/><text:tab/><text:tab/>只要 門檻 低於 某一特定閥值，一個個體 就足以 殲滅 整個文明。</text:p>
      <text:p text:style-name="P231"><text:tab/><text:tab/><text:tab/><text:tab/><text:tab/><text:tab/><text:tab/>普通個體 直接使用 通用型工具 就足以 殲滅 整個 群體、文明。</text:p>
      <text:p text:style-name="P231"><text:tab/><text:tab/><text:tab/><text:tab/><text:tab/><text:tab/><text:tab/>普通個體 把 通用型工具 變成 特化型工具，就足以 殲滅 整個 群體、文明。</text:p>
      <text:p text:style-name="P230"><text:tab/><text:tab/><text:tab/><text:tab/><text:tab/><text:tab/>某一特定閥值 強烈相依於 群體 的 德、肉質層。</text:p>
      <text:p text:style-name="P229"><text:tab/><text:tab/><text:tab/><text:tab/><text:tab/><text:tab/><text:tab/>肉質層 的 明顯例子 是 人類 肉質材料、基因特徵、耐腐蝕性、耐輻射性。</text:p>
      <text:p text:style-name="P228"><text:tab/><text:tab/><text:tab/><text:tab/><text:tab/><text:tab/><text:tab/><text:tab/>直接從 本質 殲滅 整個 群體、文明。</text:p>
      <text:p text:style-name="P227"><text:tab/><text:tab/><text:tab/><text:tab/><text:tab/><text:tab/><text:tab/>肉質層 的 上下限 越窄，殲滅 個體、群體、文明 的門檻 越低。</text:p>
      <text:p text:style-name="P226"><text:tab/><text:tab/><text:tab/><text:tab/><text:tab/><text:tab/><text:tab/>群體 的 德 的 最小值 越低，殲滅 個體、群體、文明 的門檻 越低。</text:p>
      <text:p text:style-name="P225"><text:tab/><text:tab/><text:tab/><text:tab/><text:tab/><text:tab/><text:tab/><text:tab/>群體 的 德 的 最小值 是 該群體 的 擁有最低的德 的個體 的德。</text:p>
      <text:p text:style-name="P224"><text:tab/><text:tab/><text:tab/><text:tab/><text:tab/><text:tab/><text:tab/><text:tab/>明顯例子 是 群體<text:span text:style-name="T159">有</text:span><text:span text:style-name="T180">3</text:span><text:span text:style-name="T448">個個體。</text:span></text:p>
      <text:p text:style-name="P399"><text:span text:style-name="T137"><text:tab/><text:tab/><text:tab/><text:tab/><text:tab/><text:tab/><text:tab/><text:tab/><text:tab/>德 經過正規化 之後，分別是 </text:span><text:span text:style-name="T95">99%、33%、66%</text:span><text:span text:style-name="T137">。</text:span></text:p>
      <text:p text:style-name="P399"><text:span text:style-name="T137"><text:tab/><text:tab/><text:tab/><text:tab/><text:tab/><text:tab/><text:tab/><text:tab/><text:tab/> 群體</text:span><text:span text:style-name="T133"> 的 德 的 最小值 是 </text:span><text:span text:style-name="T90">33%</text:span><text:span text:style-name="T133">。</text:span></text:p>
      <text:p text:style-name="P398"><text:span text:style-name="T137"><text:tab/><text:tab/><text:tab/><text:tab/><text:tab/><text:tab/><text:tab/><text:tab/><text:tab/> 群體</text:span><text:span text:style-name="T133"> 的 德 的 最大值 是 </text:span><text:span text:style-name="T96">99</text:span><text:span text:style-name="T90">%</text:span><text:span text:style-name="T133">。</text:span></text:p>
      <text:p text:style-name="P223"><text:tab/><text:tab/><text:tab/><text:tab/><text:tab/>人類國民群 似乎 很好奇，為什麼 人類用望遠鏡 找不到 人類以外的其他高級文明。</text:p>
      <text:p text:style-name="P222"><text:tab/><text:tab/><text:tab/><text:span text:style-name="T57">道</text:span><text:span text:style-name="T1"> 是</text:span> <text:span text:style-name="T159">&lt;_?</text:span><text:span text:style-name="T181">3_&gt;個</text:span><text:span text:style-name="T449">體的一切、</text:span><text:span text:style-name="T159">&lt;_?</text:span><text:span text:style-name="T181">3_&gt;個</text:span><text:span text:style-name="T449">體的一切的</text:span><text:span text:style-name="T41">必要現象</text:span><text:span text:style-name="T449">、</text:span><text:span text:style-name="T159">&lt;?</text:span><text:span text:style-name="T181">2&gt;個</text:span><text:span text:style-name="T449">體的世界觀</text:span><text:span text:style-name="T41">。</text:span></text:p>
      <text:p text:style-name="P221"><text:span text:style-name="T159"><text:tab/><text:tab/><text:tab/><text:tab/>&lt;?</text:span><text:span text:style-name="T181">2&gt; 個</text:span><text:span text:style-name="T449">體、群體、文明 越瞭解 </text:span><text:span text:style-name="T159">&lt;_?</text:span><text:span text:style-name="T181">3_&gt;個</text:span><text:span text:style-name="T449">體，存在、生存、生活、發展 品質 越高。</text:span></text:p>
      <text:p text:style-name="P220"><text:span text:style-name="T159"><text:tab/><text:tab/><text:tab/><text:tab/>&lt;?</text:span><text:span text:style-name="T181">2&gt; 文明 </text:span>道 越高，肉質層法則、意識層法則 越高，越像是生活在 物質型天堂。</text:p>
      <text:p text:style-name="P218"><text:tab/><text:tab/><text:tab/><text:tab/><text:tab/>肉質層法則的高低、物質型天堂 有相關。</text:p>
      <text:p text:style-name="P218"><text:tab/><text:tab/><text:tab/><text:tab/><text:tab/>意識層法則的高低、物質型天堂 無相關。</text:p>
      <text:p text:style-name="P397"><text:span text:style-name="T90"><text:tab/><text:tab/><text:tab/><text:tab/>&lt;?</text:span><text:span text:style-name="T97">2&gt; 文明 </text:span><text:span text:style-name="T133">道 越低，肉質層法則、意識層法則 越低，越像是生活在 物質型地獄。</text:span></text:p>
      <text:p text:style-name="P219"><text:tab/><text:tab/><text:tab/><text:tab/><text:tab/>肉質層法則的高低、物質型地獄 有相關。</text:p>
      <text:p text:style-name="P218"><text:span text:style-name="T133"><text:tab/><text:tab/><text:tab/><text:tab/><text:tab/>意識層法則的高低、物質型</text:span>地獄 <text:span text:style-name="T133">無相關。</text:span></text:p>
      <text:p text:style-name="P217"><text:tab/><text:tab/><text:tab/><text:tab/><text:span text:style-name="T159">&lt;?</text:span><text:span text:style-name="T181">2&gt; 文明 </text:span>道 的 高低，攸關 <text:span text:style-name="T159">&lt;?</text:span><text:span text:style-name="T181">2&gt; 個</text:span><text:span text:style-name="T449">體、群體、文明 的 提升、昇華、享受、掙扎。</text:span></text:p>
      <text:p text:style-name="P216"><text:tab/><text:tab/><text:tab/><text:span text:style-name="T57">德</text:span><text:span text:style-name="T1"> 是</text:span><text:span text:style-name="T159"> &lt;?</text:span><text:span text:style-name="T181">2&gt; 個</text:span><text:span text:style-name="T449">體、群體、文明 存在、生存、生活、發展 的 </text:span><text:span text:style-name="T41">必要本質。</text:span></text:p>
      <text:p text:style-name="P215"><text:span text:style-name="T159"><text:tab/><text:tab/><text:tab/><text:tab/>&lt;?</text:span><text:span text:style-name="T181">2&gt; 個</text:span><text:span text:style-name="T449">體、群體、文明 越發展 意識層法則，存在、生存、生活、發展 機率 越高。</text:span></text:p>
      <text:p text:style-name="P214"><text:tab/><text:tab/><text:tab/><text:tab/><text:span text:style-name="T159">&lt;?</text:span><text:span text:style-name="T181">2&gt; 個</text:span><text:span text:style-name="T449">體、群體、文明 的 </text:span>德 越高，<text:span text:style-name="T449">存在、生存、生活、發展 機率 越高。</text:span></text:p>
      <text:p text:style-name="P214"><text:span text:style-name="T159"><text:tab/><text:tab/><text:tab/><text:tab/>&lt;?</text:span><text:span text:style-name="T181">2&gt; 文明 </text:span>德 越高，肉質層法則、意識層法則 越高，越像是生活在 精神型天堂。</text:p>
      <text:p text:style-name="P213"><text:tab/><text:tab/><text:tab/><text:tab/><text:tab/>原因很明顯，即便 肉質層法則 極端先進，文明 也不會 濫用、自滅、被視為威脅。</text:p>
      <text:p text:style-name="P213"><text:span text:style-name="T159"><text:tab/><text:tab/><text:tab/><text:tab/>&lt;?</text:span><text:span text:style-name="T181">2&gt; 文明 </text:span>德 越低，肉質層法則、意識層法則 越低，越像是生活在 精神型地獄。</text:p>
      <text:p text:style-name="P213"><text:tab/><text:tab/><text:tab/><text:tab/><text:tab/>原因很明顯，即便 肉質層法則 極端落後，文明 也會 濫用、自滅、被視為威脅。</text:p>
      <text:p text:style-name="P211"><text:tab/><text:tab/><text:tab/><text:tab/><text:tab/>明顯例子 是 人類的核子 科學、科學應用，都還沒廣泛應用在 日常生活用品。</text:p>
      <text:p text:style-name="P212"><text:tab/><text:tab/><text:tab/><text:tab/><text:tab/><text:tab/>人類 就 極端趨近於 自滅 邊緣。</text:p>
      <text:p text:style-name="P211"><text:tab/><text:tab/><text:tab/><text:tab/><text:tab/>明顯例子 是 人類文明 的核子科學，還沒廣泛應用在 日常生活用品。</text:p>
      <text:p text:style-name="P211"><text:tab/><text:tab/><text:tab/><text:tab/><text:tab/><text:tab/>其他文明 的核子科學，廣泛應用在 日常生活用品。</text:p>
      <text:p text:style-name="P211"><text:tab/><text:tab/><text:tab/><text:tab/><text:tab/><text:tab/>其他文明 發展速度極端遠遠高於 人類文明。</text:p>
      <text:p text:style-name="P211"><text:tab/><text:tab/><text:tab/><text:tab/><text:tab/><text:tab/>時間經過越久，發展速度相差越大。</text:p>
      <text:p text:style-name="P210"><text:tab/><text:tab/><text:tab/><text:tab/><text:tab/><text:tab/>時間經過越久，發展加速度相差越大。</text:p>
      <text:p text:style-name="P209"><text:tab/><text:tab/><text:tab/><text:tab/><text:tab/><text:tab/>明顯例子，人類文明的貨船 是 柴油動力貨船。</text:p>
      <text:p text:style-name="P209"><text:tab/><text:tab/><text:tab/><text:tab/><text:tab/><text:tab/>明顯例子，其他文明的貨船 是 核子動力貨船。</text:p>
      <text:p text:style-name="P208"><text:tab/><text:tab/><text:tab/><text:tab/><text:tab/><text:tab/>本書知道 讀者知道 柴油動力貨船、核子動力貨船，相差有多大。</text:p>
      <text:p text:style-name="P207"><text:tab/><text:tab/><text:tab/><text:tab/><text:tab/><text:tab/>德 足夠高的其他文明 廣泛應用 核子科學 在 日常生活用品。</text:p>
      <text:p text:style-name="P207"><text:tab/><text:tab/><text:tab/><text:tab/><text:tab/><text:tab/><text:tab/>核子電池、核子充電站、核動車、核子民航機、核子列車、核子不斷電系統。</text:p>
      <text:p text:style-name="P207"><text:tab/><text:tab/><text:tab/><text:tab/><text:tab/><text:tab/><text:tab/>不但 不會 崩塌、自滅，還能 爆發性 加加速度發展。</text:p>
      <text:p text:style-name="P207"><text:tab/><text:tab/><text:tab/><text:tab/><text:tab/><text:tab/><text:tab/>明顯例子，人類的工業革命。</text:p>
      <text:p text:style-name="P204"><text:tab/><text:tab/><text:tab/><text:tab/><text:tab/><text:tab/>假定 人類文明 的核子科學，廣泛應用在 日常生活用品。</text:p>
      <text:p text:style-name="P204"><text:tab/><text:tab/><text:tab/><text:tab/><text:tab/><text:tab/>但是，人類文明 的 道 不夠。<text:span text:style-name="T242">（木桶理論）</text:span></text:p>
      <text:p text:style-name="P205"><text:tab/><text:tab/><text:tab/><text:tab/><text:tab/><text:tab/><text:tab/>人類文明 還不會中和 使用前、使用中、使用後 核輻射、核汙染、核廢料。</text:p>
      <text:p text:style-name="P205"><text:tab/><text:tab/><text:tab/><text:tab/><text:tab/><text:tab/><text:tab/>人類個體 有機率被輻射外洩汙染 病變、突變、癌化、死亡。</text:p>
      <text:p text:style-name="P329"><text:tab/><text:tab/><text:tab/><text:tab/><text:tab/><text:tab/><text:tab/><text:tab/>有機率<text:span text:style-name="T451">造成 飲用水、雨水、海洋、魚類 大量 病變、突變、毒化、死亡。</text:span></text:p>
      <text:p text:style-name="P206"><text:tab/><text:tab/><text:tab/><text:tab/><text:tab/><text:tab/><text:tab/>人類文明 還不能廣泛應用核子科學 在 日常生活用品。</text:p>
      <text:p text:style-name="P205"><text:tab/><text:tab/><text:tab/><text:tab/><text:tab/><text:tab/><text:tab/>文明 道越低，崩塌、自滅 機率越高。</text:p>
      <text:p text:style-name="P204"><text:tab/><text:tab/><text:tab/><text:tab/><text:tab/><text:tab/><text:tab/>人類文明 有機率 極端大多數文明滅絕、回到第零層級文明、人類滅絕。</text:p>
      <text:p text:style-name="P203"><text:tab/><text:tab/><text:tab/><text:tab/><text:tab/><text:tab/>但是，人類文明 的 德 不夠。<text:span text:style-name="T242">（木桶理論）</text:span></text:p>
      <text:p text:style-name="P203"><text:tab/><text:tab/><text:tab/><text:tab/><text:tab/><text:tab/><text:tab/>人類文明 有機率因為核子科學廣泛應用在 日常生活用品，而 崩塌、自滅。</text:p>
      <text:p text:style-name="P202"><text:tab/><text:tab/><text:tab/><text:tab/><text:tab/><text:tab/><text:tab/>人類文明 有機率沒有 維持、拉近、超越 其他文明。</text:p>
      <text:p text:style-name="P202"><text:tab/><text:tab/><text:tab/><text:tab/><text:tab/><text:tab/><text:tab/>人類文明 有機率 極端大多數文明滅絕、回到第零層級文明、人類滅絕。</text:p>
      <text:p text:style-name="P201"><text:tab/><text:tab/><text:tab/><text:tab/><text:tab/>能源發展 的 明顯例子，<text:span text:style-name="T473">獸力 → </text:span>水力、<text:span text:style-name="T473">風力 → 火力 → 電力 → 核能 → 自然</text:span>。</text:p>
      <text:p text:style-name="P201"><text:tab/><text:tab/><text:tab/><text:tab/><text:tab/><text:tab/>能源發展的 狀態、轉移、市佔率 不是 直接取代、瞬間轉移、市佔率瞬間暴增。</text:p>
      <text:p text:style-name="P200"><text:tab/><text:tab/><text:tab/><text:tab/><text:tab/><text:tab/><text:tab/>能源發展 不是 目標導向。</text:p>
      <text:p text:style-name="P200"><text:tab/><text:tab/><text:tab/><text:tab/><text:tab/><text:tab/><text:tab/><text:tab/>目標導向 是 外部驅動導向、外部施力。</text:p>
      <text:p text:style-name="P199"><text:tab/><text:tab/><text:tab/><text:tab/><text:tab/><text:tab/><text:tab/><text:tab/>明顯例子，不是，下令 在 某一特定時間 之前 要完成 某一特定市佔率。</text:p>
      <text:p text:style-name="P199"><text:tab/><text:tab/><text:tab/><text:tab/><text:tab/><text:tab/><text:tab/>明顯例子，不是 火力 直接取代 水力、風力。</text:p>
      <text:p text:style-name="P199"><text:tab/><text:tab/><text:tab/><text:tab/><text:tab/><text:tab/><text:tab/><text:tab/>假定，（初萌期、成長期 的）火力 直接取代（成熟期 的）水力、風力。</text:p>
      <text:p text:style-name="P199"><text:tab/><text:tab/><text:tab/><text:tab/><text:tab/><text:tab/><text:tab/><text:tab/><text:tab/>只會 造成 能源發展的 狀態不穩定、轉移不成功、市佔率崩塌。</text:p>
      <text:p text:style-name="P199"><text:tab/><text:tab/><text:tab/><text:tab/><text:tab/><text:tab/><text:tab/><text:tab/><text:tab/>文明的 能源發展 有機率 逐漸、指數、瞬間 失控、崩塌、自滅。</text:p>
      <text:p text:style-name="P198"><text:tab/><text:tab/><text:tab/><text:tab/><text:tab/><text:tab/><text:tab/><text:tab/><text:tab/>文明（本身）有機率 逐漸、指數、瞬間 失控、崩塌、自滅。</text:p>
      <text:p text:style-name="P197"><text:tab/><text:tab/><text:tab/><text:tab/><text:tab/><text:tab/>能源發展的 狀態、轉移、市佔率 是 逐漸取代、漸進式轉移、市佔率逐漸增加。</text:p>
      <text:p text:style-name="P195"><text:tab/><text:tab/><text:tab/><text:tab/><text:tab/><text:tab/><text:tab/>能源發展 是 過程導向、狀態導向、指標導向 非監督式學習、發展。</text:p>
      <text:p text:style-name="P195"><text:tab/><text:tab/><text:tab/><text:tab/><text:tab/><text:tab/><text:tab/><text:tab/>過程導向 是 內部驅動導向、內部施力。</text:p>
      <text:p text:style-name="P195"><text:tab/><text:tab/><text:tab/><text:tab/><text:tab/><text:tab/><text:tab/><text:tab/><text:tab/>明顯例子，德、幫助、愛 周遭個體、所有個體、一切。</text:p>
      <text:p text:style-name="P195"><text:tab/><text:tab/><text:tab/><text:tab/><text:tab/><text:tab/><text:tab/><text:tab/><text:tab/>明顯例子，某一特定個體 想要 周遭個體 過上 更舒適的生活。</text:p>
      <text:p text:style-name="P196"><text:tab/><text:tab/><text:tab/><text:tab/><text:tab/><text:tab/><text:tab/><text:tab/><text:tab/><text:tab/>該個體 蘊含 德，自然而然、理所當然 德、幫助、愛 周遭個體。</text:p>
      <text:p text:style-name="P196"><text:tab/><text:tab/><text:tab/><text:tab/><text:tab/><text:tab/><text:tab/><text:tab/><text:tab/><text:tab/>該個體 想去 幫助，自然而然、理所當然 幫助、愛 周遭個體。</text:p>
      <text:p text:style-name="P196"><text:tab/><text:tab/><text:tab/><text:tab/><text:tab/><text:tab/><text:tab/><text:tab/><text:tab/><text:tab/>該個體 進行 愛，自然而然、理所當然 愛 周遭個體、所有個體。</text:p>
      <text:p text:style-name="P196"><text:tab/><text:tab/><text:tab/><text:tab/><text:tab/><text:tab/><text:tab/><text:tab/><text:tab/><text:tab/>該個體 自然而然、理所當然 維持、提升、昇華 能源發展。</text:p>
      <text:p text:style-name="P196"><text:tab/><text:tab/><text:tab/><text:tab/><text:tab/><text:tab/><text:tab/><text:tab/><text:tab/>抽象例子，某一特定個體 爬山。</text:p>
      <text:p text:style-name="P196"><text:tab/><text:tab/><text:tab/><text:tab/><text:tab/><text:tab/><text:tab/><text:tab/><text:tab/><text:tab/>該個體 不是 一直盯著 山頂，惦記著 到底什麼時候才會到。</text:p>
      <text:p text:style-name="P196"><text:tab/><text:tab/><text:tab/><text:tab/><text:tab/><text:tab/><text:tab/><text:tab/><text:tab/><text:tab/>該個體 是 知道 山頂、方向，踩著 每一步，堅定的 往前走。</text:p>
      <text:p text:style-name="P196"><text:tab/><text:tab/><text:tab/><text:tab/><text:tab/><text:tab/><text:tab/><text:tab/><text:tab/><text:tab/>該個體 是 時常注意 山路狀況、最新氣象預報，相對應的做調整。</text:p>
      <text:p text:style-name="P196"><text:tab/><text:tab/><text:tab/><text:tab/><text:tab/><text:tab/><text:tab/><text:tab/><text:tab/><text:tab/>該個體 有機率 維持、提升、昇華 工具。</text:p>
      <text:p text:style-name="P196"><text:tab/><text:tab/><text:tab/><text:tab/><text:tab/><text:tab/><text:tab/><text:tab/><text:tab/><text:tab/>該個體 有機率 結伴而行、團隊合作、互相守護。</text:p>
      <text:p text:style-name="P195"><text:tab/><text:tab/><text:tab/><text:tab/><text:tab/><text:tab/><text:tab/><text:tab/>明顯例子，是，根據 整個文明的現狀、實際狀態、某一特定指標的數據。</text:p>
      <text:p text:style-name="P195"><text:tab/><text:tab/><text:tab/><text:tab/><text:tab/><text:tab/><text:tab/><text:tab/><text:tab/>某一特定指標 的 明顯例子，穩定狀態、有效功率、後處理配套措施。</text:p>
      <text:p text:style-name="P195"><text:tab/><text:tab/><text:tab/><text:tab/><text:tab/><text:tab/><text:tab/><text:tab/><text:tab/>達成時間、市佔率 不是 目標。</text:p>
      <text:p text:style-name="P195"><text:tab/><text:tab/><text:tab/><text:tab/><text:tab/><text:tab/><text:tab/><text:tab/><text:tab/>達成時間、市佔率 是 外顯特徵。</text:p>
      <text:p text:style-name="P194"><text:tab/><text:tab/><text:tab/><text:tab/><text:tab/><text:tab/><text:tab/>明顯例子，是 火力 逐漸取代（成熟期 的）水力、風力。</text:p>
      <text:p text:style-name="P193"><text:tab/><text:tab/><text:tab/><text:tab/><text:tab/><text:tab/><text:tab/><text:tab/>火力的 初萌期、不穩定階段，以 水力、風力 為主，火力 小規模測試。</text:p>
      <text:p text:style-name="P193"><text:tab/><text:tab/><text:tab/><text:tab/><text:tab/><text:tab/><text:tab/><text:tab/><text:tab/>能源、穩定性、市佔率，火力 遠遠低於 水力、風力。</text:p>
      <text:p text:style-name="P192"><text:tab/><text:tab/><text:tab/><text:tab/><text:tab/><text:tab/><text:tab/><text:tab/>火力的 成長期、逐漸穩定階段，以 水力、風力 為主，火力 為輔。</text:p>
      <text:p text:style-name="P190"><text:tab/><text:tab/><text:tab/><text:tab/><text:tab/><text:tab/><text:tab/><text:tab/><text:tab/>能源、穩定性、市佔率，火力 逐漸接近 水力、風力。</text:p>
      <text:p text:style-name="P191"><text:tab/><text:tab/><text:tab/><text:tab/><text:tab/><text:tab/><text:tab/><text:tab/>火力的 成熟期、穩定階段，以 火力 為主。</text:p>
      <text:p text:style-name="P190"><text:tab/><text:tab/><text:tab/><text:tab/><text:tab/><text:tab/><text:tab/><text:tab/><text:tab/>能源、穩定性、市佔率，火力 高於、遠遠高於 水力、風力。</text:p>
      <text:p text:style-name="P189"><text:tab/><text:tab/><text:tab/><text:tab/><text:tab/>本書 不推薦 核子科學 廣泛應用在 日常生活用品。</text:p>
      <text:p text:style-name="P188"><text:tab/><text:tab/><text:tab/><text:tab/><text:tab/><text:tab/>原因很明顯，核子科學 失控 對文明的殺傷力極大，文明 有機率 斷鏈、滅絕。</text:p>
      <text:p text:style-name="P187"><text:tab/><text:tab/><text:tab/><text:tab/><text:tab/><text:tab/><text:tab/>莫非定律。</text:p>
      <text:p text:style-name="P187"><text:tab/><text:tab/><text:tab/><text:tab/><text:tab/><text:tab/><text:tab/>明顯例子，核輻射、核爆炸、核冬天。</text:p>
      <text:p text:style-name="P176"><text:tab/><text:tab/><text:tab/><text:tab/><text:tab/>本書 推薦 自然、自然無為、自然系統 廣泛應用在 日常生活用品。</text:p>
      <text:p text:style-name="P183"><text:tab/><text:tab/><text:tab/><text:tab/><text:tab/><text:tab/><text:span text:style-name="T1">取之於自然、用之於自然。</text:span><text:span text:style-name="T406">（能源發展，第（</text:span><text:span text:style-name="T407">a）</text:span><text:span text:style-name="T406">層級</text:span><text:span text:style-name="T407">法則 → 第（a+1）層級法則）</text:span></text:p>
      <text:p text:style-name="P186"><text:tab/><text:tab/><text:tab/><text:tab/><text:tab/><text:tab/>明顯例子，蒐集煤炭 →<text:span text:style-name="T452"> 燃燒</text:span>煤炭<text:span text:style-name="T452"> </text:span>→<text:span text:style-name="T452"> 水蒸氣</text:span> →<text:span text:style-name="T452"> </text:span>能量轉換工具 →<text:span text:style-name="T452"> 旋轉動能。</text:span></text:p>
      <text:p text:style-name="P185"><text:tab/><text:tab/><text:tab/><text:tab/><text:tab/><text:tab/><text:tab/>蒐集、<text:span text:style-name="T452">燃燒 </text:span>煤炭 浪費勞動力、浪費生產力、浪費精力、毒化地球大氣。</text:p>
      <text:p text:style-name="P183"><text:tab/><text:tab/><text:tab/><text:tab/><text:tab/><text:tab/>文明 不要 浪費能量 產生能量。<text:span text:style-name="T410">（</text:span><text:span text:style-name="T409">能源發展，&lt;?</text:span><text:span text:style-name="T411">a&gt;宗量層級</text:span><text:span text:style-name="T412"> → &lt;?</text:span><text:span text:style-name="T411">a+1&gt;宗量層級）</text:span></text:p>
      <text:p text:style-name="P184"><text:tab/><text:tab/><text:tab/><text:tab/><text:tab/><text:tab/><text:tab/>浪費 煤炭、勞動力、生產力、精力、大氣、個體數量、創造力、發展可能性。</text:p>
      <text:p text:style-name="P183"><text:tab/><text:tab/><text:tab/><text:tab/><text:tab/><text:tab/><text:tab/>產生 <text:span text:style-name="T452">旋轉動能、交流電。</text:span><text:span text:style-name="T394">（</text:span><text:span text:style-name="T405">n &gt;= a &gt;= u）</text:span></text:p>
      <text:p text:style-name="P156"><text:tab/><text:tab/><text:tab/><text:tab/><text:tab/><text:tab/>第一層級<text:span text:style-name="T1">文明</text:span>（以上）<text:span text:style-name="T1">要 設計、製造、使用</text:span>、維護、優化 能量轉換<text:span text:style-name="T1">工具。</text:span></text:p>
      <text:p text:style-name="P157"><text:tab/><text:tab/><text:tab/><text:tab/><text:tab/><text:tab/><text:tab/>使用 是 融入環境、自然而然、理所當然 運行 能量轉換工具。<text:span text:style-name="T427">（、通用型工具）</text:span></text:p>
      <text:p text:style-name="P157"><text:tab/><text:tab/><text:tab/><text:tab/><text:tab/><text:tab/><text:tab/><text:tab/>地球文明 不用 浪費能量，去管理（該能量轉換工具的）能量轉換過程。</text:p>
      <text:p text:style-name="P157"><text:tab/><text:tab/><text:tab/><text:tab/><text:tab/><text:tab/><text:tab/><text:tab/>能量轉換工具 自己就會，自然而然、理所當然 轉換能量。</text:p>
      <text:p text:style-name="P157"><text:tab/><text:tab/><text:tab/><text:tab/><text:tab/><text:tab/><text:tab/>地球文明 只要 週期性、定期、不定期 維護、優化 能量轉換工具。</text:p>
      <text:p text:style-name="P176"><text:tab/><text:tab/><text:tab/><text:tab/><text:tab/><text:tab/><text:tab/>地球文明 不需要浪費 時間、能量 搜尋產生能量的 來源。</text:p>
      <text:p text:style-name="P182"><text:tab/><text:tab/><text:tab/><text:tab/><text:tab/><text:tab/><text:tab/><text:tab/>明顯例子，煤礦。</text:p>
      <text:p text:style-name="P176"><text:tab/><text:tab/><text:tab/><text:tab/><text:tab/><text:tab/><text:tab/>地球文明 不需要浪費 時間、能量 挖掘、收集 產生能量所需的 能量。</text:p>
      <text:p text:style-name="P181"><text:tab/><text:tab/><text:tab/><text:tab/><text:tab/><text:tab/><text:tab/><text:tab/>明顯例子，採收煤炭、倉儲煤炭、運輸煤炭、浪費時間、浪費柴油。</text:p>
      <text:p text:style-name="P180"><text:tab/><text:tab/><text:tab/><text:tab/><text:tab/><text:tab/><text:tab/>原本浪費的 勞動力、生產力，用來發展 通用型工具、本能、傳承、文明。</text:p>
      <text:p text:style-name="P179"><text:tab/><text:tab/><text:tab/><text:tab/><text:tab/><text:tab/><text:tab/><text:tab/>機會成本。</text:p>
      <text:p text:style-name="P178"><text:tab/><text:tab/><text:tab/><text:tab/><text:tab/><text:tab/><text:tab/>文明 產生能量的目的，不是 浪費能量。</text:p>
      <text:p text:style-name="P177"><text:tab/><text:tab/><text:tab/><text:tab/><text:tab/><text:tab/><text:tab/>文明 產生能量的目的，是 攝取能量。</text:p>
      <text:p text:style-name="P176"><text:tab/><text:tab/><text:tab/><text:tab/><text:tab/><text:tab/><text:tab/>地球文明 不要 浪費能量在 系統輸入、系統運作。</text:p>
      <text:p text:style-name="P157"><text:tab/><text:tab/><text:tab/><text:tab/><text:tab/><text:tab/><text:tab/><text:tab/>最多只需要 保養、修復、優化、昇華 能量轉換工具。</text:p>
      <text:p text:style-name="P157"><text:tab/><text:tab/><text:tab/><text:tab/><text:tab/><text:tab/><text:tab/>地球文明 要 使用能量轉換工具在 系統輸出。</text:p>
      <text:p text:style-name="P175"><text:tab/><text:tab/><text:tab/><text:tab/><text:tab/><text:tab/><text:tab/><text:tab/>使用 是 擺放、放置、設置、安置、安裝、不需要操作、不需要管理。</text:p>
      <text:p text:style-name="P175"><text:tab/><text:tab/><text:tab/><text:tab/><text:tab/><text:tab/><text:tab/><text:tab/>地球文明 要 自然而然、理所當然 攝取 系統輸出。</text:p>
      <text:p text:style-name="P174"><text:tab/><text:tab/><text:tab/><text:tab/><text:tab/><text:tab/><text:tab/><text:tab/><text:span text:style-name="T1">順應自然、自然無為、無為而治。</text:span></text:p>
      <text:p text:style-name="P158"><text:tab/><text:tab/><text:tab/><text:tab/><text:tab/><text:tab/><text:tab/><text:tab/>無為，而無不為。</text:p>
      <text:p text:style-name="P158"><text:tab/><text:tab/><text:tab/><text:tab/><text:tab/><text:tab/><text:tab/><text:tab/><text:tab/>無為，然後 無所不為。</text:p>
      <text:p text:style-name="P158"><text:tab/><text:tab/><text:tab/><text:tab/><text:tab/><text:tab/><text:tab/><text:tab/><text:tab/><text:tab/>地球文明 無為，環境 自然態、自然而然、理所當然 無所不為。</text:p>
      <text:p text:style-name="P172"><text:tab/><text:tab/><text:tab/><text:tab/><text:tab/><text:tab/><text:tab/><text:tab/><text:tab/>地球文明 無為，系統輸入、系統運作。</text:p>
      <text:p text:style-name="P173"><text:tab/><text:tab/><text:tab/><text:tab/><text:tab/><text:tab/><text:tab/><text:tab/><text:tab/>環境 無所不為，系統輸入、系統運作。</text:p>
      <text:p text:style-name="P172"><text:tab/><text:tab/><text:tab/><text:tab/><text:tab/><text:tab/><text:tab/><text:tab/><text:tab/>地球文明 有為，設計、製造、使用、維護 能量轉換工具。</text:p>
      <text:p text:style-name="P172"><text:tab/><text:tab/><text:tab/><text:tab/><text:tab/><text:tab/><text:tab/><text:tab/><text:tab/>地球文明 有為，保養、修復、優化、昇華 能量轉換工具。</text:p>
      <text:p text:style-name="P172"><text:tab/><text:tab/><text:tab/><text:tab/><text:tab/><text:tab/><text:tab/><text:tab/><text:tab/>地球文明 有為，攝取 系統輸出。</text:p>
      <text:p text:style-name="P171"><text:tab/><text:tab/><text:tab/><text:tab/><text:tab/><text:tab/><text:tab/><text:tab/><text:tab/>地球文明 轉嫁 系統輸入、系統運作 給 環境。</text:p>
      <text:p text:style-name="P170"><text:tab/><text:tab/><text:tab/><text:tab/><text:tab/><text:tab/><text:tab/><text:tab/><text:tab/>地球文明 什麼事都不用做，就有 取之不盡、用之不完 的 能量。</text:p>
      <text:p text:style-name="P169"><text:tab/><text:tab/><text:tab/><text:tab/><text:tab/><text:tab/><text:tab/><text:tab/><text:tab/>明顯例子，環境 是 飛輪。<text:span text:style-name="T394">（假定 能量不夠，則 個體數量 超標）</text:span></text:p>
      <text:p text:style-name="P287"><text:tab/><text:tab/><text:tab/><text:tab/><text:tab/><text:tab/><text:tab/><text:tab/><text:tab/><text:tab/>環境的 能量、儲量 <text:span text:style-name="T526">↔</text:span> 飛輪的 旋轉動能。<text:span text:style-name="T438">（有必要提升昇華 工具）</text:span></text:p>
      <text:p text:style-name="P168"><text:tab/><text:tab/><text:tab/><text:tab/><text:tab/><text:tab/><text:tab/><text:tab/><text:tab/><text:tab/><text:tab/>旋轉動能 透過 能量轉換工具 轉換成 交流電。</text:p>
      <text:p text:style-name="P167"><text:tab/><text:tab/><text:tab/><text:tab/><text:tab/><text:tab/><text:tab/><text:tab/><text:tab/><text:tab/><text:tab/>交流電馬達 攝取 交流電。<text:span text:style-name="T438">（有必要優化 攝取能量的 有效功率）</text:span></text:p>
      <text:p text:style-name="P167"><text:tab/><text:tab/><text:tab/><text:tab/><text:tab/><text:tab/><text:tab/><text:tab/><text:tab/><text:tab/><text:tab/>交流電馬達 <text:span text:style-name="T526">↔</text:span> 地球文明。<text:span text:style-name="T394">（有必要增加 能量攝取 來源）</text:span></text:p>
      <text:p text:style-name="P166"><text:tab/><text:tab/><text:tab/><text:tab/><text:tab/><text:tab/><text:tab/><text:tab/><text:tab/><text:tab/>地球文明 不需要管理 飛輪的 輸入、運作。</text:p>
      <text:p text:style-name="P166"><text:tab/><text:tab/><text:tab/><text:tab/><text:tab/><text:tab/><text:tab/><text:tab/><text:tab/><text:tab/>地球文明 只需要攝取 飛輪的 輸出。<text:span text:style-name="T438">（有必要微調 文明的 生育率）</text:span></text:p>
      <text:p text:style-name="P158"><text:tab/><text:tab/><text:tab/><text:tab/><text:tab/><text:tab/><text:tab/><text:tab/>只要 地球文明 本能、傳承 足夠高。</text:p>
      <text:p text:style-name="P165"><text:tab/><text:tab/><text:tab/><text:tab/><text:tab/><text:tab/><text:tab/><text:tab/><text:tab/>地球文明 無為，系統輸入、系統運作。</text:p>
      <text:p text:style-name="P165"><text:tab/><text:tab/><text:tab/><text:tab/><text:tab/><text:tab/><text:tab/><text:tab/><text:tab/>地球文明 無為，設計、製造、使用、維護 能量轉換工具。</text:p>
      <text:p text:style-name="P165"><text:tab/><text:tab/><text:tab/><text:tab/><text:tab/><text:tab/><text:tab/><text:tab/><text:tab/>地球文明 無為，保養、修復、優化、昇華 能量轉換工具。</text:p>
      <text:p text:style-name="P164"><text:tab/><text:tab/><text:tab/><text:tab/><text:tab/><text:tab/><text:tab/><text:tab/><text:tab/>地球文明 無為、無感、自然、自然而然、理所當然，攝取 系統輸出。</text:p>
      <text:p text:style-name="P164"><text:tab/><text:tab/><text:tab/><text:tab/><text:tab/><text:tab/><text:tab/><text:tab/><text:tab/><text:tab/>無感 是 沒有 感測到、感知到、感受到、認知到、意識到。</text:p>
      <text:p text:style-name="P164"><text:tab/><text:tab/><text:tab/><text:tab/><text:tab/><text:tab/><text:tab/><text:tab/><text:tab/><text:tab/>地球文明 有 攝取 系統輸出。</text:p>
      <text:p text:style-name="P164"><text:tab/><text:tab/><text:tab/><text:tab/><text:tab/><text:tab/><text:tab/><text:tab/><text:tab/><text:tab/>地球文明 沒有、不會、極端難以 意識到，自己 攝取 系統輸出。</text:p>
      <text:p text:style-name="P163"><text:tab/><text:tab/><text:tab/><text:tab/><text:tab/><text:tab/><text:tab/><text:tab/><text:tab/>明顯例子，地球文明 設計、製造、使用 內在物質、內部機制。</text:p>
      <text:p text:style-name="P163"><text:tab/><text:tab/><text:tab/><text:tab/><text:tab/><text:tab/><text:tab/><text:tab/><text:tab/>明顯例子，地球文明 設計、製造、使用 感測、交互作用、系統。</text:p>
      <text:p text:style-name="P162"><text:tab/><text:tab/><text:tab/><text:tab/><text:tab/><text:tab/><text:tab/><text:tab/><text:tab/>明顯例子，地球文明 設計、製造、使用 個體群、生態系、生態圈。</text:p>
      <text:p text:style-name="P161"><text:tab/><text:tab/><text:tab/><text:tab/><text:tab/><text:tab/><text:tab/><text:tab/><text:tab/>明顯例子，地球文明 設計、製造、使用 無機體、有機體、游離體。</text:p>
      <text:p text:style-name="P159"><text:tab/><text:tab/><text:tab/><text:tab/><text:tab/><text:tab/><text:tab/><text:tab/><text:tab/>明顯例子，無機體、有機體、游離體 自然而然、理所當然 交互作用。</text:p>
      <text:p text:style-name="P159"><text:tab/><text:tab/><text:tab/><text:tab/><text:tab/><text:tab/><text:tab/><text:tab/><text:tab/><text:tab/> 無機體、有機體、游離體 自然而然 系統輸入、系統運作。</text:p>
      <text:p text:style-name="P159"><text:tab/><text:tab/><text:tab/><text:tab/><text:tab/><text:tab/><text:tab/><text:tab/><text:tab/><text:tab/> 無機體、有機體、游離體 自然而然 設計、製造 能量轉換工具。</text:p>
      <text:p text:style-name="P159"><text:tab/><text:tab/><text:tab/><text:tab/><text:tab/><text:tab/><text:tab/><text:tab/><text:tab/><text:tab/> 無機體、有機體、游離體 自然而然 使用、維護 能量轉換工具。</text:p>
      <text:p text:style-name="P159"><text:tab/><text:tab/><text:tab/><text:tab/><text:tab/><text:tab/><text:tab/><text:tab/><text:tab/><text:tab/> 無機體、有機體、游離體 自然而然 保養、修復 能量轉換工具。</text:p>
      <text:p text:style-name="P159"><text:tab/><text:tab/><text:tab/><text:tab/><text:tab/><text:tab/><text:tab/><text:tab/><text:tab/><text:tab/> 無機體、有機體、游離體 自然而然 優化、昇華 能量轉換工具。</text:p>
      <text:p text:style-name="P159"><text:tab/><text:tab/><text:tab/><text:tab/><text:tab/><text:tab/><text:tab/><text:tab/><text:tab/><text:tab/> 無機體、有機體、游離體 自然而然 攝取 系統輸出。</text:p>
      <text:p text:style-name="P159"><text:tab/><text:tab/><text:tab/><text:tab/><text:tab/><text:tab/><text:tab/><text:tab/><text:tab/><text:tab/> 無機體、有機體、游離體 自然而然 輸出 原物料 給 地球文明。</text:p>
      <text:p text:style-name="P159"><text:tab/><text:tab/><text:tab/><text:tab/><text:tab/><text:tab/><text:tab/><text:tab/><text:tab/><text:tab/> 無機體、有機體、游離體 自然而然 輸出 資源 給 地球文明。</text:p>
      <text:p text:style-name="P159"><text:tab/><text:tab/><text:tab/><text:tab/><text:tab/><text:tab/><text:tab/><text:tab/><text:tab/><text:tab/><text:tab/>資源 不是 地球文明 要再轉換的 資源。</text:p>
      <text:p text:style-name="P159"><text:tab/><text:tab/><text:tab/><text:tab/><text:tab/><text:tab/><text:tab/><text:tab/><text:tab/><text:tab/><text:tab/><text:tab/>明顯例子，煤礦。</text:p>
      <text:p text:style-name="P159"><text:tab/><text:tab/><text:tab/><text:tab/><text:tab/><text:tab/><text:tab/><text:tab/><text:tab/><text:tab/><text:tab/><text:tab/><text:tab/>煤礦 →<text:span text:style-name="T468"> 蒸氣 → 交流電 → 傳送到變壓器。</text:span></text:p>
      <text:p text:style-name="P159"><text:tab/><text:tab/><text:tab/><text:tab/><text:tab/><text:tab/><text:tab/><text:tab/><text:tab/><text:tab/><text:tab/>資源 是 地球文明 能夠直接 使用的 資源。</text:p>
      <text:p text:style-name="P159"><text:tab/><text:tab/><text:tab/><text:tab/><text:tab/><text:tab/><text:tab/><text:tab/><text:tab/><text:tab/><text:tab/><text:tab/>明顯例子，直流電、交流電、電磁波（本身）。</text:p>
      <text:p text:style-name="P159"><text:tab/><text:tab/><text:tab/><text:tab/><text:tab/><text:tab/><text:tab/><text:tab/><text:tab/><text:tab/>地球文明 不是 主動、定期、不定期 攝取 資源。</text:p>
      <text:p text:style-name="P159"><text:tab/><text:tab/><text:tab/><text:tab/><text:tab/><text:tab/><text:tab/><text:tab/><text:tab/><text:tab/><text:tab/>明顯例子，在 地面 主動、定期、不定期 攝取 煤礦，發電。</text:p>
      <text:p text:style-name="P160"><text:tab/><text:tab/><text:tab/><text:tab/><text:tab/><text:tab/><text:tab/><text:tab/><text:tab/><text:tab/><text:tab/>抽象例子，逆滲透壓、油溶於水、呼吸、吃東西、蘋果往上拋。</text:p>
      <text:p text:style-name="P159"><text:tab/><text:tab/><text:tab/><text:tab/><text:tab/><text:tab/><text:tab/><text:tab/><text:tab/><text:tab/><text:tab/>抽象例子，駱駝 主動、定期、不定期 攝取 水。</text:p>
      <text:p text:style-name="P159"><text:tab/><text:tab/><text:tab/><text:tab/><text:tab/><text:tab/><text:tab/><text:tab/><text:tab/><text:tab/><text:tab/>抽象例子，低空軌道。</text:p>
      <text:p text:style-name="P159"><text:tab/><text:tab/><text:tab/><text:tab/><text:tab/><text:tab/><text:tab/><text:tab/><text:tab/><text:tab/><text:tab/><text:tab/>在低空軌道的 衛星 主動、定期、不定期 維持在 該軌道。</text:p>
      <text:p text:style-name="P159"><text:tab/><text:tab/><text:tab/><text:tab/><text:tab/><text:tab/><text:tab/><text:tab/><text:tab/><text:tab/>地球文明 是 被動、連續、穩態 攝取 資源。</text:p>
      <text:p text:style-name="P159"><text:tab/><text:tab/><text:tab/><text:tab/><text:tab/><text:tab/><text:tab/><text:tab/><text:tab/><text:tab/><text:tab/>明顯例子，在 太空 被動、連續、穩態 攝取 太陽風，發電。</text:p>
      <text:p text:style-name="P159"><text:tab/><text:tab/><text:tab/><text:tab/><text:tab/><text:tab/><text:tab/><text:tab/><text:tab/><text:tab/><text:tab/><text:tab/>太陽風 →<text:span text:style-name="T467"> 磁場 →</text:span><text:span text:style-name="T182"> 8（Hz）電磁波 </text:span><text:span text:style-name="T467">→ 傳送到地球大氣。</text:span></text:p>
      <text:p text:style-name="P159"><text:tab/><text:tab/><text:tab/><text:tab/><text:tab/><text:tab/><text:tab/><text:tab/><text:tab/><text:tab/><text:tab/><text:tab/><text:tab/>明顯例子，浮萍型能量轉換工具。</text:p>
      <text:p text:style-name="P160"><text:tab/><text:tab/><text:tab/><text:tab/><text:tab/><text:tab/><text:tab/><text:tab/><text:tab/><text:tab/><text:tab/>抽象例子，滲透壓、鹽溶於水、心跳、日光浴、蘋果往下掉。</text:p>
      <text:p text:style-name="P159"><text:tab/><text:tab/><text:tab/><text:tab/><text:tab/><text:tab/><text:tab/><text:tab/><text:tab/><text:tab/><text:tab/>抽象例子，海豚 被動、連續、穩態 攝取 水。</text:p>
      <text:p text:style-name="P159"><text:tab/><text:tab/><text:tab/><text:tab/><text:tab/><text:tab/><text:tab/><text:tab/><text:tab/><text:tab/><text:tab/>抽象例子，拉格朗日。</text:p>
      <text:p text:style-name="P159"><text:tab/><text:tab/><text:tab/><text:tab/><text:tab/><text:tab/><text:tab/><text:tab/><text:tab/><text:tab/><text:tab/><text:tab/>在拉格朗日的 衛星 被動、連續、穩態 維持在 該軌道。</text:p>
      <text:p text:style-name="P158"><text:tab/><text:tab/><text:tab/><text:tab/><text:tab/><text:tab/>明顯例子，太陽風、地球地磁、閃電、龍捲風、雨水動能、大氣離子層、重力波。</text:p>
      <text:p text:style-name="P157"><text:tab/><text:tab/><text:tab/><text:tab/><text:tab/><text:tab/><text:tab/>明顯例子，閃電 →<text:span text:style-name="T452"> </text:span>能量轉換工具 →<text:span text:style-name="T452"> 直流電。</text:span></text:p>
      <text:p text:style-name="P156"><text:tab/><text:tab/><text:tab/><text:tab/><text:tab/><text:tab/><text:tab/>系統輸入 越穩定，文明發展 越穩定。<text:span text:style-name="T242">（攝取所有的</text:span><text:span text:style-name="T270">&lt;?n&gt;~&lt;?u&gt;自</text:span><text:span text:style-name="T242">然態產出）</text:span></text:p>
      <text:p text:style-name="P155"><text:tab/><text:tab/><text:tab/><text:tab/><text:tab/><text:tab/><text:tab/><text:tab/>明顯例子，太陽風、地球地磁、大氣離子層、重力波、洋流、電子跳躍。</text:p>
      <text:p text:style-name="P155"><text:tab/><text:tab/><text:tab/><text:tab/><text:tab/><text:tab/><text:tab/><text:tab/>穩定 不是 固定不變、故步自封、停滯不前。<text:span text:style-name="T438">（明例 只是 </text:span><text:span text:style-name="T419">&lt;?</text:span><text:span text:style-name="T421">2&gt;自然態產出）</text:span></text:p>
      <text:p text:style-name="P154"><text:tab/><text:tab/><text:tab/><text:tab/><text:tab/><text:tab/><text:tab/><text:tab/>穩定 是 先求有，再求好。</text:p>
      <text:p text:style-name="P153"><text:tab/><text:tab/><text:tab/><text:tab/><text:tab/><text:tab/><text:tab/><text:tab/>整個系統 穩定之後，探索、擴增、增加 更多、更優良 攝取能量的來源。</text:p>
      <text:p text:style-name="P152"><text:tab/><text:tab/><text:tab/><text:tab/><text:tab/><text:tab/><text:tab/><text:tab/><text:tab/>提升、昇華 文明在攝取能量方面 的 多樣性、魯棒性、反脆弱性。</text:p>
      <text:p text:style-name="P151"><text:tab/><text:tab/><text:tab/><text:tab/><text:span text:style-name="T159">&lt;?</text:span><text:span text:style-name="T181">2&gt; 文明 </text:span>德 的 高低，攸關 <text:span text:style-name="T159">&lt;?</text:span><text:span text:style-name="T181">2&gt; 個</text:span><text:span text:style-name="T449">體、群體、文明 的 生死存亡、延續、斷鏈。</text:span></text:p>
      <text:p text:style-name="P150"><text:tab/><text:tab/><text:tab/><text:tab/>德 越低，個體、群體、文明，殲滅 個體、群體、文明 的門檻 越低。</text:p>
      <text:p text:style-name="P150"><text:tab/><text:tab/><text:tab/><text:tab/>德 越高，個體、群體、文明，殲滅 個體、群體、文明 的門檻 越高。</text:p>
      <text:p text:style-name="P149"><text:tab/><text:tab/><text:tab/><text:tab/>德 是 以 該文明 的 擁有最低的德 的某一特定個體 為標準。</text:p>
      <text:p text:style-name="P148"><text:tab/><text:tab/><text:tab/><text:tab/><text:tab/>木桶理論。光是攝取 <text:span text:style-name="T159">&lt;?n&gt;~&lt;?u&gt;自然態</text:span>產出，地球文明 就足以發展到 終極文明層級</text:p>
      <text:p text:style-name="P328"><text:tab/><text:tab/><text:tab/><text:tab/><text:tab/>該個體 的 德 越低，個體、群體、文明 越容易 被斷鏈、被殲滅、被滅絕。</text:p>
      <text:p text:style-name="P146"><text:tab/><text:tab/><text:tab/><text:tab/><text:span text:style-name="T1">無德</text:span> 的 個體、群體、文明，極端大多數都在 第零層級文明<text:span text:style-name="T1"> 存在</text:span>、生存<text:span text:style-name="T1">。</text:span><text:span text:style-name="T431">（本質</text:span><text:span text:style-name="T413">；</text:span><text:span text:style-name="T415">0、1）</text:span></text:p>
      <text:p text:style-name="P147"><text:tab/><text:tab/><text:tab/><text:tab/><text:tab/>無德 是 沒有 德。<text:span text:style-name="T441">（攝取</text:span><text:span text:style-name="T408">&lt;?n~u&gt;自然態</text:span><text:span text:style-name="T441">產出，就有機率</text:span><text:span text:style-name="T408">發展10000次 </text:span><text:span text:style-name="T441">從零到終極層級）</text:span></text:p>
      <text:p text:style-name="P146"><text:tab/><text:tab/><text:tab/><text:tab/><text:tab/>即便依靠 巧合、幸運、排列組合，進入 第一層級文明，也很快 回到第零層級文明。</text:p>
      <text:p text:style-name="P145"><text:tab/><text:tab/><text:tab/><text:tab/><text:tab/><text:tab/>原因很明顯，沒有德 的 文明，只會 自私、自利、只為自己想，極端容易 自滅。</text:p>
      <text:p text:style-name="P296"><text:tab/><text:tab/><text:tab/><text:tab/><text:tab/><text:tab/><text:tab/>殲滅 其他 個體、群體、文明，跟吃飯一樣，輕鬆自然、理所當然。</text:p>
      <text:p text:style-name="P297"><text:tab/><text:tab/><text:tab/><text:tab/><text:tab/>傳承 是 有機體物種 自然而然、遲早 會發展出來。</text:p>
      <text:p text:style-name="P144"><text:tab/><text:tab/><text:tab/><text:tab/><text:tab/><text:tab/>對於 無德文明 來說，回到第零層級文明、自滅 是 自然而然 會發展出來。</text:p>
      <text:p text:style-name="P144"><text:tab/><text:tab/><text:tab/><text:tab/><text:tab/><text:tab/><text:tab/>無德文明 是 無德 的 個體、群體、文明。</text:p>
      <text:p text:style-name="P143"><text:tab/><text:tab/><text:tab/><text:tab/><text:span text:style-name="T1">缺德</text:span> 的 個體、群體、文明，極端大多數都在 第零層級文明、第一層級文明<text:span text:style-name="T1"> 震盪。</text:span></text:p>
      <text:p text:style-name="P142"><text:tab/><text:tab/><text:tab/><text:tab/><text:tab/>震盪 是 震動、上下起伏、搖擺不定、昇華到第一層級文明、退化到第零層級文明。</text:p>
      <text:p text:style-name="P142"><text:tab/><text:tab/><text:tab/><text:tab/><text:tab/>即便依靠 巧合、幸運、排列組合，進入 第二層級文明，也很快 回到第一層級文明。</text:p>
      <text:p text:style-name="P142"><text:tab/><text:tab/><text:tab/><text:tab/><text:tab/><text:tab/>原因很明顯，缺德 的 文明，熱愛 自私、自利、只為自己想，極端容易 退化。</text:p>
      <text:p text:style-name="P141"><text:tab/><text:tab/><text:tab/><text:tab/><text:tab/><text:tab/><text:tab/>殲滅 其他 個體、群體、文明，宰殺其他物種，可能過意不去，但 輕易下手。</text:p>
      <text:p text:style-name="P140"><text:tab/><text:tab/><text:tab/><text:tab/><text:tab/>越缺 德 的 個體、群體、文明，震盪現象 越明顯，震盪頻率 越高。<text:span text:style-name="T427">（上、下 緣觸發）</text:span></text:p>
      <text:p text:style-name="P139"><text:tab/><text:tab/><text:tab/><text:tab/><text:tab/>越不缺 德 的 個體、群體、文明，震盪現象 越不明顯，震盪頻率 越低。</text:p>
      <text:p text:style-name="P139"><text:tab/><text:tab/><text:tab/><text:tab/><text:tab/><text:tab/>昇華到 第二層級文明 機率 越高。</text:p>
      <text:p text:style-name="P139"><text:tab/><text:tab/><text:tab/><text:tab/><text:tab/><text:tab/>維持在 第二層級文明 機率 越高。</text:p>
      <text:p text:style-name="P396"><text:span text:style-name="T133"><text:tab/><text:tab/><text:tab/><text:tab/><text:tab/><text:tab/>發展 第二層級文明 機率 越高。</text:span><text:span text:style-name="T398">（昇華到 第三層級文明 機率 越高）</text:span></text:p>
      <text:p text:style-name="P138"><text:tab/><text:tab/><text:tab/><text:tab/><text:tab/>是否能 成功發展到 第二層級文明，並且 不自滅、不衰亡，德的高低 極端關鍵。</text:p>
      <text:p text:style-name="P35"><text:tab/><text:tab/><text:tab/><text:tab/><text:tab/><text:tab/>失敗 是 個體 不承認、拒絕承認 本書、新生之書，沒有發展到 第二層級文明。</text:p>
      <text:p text:style-name="P137"><text:tab/><text:tab/><text:tab/><text:tab/><text:tab/><text:tab/>失敗 是 發展到 第二層級文明，但是 被 特化型工具、軍武 摧殘、衰亡、殲滅。</text:p>
      <text:p text:style-name="P136"><text:tab/><text:tab/><text:tab/><text:tab/><text:tab/><text:tab/><text:tab/>明顯例子 是 人類 使用 核子武器。</text:p>
      <text:p text:style-name="P136"><text:tab/><text:tab/><text:tab/><text:tab/><text:tab/><text:tab/><text:tab/>明顯例子 是 人類 發動 第三次世界大戰。</text:p>
      <text:p text:style-name="P135"><text:tab/><text:tab/><text:tab/><text:tab/><text:tab/><text:tab/><text:tab/>明顯例子 是 人類 發動 <text:span text:style-name="T446">局部戰爭型持久戰。</text:span></text:p>
      <text:p text:style-name="P135"><text:tab/><text:tab/><text:tab/><text:tab/><text:tab/><text:tab/><text:tab/><text:tab/><text:span text:style-name="T446">局部戰爭型持久戰 是 </text:span>一波未平，一波又起 的 間歇型 大規模局部戰爭。</text:p>
      <text:p text:style-name="P134"><text:tab/><text:tab/><text:tab/><text:tab/><text:tab/><text:tab/>失敗 是 發展到 第二層級文明，但是 元氣大傷，極端大多數的文明 斷鏈。</text:p>
      <text:p text:style-name="P133"><text:tab/><text:tab/><text:tab/><text:tab/><text:tab/><text:tab/><text:tab/>明顯例子 是 文明之間的衝突、國民之間的衝突、信念之間的衝突。</text:p>
      <text:p text:style-name="P131"><text:tab/><text:tab/><text:tab/><text:tab/><text:tab/><text:tab/>成功 是 發展到 第二層級文明，並且 極端大多數的文明 心靈平靜的學習常識。</text:p>
      <text:p text:style-name="P132"><text:tab/><text:tab/><text:tab/><text:tab/><text:tab/><text:tab/>成功 是 發展到 第二層級文明，並且 極端大多數的文明 意識層法則 提升。</text:p>
      <text:p text:style-name="P131"><text:tab/><text:tab/><text:tab/><text:tab/><text:tab/><text:tab/>成功 是 發展到 第二層級文明，並且 極端大多數的文明 意識層法則 昇華。</text:p>
      <text:p text:style-name="P130"><text:tab/><text:tab/><text:tab/><text:tab/><text:span text:style-name="T1">有德</text:span> 的 個體、群體、文明，極端大多數都在 第二層級文明（以上）存在、生存、<text:span text:style-name="T1">發展。</text:span></text:p>
      <text:p text:style-name="P129"><text:tab/><text:tab/><text:tab/><text:tab/><text:tab/>有德 是 維持、發展、昇華 第二層級文明（以上）的 必要本質。<text:span text:style-name="T242">道、震動 生萬物</text:span></text:p>
      <text:p text:style-name="P73"><text:tab/><text:tab/><text:tab/><text:tab/><text:tab/>有德 是 德 高於 某一特定閥值。</text:p>
      <text:p text:style-name="P73"><text:tab/><text:tab/><text:tab/><text:tab/><text:tab/><text:tab/>德 越高，文明層級、文明程度 越高。</text:p>
      <text:p text:style-name="P128"><text:tab/><text:tab/><text:tab/><text:tab/><text:tab/><text:tab/>德 越高，通用型工具 越豐富。</text:p>
      <text:p text:style-name="P128"><text:tab/><text:tab/><text:tab/><text:tab/><text:tab/><text:tab/>德 越高，國民群的生活品質 越優良。</text:p>
      <text:p text:style-name="P128"><text:tab/><text:tab/><text:tab/><text:tab/><text:tab/><text:tab/><text:tab/>生活品質 是 肉質層、意識層 生活品質。</text:p>
      <text:p text:style-name="P127"><text:tab/><text:tab/><text:tab/><text:tab/><text:tab/><text:tab/><text:tab/>極端先進的文明 擁有 極端優良的生活品質。</text:p>
      <text:p text:style-name="P126"><text:tab/><text:tab/><text:tab/><text:tab/><text:tab/><text:tab/><text:tab/><text:tab/>德 越高，不代表 生活品質 越低。</text:p>
      <text:p text:style-name="P126"><text:tab/><text:tab/><text:tab/><text:tab/><text:tab/><text:tab/><text:tab/><text:tab/>德 越低，不代表 生活品質 越高。</text:p>
      <text:p text:style-name="P125"><text:tab/><text:tab/><text:tab/>道、德、文明。<text:span text:style-name="T242">（德 是 心靈平靜）</text:span></text:p>
      <text:p text:style-name="P125"><text:tab/><text:tab/><text:tab/><text:tab/>極端先進的文明 擁有 極端優良的生活品質。<text:span text:style-name="T242">（德是 </text:span><text:span text:style-name="T273">互助、和諧、協調、協助、雙贏）</text:span></text:p>
      <text:p text:style-name="P125"><text:tab/><text:tab/><text:tab/><text:tab/><text:tab/>德 越高，不代表 生活品質 越低。<text:span text:style-name="T242">（德 是 </text:span><text:span text:style-name="T273">無我、你就是我、心靜、平靜、平和）</text:span></text:p>
      <text:p text:style-name="P124"><text:tab/><text:tab/><text:tab/><text:tab/><text:tab/>德 越低，不代表 生活品質 越高。<text:span text:style-name="T242">（德 是 </text:span><text:span text:style-name="T273">安穩、穩定、穩態、輕鬆、自由</text:span><text:span text:style-name="T242">）</text:span></text:p>
      <text:p text:style-name="P124"><text:tab/><text:tab/><text:tab/><text:tab/><text:tab/>德 越高，文明層級、文明程度 的 上限、現狀維持力、未來發展的可能性 越高。</text:p>
      <text:p text:style-name="P123"><text:tab/><text:tab/><text:tab/><text:tab/><text:tab/><text:tab/>即便 文明層級、文明程度 很低，但是有 更高、更多 的 發展性。</text:p>
      <text:p text:style-name="P123"><text:tab/><text:tab/><text:tab/><text:tab/><text:tab/><text:tab/><text:tab/><text:span text:style-name="T1">德 </text:span>越<text:span text:style-name="T1">高，成長期</text:span>現象 越明顯<text:span text:style-name="T1">。</text:span><text:span text:style-name="T242">（德 是 東方人類認定的 德、大愛、無我）</text:span></text:p>
      <text:p text:style-name="P122"><text:tab/><text:tab/><text:tab/><text:tab/><text:tab/><text:tab/>直到 德、文明層級、文明程度 相互匹配。<text:span text:style-name="T242">（德 是 西方人類認定的 愛、無私）</text:span></text:p>
      <text:p text:style-name="P105"><text:tab/><text:tab/><text:tab/><text:tab/><text:tab/><text:tab/><text:tab/>德、文明層級、文明程度 是 穩態平衡狀態，成熟期現象 越明顯。</text:p>
      <text:p text:style-name="P121"><text:tab/><text:tab/><text:tab/><text:tab/><text:tab/><text:tab/><text:tab/>德 是 領前指標，文明層級、文明程度 是 遲滯指標。</text:p>
      <text:p text:style-name="P120"><text:tab/><text:tab/><text:tab/><text:tab/><text:tab/><text:tab/><text:tab/>德 是 目標值，文明層級、文明程度 是 真實值。</text:p>
      <text:p text:style-name="P119"><text:tab/><text:tab/><text:tab/><text:tab/><text:tab/><text:tab/><text:tab/><text:tab/>真實值 有機率 暫態超越 目標值，但是 終究會趨近回到 目標值。</text:p>
      <text:p text:style-name="P118"><text:tab/><text:tab/><text:tab/><text:tab/><text:tab/><text:tab/><text:tab/>德 是 隱性特徵，文明層級、文明程度 是 顯性特徵。</text:p>
      <text:p text:style-name="P117"><text:tab/><text:tab/><text:tab/><text:tab/><text:tab/><text:tab/><text:tab/><text:tab/>德的變化 緩慢、難以察覺、難以感測。</text:p>
      <text:p text:style-name="P116"><text:tab/><text:tab/><text:tab/><text:tab/><text:tab/><text:tab/><text:tab/><text:tab/>文明層級、文明程度 的變化 快速、容易察覺、容易感測。</text:p>
      <text:p text:style-name="P115"><text:tab/><text:tab/><text:tab/><text:tab/><text:tab/><text:tab/><text:tab/>德 是 汽車性能，文明層級、文明程度 是 汽車時速。</text:p>
      <text:p text:style-name="P114"><text:tab/><text:tab/><text:tab/><text:tab/><text:tab/><text:tab/><text:tab/><text:tab/>汽車 是 電動車、電動汽車、太陽能板汽車、太陽能轉電能的汽車。</text:p>
      <text:p text:style-name="P113"><text:tab/><text:tab/><text:tab/><text:tab/><text:tab/><text:tab/><text:tab/><text:tab/>汽車時速 是 每單位小時的移動距離。</text:p>
      <text:p text:style-name="P112"><text:tab/><text:tab/><text:tab/><text:tab/><text:tab/><text:tab/><text:tab/><text:tab/>汽車時速 是 汽車奔馳 的 速度。</text:p>
      <text:p text:style-name="P111"><text:tab/><text:tab/><text:tab/><text:tab/><text:tab/><text:tab/><text:tab/><text:tab/>無德、缺德 的 文明層級、文明程度，終究會 維持低速、降速、翻車。</text:p>
      <text:p text:style-name="P110"><text:tab/><text:tab/><text:tab/><text:tab/><text:tab/><text:tab/><text:tab/><text:tab/>德 越高，汽車 有機率 奔馳的速度上限 越高。</text:p>
      <text:p text:style-name="P106"><text:tab/><text:tab/><text:tab/><text:tab/><text:tab/><text:tab/><text:tab/><text:tab/>德 是 容許、正常操作範圍 的 汽車時速。</text:p>
      <text:p text:style-name="P109"><text:tab/><text:tab/><text:tab/><text:tab/><text:tab/><text:tab/><text:tab/><text:tab/><text:tab/>長時間超出正常操作範圍、超頻運作 只會 弄垮整輛車。</text:p>
      <text:p text:style-name="P109"><text:tab/><text:tab/><text:tab/><text:tab/><text:tab/><text:tab/><text:tab/><text:tab/><text:tab/><text:tab/>結局 是 電能消耗更快、車速歸零、翻車。</text:p>
      <text:p text:style-name="P108"><text:tab/><text:tab/><text:tab/><text:tab/><text:tab/><text:tab/><text:tab/><text:tab/><text:tab/><text:tab/>電能 是 文明 能夠攝取 的 能量、儲量。</text:p>
      <text:p text:style-name="P107"><text:tab/><text:tab/><text:tab/><text:tab/><text:tab/><text:tab/><text:tab/><text:tab/><text:tab/><text:tab/>電能 消耗越快，電能耗竭 機率越高，車速歸零、翻車 機率越高。</text:p>
      <text:p text:style-name="P106"><text:span text:style-name="T133"><text:tab/><text:tab/><text:tab/><text:tab/><text:tab/><text:tab/><text:tab/><text:tab/>文明層級、文明程度 是 實際、當下 的 </text:span>汽車時速<text:span text:style-name="T133">。</text:span></text:p>
      <text:p text:style-name="P105"><text:tab/><text:tab/><text:tab/><text:tab/><text:tab/><text:tab/>直到 個體、群體、文明 再也無法 提升、昇華 德（本身）。</text:p>
      <text:p text:style-name="P105"><text:tab/><text:tab/><text:tab/><text:tab/><text:tab/><text:tab/><text:tab/>文明層級、文明程度 會達到 該文明 的 終極文明層級、終極文明程度。</text:p>
      <text:p text:style-name="P105"><text:tab/><text:tab/><text:tab/><text:tab/><text:tab/><text:tab/><text:tab/><text:tab/>每一個文明 的 終極文明層級、終極文明程度 不一定 相同。</text:p>
      <text:p text:style-name="P104"><text:tab/><text:tab/><text:tab/><text:tab/><text:tab/><text:tab/><text:tab/><text:tab/>每一個文明 都有機率 發展到 終極文明層級、終極文明程度。</text:p>
      <text:p text:style-name="P103"><text:tab/><text:tab/><text:tab/><text:tab/><text:tab/><text:tab/><text:tab/><text:tab/>不是 每一個文明 都有機率 發展到 真正 終極文明層級、終極文明程度。</text:p>
      <text:p text:style-name="P102"><text:tab/><text:tab/><text:tab/><text:tab/><text:tab/>德 越低，文明層級、文明程度 的 上限、現狀維持力、未來發展的可能性 越低。</text:p>
      <text:p text:style-name="P102"><text:tab/><text:tab/><text:tab/><text:tab/><text:tab/><text:tab/>即便 文明層級、文明程度 很高，但是有 更低、更少 的 發展性。</text:p>
      <text:p text:style-name="P102"><text:tab/><text:tab/><text:tab/><text:tab/><text:tab/><text:tab/><text:tab/><text:span text:style-name="T1">德</text:span> 越<text:span text:style-name="T1">低，衰亡期</text:span>現象 越明顯<text:span text:style-name="T1">。</text:span></text:p>
      <text:p text:style-name="P101"><text:tab/><text:tab/><text:tab/><text:tab/><text:tab/><text:tab/>現狀維持力 是 維持 文明 現狀、本身 也需要 持續性消耗 能量、儲量。</text:p>
      <text:p text:style-name="P100"><text:tab/><text:tab/><text:tab/><text:tab/><text:tab/><text:tab/><text:tab/>現狀維持力 越低 的 文明，越容易 崩塌、自滅、因為環境變化而滅絕。</text:p>
      <text:p text:style-name="P99"><text:tab/><text:tab/><text:tab/><text:tab/><text:tab/><text:tab/><text:tab/>崩塌 是 現狀維持力、資源 不足以 養活 文明 本身，導致 國民群 逃離。</text:p>
      <text:p text:style-name="P99"><text:tab/><text:tab/><text:tab/><text:tab/><text:tab/><text:tab/><text:tab/>崩塌 是 現狀維持力、資源 不足以 養活 文明 本身，導致 國民群 自滅。</text:p>
      <text:p text:style-name="P99"><text:tab/><text:tab/><text:tab/><text:tab/><text:tab/><text:tab/><text:tab/>崩塌 是 現狀維持力、資源 不足以 養活 文明 本身，導致 國民群 滅絕。</text:p>
      <text:p text:style-name="P98"><text:tab/><text:tab/><text:tab/><text:tab/><text:tab/><text:tab/><text:tab/>明顯例子 是 恆星 的 現狀維持力 不足，崩塌成 灰矮星、白矮星、黑洞。</text:p>
      <text:p text:style-name="P94"><text:tab/><text:tab/><text:tab/><text:tab/><text:tab/><text:tab/><text:tab/><text:tab/>白矮星 是 <text:span text:style-name="T450">文明滅絕，對 環境的污染 的 範圍、持續性 較低。</text:span></text:p>
      <text:p text:style-name="P97"><text:tab/><text:tab/><text:tab/><text:tab/><text:tab/><text:tab/><text:tab/><text:tab/>黑洞 是 <text:span text:style-name="T450">文明滅絕，對 環境的污染 的 範圍、持續性 較高。</text:span></text:p>
      <text:p text:style-name="P96"><text:tab/><text:tab/><text:tab/><text:tab/><text:tab/><text:tab/><text:tab/><text:tab/>紅巨星 是 <text:span text:style-name="T450">文明滅絕，對 環境的污染 正在發散。</text:span></text:p>
      <text:p text:style-name="P95"><text:tab/><text:tab/><text:tab/><text:tab/><text:tab/><text:tab/><text:tab/><text:tab/>灰矮星 是 <text:span text:style-name="T450">文明滅絕，對 環境的污染 正在收斂。</text:span></text:p>
      <text:p text:style-name="P95"><text:tab/><text:tab/><text:tab/><text:tab/><text:tab/><text:tab/><text:tab/><text:tab/>白矮星 是 <text:span text:style-name="T450">文明滅絕，對 環境的污染 維持、持續不斷、發散收斂平衡。</text:span></text:p>
      <text:p text:style-name="P94"><text:tab/><text:tab/><text:tab/><text:tab/><text:tab/><text:tab/><text:tab/><text:tab/>黑洞 是 <text:span text:style-name="T450">文明滅絕，對 環境的污染 持續發散，然後維持，然後收斂。</text:span></text:p>
      <text:p text:style-name="P94"><text:tab/><text:tab/><text:tab/><text:tab/><text:tab/><text:tab/><text:tab/><text:tab/><text:tab/>明顯例子 是 生化武器。</text:p>
      <text:p text:style-name="P94"><text:tab/><text:tab/><text:tab/><text:tab/><text:tab/><text:tab/><text:tab/><text:tab/>黑洞蒸發 是 不再造成 環境的汙染、環境的影響。</text:p>
      <text:p text:style-name="P92"><text:tab/><text:tab/><text:tab/><text:tab/><text:tab/><text:tab/>提升、昇華 文明層級、文明程度 不能 躁進。</text:p>
      <text:p text:style-name="P92"><text:tab/><text:tab/><text:tab/><text:tab/><text:tab/><text:tab/><text:tab/>原因很明顯，太過 躁進、急躁、急於昇華 的 文明 只會逆速 崩塌、自滅。</text:p>
      <text:p text:style-name="P92"><text:tab/><text:tab/><text:tab/><text:tab/><text:tab/><text:tab/><text:tab/>原因很明顯，文明當下的現狀維持力 跟不上 文明所需的現狀維持力下限。</text:p>
      <text:p text:style-name="P93"><text:tab/><text:tab/><text:tab/><text:tab/><text:tab/><text:tab/><text:tab/><text:tab/>文明層級、文明程度 越高，文明所需的現狀維持力下限 越高。</text:p>
      <text:p text:style-name="P93"><text:tab/><text:tab/><text:tab/><text:tab/><text:tab/><text:tab/><text:tab/><text:tab/>道、德 越高，文明當下的現狀維持力 越高。</text:p>
      <text:p text:style-name="P93"><text:tab/><text:tab/><text:tab/><text:tab/><text:tab/><text:tab/><text:tab/><text:tab/>文明當下的現狀維持力 越大於 文明所需的現狀維持力下限，發展越好。</text:p>
      <text:p text:style-name="P93"><text:tab/><text:tab/><text:tab/><text:tab/><text:tab/><text:tab/><text:tab/><text:tab/>文明當下的現狀維持力 越等於 文明所需的現狀維持力下限，震盪越大。</text:p>
      <text:p text:style-name="P93"><text:tab/><text:tab/><text:tab/><text:tab/><text:tab/><text:tab/><text:tab/><text:tab/>文明當下的現狀維持力 越小於 文明所需的現狀維持力下限，崩塌越快。</text:p>
      <text:p text:style-name="P92"><text:tab/><text:tab/><text:tab/><text:tab/><text:tab/><text:tab/>提升、昇華 <text:span text:style-name="T1">文明</text:span>層級、文明程度 <text:span text:style-name="T1">要 循序漸進。</text:span></text:p>
      <text:p text:style-name="P91"><text:tab/><text:tab/><text:tab/><text:tab/><text:tab/><text:tab/>文明層級、文明程度 不是 線性往上。</text:p>
      <text:p text:style-name="P90"><text:tab/><text:tab/><text:tab/><text:tab/><text:tab/><text:tab/>文明層級、文明程度 是 上下震盪。</text:p>
      <text:p text:style-name="P91"><text:tab/><text:tab/><text:tab/><text:tab/><text:tab/><text:tab/>文明層級、文明程度 是 大趨勢往上，小趨勢上下震盪。</text:p>
      <text:p text:style-name="P90"><text:tab/><text:tab/><text:tab/><text:tab/><text:tab/><text:tab/><text:tab/>文明層級、文明程度 是 極端大多時候是 盤整，其次是 上漲，剩餘是 下跌。</text:p>
      <text:p text:style-name="P89"><text:tab/><text:tab/><text:tab/><text:tab/><text:tab/><text:tab/><text:tab/>明顯例子 是 股票技術圖。</text:p>
      <text:p text:style-name="P89"><text:tab/><text:tab/><text:tab/><text:tab/><text:tab/><text:tab/><text:tab/>太過 躁進、<text:span text:style-name="T1">急躁</text:span>、急於提升、急於昇華 <text:span text:style-name="T1">的 文明 </text:span>只<text:span text:style-name="T1">會</text:span>逆速 崩塌、<text:span text:style-name="T1">自滅。</text:span></text:p>
      <text:p text:style-name="P88"><text:tab/><text:tab/><text:tab/><text:tab/><text:tab/><text:tab/><text:tab/><text:tab/>逆速 是 逆向速度。</text:p>
      <text:p text:style-name="P88"><text:tab/><text:tab/><text:tab/><text:tab/><text:tab/><text:tab/><text:tab/><text:tab/>逆速 是 文明層級、文明程度 退化速度。</text:p>
      <text:p text:style-name="P87"><text:tab/><text:tab/><text:tab/><text:tab/><text:tab/><text:tab/><text:tab/><text:tab/>逆速 是 文明層級、文明程度 衰亡速度。</text:p>
      <text:p text:style-name="P85"><text:tab/><text:tab/><text:tab/><text:tab/><text:tab/><text:tab/><text:tab/><text:tab/>文明 越急躁，文明層級、文明程度 逆速 越高。</text:p>
      <text:p text:style-name="P85"><text:tab/><text:tab/><text:tab/><text:tab/><text:tab/><text:tab/><text:tab/><text:tab/><text:tab/>個體、群體、文明，德 跟得上 道，文明 是 循序漸進。</text:p>
      <text:p text:style-name="P86"><text:tab/><text:tab/><text:tab/><text:tab/><text:tab/><text:tab/><text:tab/><text:tab/><text:tab/>個體、群體、文明，德 跟不上 道，文明 是 急躁。</text:p>
      <text:p text:style-name="P85"><text:tab/><text:tab/><text:tab/><text:tab/><text:tab/><text:tab/><text:tab/><text:tab/><text:tab/>德 極端強烈相依於 個體、群體 的 本能、傳承。</text:p>
      <text:p text:style-name="P395"><text:span text:style-name="T133"><text:tab/><text:tab/><text:tab/><text:tab/><text:tab/><text:tab/><text:tab/><text:tab/><text:tab/><text:tab/></text:span><text:span text:style-name="T90">本能 是 DNA、外在環境、資源、原物料。</text:span></text:p>
      <text:p text:style-name="P369"><text:tab/><text:tab/><text:tab/><text:tab/><text:tab/><text:tab/><text:tab/><text:tab/><text:tab/><text:tab/>傳承 是 科學、科技、工具、語言、文化、習俗、信仰、思想。</text:p>
      <text:p text:style-name="P369"><text:tab/><text:tab/><text:tab/><text:tab/><text:tab/><text:tab/><text:tab/><text:tab/><text:tab/><text:tab/><text:tab/>語言 不是 只限於透過聲波傳遞的語言。</text:p>
      <text:p text:style-name="P369"><text:tab/><text:tab/><text:tab/><text:tab/><text:tab/><text:tab/><text:tab/><text:tab/><text:tab/><text:tab/><text:tab/>語言 是 個體之間 傳承、感測、交互作用 的 工具。</text:p>
      <text:p text:style-name="P371"><text:tab/><text:tab/><text:tab/><text:tab/><text:tab/><text:tab/><text:tab/><text:tab/><text:tab/><text:tab/><text:tab/><text:tab/>明顯例子 是 人類透過生物電流、盲字工具 傳遞 盲字。</text:p>
      <text:p text:style-name="P370"><text:tab/><text:tab/><text:tab/><text:tab/><text:tab/><text:tab/><text:tab/><text:tab/><text:tab/><text:tab/><text:tab/><text:tab/>明顯例子 是 人類透過光波 傳遞 象徵物、圖畫、文字。</text:p>
      <text:p text:style-name="P369"><text:tab/><text:tab/><text:tab/><text:tab/><text:tab/><text:tab/><text:tab/><text:tab/><text:tab/><text:tab/><text:tab/><text:tab/>明顯例子 是 人類透過光波 傳遞 臉部表情、肢體語言。</text:p>
      <text:p text:style-name="P368"><text:tab/><text:tab/><text:tab/><text:tab/><text:tab/><text:tab/><text:tab/><text:tab/><text:tab/><text:tab/><text:tab/>語言工具 越優良，傳承 效率、正確率、有效功率 越高。</text:p>
      <text:p text:style-name="P394"><text:span text:style-name="T133"><text:tab/><text:tab/><text:tab/><text:tab/><text:tab/><text:tab/><text:tab/><text:tab/>明顯例子 是 股票 連續</text:span><text:span text:style-name="T90">1</text:span><text:span text:style-name="T99">0000</text:span><text:span text:style-name="T133">根漲停板，然後連續</text:span><text:span text:style-name="T98">10000</text:span><text:span text:style-name="T99">0000</text:span><text:span text:style-name="T98">根跌停板。</text:span></text:p>
      <text:p text:style-name="P372"><text:tab/><text:tab/><text:tab/><text:tab/><text:tab/><text:tab/><text:tab/><text:tab/><text:tab/>股票交易價格 漲幅太快，股票交易量 跟不上。</text:p>
      <text:p text:style-name="P372"><text:tab/><text:tab/><text:tab/><text:tab/><text:tab/><text:tab/><text:tab/><text:tab/><text:tab/><text:tab/>量 跟不上 價。</text:p>
      <text:p text:style-name="P372"><text:tab/><text:tab/><text:tab/><text:tab/><text:tab/><text:tab/><text:tab/><text:tab/><text:tab/><text:tab/>居高思危。</text:p>
      <text:p text:style-name="P372"><text:tab/><text:tab/><text:tab/><text:tab/><text:tab/><text:tab/><text:tab/><text:tab/><text:tab/>價 是 道。</text:p>
      <text:p text:style-name="P372"><text:tab/><text:tab/><text:tab/><text:tab/><text:tab/><text:tab/><text:tab/><text:tab/><text:tab/>量 是 德。</text:p>
      <text:p text:style-name="P84"><text:tab/><text:tab/><text:tab/><text:tab/><text:tab/><text:tab/><text:tab/>現狀維持力 越不足，震盪的頻率 越高，震盪的振幅 越大。</text:p>
      <text:p text:style-name="P84"><text:tab/><text:tab/><text:tab/><text:tab/><text:tab/><text:tab/><text:tab/><text:tab/>明顯例子 是 昇華到第二層級文明，但是 使用生化武器 打內戰。</text:p>
      <text:p text:style-name="P84"><text:tab/><text:tab/><text:tab/><text:tab/><text:tab/><text:tab/><text:tab/><text:tab/><text:tab/>極端大多數的國民 逐漸 凋亡、衰亡、死亡。</text:p>
      <text:p text:style-name="P83"><text:tab/><text:tab/><text:tab/><text:tab/><text:tab/><text:tab/><text:tab/><text:tab/><text:tab/>極端大多數的文明 逐漸 凋亡、衰亡、死亡。</text:p>
      <text:p text:style-name="P83"><text:tab/><text:tab/><text:tab/><text:tab/><text:tab/><text:tab/><text:tab/><text:tab/><text:tab/>文明 斷鏈 幾個子代之後，子代群 把 該文明 認定是 神話。</text:p>
      <text:p text:style-name="P83"><text:tab/><text:tab/><text:tab/><text:tab/><text:tab/><text:tab/><text:tab/><text:tab/><text:tab/>子代群 從 第零層級文明、第一層級文明 重新發展。</text:p>
      <text:p text:style-name="P81"><text:tab/><text:tab/><text:tab/><text:tab/><text:tab/><text:tab/><text:tab/><text:tab/><text:tab/><text:tab/>明顯例子 是 股票技術圖 的 破底、回檔。</text:p>
      <text:p text:style-name="P81"><text:tab/><text:tab/><text:tab/><text:tab/><text:tab/><text:tab/><text:tab/><text:tab/>明顯例子 是 昇華到第二層級文明，但是 使用核子武器 打內戰。</text:p>
      <text:p text:style-name="P81"><text:tab/><text:tab/><text:tab/><text:tab/><text:tab/><text:tab/><text:tab/><text:tab/><text:tab/>極端大多數的國民 逐漸 凋亡、衰亡、死亡。</text:p>
      <text:p text:style-name="P81"><text:tab/><text:tab/><text:tab/><text:tab/><text:tab/><text:tab/><text:tab/><text:tab/><text:tab/>極端大多數的文明 逐漸 凋亡、衰亡、死亡。</text:p>
      <text:p text:style-name="P81"><text:tab/><text:tab/><text:tab/><text:tab/><text:tab/><text:tab/><text:tab/><text:tab/><text:tab/>文明 傳承 幾個子代之後，子代群一直無法適應環境變化，全數滅絕。</text:p>
      <text:p text:style-name="P81"><text:tab/><text:tab/><text:tab/><text:tab/><text:tab/><text:tab/><text:tab/><text:tab/><text:tab/><text:tab/>明顯例子 是 人類個體 找不到 沒有核輻射的 食物、空氣、土壤。</text:p>
      <text:p text:style-name="P81"><text:tab/><text:tab/><text:tab/><text:tab/><text:tab/><text:tab/><text:tab/><text:tab/><text:tab/><text:tab/><text:tab/>庫存的 食物、空氣 越來越少，直到 餓死、窒息死。</text:p>
      <text:p text:style-name="P82"><text:tab/><text:tab/><text:tab/><text:tab/><text:tab/><text:tab/><text:tab/><text:tab/><text:tab/><text:tab/><text:tab/>每次人類個體 大量誕生，其他人類個體的存活時間大幅縮短。</text:p>
      <text:p text:style-name="P81"><text:tab/><text:tab/><text:tab/><text:tab/><text:tab/><text:tab/><text:tab/><text:tab/><text:tab/><text:tab/><text:tab/>每次人類個體 大量死亡，其他人類個體的存活時間大幅伸長。</text:p>
      <text:p text:style-name="P80"><text:tab/><text:tab/><text:tab/><text:tab/><text:tab/><text:tab/><text:tab/><text:tab/><text:tab/><text:tab/><text:tab/><text:tab/>周而復始，直到 生存資源庫存歸零、人類個體全數滅絕。</text:p>
      <text:p text:style-name="P79"><text:tab/><text:tab/><text:tab/><text:tab/><text:tab/><text:tab/><text:tab/><text:tab/><text:tab/><text:tab/>明顯例子 是 股票下市、公司倒閉。</text:p>
      <text:p text:style-name="P78"><text:tab/><text:tab/><text:tab/><text:tab/>道越高，極端先進的文明 的 提升、昇華 機率、可能性 越高。</text:p>
      <text:p text:style-name="P77"><text:tab/><text:tab/><text:tab/><text:tab/><text:tab/>道越低，文明越容易 停滯不前、資源耗竭、工具不夠優良、逐漸退化到第零層級。</text:p>
      <text:p text:style-name="P76"><text:tab/><text:tab/><text:tab/><text:tab/>德越高，極端先進的文明 的 存在、維持 機率、可能性 越高。</text:p>
      <text:p text:style-name="P75"><text:tab/><text:tab/><text:tab/><text:tab/><text:tab/>德越低，文明越容易 過度開採、資源耗竭、有工具沒資源、逐漸退化到第零層級。</text:p>
      <text:p text:style-name="P74"><text:tab/><text:tab/><text:tab/><text:tab/><text:tab/>德越低，文明越容易 自滅、被其他文明視為威脅、被&lt;<text:span text:style-name="T158">_?3_&gt;</text:span>個體視為威脅、被殲滅。</text:p>
      <text:p text:style-name="P73"><text:tab/>飛者非鳥 是 飛彈、導彈、彈道飛彈、戰機、衛星、火箭、太空梭、太空戰機。</text:p>
      <text:p text:style-name="P62"><text:tab/>潛者非魚 是 水雷、魚雷、潛水艇。</text:p>
      <text:p text:style-name="P72"><text:tab/>戰不在兵 是 <text:span text:style-name="T158">AI、</text:span>無人機<text:span text:style-name="T159">、無人載具、無人坦克、無人戰艦。</text:span></text:p>
      <text:p text:style-name="P367"><text:tab/>造化遊戲 是 對於 國家群 的 領導層 來說，打仗 就像是在 玩遊戲，完全 不用 置身於 戰場。</text:p>
      <text:p text:style-name="P366"><text:tab/><text:tab/>戰場 的 國民 慘死，也 不關 國家群 的 領導層 的 事，頂多 口頭 慰問，完全 不痛不癢。</text:p>
      <text:p text:style-name="P366"><text:tab/><text:tab/><text:tab/>口頭 激起 上戰場 的 國民群 對 物種、種族、族群、國家、戰死眷屬 的 信念、情緒。</text:p>
      <text:p text:style-name="P70"><text:span text:style-name="T159"><text:tab/><text:tab/><text:tab/></text:span><text:span text:style-name="T173">讓 </text:span><text:span text:style-name="T159">上戰場 的 國民群 仇視</text:span><text:span text:style-name="T158">、憤慨</text:span><text:span text:style-name="T159">、憤怒、惱怒 敵對（一樣是 上戰場 的）國民群。</text:span></text:p>
      <text:p text:style-name="P361"><text:tab/><text:tab/><text:tab/>兩個 國民群 都是 主動、被動、被迫、不得不 上戰場，唯一 的 差別 只在於 信念。</text:p>
      <text:p text:style-name="P361"><text:tab/><text:tab/><text:tab/>兩個 國民群 的 信念 都是 為了 自己 的 生存、國家、族群、種族、物種、戰死眷屬。</text:p>
      <text:p text:style-name="P365"><text:tab/><text:tab/><text:tab/><text:tab/>但是 兩個 信念 不同調、不是100%一模一樣，導致 信念 累積、爆發 衝突、戰爭。</text:p>
      <text:p text:style-name="P361"><text:tab/><text:tab/><text:tab/>國家群 的 領導層 灌輸、強化、催化、激化 所有 上戰場 的 國民群 的 信念、敵意。</text:p>
      <text:p text:style-name="P364"><text:tab/><text:tab/><text:tab/>國家群 的 領導層 在 戰場 之外，布局、玩遊戲，等著 收割 戰勝 的 果實、資產。</text:p>
      <text:p text:style-name="P70"><text:span text:style-name="T159"><text:tab/><text:tab/><text:tab/><text:tab/>即便 所有 上戰場 的 國民群 只殘存</text:span><text:span text:style-name="T174">0.01%</text:span><text:span text:style-name="T159">，也 再所不惜，只要 獲得 最終 戰勝。</text:span></text:p>
      <text:p text:style-name="P70"><text:span text:style-name="T159"><text:tab/><text:tab/><text:tab/>歷史 只會 紀載、紀錄 參戰國民、國家群的領導層。</text:span><text:span text:style-name="T270">（一切 都 沒有意義，只是 虛名）</text:span></text:p>
      <text:p text:style-name="P363"><text:tab/><text:tab/><text:tab/><text:tab/>對於 國家群的領導層 來說，CP值 高到不可思議，感謝 國民群 慷慨赴死，造就一切。</text:p>
      <text:p text:style-name="P70"><text:span text:style-name="T159"><text:tab/><text:tab/><text:tab/><text:tab/>被 歷史 紀載、紀錄 的 參戰國民 數量 極端無限趨近於</text:span><text:span text:style-name="T176">0%</text:span><text:span text:style-name="T174">。</text:span></text:p>
      <text:p text:style-name="P71"><text:span text:style-name="T174"><text:tab/><text:tab/><text:tab/><text:tab/><text:tab/></text:span><text:span text:style-name="T159">被 歷史 紀載 的 機率，在戰場慘死的國民 比 其他參戰國民 稍微 高一點點。</text:span></text:p>
      <text:p text:style-name="P70"><text:span text:style-name="T174"><text:tab/><text:tab/><text:tab/><text:tab/><text:tab/>實際上，</text:span><text:span text:style-name="T159">極端無限趨近於</text:span><text:span text:style-name="T177">10</text:span><text:span text:style-name="T176">0%</text:span><text:span text:style-name="T159">的 參戰國民 只是 歷史</text:span><text:span text:style-name="T158"> </text:span><text:span text:style-name="T159">紀載 的 數字+</text:span><text:span text:style-name="T178">1</text:span><text:span text:style-name="T159"> 而已</text:span><text:span text:style-name="T174">。</text:span></text:p>
      <text:p text:style-name="P69"><text:span text:style-name="T174"><text:tab/><text:tab/><text:tab/><text:tab/></text:span><text:span text:style-name="T159">國家群的領導層 盡收好處，權力牢牢掌握、擁有最大話語權、攝取國民群的資產。</text:span></text:p>
      <text:p text:style-name="P362"><text:tab/><text:tab/><text:tab/><text:tab/><text:tab/>戰敗 大不了 一死了之，輕鬆赴死，不用 每天 活在 戰爭 的 陰影 當中。</text:p>
      <text:p text:style-name="P361"><text:tab/><text:tab/><text:tab/><text:tab/><text:tab/><text:tab/>陰影 是 PTSD、一覺不醒、被炸斷殘肢、在旁邊吃飯的國民突然被爆頭。</text:p>
      <text:p text:style-name="P360"><text:tab/><text:tab/><text:tab/><text:tab/>贏家 只有 戰後 才會 知道，但是 輸家 一目了然，任何 正常個體 都能 斷定。</text:p>
      <text:p text:style-name="P68"><text:span text:style-name="T159"><text:tab/><text:tab/><text:tab/><text:tab/><text:tab/>戰勝 的 國家群的領導層 都是 最大贏家。</text:span><text:span text:style-name="T270">（敵船文明 是 永遠贏家）</text:span></text:p>
      <text:p text:style-name="P360"><text:tab/><text:tab/><text:tab/><text:tab/><text:tab/><text:tab/>成為歷史偉人、至高無上的存在、獲得絕對的國家權力、攝取戰敗國群的資產。</text:p>
      <text:p text:style-name="P359"><text:tab/><text:tab/><text:tab/><text:tab/><text:tab/>戰敗 的 國家群的領導層 都 不是贏家，有機率 不是 輸家。</text:p>
      <text:p text:style-name="P358"><text:tab/><text:tab/><text:tab/><text:tab/><text:tab/><text:tab/>戰敗 的 國家群的領導層 有機率 倖存、存活、重新崛起、最終反敗為勝。</text:p>
      <text:p text:style-name="P357"><text:tab/><text:tab/><text:tab/><text:tab/><text:tab/><text:tab/>戰敗 的 國家群的領導層 有機率 被 最大贏家 給予補助、援助、賞識。</text:p>
      <text:p text:style-name="P67"><text:span text:style-name="T159"><text:tab/><text:tab/><text:tab/><text:tab/><text:tab/><text:tab/><text:tab/>原因很明顯，戰敗國家群 </text:span><text:span text:style-name="T179">子代群 </text:span><text:span text:style-name="T159">死傷慘重</text:span><text:span text:style-name="T179">，</text:span><text:span text:style-name="T159">領導層 沒有 後繼者</text:span><text:span text:style-name="T179">。</text:span></text:p>
      <text:p text:style-name="P66"><text:span text:style-name="T179"><text:tab/><text:tab/><text:tab/><text:tab/><text:tab/><text:tab/><text:tab/><text:tab/>不能 殲滅、滅絕 所有的 戰敗國群</text:span><text:span text:style-name="T159">領導層，必須 留存 部分 個體。</text:span></text:p>
      <text:p text:style-name="P356"><text:tab/><text:tab/><text:tab/><text:tab/><text:tab/><text:tab/><text:tab/><text:tab/>戰勝國家群 也 百廢待興，沒有 外派 到 戰敗國家群 的 資源。</text:p>
      <text:p text:style-name="P65"><text:span text:style-name="T159"><text:tab/><text:tab/><text:tab/><text:tab/><text:tab/><text:tab/><text:tab/><text:tab/>戰敗國家群 需要 </text:span><text:span text:style-name="T179">原本的</text:span><text:span text:style-name="T159">領導層 善後、維護、維運、修復、發展。</text:span></text:p>
      <text:p text:style-name="P355"><text:tab/><text:tab/><text:tab/><text:tab/><text:tab/><text:tab/><text:tab/><text:tab/>戰敗國家群 培養、培育 新的領導層 需要 龐大 時間、資源。</text:p>
      <text:p text:style-name="P354"><text:tab/><text:tab/><text:tab/><text:tab/><text:tab/><text:tab/><text:tab/>原因很明顯，戰勝、戰敗國家群 百廢待興，戰敗國家 不要再來添亂。</text:p>
      <text:p text:style-name="P353"><text:tab/><text:tab/><text:tab/><text:tab/><text:tab/><text:tab/>只要 戰敗 的 國家群的領導層 仍然 握有 權力、權利，就 不是 輸家。</text:p>
      <text:p text:style-name="P352"><text:tab/><text:tab/><text:tab/><text:tab/><text:tab/>所有的 國民群 都是 最大輸家。</text:p>
      <text:p text:style-name="P351"><text:tab/><text:tab/><text:tab/><text:tab/><text:tab/><text:tab/>戰勝、戰敗、中立 國家群的國民群 都是 最大輸家。</text:p>
      <text:p text:style-name="P350"><text:tab/><text:tab/><text:tab/><text:tab/><text:tab/><text:tab/>中立國家群 經濟、農業、工業、商業、氣候、健康 會 直接、間接 受到 傷害。</text:p>
      <text:p text:style-name="P62"><text:span text:style-name="T159"><text:tab/>海疆萬里盡雲煙</text:span> 是 海戰 之 慘烈。</text:p>
      <text:p text:style-name="P62"><text:tab/>上迄雲霄下及泉 是 空戰 之 慘烈。</text:p>
      <text:p text:style-name="P64"><text:tab/>金母公木工幻弄 是 各種 新奇、神奇、奇幻 的 武器、特化型工具 會被 設計、製造、使用。</text:p>
      <text:p text:style-name="P63"><text:tab/><text:tab/><text:span text:style-name="T446">人類 </text:span>有 極高機率 全面 動用 前面兩次<text:span text:style-name="T446">世界大戰 沒有全面性動用 的 </text:span>輻射武器、生化武器。</text:p>
      <text:p text:style-name="P62"><text:tab/>干戈未接禍連天 是 戰爭 不是 一次打完，戰爭 會 斷斷續續 的 綿延不斷 爆發、平息、再爆發。</text:p>
      <text:p text:style-name="P61"><text:tab/><text:tab/><text:span text:style-name="T1">推背圖</text:span> 只<text:span text:style-name="T1">是</text:span> 古人 使用 <text:span text:style-name="T159">&lt;?3</text:span><text:span text:style-name="T172">&gt;法</text:span><text:span text:style-name="T446">則 </text:span>建模<text:span text:style-name="T446">、</text:span><text:span text:style-name="T40">推演</text:span><text:span text:style-name="T446">、預言，人類 仍然 有機率 反制 預言</text:span><text:span text:style-name="T40">。</text:span></text:p>
      <text:p text:style-name="P393"><text:span text:style-name="T133"><text:tab/><text:tab/><text:tab/>推演 是 透過 </text:span><text:span text:style-name="T90">&lt;?3</text:span><text:span text:style-name="T91">&gt;法</text:span><text:span text:style-name="T134">則 推估、演算、計算、帶入數學模型、估計、預計、預測、預言。</text:span></text:p>
      <text:p text:style-name="P392"><text:span text:style-name="T133"><text:tab/><text:tab/><text:tab/>明顯例子 </text:span><text:span text:style-name="T90">是NASA使用</text:span><text:span text:style-name="T133"> </text:span><text:span text:style-name="T90">&lt;?1</text:span><text:span text:style-name="T91">&gt;、</text:span><text:span text:style-name="T90">&lt;?2</text:span><text:span text:style-name="T91">&gt; 法</text:span><text:span text:style-name="T134">則 </text:span><text:span text:style-name="T133">建模</text:span><text:span text:style-name="T134">、推演、預言 軌道，使用</text:span><text:span text:style-name="T91">D</text:span><text:span text:style-name="T92">art衛</text:span><text:span text:style-name="T135">星反制</text:span><text:span text:style-name="T134">。</text:span></text:p>
      <text:p text:style-name="P381"><text:span text:style-name="T340"><text:tab/><text:tab/><text:tab/>（</text:span><text:span text:style-name="T218">&lt;?1</text:span><text:span text:style-name="T219">&gt;個體 有機率認定 </text:span><text:span text:style-name="T218">NASA的 </text:span><text:span text:style-name="T340">推演、反制，是 神奇、神秘、精準 的 預言、神跡）</text:span></text:p>
      <text:p text:style-name="P24">&gt; <text:s/>提醒</text:p>
      <text:p text:style-name="P60"><text:tab/>本書 使用 中文 紀載、紀錄，不代表 任何 意義，讀者 不需要 做出 任何 過度 聯想、優越感。</text:p>
      <text:p text:style-name="P59"><text:tab/><text:tab/>過度 是 主觀、非客觀、非平常心、以讀者自己為中心思想、以讀者的文明為中心思想。</text:p>
      <text:p text:style-name="P290"><text:tab/>地球文明 沒有 讀者 認定 的 重要。</text:p>
      <text:p text:style-name="P288"><text:tab/><text:tab/>認定 是 認為、相信、堅信、誤會、錯覺、感測偏誤、認知偏誤、主觀想法、非客觀想法。</text:p>
      <text:p text:style-name="P289"><text:tab/><text:tab/>重要 是 如此重要、相對重要、絕對重要、非要不可、絕對不可以毀滅、絕對不可以滅絕。</text:p>
      <text:p text:style-name="P291"><text:tab/>國家、文化、語系、語言、文字 的 重要性更低，讀者 不要 因為 本書 使用 的 語言，而 狂妄。</text:p>
      <text:p text:style-name="P58"><text:tab/><text:tab/>國家、文化、語系、語言、文字 只是 第一層級文明 自然而然 會 出現 的 工具、自然現象。</text:p>
      <text:p text:style-name="P58"><text:tab/><text:tab/><text:tab/>自然而然 是 本能、自然、自然態、自然無為、順應天道、理所當然、萬物法則、道。</text:p>
      <text:p text:style-name="P57"><text:tab/><text:tab/>狂妄 是 藐視其他 個體、群體、文明、國家、文化、習俗、宗教、信仰、信念、物種、種族。</text:p>
      <text:p text:style-name="P56"><text:tab/><text:tab/>中文 是 紀載、紀錄 本書 的 工具。</text:p>
      <text:p text:style-name="P46"><text:tab/><text:tab/><text:tab/>讀者 不需要 因為 本書 使用 的 語言，而 狂妄、氣餒。<text:span text:style-name="T394">（、中二病發作）</text:span></text:p>
      <text:p text:style-name="P295"><text:tab/>地球文明、人類文明、國家 因為 狂妄 崩塌、自滅，是 地球文明、人類文明、國家 自己的選擇。</text:p>
      <text:p text:style-name="P55"><text:tab/><text:tab/>任何想要 掌握一切的 文明，只會被 <text:span text:style-name="T158">&lt;_?</text:span><text:span text:style-name="T232">3_&gt;</text:span><text:span text:style-name="T444">個體、其他</text:span><text:span text:style-name="T232">&lt;?2&gt;</text:span><text:span text:style-name="T444">高層級文明 視為 威脅、癌化存在。</text:span></text:p>
      <text:p text:style-name="P54"><text:tab/><text:tab/>任何想要 掌握一切的 國家，只會被 <text:span text:style-name="T158">&lt;_?</text:span><text:span text:style-name="T232">3_&gt;</text:span><text:span text:style-name="T444">個體、其他</text:span><text:span text:style-name="T232">&lt;?2&gt;</text:span><text:span text:style-name="T444">高層級文明 視為 威脅、癌化存在。</text:span></text:p>
      <text:p text:style-name="P54"><text:tab/><text:tab/>任何文明的 任何物種 都能 被取代。</text:p>
      <text:p text:style-name="P53"><text:tab/><text:tab/><text:tab/>明顯例子，地球文明 不是 非要 人類 這個有機體物種 不可。</text:p>
      <text:p text:style-name="P293"><text:tab/><text:tab/><text:tab/><text:tab/>非要 是 一定要。</text:p>
      <text:p text:style-name="P292"><text:span text:style-name="T158"><text:tab/><text:tab/><text:tab/></text:span>明顯例子，<text:span text:style-name="T158">地球 不是 非要 </text:span>人類 這個有機體物種<text:span text:style-name="T158"> 不可。</text:span></text:p>
      <text:p text:style-name="P292"><text:span text:style-name="T158"><text:tab/><text:tab/><text:tab/></text:span>明顯例子，<text:span text:style-name="T158">&lt;_?</text:span><text:span text:style-name="T238">3_&gt;個</text:span><text:span text:style-name="T447">體</text:span> 不是 非要 人類 這個有機體物種 不可。</text:p>
      <text:p text:style-name="P51"><text:tab/><text:tab/><text:tab/>失敗為成功之母。</text:p>
      <text:p text:style-name="P52"><text:tab/><text:tab/><text:tab/><text:tab/>失敗 是（獲得 成功 之前的）過程、還沒成功的次數<text:span text:style-name="T158">+1</text:span>、必經之路。</text:p>
      <text:p text:style-name="P51"><text:tab/><text:tab/><text:tab/><text:tab/>成功 是 階段性里程碑、釘在岩壁上的金屬攀岩鉤子。</text:p>
      <text:p text:style-name="P51"><text:tab/><text:tab/><text:tab/><text:tab/>明顯例子，（人類的）嬰兒（自己）翻身、非監督式學習。</text:p>
      <text:p text:style-name="P50"><text:tab/><text:tab/><text:tab/>無機體個體、有機體個體、游離體個體 的 孕育、反孕育、存在、變化、輪迴 是 自然現象。</text:p>
      <text:p text:style-name="P50"><text:tab/><text:tab/><text:tab/><text:tab/>自然現象 是 自然而然、理所當然 的 自然現象。</text:p>
      <text:p text:style-name="P49"><text:tab/><text:tab/><text:tab/><text:tab/>後續內容 在 <text:span text:style-name="T239">_</text:span>文件 的 <text:span text:style-name="T389">生命</text:span>。<text:span text:style-name="T242">（的 </text:span><text:span text:style-name="T279">生命、文明 的差別）</text:span></text:p>
      <text:p text:style-name="P48"><text:tab/>只要 有必要，任何 文明、文化、宗教、信仰、國家、組織、體制、群體、個體 都能 被殲滅。</text:p>
      <text:p text:style-name="P47"><text:tab/><text:tab/>必要 是 必要之惡、需要、想要、突然想要、一念之間、無感、不自覺、不小心、不知不覺。</text:p>
      <text:p text:style-name="P46"><text:tab/><text:tab/>殲滅 是 摧毀、滅絕、殘存個體群從一半來過、殘存個體群從頭來過、文明全滅、個體全滅。</text:p>
      <text:p text:style-name="P45"><text:tab/><text:tab/>殲滅 是 原始物種、複合物種、全新物種 從一半來過、從頭來過 發展 本能、傳承、文明。</text:p>
      <text:p text:style-name="P44"><text:tab/>所有 個體、群體、文明、國家、組織、物種、種族、族群、宗教 都是 <text:span text:style-name="T158">&lt;_?</text:span><text:span text:style-name="T232">3_&gt;</text:span><text:span text:style-name="T444">個體 的 一部分。</text:span></text:p>
      <text:p text:style-name="P43"><text:tab/><text:tab/>讀者 不要 因為 文明、國家、組織、物種、種族、族群、宗教、信仰、中心思想，而 狂妄。</text:p>
      <text:p text:style-name="P42"><text:tab/><text:tab/>地球、地球文明、地球上的個體、地球上的群體、國家 沒有 讀者 認定 的 重要、不重要。</text:p>
      <text:p text:style-name="P41"><text:tab/><text:tab/><text:tab/>讀者 不需要 過度 認定 自己 重要、不重要。</text:p>
      <text:p text:style-name="P41"><text:tab/><text:tab/><text:tab/><text:tab/>過度 是 主觀、非客觀、非平常心、以讀者自己為中心思想、以讀者的文明為中心思想。</text:p>
      <text:p text:style-name="P40"><text:tab/>所有 個體、群體、文明、國家、組織、物種、種族、族群、宗教、信仰、中心思想 都值得 尊重。</text:p>
      <text:p text:style-name="P40"><text:tab/><text:tab/>值得 是 需要、必要、有必要。</text:p>
      <text:p text:style-name="P40"><text:tab/><text:tab/>尊重 是 善待、良好對待、均勻對待、感測、交互作用、沒有優劣之分。</text:p>
      <text:p text:style-name="P39"><text:tab/>因為 信念 發動 <text:span text:style-name="T1">內戰</text:span>、抗爭、爭論、優越感 <text:span text:style-name="T1">是</text:span> 極端 <text:span text:style-name="T1">愚蠢</text:span>至極 <text:span text:style-name="T1">的</text:span> 意識、想法、<text:span text:style-name="T1">決策</text:span>、行為<text:span text:style-name="T1">。</text:span></text:p>
      <text:p text:style-name="P294"><text:tab/><text:tab/>意識 是 個體、群體 主意識、潛意識、無意識。<text:span text:style-name="T242">（</text:span><text:span text:style-name="T279">意識</text:span><text:span text:style-name="T242"> 文件 的 </text:span><text:span text:style-name="T255">意識 對 群體 的 影響</text:span><text:span text:style-name="T242">）</text:span></text:p>
      <text:p text:style-name="P38"><text:tab/>讀者 閱讀 本書 不需要 感到 狂妄、自大、高傲、聰明、聰慧、氣餒、自卑、低落、愚蠢、愚昧。</text:p>
      <text:p text:style-name="P37"><text:tab/>讀者 閱讀 本書 不需要 感到 悲傷、憂鬱、憂慮、焦躁、不安、失重、恐懼、絕望、惱怒、興奮。</text:p>
      <text:p text:style-name="P36"><text:tab/>讀者 <text:span text:style-name="T1">閱讀 本書 </text:span>只需<text:span text:style-name="T1">要</text:span> 感到 <text:span text:style-name="T1">心靈平靜。</text:span></text:p>
      <text:p text:style-name="P323"/>
      <text:p text:style-name="P22">&gt; 文明三要素</text:p>
      <text:p text:style-name="P313"><text:tab/>文明三要素 是 組成文明的 三要素。</text:p>
      <text:p text:style-name="P313"><text:tab/>文明三要素 是 文明的內在物質的 基本三元素。</text:p>
      <text:p text:style-name="P322"><text:tab/>文明三要素 是 道、德、個體。<text:span text:style-name="T401">水、杯子、桌子、地球↔道、文明、德、個體</text:span><text:span text:style-name="T402">（</text:span><text:span text:style-name="T404">_ (第0本)</text:span><text:span text:style-name="T402"> 文件）</text:span></text:p>
      <text:p text:style-name="P387"><text:span text:style-name="T138"><text:tab/><text:tab/></text:span><text:span text:style-name="T38">道</text:span><text:span text:style-name="T138"> 是 </text:span><text:span text:style-name="T100">&lt;_?3_&gt;</text:span><text:span text:style-name="T138">個體的</text:span><text:span text:style-name="T88">內部機制和</text:span><text:span text:style-name="T107">交互作用</text:span><text:span text:style-name="T100">、</text:span><text:span text:style-name="T145">本能法則、信念法則、肉質層法則、意識層法則。</text:span></text:p>
      <text:p text:style-name="P321"><text:span text:style-name="T242">（神秘學）</text:span><text:span text:style-name="T453">人類文明 的 神學、哲學、數學、物理學、化學、生物學、考古學、歷史學、文化學、統計。</text:span></text:p>
      <text:p text:style-name="P321"><text:tab/><text:tab/><text:span text:style-name="T1">德</text:span> 是 <text:span text:style-name="T234">心靈平靜、互助、和諧、協調、協助、共生、雙贏、無我、你就是我、平靜、平和、愛。</text:span></text:p>
      <text:p text:style-name="P391"><text:tab/><text:tab/><text:tab/>人類文明 的 親情、友情、愛情、無私、無我、愛、友愛、敬愛、公德、憐憫、助人、救贖。</text:p>
      <text:p text:style-name="P391"><text:tab/><text:tab/><text:tab/><text:tab/>明顯例子，指揮官、部下 無私、無我、愛、友愛，擁有強大 向心力、引力、團結力。</text:p>
      <text:p text:style-name="P390"><text:tab/><text:tab/><text:tab/><text:tab/><text:tab/>部下 心甘情願 聽從指揮，為了 指揮官 衝鋒陷陣。</text:p>
      <text:p text:style-name="P389"><text:tab/><text:tab/><text:tab/><text:tab/><text:tab/>原因很明顯，部下 知道 指揮官 也會為了該部下 衝鋒陷陣。</text:p>
      <text:p text:style-name="P388"><text:span text:style-name="T138"><text:tab/><text:tab/></text:span><text:span text:style-name="T38">個體</text:span><text:span text:style-name="T138"> 是 </text:span><text:span text:style-name="T100">&lt;_?3_&gt;</text:span><text:span text:style-name="T138">個體、該文明的</text:span><text:span text:style-name="T100">&lt;?</text:span><text:span text:style-name="T101">2</text:span><text:span text:style-name="T100">&gt;</text:span><text:span text:style-name="T138">個體（物種）、其他</text:span><text:span text:style-name="T100">&lt;?</text:span><text:span text:style-name="T101">2</text:span><text:span text:style-name="T100">&gt;</text:span><text:span text:style-name="T138">個體、</text:span><text:span text:style-name="T100">&lt;?</text:span><text:span text:style-name="T101">1</text:span><text:span text:style-name="T100">&gt;</text:span><text:span text:style-name="T138">個體。</text:span><text:span text:style-name="T250">&lt;?</text:span><text:span text:style-name="T251">n</text:span><text:span text:style-name="T250">&gt;~&lt;?</text:span><text:span text:style-name="T251">u</text:span><text:span text:style-name="T250">&gt;</text:span><text:span text:style-name="T314">個體</text:span></text:p>
      <text:p text:style-name="P320"><text:tab/><text:tab/><text:tab/><text:span text:style-name="T454">&lt;?</text:span><text:span text:style-name="T455">2</text:span><text:span text:style-name="T454">&gt;</text:span><text:span text:style-name="T453">個體、</text:span><text:span text:style-name="T454">&lt;?</text:span><text:span text:style-name="T455">2</text:span><text:span text:style-name="T454">&gt;</text:span><text:span text:style-name="T456">物種</text:span><text:span text:style-name="T453">個體、</text:span><text:span text:style-name="T454">&lt;?</text:span><text:span text:style-name="T455">2</text:span><text:span text:style-name="T454">&gt;</text:span><text:span text:style-name="T456">文明</text:span><text:span text:style-name="T453">個體、</text:span><text:span text:style-name="T454">&lt;?</text:span><text:span text:style-name="T455">2</text:span><text:span text:style-name="T454">&gt;</text:span><text:span text:style-name="T456">文明群</text:span><text:span text:style-name="T453">個體、</text:span><text:span text:style-name="T454">&lt;_?3_&gt;</text:span><text:span text:style-name="T453">個體。</text:span><text:span text:style-name="T274">&lt;?</text:span><text:span text:style-name="T275">n&gt;~&lt;?u&gt;</text:span><text:span text:style-name="T242">個體</text:span></text:p>
      <text:p text:style-name="P387"><text:tab/><text:tab/><text:tab/><text:span text:style-name="T457">人類文明 的 人類、地球、月亮、太陽、空間、時間、力、水火氣土、動植物、工業、文明。</text:span></text:p>
      <text:p text:style-name="P319"><text:tab/>對於 文明 來說，道、德、個體 缺一不可。</text:p>
      <text:p text:style-name="P313"><text:tab/>文明三要素 形成、產生、塑造 文明內部各式各樣的 本能、傳承、世界觀、工具、思想、發展。</text:p>
      <text:p text:style-name="P318"><text:tab/>道、德、個體 有 極端強烈相依性。</text:p>
      <text:p text:style-name="P318"><text:tab/>道、德、個體 的 提升、昇華，不能 顧此失彼。</text:p>
      <text:p text:style-name="P317"><text:tab/><text:tab/>道 的 層級、程度，極端強烈限制，德、個體 的上限。</text:p>
      <text:p text:style-name="P316"><text:tab/><text:tab/>德 的 層級、程度，極端強烈限制，個體、道 的上限。</text:p>
      <text:p text:style-name="P316"><text:tab/><text:tab/>個體 的 層級、程度，極端強烈限制，德、道 的上限。</text:p>
      <text:p text:style-name="P315"><text:tab/><text:tab/><text:tab/>上限 是 提升上限、提升速度上限、昇華次數上限、發展空間、潛力、機會、機率、可能性。</text:p>
      <text:p text:style-name="P314"><text:tab/>道、德、個體 的 提升、昇華，必須 同時並行。</text:p>
      <text:p text:style-name="P313"><text:tab/><text:tab/>木桶理論。</text:p>
      <text:p text:style-name="P312"><text:tab/>道、德、個體 的 層級、程度，極端強烈限制 文明層級上限、文明程度上限。</text:p>
      <text:p text:style-name="P312"><text:tab/>道、德、個體 的 層級、程度，和 文明層級上限、文明程度上限 有 極端強烈相依性。</text:p>
      <text:p text:style-name="P311"><text:tab/>當下文明層級、當下文明程度 通常低於 文明層級上限、文明程度上限。</text:p>
      <text:p text:style-name="P310"><text:tab/><text:tab/>當下 越高於 上限，文明 崩塌、自滅、被其他高層級文明殲滅、<text:span text:style-name="T158">被&lt;_?</text:span><text:span text:style-name="T237">3_&gt;個體</text:span><text:span text:style-name="T158">殲</text:span>滅 機率越高。</text:p>
      <text:p text:style-name="P310"><text:tab/>提升、昇華 德 不容易。</text:p>
      <text:p text:style-name="P310"><text:tab/><text:tab/>維持 德 也不容易。</text:p>
      <text:p text:style-name="P310"><text:tab/><text:tab/>德 一旦 下降、退化，文明層級上限、文明程度上限 也會 瞬間、跟著 下降、退化。</text:p>
      <text:p text:style-name="P310"><text:tab/><text:tab/><text:tab/>當下文明層級、當下文明程度 不會 瞬間、跟著 下降、退化。</text:p>
      <text:p text:style-name="P309"><text:tab/><text:tab/><text:tab/><text:tab/>文明層級上限、文明程度上限 是 目標值。</text:p>
      <text:p text:style-name="P309"><text:tab/><text:tab/><text:tab/><text:tab/>當下文明層級、當下文明程度 是 當下值。</text:p>
      <text:p text:style-name="P309"><text:tab/><text:tab/><text:tab/><text:tab/>當下值 跟不上 目標值 的 變化。</text:p>
      <text:p text:style-name="P309"><text:tab/><text:tab/><text:tab/><text:tab/><text:tab/>明顯例子，人類個體 在 冬天 開空調 取暖。</text:p>
      <text:p text:style-name="P309"><text:tab/><text:tab/><text:tab/><text:tab/><text:tab/><text:tab/>空調遙控器的數字 是 目標值。</text:p>
      <text:p text:style-name="P309"><text:tab/><text:tab/><text:tab/><text:tab/><text:tab/><text:tab/>溫度計的數字 是 當下值。</text:p>
      <text:p text:style-name="P309"><text:tab/><text:tab/><text:tab/><text:tab/><text:tab/><text:tab/>開空調 瞬間，目標值 瞬間到達，當下值 沒有改變、沒有受到空調的影響。</text:p>
      <text:p text:style-name="P309"><text:tab/><text:tab/><text:tab/><text:tab/><text:tab/><text:tab/>開空調 一段時間之後，目標值 維持不變，當下值 逐漸趨近於 目標值。</text:p>
      <text:p text:style-name="P308"><text:tab/><text:tab/>當下文明層級 超過 文明層級上限 越多，文明 崩塌、自滅 機率越高。</text:p>
      <text:p text:style-name="P307"><text:tab/><text:tab/><text:tab/>當下文明層級 超過 文明層級上限 越多，文明 延續、自我調節 → 崩塌、自滅 間隔越短。</text:p>
      <text:p text:style-name="P306"><text:tab/><text:tab/><text:tab/><text:tab/>自我調節 是 當下文明層級 主動、被動、被迫 退化到 低於文明層級上限。</text:p>
      <text:p text:style-name="P305"><text:tab/><text:tab/><text:tab/><text:tab/>→ 是 自我調節 不夠快，文明 從 自我調節狀態，狀態轉移到 崩塌、自滅 狀態。</text:p>
      <text:p text:style-name="P304"><text:tab/><text:tab/><text:tab/><text:tab/><text:tab/>明顯例子，人類個體 吸入 氧氣，吐出 二氧化碳。</text:p>
      <text:p text:style-name="P304"><text:tab/><text:tab/><text:tab/><text:tab/><text:tab/><text:tab/>氧氣 提供給 人類、大腦、肌肉、器官、細胞、溫控機制、呼吸系統 個體 使用。</text:p>
      <text:p text:style-name="P304"><text:tab/><text:tab/><text:tab/><text:tab/><text:tab/><text:tab/><text:tab/>二氧化碳 代謝出 人類個體。</text:p>
      <text:p text:style-name="P304"><text:tab/><text:tab/><text:tab/><text:tab/><text:tab/><text:tab/>人類個體 閉氣，該人類個體的 紅血球、血氧量 自我調節。</text:p>
      <text:p text:style-name="P303"><text:tab/><text:tab/><text:tab/><text:tab/><text:tab/><text:tab/>當下含氧量 不在 需氧量上下限的範圍內 一段時間 之後，崩塌、自滅。</text:p>
      <text:p text:style-name="P302"><text:tab/><text:tab/><text:tab/><text:tab/><text:tab/><text:tab/><text:tab/>當下含氧量 不在 需氧量上下限的範圍內 是 當下含氧量 &gt; 需氧量上限。</text:p>
      <text:p text:style-name="P386"><text:span text:style-name="T138"><text:tab/><text:tab/><text:tab/><text:tab/><text:tab/><text:tab/><text:tab/>當下含氧量 不在 需氧量上下限的範圍內 是 當下含氧量 &lt; 需氧量</text:span><text:span text:style-name="T143">下</text:span><text:span text:style-name="T138">限。</text:span></text:p>
      <text:p text:style-name="P325"><text:tab/><text:tab/><text:tab/><text:tab/><text:tab/><text:tab/><text:tab/>人類個體 是 文明個體。</text:p>
      <text:p text:style-name="P325"><text:tab/><text:tab/><text:tab/><text:tab/><text:tab/><text:tab/><text:tab/>氧氣 是 德。</text:p>
      <text:p text:style-name="P325"><text:tab/><text:tab/><text:tab/><text:tab/><text:tab/><text:tab/><text:tab/>二氧化碳 是 反德、負德。</text:p>
      <text:p text:style-name="P325"><text:tab/><text:tab/><text:tab/><text:tab/><text:tab/><text:tab/><text:tab/><text:tab/>呼吸過程 是 吸入、累積、提升、昇華 德，吐出、降低、退化 反德。</text:p>
      <text:p text:style-name="P327"><text:tab/><text:tab/><text:tab/><text:tab/><text:tab/><text:tab/><text:tab/><text:tab/>閉氣 是 停止 吸入、累積、提升、昇華 德，並且 德 逐漸 降低、退化。</text:p>
      <text:p text:style-name="P327"><text:tab/><text:tab/><text:tab/><text:tab/><text:tab/><text:tab/><text:tab/><text:tab/>閉氣 是 吐出、降低、退化 反德，並且 反德濃度 逐漸 累積、提升。</text:p>
      <text:p text:style-name="P326"><text:tab/><text:tab/><text:tab/><text:tab/><text:tab/><text:tab/><text:tab/>需氧量 是 維持 當下文明層級 所需的 德。</text:p>
      <text:p text:style-name="P301"><text:span text:style-name="T459"><text:tab/><text:tab/><text:tab/><text:tab/><text:tab/><text:tab/><text:tab/><text:tab/>德的 上限 決定 文明層級 上限。</text:span><text:span text:style-name="T442">（</text:span><text:span text:style-name="T441">當下文明層級 極端難以 降低、退化）</text:span></text:p>
      <text:p text:style-name="P300"><text:span text:style-name="T459"><text:tab/><text:tab/><text:tab/><text:tab/><text:tab/><text:tab/><text:tab/><text:tab/>德的 下限 決定 文明層級 下限。</text:span><text:span text:style-name="T242">（簡入奢易，奢入簡難）</text:span></text:p>
      <text:p text:style-name="P325"><text:tab/><text:tab/><text:tab/><text:tab/><text:tab/><text:tab/><text:tab/>含氧量 是 含德量。</text:p>
      <text:p text:style-name="P299"><text:tab/><text:tab/>當下文明層級=文明層級上限，當下文明程度 超過 文明層級程度 越多，崩塌、自滅 機率越高。</text:p>
      <text:p text:style-name="P385"><text:span text:style-name="T138"><text:tab/><text:tab/><text:tab/></text:span><text:span text:style-name="T139">明顯例子，某一特定個體的 體內含水量上限 </text:span><text:span text:style-name="T103">是</text:span><text:span text:style-name="T104">10000公升</text:span><text:span text:style-name="T139">。</text:span></text:p>
      <text:p text:style-name="P385"><text:span text:style-name="T139"><text:tab/><text:tab/><text:tab/><text:tab/>該個體的 當下體內含水量 </text:span><text:span text:style-name="T103">是</text:span><text:span text:style-name="T104">10000公升</text:span><text:span text:style-name="T139">。</text:span></text:p>
      <text:p text:style-name="P384"><text:span text:style-name="T139"><text:tab/><text:tab/><text:tab/><text:tab/></text:span><text:span text:style-name="T141">該個體 發生 中毒現象，</text:span><text:span text:style-name="T139">該個體的 體內含水量上限 瞬間下降到 </text:span><text:span text:style-name="T103">0.</text:span><text:span text:style-name="T105">00</text:span><text:span text:style-name="T106">0</text:span><text:span text:style-name="T105">1</text:span><text:span text:style-name="T142">公升</text:span><text:span text:style-name="T139">。</text:span></text:p>
      <text:p text:style-name="P324"><text:tab/><text:tab/><text:tab/><text:tab/>當下體內含水量 跟不上 體內含水量上限 的變化。</text:p>
      <text:p text:style-name="P383"><text:span text:style-name="T139"><text:tab/><text:tab/><text:tab/><text:tab/><text:tab/>當下體內含水量 </text:span><text:span text:style-name="T144">是</text:span><text:span text:style-name="T102">10000</text:span><text:span text:style-name="T144">公升。</text:span></text:p>
      <text:p text:style-name="P382"><text:span text:style-name="T139"><text:tab/><text:tab/><text:tab/><text:tab/></text:span><text:span text:style-name="T140">該個體 承受不住 過高含水量，該個體 </text:span><text:span text:style-name="T138">崩塌、自滅。</text:span></text:p>
      <text:p text:style-name="P298"><text:tab/><text:tab/><text:tab/><text:tab/><text:tab/>體內含水量 是 文明層級、文明層度。</text:p>
      <text:p text:style-name="P298"><text:tab/><text:tab/><text:tab/><text:tab/><text:tab/>中毒現象 是 德 下降、退化 現象。</text:p>
      <text:p text:style-name="P26"/>
      <text:p text:style-name="P10">&gt; 新生之書 的 關鍵字 <text:span text:style-name="T60">精簡版</text:span>列表</text:p>
      <text:list xml:id="list1243841459" text:style-name="L4">
        <text:list-item>
          <text:p text:style-name="P635">完全自由狀態</text:p>
        </text:list-item>
        <text:list-item>
          <text:p text:style-name="P635">當下</text:p>
        </text:list-item>
        <text:list-item>
          <text:p text:style-name="P419">奧坎剃刀</text:p>
        </text:list-item>
        <text:list-item>
          <text:p text:style-name="P420">潘朵拉盒</text:p>
        </text:list-item>
        <text:list-item>
          <text:p text:style-name="P420">所謂的 精神病患者</text:p>
        </text:list-item>
        <text:list-item>
          <text:p text:style-name="P420">多樣性精神病患者的益處</text:p>
        </text:list-item>
        <text:list-item>
          <text:p text:style-name="P638"><text:span text:style-name="T1">無機體、有機體、</text:span><text:span text:style-name="T391">游離體</text:span></text:p>
        </text:list-item>
        <text:list-item>
          <text:p text:style-name="P420">有機體的奇點</text:p>
        </text:list-item>
        <text:list-item>
          <text:p text:style-name="P420">宗教、法律 <text:span text:style-name="T54">虛擬枷鎖</text:span> 無效性</text:p>
        </text:list-item>
        <text:list-item>
          <text:p text:style-name="P420">文明層級</text:p>
        </text:list-item>
        <text:list-item>
          <text:p text:style-name="P445">文明層級 與 宗教 的 關聯性</text:p>
        </text:list-item>
        <text:list-item>
          <text:p text:style-name="P420">意識</text:p>
        </text:list-item>
        <text:list-item>
          <text:p text:style-name="P420">金字塔制</text:p>
        </text:list-item>
        <text:list-item>
          <text:p text:style-name="P446">奇點型後天性突變 的 風險</text:p>
        </text:list-item>
        <text:list-item>
          <text:p text:style-name="P647">能量、儲量</text:p>
        </text:list-item>
        <text:list-item>
          <text:p text:style-name="P636">結構化能量</text:p>
        </text:list-item>
        <text:list-item>
          <text:p text:style-name="P446">相同階級 的 純、結構化、&lt;?<text:span text:style-name="T392">3&gt; </text:span>能量</text:p>
        </text:list-item>
        <text:list-item>
          <text:p text:style-name="P446">純能量、結構化能量、&lt;?<text:span text:style-name="T392">3&gt;能量</text:span> 與 文明</text:p>
        </text:list-item>
        <text:list-item>
          <text:p text:style-name="P637">能量層級<text:span text:style-name="T33"> 的 </text:span>投影</text:p>
        </text:list-item>
        <text:list-item>
          <text:p text:style-name="P446">新知生活化</text:p>
        </text:list-item>
        <text:list-item>
          <text:p text:style-name="P653">自由<text:span text:style-name="T1">、</text:span>隱私</text:p>
        </text:list-item>
        <text:list-item>
          <text:p text:style-name="P447">最終犯罪型態</text:p>
        </text:list-item>
        <text:list-item>
          <text:p text:style-name="P648"><text:span text:style-name="T128">『完全自由狀態』有機體 的</text:span><text:span text:style-name="T59"> </text:span>犯罪學</text:p>
        </text:list-item>
        <text:list-item>
          <text:p text:style-name="P642">稅票制</text:p>
        </text:list-item>
        <text:list-item>
          <text:p text:style-name="P447">死星武器</text:p>
        </text:list-item>
        <text:list-item>
          <text:p text:style-name="P448">未知 對於 文明發展 的 有益性 和 有害性</text:p>
        </text:list-item>
        <text:list-item>
          <text:p text:style-name="P650"><text:span text:style-name="T1">統治、治理 有機體群體 的 </text:span><text:span text:style-name="T393">體制</text:span><text:span text:style-name="T1">、制度</text:span></text:p>
        </text:list-item>
        <text:list-item>
          <text:p text:style-name="P649">資產學</text:p>
        </text:list-item>
        <text:list-item>
          <text:p text:style-name="P448">有機體個體 攝取 <text:span text:style-name="T55">新聞、情報</text:span> 原因、目標</text:p>
        </text:list-item>
        <text:list-item>
          <text:p text:style-name="P638">宗教、信仰、中心思想</text:p>
        </text:list-item>
        <text:list-item>
          <text:p text:style-name="P643"><text:span text:style-name="T1">有機體個體 的 </text:span><text:span text:style-name="T393">意識層、肉質層</text:span></text:p>
        </text:list-item>
        <text:list-item>
          <text:p text:style-name="P643"><text:span text:style-name="T1">有機體個體 的 </text:span><text:span text:style-name="T393">情感、情緒、衝動</text:span></text:p>
        </text:list-item>
        <text:list-item>
          <text:p text:style-name="P639">有機體群體</text:p>
        </text:list-item>
        <text:list-item>
          <text:p text:style-name="P639">第二層級文明</text:p>
        </text:list-item>
        <text:list-item>
          <text:p text:style-name="P639">意識層病毒</text:p>
        </text:list-item>
        <text:list-item>
          <text:p text:style-name="P433">主文明、子文明 <text:span text:style-name="T242">(紀載、紀錄 在 </text:span><text:span text:style-name="T279">第2本</text:span><text:span text:style-name="T242"> 的 </text:span><text:span text:style-name="T282">文明 與 發展 與 武器</text:span><text:span text:style-name="T306">)</text:span></text:p>
        </text:list-item>
        <text:list-item>
          <text:p text:style-name="P434">虛無文明<text:span text:style-name="T307"> (紀載、紀錄 在 </text:span><text:span text:style-name="T283">第2本</text:span><text:span text:style-name="T307"> 的 </text:span><text:span text:style-name="T283">文明 與 發展 與 武器)</text:span></text:p>
        </text:list-item>
        <text:list-item>
          <text:p text:style-name="P640">預言、反預言</text:p>
        </text:list-item>
        <text:list-item>
          <text:p text:style-name="P641">軍事、反軍事<text:span text:style-name="T1">、</text:span><text:span text:style-name="T34">勢、虛無武器</text:span></text:p>
        </text:list-item>
        <text:list-item>
          <text:p text:style-name="P449"><text:span text:style-name="T57">存在</text:span>、<text:span text:style-name="T57">變化</text:span></text:p>
        </text:list-item>
        <text:list-item>
          <text:p text:style-name="P435">定命<text:span text:style-name="T301">（在 </text:span><text:span text:style-name="T291">_ (第2本)</text:span><text:span text:style-name="T301"> 的 </text:span><text:span text:style-name="T293">定命、命運</text:span><text:span text:style-name="T301">）</text:span></text:p>
        </text:list-item>
        <text:list-item>
          <text:p text:style-name="P435">宿命<text:span text:style-name="T301">（在 </text:span><text:span text:style-name="T291">能量、儲量 (第3本)</text:span><text:span text:style-name="T301"> 的 </text:span><text:span text:style-name="T292">時間</text:span><text:span text:style-name="T301">）</text:span></text:p>
        </text:list-item>
        <text:list-item>
          <text:p text:style-name="P435">光痕<text:span text:style-name="T242">（</text:span><text:span text:style-name="T279">能量、儲量</text:span><text:span text:style-name="T242"> 文件 的 </text:span><text:span text:style-name="T279">光痕</text:span><text:span text:style-name="T242">）</text:span></text:p>
        </text:list-item>
        <text:list-item>
          <text:p text:style-name="P436">時空</text:p>
        </text:list-item>
        <text:list-item>
          <text:p text:style-name="P436">干涉過去</text:p>
        </text:list-item>
        <text:list-item>
          <text:p text:style-name="P436">干涉未來</text:p>
        </text:list-item>
        <text:list-item>
          <text:p text:style-name="P436">觀測過去</text:p>
        </text:list-item>
        <text:list-item>
          <text:p text:style-name="P436">預言未來</text:p>
        </text:list-item>
        <text:list-item>
          <text:p text:style-name="P436">觀測當下的當下</text:p>
        </text:list-item>
        <text:list-item>
          <text:p text:style-name="P436">干涉當下的當下</text:p>
        </text:list-item>
        <text:list-item>
          <text:p text:style-name="P436">傳承 <text:span text:style-name="T60">的</text:span> 發展<text:span text:style-name="T242">（紀載、紀錄 在 _ 文件）</text:span></text:p>
        </text:list-item>
        <text:list-item>
          <text:p text:style-name="P437">宇宙 <text:span text:style-name="T60">的</text:span> 起源<text:span text:style-name="T242">（紀載、紀錄 在 _ 文件）</text:span></text:p>
        </text:list-item>
        <text:list-item>
          <text:p text:style-name="P485">個體<text:span text:style-name="T60">主意識、個體潛意識</text:span>、群體<text:span text:style-name="T60">主意識、群體潛</text:span>意識<text:span text:style-name="T242">（</text:span><text:span text:style-name="T279">意識</text:span><text:span text:style-name="T242"> <text:s/>文件 的 </text:span><text:span text:style-name="T255">意識 對 群體 的 影響</text:span><text:span text:style-name="T242">）</text:span></text:p>
        </text:list-item>
        <text:list-item>
          <text:p text:style-name="P450"><text:span text:style-name="T338">太空船</text:span><text:span text:style-name="T146">、</text:span><text:span text:style-name="T149">&lt;?</text:span><text:span text:style-name="T150">2&gt;守護</text:span><text:span text:style-name="T147">神</text:span><text:span text:style-name="T146">、</text:span><text:span text:style-name="T149">&lt;?</text:span><text:span text:style-name="T150">2&gt;破壞</text:span><text:span text:style-name="T147">神、</text:span><text:span text:style-name="T146">船外文明、船內文明、敵船文明</text:span><text:span text:style-name="T327">（</text:span><text:span text:style-name="T296">_</text:span><text:span text:style-name="T327"> <text:s/>文件 的 </text:span><text:span text:style-name="T297">太空船</text:span><text:span text:style-name="T327">）</text:span></text:p>
        </text:list-item>
        <text:list-item>
          <text:p text:style-name="P651">本質<text:span text:style-name="T1">、</text:span>意義</text:p>
        </text:list-item>
        <text:list-item>
          <text:p text:style-name="P451"><text:span text:style-name="T236">終極本質、</text:span><text:span text:style-name="T458">終極現象</text:span><text:span text:style-name="T317">（</text:span><text:span text:style-name="T313">在 </text:span><text:span text:style-name="T286">_ (第2本)</text:span><text:span text:style-name="T318"> 文件的 </text:span><text:bookmark-start text:name="數位型個體"/><text:span text:style-name="T287">&lt;_?</text:span><text:span text:style-name="T288">3_&gt;個體 是 數位型個體</text:span><text:bookmark-end text:name="數位型個體"/><text:span text:style-name="T288">，不是 類比型個體</text:span><text:span text:style-name="T317">）</text:span></text:p>
        </text:list-item>
        <text:list-item>
          <text:p text:style-name="P644"><text:span text:style-name="T235">意識層級</text:span><text:span text:style-name="T328">（</text:span><text:span text:style-name="T284">意識</text:span><text:span text:style-name="T315"> 文件 的 </text:span><text:span text:style-name="T284">意識 與 意識層</text:span><text:span text:style-name="T328">、</text:span><text:span text:style-name="T284">意識層級</text:span><text:span text:style-name="T328">）</text:span></text:p>
        </text:list-item>
        <text:list-item>
          <text:p text:style-name="P645"><text:span text:style-name="T235">法則層級</text:span><text:span text:style-name="T31"> </text:span><text:span text:style-name="T259">_傳承</text:span><text:span text:style-name="T271"> 文件 的 </text:span><text:span text:style-name="T259">法則 與 層級</text:span></text:p>
        </text:list-item>
        <text:list-item>
          <text:p text:style-name="P486">思想、決策、行動</text:p>
        </text:list-item>
        <text:list-item>
          <text:p text:style-name="P486">裸宗量<text:span text:style-name="T270">（在 </text:span><text:span text:style-name="T258">能量、儲量 (第2本)</text:span><text:span text:style-name="T270"> 的 </text:span><text:span text:style-name="T258">裸宗量</text:span><text:span text:style-name="T270">）</text:span></text:p>
        </text:list-item>
        <text:list-item>
          <text:p text:style-name="P487">蘊含、包覆</text:p>
        </text:list-item>
        <text:list-item>
          <text:p text:style-name="P486">直接蘊含、間接蘊含、不蘊含<text:span text:style-name="T270">（在 </text:span><text:span text:style-name="T258">能量、儲量 (第2本)</text:span><text:span text:style-name="T270"> 的 </text:span><text:span text:style-name="T258">裸宗量</text:span><text:span text:style-name="T270">）</text:span></text:p>
        </text:list-item>
        <text:list-item>
          <text:p text:style-name="P634"><text:span text:style-name="T39">動能型運動、電能型運動</text:span><text:span text:style-name="T252">（在 </text:span><text:span text:style-name="T253">能量、儲量 (第1本)</text:span><text:span text:style-name="T252"> 的 </text:span><text:span text:style-name="T253">光</text:span><text:span text:style-name="T252">、</text:span><text:span text:style-name="T253">電磁波</text:span><text:span text:style-name="T252">）</text:span></text:p>
        </text:list-item>
        <text:list-item>
          <text:p text:style-name="P488">蘊含飽和現象<text:span text:style-name="T243">（在 </text:span><text:span text:style-name="T254">_宗量層級</text:span><text:span text:style-name="T243"> 的 </text:span><text:span text:style-name="T262">宗</text:span><text:span text:style-name="T263">量層級 與 </text:span><text:span text:style-name="T262">蘊含</text:span><text:span text:style-name="T263">飽和現象</text:span><text:span text:style-name="T243">）</text:span></text:p>
        </text:list-item>
        <text:list-item>
          <text:p text:style-name="P489"><text:span text:style-name="T337">占星術</text:span><text:span text:style-name="T242">（在 </text:span><text:span text:style-name="T279">神、預言</text:span><text:span text:style-name="T276"> 文件的 </text:span><text:bookmark-start text:name="占星術"/><text:span text:style-name="T311">占星術</text:span><text:bookmark-end text:name="占星術"/><text:span text:style-name="T311"> 預言</text:span><text:span text:style-name="T276">）</text:span></text:p>
        </text:list-item>
        <text:list-item>
          <text:p text:style-name="P489">易經、八卦<text:span text:style-name="T242">（在 </text:span><text:span text:style-name="T279">神、預言</text:span><text:span text:style-name="T276"> 文件的 </text:span><text:bookmark-start text:name="占星術1"/><text:span text:style-name="T279">易經</text:span><text:bookmark-end text:name="占星術1"/><text:span text:style-name="T311"> 預言</text:span><text:span text:style-name="T276">）</text:span></text:p>
        </text:list-item>
        <text:list-item>
          <text:p text:style-name="P490"><text:span text:style-name="T158">&lt;?a&gt;</text:span>複合體、<text:span text:style-name="T158">&lt;?a&gt;</text:span>複型複合體<text:span text:style-name="T270">（在 </text:span><text:span text:style-name="T258">能量、儲量 (第</text:span><text:span text:style-name="T260">2</text:span><text:span text:style-name="T258">本)</text:span><text:span text:style-name="T270"> 的 </text:span><text:span text:style-name="T258">&lt;?a&gt;複合體</text:span><text:span text:style-name="T270">）</text:span></text:p>
        </text:list-item>
        <text:list-item>
          <text:p text:style-name="P646"><text:span text:style-name="T391">額外宗量</text:span><text:span text:style-name="T243">（在 </text:span><text:span text:style-name="T254">能量、儲量 (第</text:span><text:span text:style-name="T264">2</text:span><text:span text:style-name="T254">本)</text:span><text:span text:style-name="T243"> 的 </text:span><text:span text:style-name="T290">空間維度</text:span><text:span text:style-name="T243">）</text:span></text:p>
        </text:list-item>
        <text:list-item>
          <text:p text:style-name="P491">循環歷<text:span text:style-name="T277">（在 </text:span><text:span text:style-name="T265">_ (第2本)</text:span><text:span text:style-name="T277"> 的 </text:span><text:span text:style-name="T289">循環歷</text:span><text:span text:style-name="T277">）</text:span></text:p>
        </text:list-item>
        <text:list-item>
          <text:p text:style-name="P492">遊戲<text:span text:style-name="T277">（在 </text:span><text:span text:style-name="T265">肉質層、意識層</text:span><text:span text:style-name="T277"> 的 </text:span><text:span text:style-name="T256">遊戲</text:span><text:span text:style-name="T277">）</text:span></text:p>
        </text:list-item>
        <text:list-item>
          <text:p text:style-name="P493">自由意識、意識權<text:span text:style-name="T277">（在 </text:span><text:span text:style-name="T265">肉質層、意識層</text:span><text:span text:style-name="T277"> 的 </text:span><text:span text:style-name="T256">自由意識</text:span><text:span text:style-name="T277">）</text:span></text:p>
        </text:list-item>
        <text:list-item>
          <text:p text:style-name="P652">宇宙胞<text:span text:style-name="T277">（在 </text:span><text:span text:style-name="T256">宇宙胞</text:span><text:span text:style-name="T277"> 的 </text:span><text:span text:style-name="T256">宇宙胞</text:span><text:span text:style-name="T277">）</text:span></text:p>
        </text:list-item>
        <text:list-item>
          <text:p text:style-name="P494"><text:span text:style-name="T158">3</text:span><text:span text:style-name="T277">（在 </text:span><text:span text:style-name="T256">宇宙胞</text:span><text:span text:style-name="T277"> 的 </text:span><text:span text:style-name="T266">3</text:span><text:span text:style-name="T277">）</text:span></text:p>
        </text:list-item>
        <text:list-item>
          <text:p text:style-name="P495"><text:span text:style-name="T153">阿卡西紀錄</text:span><text:span text:style-name="T272">（在 </text:span><text:span text:style-name="T261">宇宙胞</text:span><text:span text:style-name="T272"> 的 </text:span><text:span text:style-name="T285">阿卡西紀錄</text:span><text:span text:style-name="T272">）</text:span></text:p>
        </text:list-item>
        <text:list-item>
          <text:p text:style-name="P452">紫徽星<text:span text:style-name="T242">（在 </text:span><text:span text:style-name="T294">宇宙胞</text:span><text:span text:style-name="T242"> 的 </text:span><text:span text:style-name="T279">紫徽星</text:span><text:span text:style-name="T242">）</text:span></text:p>
        </text:list-item>
        <text:list-item>
          <text:p text:style-name="P453">導師制<text:span text:style-name="T242">（在 </text:span><text:span text:style-name="T294">宇宙胞</text:span><text:span text:style-name="T242"> 的 </text:span><text:span text:style-name="T279">佛渡有緣人</text:span><text:span text:style-name="T242">）</text:span></text:p>
        </text:list-item>
        <text:list-item>
          <text:p text:style-name="P454">預知夢<text:span text:style-name="T242">（在 </text:span><text:span text:style-name="T294">神、預言 (第2本)</text:span><text:span text:style-name="T242"> 的 </text:span><text:span text:style-name="T279">預知夢</text:span><text:span text:style-name="T242">）</text:span></text:p>
        </text:list-item>
        <text:list-item>
          <text:p text:style-name="P455">祖代型前世記憶、當代型前世記憶、他代型前世記憶<text:span text:style-name="T242">（在 </text:span><text:span text:style-name="T294">肉質層、意識層</text:span><text:span text:style-name="T242"> 的 </text:span><text:span text:style-name="T279">神交</text:span><text:span text:style-name="T242">）</text:span></text:p>
        </text:list-item>
        <text:list-item>
          <text:p text:style-name="P456">型態層級<text:span text:style-name="T294">（在 肉質層、意識層 的 型態層級）</text:span></text:p>
        </text:list-item>
        <text:list-item>
          <text:p text:style-name="P457"><text:span text:style-name="T379">肉質層型成神、肉質層型下凡、意識層型成神、意識層型下凡</text:span><text:span text:style-name="T320">（在 </text:span><text:span text:style-name="T294">本書</text:span><text:span text:style-name="T320">）</text:span></text:p>
        </text:list-item>
        <text:list-item>
          <text:p text:style-name="P458"><text:span text:style-name="T60">（莊子 認定的）</text:span>明王<text:span text:style-name="T320">（在 </text:span><text:span text:style-name="T294">哲學</text:span><text:span text:style-name="T320"> 文件的 </text:span><text:span text:style-name="T294">莊子</text:span><text:span text:style-name="T320">）</text:span></text:p>
        </text:list-item>
        <text:list-item>
          <text:p text:style-name="P459">愛<text:span text:style-name="T320">（在 </text:span><text:span text:style-name="T294">_ (第4本)</text:span><text:span text:style-name="T320"> 文件的 </text:span><text:span text:style-name="T294">愛</text:span><text:span text:style-name="T320">）</text:span></text:p>
        </text:list-item>
        <text:list-item>
          <text:p text:style-name="P460"><text:span text:style-name="T471">心境層級</text:span><text:span text:style-name="T324">（在 </text:span><text:span text:style-name="T325">_</text:span><text:span text:style-name="T324"> 文件群的 </text:span><text:span text:style-name="T326">情緒</text:span><text:span text:style-name="T324">）</text:span></text:p>
        </text:list-item>
        <text:list-item>
          <text:p text:style-name="P461">本能型繁殖、傳承型繁殖<text:span text:style-name="T320">（在 </text:span><text:span text:style-name="T286">_ (第</text:span><text:span text:style-name="T295">4</text:span><text:span text:style-name="T286">本)</text:span><text:span text:style-name="T320"> 文件的 </text:span><text:span text:style-name="T321">有機體奇點</text:span><text:span text:style-name="T320">）</text:span></text:p>
        </text:list-item>
        <text:list-item>
          <text:p text:style-name="P462">群體層級<text:span text:style-name="T320">（在 </text:span><text:span text:style-name="T294">_ (第4本)</text:span><text:span text:style-name="T320"> 文件的 </text:span><text:span text:style-name="T294">湧現</text:span><text:span text:style-name="T320">）</text:span></text:p>
        </text:list-item>
        <text:list-item>
          <text:p text:style-name="P457"><text:span text:style-name="T469">本能型鏡像神經元、傳承型鏡像神經元</text:span><text:span text:style-name="T320">（在 </text:span><text:span text:style-name="T294">哲學</text:span><text:span text:style-name="T320"> 文件的 </text:span><text:span text:style-name="T294">莊子</text:span><text:span text:style-name="T320">）</text:span></text:p>
        </text:list-item>
        <text:list-item>
          <text:p text:style-name="P463">法則層級<text:span text:style-name="T320">（在 </text:span><text:span text:style-name="T294">_</text:span><text:span text:style-name="T320"> 文件群的 </text:span><text:span text:style-name="T294">愛</text:span><text:span text:style-name="T320">）</text:span></text:p>
        </text:list-item>
        <text:list-item>
          <text:p text:style-name="P464"><text:span text:style-name="T470">肉質層型能量、意識層型能量</text:span><text:span text:style-name="T322">（在 </text:span><text:span text:style-name="T323">_ (第4本)</text:span><text:span text:style-name="T322"> 文件的 </text:span><text:span text:style-name="T323">愛</text:span><text:span text:style-name="T322">）</text:span></text:p>
        </text:list-item>
        <text:list-item>
          <text:p text:style-name="P465">本能型能源、傳承型能源<text:span text:style-name="T320">（在 </text:span><text:span text:style-name="T294">_ (第4本)</text:span><text:span text:style-name="T320"> 文件的 </text:span><text:span text:style-name="T294">愛</text:span><text:span text:style-name="T320">）</text:span></text:p>
        </text:list-item>
        <text:list-item>
          <text:p text:style-name="P466">模糊性知命、階段性知命、完整性知命<text:span text:style-name="T242">（在 </text:span><text:span text:style-name="T279">_</text:span><text:span text:style-name="T242"> 文件群的 </text:span><text:span text:style-name="T279">定命、命運</text:span><text:span text:style-name="T242">）</text:span></text:p>
        </text:list-item>
        <text:list-item>
          <text:p text:style-name="P467">本能型天命、傳承型天命<text:span text:style-name="T242">（在 </text:span><text:span text:style-name="T279">_</text:span><text:span text:style-name="T242"> 文件群的 </text:span><text:span text:style-name="T279">定命、命運</text:span><text:span text:style-name="T242">）</text:span></text:p>
        </text:list-item>
        <text:list-item>
          <text:p text:style-name="P468">湧現層級<text:span text:style-name="T242">（在 </text:span><text:span text:style-name="T279">_</text:span><text:span text:style-name="T242"> 文件群的 </text:span><text:span text:style-name="T279">湧現</text:span><text:span text:style-name="T242">）</text:span></text:p>
        </text:list-item>
        <text:list-item>
          <text:p text:style-name="P469">必然型巧合、碰巧型巧合<text:span text:style-name="T242">（在 </text:span><text:span text:style-name="T279">_</text:span><text:span text:style-name="T242"> 文件群的 </text:span><text:span text:style-name="T279">巧合</text:span><text:span text:style-name="T242">）</text:span></text:p>
        </text:list-item>
        <text:list-item>
          <text:p text:style-name="P470">德、無己、愛</text:p>
        </text:list-item>
        <text:list-item>
          <text:p text:style-name="P471">本能型主意識、傳承型主意識<text:span text:style-name="T242">（在 </text:span><text:span text:style-name="T279">_</text:span><text:span text:style-name="T242"> 文件群的 </text:span><text:span text:style-name="T279">湧現</text:span><text:span text:style-name="T242">）</text:span></text:p>
        </text:list-item>
        <text:list-item>
          <text:p text:style-name="P471">主意識層級<text:span text:style-name="T242">（在 </text:span><text:span text:style-name="T279">_</text:span><text:span text:style-name="T242"> 文件群的 </text:span><text:span text:style-name="T279">湧現</text:span><text:span text:style-name="T242">）</text:span></text:p>
        </text:list-item>
        <text:list-item>
          <text:p text:style-name="P472">導師制型共存<text:span text:style-name="T242">（在 </text:span><text:span text:style-name="T279">_</text:span><text:span text:style-name="T242"> 文件群的 </text:span><text:span text:style-name="T279">共存</text:span><text:span text:style-name="T242">）</text:span></text:p>
        </text:list-item>
        <text:list-item>
          <text:p text:style-name="P473">宗體層層級<text:span text:style-name="T242">（在 </text:span><text:span text:style-name="T279">肉質層、意識層</text:span><text:span text:style-name="T242"> 文件群的 </text:span><text:span text:style-name="T279">型態層級</text:span><text:span text:style-name="T242">）</text:span></text:p>
        </text:list-item>
        <text:list-item>
          <text:p text:style-name="P474">本能文明、傳承文明、信念文明、物質文明、精神文明、新生文明<text:span text:style-name="T242">（在 </text:span><text:span text:style-name="T279">_</text:span><text:span text:style-name="T242"> 文件群的 </text:span><text:span text:style-name="T279">文明</text:span><text:span text:style-name="T242">）</text:span></text:p>
        </text:list-item>
        <text:list-item>
          <text:p text:style-name="P475">工具<text:span text:style-name="T242">（在 </text:span><text:span text:style-name="T279">_</text:span><text:span text:style-name="T242"> 文件群的 </text:span><text:span text:style-name="T279">工具</text:span><text:span text:style-name="T242">）</text:span></text:p>
        </text:list-item>
        <text:list-item>
          <text:p text:style-name="P476">意識源層級<text:span text:style-name="T242">（在 </text:span><text:span text:style-name="T279">_</text:span><text:span text:style-name="T242"> 文件群的 </text:span><text:span text:style-name="T279">意識</text:span><text:span text:style-name="T242">）</text:span></text:p>
        </text:list-item>
        <text:list-item>
          <text:p text:style-name="P477"><text:span text:style-name="T479">均衡保障</text:span><text:span text:style-name="T242">（在 </text:span><text:span text:style-name="T312">體制</text:span><text:span text:style-name="T242"> 文件群的 </text:span><text:span text:style-name="T312">體制</text:span><text:span text:style-name="T242">）</text:span></text:p>
        </text:list-item>
        <text:list-item>
          <text:p text:style-name="P478">權力域<text:span text:style-name="T242">（在 </text:span><text:span text:style-name="T267">_</text:span><text:span text:style-name="T242"> 文件群的 </text:span><text:span text:style-name="T312">權力</text:span><text:span text:style-name="T242">）</text:span></text:p>
        </text:list-item>
        <text:list-item>
          <text:p text:style-name="P479">相態譜、波態譜、粒子態譜<text:span text:style-name="T60">、第a種波態譜、第a種粒子態譜、固態譜、液態譜、氣態譜</text:span></text:p>
        </text:list-item>
      </text:list>
      <text:p text:style-name="P377"/>
      <text:p text:style-name="P1">&gt; 新生之書<text:span text:style-name="T242">的 文件群 名稱列表</text:span></text:p>
      <text:list xml:id="list191058180705967" text:continue-numbering="true" text:style-name="L4">
        <text:list-item>
          <text:p text:style-name="P436">預言、反預言</text:p>
        </text:list-item>
        <text:list-item>
          <text:p text:style-name="P436">資產學</text:p>
        </text:list-item>
        <text:list-item>
          <text:p text:style-name="P436">新聞、情報</text:p>
        </text:list-item>
        <text:list-item>
          <text:p text:style-name="P436">意識層病毒</text:p>
        </text:list-item>
        <text:list-item>
          <text:p text:style-name="P436">游離體</text:p>
        </text:list-item>
        <text:list-item>
          <text:p text:style-name="P436">第二層級文明</text:p>
        </text:list-item>
        <text:list-item>
          <text:p text:style-name="P436">情感、情緒、衝動</text:p>
        </text:list-item>
        <text:list-item>
          <text:p text:style-name="P436">兩個完全自由狀態的有機體</text:p>
        </text:list-item>
        <text:list-item>
          <text:p text:style-name="P436">亞種原生有機體物種</text:p>
        </text:list-item>
        <text:list-item>
          <text:p text:style-name="P436">完全自由狀態的有機體</text:p>
        </text:list-item>
        <text:list-item>
          <text:p text:style-name="P436">有機體群體</text:p>
        </text:list-item>
        <text:list-item>
          <text:p text:style-name="P436">有機體物種</text:p>
        </text:list-item>
        <text:list-item>
          <text:p text:style-name="P436">犯罪學</text:p>
        </text:list-item>
        <text:list-item>
          <text:p text:style-name="P436">工具</text:p>
        </text:list-item>
        <text:list-item>
          <text:p text:style-name="P438">_</text:p>
        </text:list-item>
        <text:list-item>
          <text:p text:style-name="P438">_時間旅行</text:p>
        </text:list-item>
        <text:list-item>
          <text:p text:style-name="P439">_宗量層級</text:p>
        </text:list-item>
        <text:list-item>
          <text:p text:style-name="P438">_傳承</text:p>
        </text:list-item>
        <text:list-item>
          <text:p text:style-name="P438">世界</text:p>
        </text:list-item>
        <text:list-item>
          <text:p text:style-name="P440">宇宙胞</text:p>
        </text:list-item>
        <text:list-item>
          <text:p text:style-name="P438">肉質層、意識層</text:p>
        </text:list-item>
        <text:list-item>
          <text:p text:style-name="P438">宗教</text:p>
        </text:list-item>
        <text:list-item>
          <text:p text:style-name="P438">軍事、反軍事</text:p>
        </text:list-item>
        <text:list-item>
          <text:p text:style-name="P438">修煉</text:p>
        </text:list-item>
        <text:list-item>
          <text:p text:style-name="P438">哲學</text:p>
        </text:list-item>
        <text:list-item>
          <text:p text:style-name="P438">神、預言</text:p>
        </text:list-item>
        <text:list-item>
          <text:p text:style-name="P438">能量、儲量</text:p>
        </text:list-item>
        <text:list-item>
          <text:p text:style-name="P438">符號層級</text:p>
        </text:list-item>
        <text:list-item>
          <text:p text:style-name="P438">無機體、有機體、游離體</text:p>
        </text:list-item>
        <text:list-item>
          <text:p text:style-name="P436">意識</text:p>
        </text:list-item>
        <text:list-item>
          <text:p text:style-name="P438">感受</text:p>
        </text:list-item>
        <text:list-item>
          <text:p text:style-name="P438">煉金術</text:p>
        </text:list-item>
        <text:list-item>
          <text:p text:style-name="P438">道</text:p>
        </text:list-item>
        <text:list-item>
          <text:p text:style-name="P441">德</text:p>
        </text:list-item>
        <text:list-item>
          <text:p text:style-name="P441">數學</text:p>
        </text:list-item>
        <text:list-item>
          <text:p text:style-name="P436">體制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1cm" fo:margin-left="7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cm" fo:text-indent="-1cm" fo:margin-left="1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2T19:10:57.035000000</dc:date>
    <meta:editing-duration>P11DT18H22M30S</meta:editing-duration>
    <meta:editing-cycles>7397</meta:editing-cycles>
    <meta:document-statistic meta:table-count="0" meta:image-count="0" meta:object-count="0" meta:page-count="1" meta:paragraph-count="1421" meta:word-count="31650" meta:character-count="42709" meta:non-whitespace-character-count="33830"/>
  </office:meta>
</office:document-meta>
</file>